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00A000000DF000000DF12960A1C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12960A1C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Pictures/2000000A000000DF000000DF12960A1C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0A000000DF000000DF12960A1C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3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9894in" svg:height="6.7559in" svg:x="13.7744in" svg:y="0.4406in">
            <draw:object draw:notify-on-update-of-ranges="Sheet1.A4:Sheet1.A88 Sheet1.I4:Sheet1.I88 Sheet1.A4:Sheet1.A69 Sheet2.K4:Sheet2.K71 Sheet1.A4:Sheet1.A88 Sheet1.N4:Sheet1.N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UN 1, no colling, N2 gaz, </text:p>
          </table:table-cell>
          <table:covered-table-cell/>
          <table:covered-table-cell table:number-columns-repeated="2" table:style-name="Default"/>
          <table:covered-table-cell table:number-columns-repeated="13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Top (65.5V), run 1 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ottom (51.8V), run <text:s/>1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in nor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number-columns-repeated="3"/>
        </table:table-row>
        <table:table-row table:style-name="ro1">
          <table:table-cell office:value-type="time" office:time-value="PT07H41M00S" calcext:value-type="time">
            <text:p>07:41:00 AM</text:p>
          </table:table-cell>
          <table:table-cell office:value-type="float" office:value="26.91" calcext:value-type="float">
            <text:p>26.91</text:p>
          </table:table-cell>
          <table:table-cell table:formula="of:=HOUR([.A4])*60+MINUTE([.A4])" office:value-type="float" office:value="461" calcext:value-type="float">
            <text:p>46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2588" calcext:value-type="float">
            <text:p>2588</text:p>
          </table:table-cell>
          <table:table-cell office:value-type="float" office:value="8888" calcext:value-type="float">
            <text:p>8888</text:p>
          </table:table-cell>
          <table:table-cell table:formula="of:=LN([.H4]/[.G4])" office:value-type="float" office:value="1.23381667569867" calcext:value-type="float">
            <text:p>1.233816675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702" calcext:value-type="float">
            <text:p>702</text:p>
          </table:table-cell>
          <table:table-cell office:value-type="float" office:value="6333" calcext:value-type="float">
            <text:p>6333</text:p>
          </table:table-cell>
          <table:table-cell office:value-type="float" office:value="7227" calcext:value-type="float">
            <text:p>7227</text:p>
          </table:table-cell>
          <table:table-cell table:formula="of:=LN([.M4]/[.L4])" office:value-type="float" office:value="0.132049954766551" calcext:value-type="float">
            <text:p>0.1320499548</text:p>
          </table:table-cell>
          <table:table-cell table:formula="of:=[.N4]/[.N$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25.88" calcext:value-type="float">
            <text:p>25.88</text:p>
          </table:table-cell>
          <table:table-cell table:formula="of:=HOUR([.A5])*60+MINUTE([.A5])" office:value-type="float" office:value="465" calcext:value-type="float">
            <text:p>465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3" calcext:value-type="float">
            <text:p>703</text:p>
          </table:table-cell>
          <table:table-cell office:value-type="float" office:value="2658" calcext:value-type="float">
            <text:p>2658</text:p>
          </table:table-cell>
          <table:table-cell office:value-type="float" office:value="8834" calcext:value-type="float">
            <text:p>8834</text:p>
          </table:table-cell>
          <table:table-cell table:formula="of:=LN([.H5]/[.G5])" office:value-type="float" office:value="1.20103395288328" calcext:value-type="float">
            <text:p>1.2010339529</text:p>
          </table:table-cell>
          <table:table-cell table:formula="of:=[.I5]/[.I$4]" office:value-type="float" office:value="0.973429826763502" calcext:value-type="float">
            <text:p>0.9734298268</text:p>
          </table:table-cell>
          <table:table-cell office:value-type="float" office:value="703" calcext:value-type="float">
            <text:p>703</text:p>
          </table:table-cell>
          <table:table-cell office:value-type="float" office:value="6444" calcext:value-type="float">
            <text:p>6444</text:p>
          </table:table-cell>
          <table:table-cell office:value-type="float" office:value="7340" calcext:value-type="float">
            <text:p>7340</text:p>
          </table:table-cell>
          <table:table-cell table:formula="of:=LN([.M5]/[.L5])" office:value-type="float" office:value="0.130189377311696" calcext:value-type="float">
            <text:p>0.1301893773</text:p>
          </table:table-cell>
          <table:table-cell table:formula="of:=[.N5]/[.N$4]" office:value-type="float" office:value="0.985910048525623" calcext:value-type="float">
            <text:p>0.9859100485</text:p>
          </table:table-cell>
          <table:table-cell table:number-columns-repeated="2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25.85" calcext:value-type="float">
            <text:p>25.85</text:p>
          </table:table-cell>
          <table:table-cell table:formula="of:=HOUR([.A6])*60+MINUTE([.A6])" office:value-type="float" office:value="480" calcext:value-type="float">
            <text:p>480</text:p>
          </table:table-cell>
          <table:table-cell table:formula="of:=[.C6] - [.C$4]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04" calcext:value-type="float">
            <text:p>704</text:p>
          </table:table-cell>
          <table:table-cell office:value-type="float" office:value="2777" calcext:value-type="float">
            <text:p>2777</text:p>
          </table:table-cell>
          <table:table-cell office:value-type="float" office:value="8913" calcext:value-type="float">
            <text:p>8913</text:p>
          </table:table-cell>
          <table:table-cell table:formula="of:=LN([.H6]/[.G6])" office:value-type="float" office:value="1.16613967682392" calcext:value-type="float">
            <text:p>1.1661396768</text:p>
          </table:table-cell>
          <table:table-cell table:formula="of:=[.I6]/[.I$4]" office:value-type="float" office:value="0.945148254025313" calcext:value-type="float">
            <text:p>0.945148254</text:p>
          </table:table-cell>
          <table:table-cell office:value-type="float" office:value="704" calcext:value-type="float">
            <text:p>704</text:p>
          </table:table-cell>
          <table:table-cell office:value-type="float" office:value="6531" calcext:value-type="float">
            <text:p>6531</text:p>
          </table:table-cell>
          <table:table-cell office:value-type="float" office:value="7369" calcext:value-type="float">
            <text:p>7369</text:p>
          </table:table-cell>
          <table:table-cell table:formula="of:=LN([.M6]/[.L6])" office:value-type="float" office:value="0.120721940864342" calcext:value-type="float">
            <text:p>0.1207219409</text:p>
          </table:table-cell>
          <table:table-cell table:formula="of:=[.N6]/[.N$4]" office:value-type="float" office:value="0.914214178094683" calcext:value-type="float">
            <text:p>0.9142141781</text:p>
          </table:table-cell>
          <table:table-cell table:number-columns-repeated="2"/>
        </table:table-row>
        <table:table-row table:style-name="ro1">
          <table:table-cell office:value-type="time" office:time-value="PT08H04M00S" calcext:value-type="time">
            <text:p>08:04:00 AM</text:p>
          </table:table-cell>
          <table:table-cell office:value-type="float" office:value="25.83" calcext:value-type="float">
            <text:p>25.83</text:p>
          </table:table-cell>
          <table:table-cell table:formula="of:=HOUR([.A7])*60+MINUTE([.A7])" office:value-type="float" office:value="484" calcext:value-type="float">
            <text:p>484</text:p>
          </table:table-cell>
          <table:table-cell table:formula="of:=[.C7] - [.C$4]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2215" calcext:value-type="float">
            <text:p>2215</text:p>
          </table:table-cell>
          <table:table-cell office:value-type="float" office:value="7855" calcext:value-type="float">
            <text:p>7855</text:p>
          </table:table-cell>
          <table:table-cell table:formula="of:=LN([.H7]/[.G7])" office:value-type="float" office:value="1.26589786821049" calcext:value-type="float">
            <text:p>1.2658978682</text:p>
          </table:table-cell>
          <table:table-cell table:formula="of:=[.I7]/[.I$4]" office:value-type="float" office:value="1.02600158771046" calcext:value-type="float">
            <text:p>1.0260015877</text:p>
          </table:table-cell>
          <table:table-cell office:value-type="float" office:value="705" calcext:value-type="float">
            <text:p>705</text:p>
          </table:table-cell>
          <table:table-cell office:value-type="float" office:value="6465" calcext:value-type="float">
            <text:p>6465</text:p>
          </table:table-cell>
          <table:table-cell office:value-type="float" office:value="7101" calcext:value-type="float">
            <text:p>7101</text:p>
          </table:table-cell>
          <table:table-cell table:formula="of:=LN([.M7]/[.L7])" office:value-type="float" office:value="0.0938326069761358" calcext:value-type="float">
            <text:p>0.093832607</text:p>
          </table:table-cell>
          <table:table-cell table:formula="of:=[.N7]/[.N$4]" office:value-type="float" office:value="0.710584165984919" calcext:value-type="float">
            <text:p>0.710584166</text:p>
          </table:table-cell>
          <table:table-cell table:number-columns-repeated="2"/>
        </table:table-row>
        <table:table-row table:style-name="ro1">
          <table:table-cell office:value-type="time" office:time-value="PT08H08M00S" calcext:value-type="time">
            <text:p>08:08:00 AM</text:p>
          </table:table-cell>
          <table:table-cell office:value-type="float" office:value="25.83" calcext:value-type="float">
            <text:p>25.83</text:p>
          </table:table-cell>
          <table:table-cell table:formula="of:=HOUR([.A8])*60+MINUTE([.A8])" office:value-type="float" office:value="488" calcext:value-type="float">
            <text:p>488</text:p>
          </table:table-cell>
          <table:table-cell table:formula="of:=[.C8] - [.C$4]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2114" calcext:value-type="float">
            <text:p>2114</text:p>
          </table:table-cell>
          <table:table-cell office:value-type="float" office:value="8251" calcext:value-type="float">
            <text:p>8251</text:p>
          </table:table-cell>
          <table:table-cell table:formula="of:=LN([.H8]/[.G8])" office:value-type="float" office:value="1.36175251767416" calcext:value-type="float">
            <text:p>1.3617525177</text:p>
          </table:table-cell>
          <table:table-cell table:formula="of:=[.I8]/[.I$4]" office:value-type="float" office:value="1.1036911272925" calcext:value-type="float">
            <text:p>1.1036911273</text:p>
          </table:table-cell>
          <table:table-cell office:value-type="float" office:value="706" calcext:value-type="float">
            <text:p>706</text:p>
          </table:table-cell>
          <table:table-cell office:value-type="float" office:value="6362" calcext:value-type="float">
            <text:p>6362</text:p>
          </table:table-cell>
          <table:table-cell office:value-type="float" office:value="7070" calcext:value-type="float">
            <text:p>7070</text:p>
          </table:table-cell>
          <table:table-cell table:formula="of:=LN([.M8]/[.L8])" office:value-type="float" office:value="0.105517686581529" calcext:value-type="float">
            <text:p>0.1055176866</text:p>
          </table:table-cell>
          <table:table-cell table:formula="of:=[.N8]/[.N$4]" office:value-type="float" office:value="0.799074007772833" calcext:value-type="float">
            <text:p>0.7990740078</text:p>
          </table:table-cell>
          <table:table-cell table:number-columns-repeated="2"/>
        </table:table-row>
        <table:table-row table:style-name="ro1">
          <table:table-cell office:value-type="time" office:time-value="PT08H11M00S" calcext:value-type="time">
            <text:p>08:11:00 AM</text:p>
          </table:table-cell>
          <table:table-cell office:value-type="float" office:value="25.81" calcext:value-type="float">
            <text:p>25.81</text:p>
          </table:table-cell>
          <table:table-cell table:formula="of:=HOUR([.A9])*60+MINUTE([.A9])" office:value-type="float" office:value="491" calcext:value-type="float">
            <text:p>491</text:p>
          </table:table-cell>
          <table:table-cell table:formula="of:=[.C9] - [.C$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07" calcext:value-type="float">
            <text:p>707</text:p>
          </table:table-cell>
          <table:table-cell office:value-type="float" office:value="2196" calcext:value-type="float">
            <text:p>2196</text:p>
          </table:table-cell>
          <table:table-cell office:value-type="float" office:value="8897" calcext:value-type="float">
            <text:p>8897</text:p>
          </table:table-cell>
          <table:table-cell table:formula="of:=LN([.H9]/[.G9])" office:value-type="float" office:value="1.39907661761535" calcext:value-type="float">
            <text:p>1.3990766176</text:p>
          </table:table-cell>
          <table:table-cell table:formula="of:=[.I9]/[.I$4]" office:value-type="float" office:value="1.1339420557135" calcext:value-type="float">
            <text:p>1.1339420557</text:p>
          </table:table-cell>
          <table:table-cell office:value-type="float" office:value="707" calcext:value-type="float">
            <text:p>707</text:p>
          </table:table-cell>
          <table:table-cell office:value-type="float" office:value="6299" calcext:value-type="float">
            <text:p>6299</text:p>
          </table:table-cell>
          <table:table-cell office:value-type="float" office:value="6566" calcext:value-type="float">
            <text:p>6566</text:p>
          </table:table-cell>
          <table:table-cell table:formula="of:=LN([.M9]/[.L9])" office:value-type="float" office:value="0.0415139284396091" calcext:value-type="float">
            <text:p>0.0415139284</text:p>
          </table:table-cell>
          <table:table-cell table:formula="of:=[.N9]/[.N$4]" office:value-type="float" office:value="0.314380482091046" calcext:value-type="float">
            <text:p>0.3143804821</text:p>
          </table:table-cell>
          <table:table-cell table:number-columns-repeated="2"/>
        </table:table-row>
        <table:table-row table:style-name="ro1">
          <table:table-cell office:value-type="time" office:time-value="PT08H14M00S" calcext:value-type="time">
            <text:p>08:14:00 AM</text:p>
          </table:table-cell>
          <table:table-cell office:value-type="float" office:value="25.78" calcext:value-type="float">
            <text:p>25.78</text:p>
          </table:table-cell>
          <table:table-cell table:formula="of:=HOUR([.A10])*60+MINUTE([.A10])" office:value-type="float" office:value="494" calcext:value-type="float">
            <text:p>494</text:p>
          </table:table-cell>
          <table:table-cell table:formula="of:=[.C10] - [.C$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office:value-type="float" office:value="2057" calcext:value-type="float">
            <text:p>2057</text:p>
          </table:table-cell>
          <table:table-cell office:value-type="float" office:value="8346" calcext:value-type="float">
            <text:p>8346</text:p>
          </table:table-cell>
          <table:table-cell table:formula="of:=LN([.H10]/[.G10])" office:value-type="float" office:value="1.40053377149854" calcext:value-type="float">
            <text:p>1.4005337715</text:p>
          </table:table-cell>
          <table:table-cell table:formula="of:=[.I10]/[.I$4]" office:value-type="float" office:value="1.13512306899683" calcext:value-type="float">
            <text:p>1.135123069</text:p>
          </table:table-cell>
          <table:table-cell office:value-type="float" office:value="708" calcext:value-type="float">
            <text:p>708</text:p>
          </table:table-cell>
          <table:table-cell office:value-type="float" office:value="6368" calcext:value-type="float">
            <text:p>6368</text:p>
          </table:table-cell>
          <table:table-cell office:value-type="float" office:value="7062" calcext:value-type="float">
            <text:p>7062</text:p>
          </table:table-cell>
          <table:table-cell table:formula="of:=LN([.M10]/[.L10])" office:value-type="float" office:value="0.103442848964113" calcext:value-type="float">
            <text:p>0.103442849</text:p>
          </table:table-cell>
          <table:table-cell table:formula="of:=[.N10]/[.N$4]" office:value-type="float" office:value="0.783361487302195" calcext:value-type="float">
            <text:p>0.7833614873</text:p>
          </table:table-cell>
          <table:table-cell table:number-columns-repeated="2"/>
        </table:table-row>
        <table:table-row table:style-name="ro1">
          <table:table-cell office:value-type="time" office:time-value="PT08H18M00S" calcext:value-type="time">
            <text:p>08:18:00 AM</text:p>
          </table:table-cell>
          <table:table-cell office:value-type="float" office:value="25.76" calcext:value-type="float">
            <text:p>25.76</text:p>
          </table:table-cell>
          <table:table-cell table:formula="of:=HOUR([.A11])*60+MINUTE([.A11])" office:value-type="float" office:value="498" calcext:value-type="float">
            <text:p>498</text:p>
          </table:table-cell>
          <table:table-cell table:formula="of:=[.C11] - [.C$4]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2371" calcext:value-type="float">
            <text:p>2371</text:p>
          </table:table-cell>
          <table:table-cell office:value-type="float" office:value="8886" calcext:value-type="float">
            <text:p>8886</text:p>
          </table:table-cell>
          <table:table-cell table:formula="of:=LN([.H11]/[.G11])" office:value-type="float" office:value="1.32116519743045" calcext:value-type="float">
            <text:p>1.3211651974</text:p>
          </table:table-cell>
          <table:table-cell table:formula="of:=[.I11]/[.I$4]" office:value-type="float" office:value="1.07079538107419" calcext:value-type="float">
            <text:p>1.0707953811</text:p>
          </table:table-cell>
          <table:table-cell office:value-type="float" office:value="709" calcext:value-type="float">
            <text:p>709</text:p>
          </table:table-cell>
          <table:table-cell office:value-type="float" office:value="6363" calcext:value-type="float">
            <text:p>6363</text:p>
          </table:table-cell>
          <table:table-cell office:value-type="float" office:value="7049" calcext:value-type="float">
            <text:p>7049</text:p>
          </table:table-cell>
          <table:table-cell table:formula="of:=LN([.M11]/[.L11])" office:value-type="float" office:value="0.102385798541083" calcext:value-type="float">
            <text:p>0.1023857985</text:p>
          </table:table-cell>
          <table:table-cell table:formula="of:=[.N11]/[.N$4]" office:value-type="float" office:value="0.775356558978682" calcext:value-type="float">
            <text:p>0.775356559</text:p>
          </table:table-cell>
          <table:table-cell table:number-columns-repeated="2"/>
        </table:table-row>
        <table:table-row table:style-name="ro1">
          <table:table-cell office:value-type="time" office:time-value="PT08H21M00S" calcext:value-type="time">
            <text:p>08:21:00 AM</text:p>
          </table:table-cell>
          <table:table-cell office:value-type="float" office:value="25.74" calcext:value-type="float">
            <text:p>25.74</text:p>
          </table:table-cell>
          <table:table-cell table:formula="of:=HOUR([.A12])*60+MINUTE([.A12])" office:value-type="float" office:value="501" calcext:value-type="float">
            <text:p>501</text:p>
          </table:table-cell>
          <table:table-cell table:formula="of:=[.C12] - [.C$4]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0" calcext:value-type="float">
            <text:p>710</text:p>
          </table:table-cell>
          <table:table-cell office:value-type="float" office:value="2495" calcext:value-type="float">
            <text:p>2495</text:p>
          </table:table-cell>
          <table:table-cell office:value-type="float" office:value="8919" calcext:value-type="float">
            <text:p>8919</text:p>
          </table:table-cell>
          <table:table-cell table:formula="of:=LN([.H12]/[.G12])" office:value-type="float" office:value="1.27389510348059" calcext:value-type="float">
            <text:p>1.2738951035</text:p>
          </table:table-cell>
          <table:table-cell table:formula="of:=[.I12]/[.I$4]" office:value-type="float" office:value="1.0324832923491" calcext:value-type="float">
            <text:p>1.0324832923</text:p>
          </table:table-cell>
          <table:table-cell office:value-type="float" office:value="710" calcext:value-type="float">
            <text:p>710</text:p>
          </table:table-cell>
          <table:table-cell office:value-type="float" office:value="6434" calcext:value-type="float">
            <text:p>6434</text:p>
          </table:table-cell>
          <table:table-cell office:value-type="float" office:value="7141" calcext:value-type="float">
            <text:p>7141</text:p>
          </table:table-cell>
          <table:table-cell table:formula="of:=LN([.M12]/[.L12])" office:value-type="float" office:value="0.104256393750138" calcext:value-type="float">
            <text:p>0.1042563938</text:p>
          </table:table-cell>
          <table:table-cell table:formula="of:=[.N12]/[.N$4]" office:value-type="float" office:value="0.789522373820209" calcext:value-type="float">
            <text:p>0.7895223738</text:p>
          </table:table-cell>
          <table:table-cell table:number-columns-repeated="2"/>
        </table:table-row>
        <table:table-row table:style-name="ro1">
          <table:table-cell office:value-type="time" office:time-value="PT08H25M00S" calcext:value-type="time">
            <text:p>08:25:00 AM</text:p>
          </table:table-cell>
          <table:table-cell office:value-type="float" office:value="25.71" calcext:value-type="float">
            <text:p>25.71</text:p>
          </table:table-cell>
          <table:table-cell table:formula="of:=HOUR([.A13])*60+MINUTE([.A13])" office:value-type="float" office:value="505" calcext:value-type="float">
            <text:p>505</text:p>
          </table:table-cell>
          <table:table-cell table:formula="of:=[.C13] - [.C$4]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711" calcext:value-type="float">
            <text:p>711</text:p>
          </table:table-cell>
          <table:table-cell office:value-type="float" office:value="2353" calcext:value-type="float">
            <text:p>2353</text:p>
          </table:table-cell>
          <table:table-cell office:value-type="float" office:value="8902" calcext:value-type="float">
            <text:p>8902</text:p>
          </table:table-cell>
          <table:table-cell table:formula="of:=LN([.H13]/[.G13])" office:value-type="float" office:value="1.33058486084844" calcext:value-type="float">
            <text:p>1.3305848608</text:p>
          </table:table-cell>
          <table:table-cell table:formula="of:=[.I13]/[.I$4]" office:value-type="float" office:value="1.07842995402454" calcext:value-type="float">
            <text:p>1.078429954</text:p>
          </table:table-cell>
          <table:table-cell office:value-type="float" office:value="711" calcext:value-type="float">
            <text:p>711</text:p>
          </table:table-cell>
          <table:table-cell office:value-type="float" office:value="6472" calcext:value-type="float">
            <text:p>6472</text:p>
          </table:table-cell>
          <table:table-cell office:value-type="float" office:value="7194" calcext:value-type="float">
            <text:p>7194</text:p>
          </table:table-cell>
          <table:table-cell table:formula="of:=LN([.M13]/[.L13])" office:value-type="float" office:value="0.105762165517242" calcext:value-type="float">
            <text:p>0.1057621655</text:p>
          </table:table-cell>
          <table:table-cell table:formula="of:=[.N13]/[.N$4]" office:value-type="float" office:value="0.800925420263998" calcext:value-type="float">
            <text:p>0.8009254203</text:p>
          </table:table-cell>
          <table:table-cell table:number-columns-repeated="2"/>
        </table:table-row>
        <table:table-row table:style-name="ro1">
          <table:table-cell office:value-type="time" office:time-value="PT08H28M00S" calcext:value-type="time">
            <text:p>08:28:00 AM</text:p>
          </table:table-cell>
          <table:table-cell office:value-type="float" office:value="25.69" calcext:value-type="float">
            <text:p>25.69</text:p>
          </table:table-cell>
          <table:table-cell table:formula="of:=HOUR([.A14])*60+MINUTE([.A14])" office:value-type="float" office:value="508" calcext:value-type="float">
            <text:p>508</text:p>
          </table:table-cell>
          <table:table-cell table:formula="of:=[.C14] - [.C$4]"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12" calcext:value-type="float">
            <text:p>712</text:p>
          </table:table-cell>
          <table:table-cell office:value-type="float" office:value="2086" calcext:value-type="float">
            <text:p>2086</text:p>
          </table:table-cell>
          <table:table-cell office:value-type="float" office:value="8678" calcext:value-type="float">
            <text:p>8678</text:p>
          </table:table-cell>
          <table:table-cell table:formula="of:=LN([.H14]/[.G14])" office:value-type="float" office:value="1.42554273079758" calcext:value-type="float">
            <text:p>1.4255427308</text:p>
          </table:table-cell>
          <table:table-cell table:formula="of:=[.I14]/[.I$4]" office:value-type="float" office:value="1.15539265992684" calcext:value-type="float">
            <text:p>1.1553926599</text:p>
          </table:table-cell>
          <table:table-cell office:value-type="float" office:value="712" calcext:value-type="float">
            <text:p>712</text:p>
          </table:table-cell>
          <table:table-cell office:value-type="float" office:value="6537" calcext:value-type="float">
            <text:p>6537</text:p>
          </table:table-cell>
          <table:table-cell office:value-type="float" office:value="7123" calcext:value-type="float">
            <text:p>7123</text:p>
          </table:table-cell>
          <table:table-cell table:formula="of:=LN([.M14]/[.L14])" office:value-type="float" office:value="0.0858506403656242" calcext:value-type="float">
            <text:p>0.0858506404</text:p>
          </table:table-cell>
          <table:table-cell table:formula="of:=[.N14]/[.N$4]" office:value-type="float" office:value="0.650137597679592" calcext:value-type="float">
            <text:p>0.6501375977</text:p>
          </table:table-cell>
          <table:table-cell table:number-columns-repeated="2"/>
        </table:table-row>
        <table:table-row table:style-name="ro1">
          <table:table-cell office:value-type="time" office:time-value="PT08H32M00S" calcext:value-type="time">
            <text:p>08:32:00 AM</text:p>
          </table:table-cell>
          <table:table-cell office:value-type="float" office:value="25.66" calcext:value-type="float">
            <text:p>25.66</text:p>
          </table:table-cell>
          <table:table-cell table:formula="of:=HOUR([.A15])*60+MINUTE([.A15])" office:value-type="float" office:value="512" calcext:value-type="float">
            <text:p>512</text:p>
          </table:table-cell>
          <table:table-cell table:formula="of:=[.C15] - [.C$4]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13" calcext:value-type="float">
            <text:p>713</text:p>
          </table:table-cell>
          <table:table-cell office:value-type="float" office:value="2094" calcext:value-type="float">
            <text:p>2094</text:p>
          </table:table-cell>
          <table:table-cell office:value-type="float" office:value="8778" calcext:value-type="float">
            <text:p>8778</text:p>
          </table:table-cell>
          <table:table-cell table:formula="of:=LN([.H15]/[.G15])" office:value-type="float" office:value="1.4331724788177" calcext:value-type="float">
            <text:p>1.4331724788</text:p>
          </table:table-cell>
          <table:table-cell table:formula="of:=[.I15]/[.I$4]" office:value-type="float" office:value="1.16157651865593" calcext:value-type="float">
            <text:p>1.1615765187</text:p>
          </table:table-cell>
          <table:table-cell office:value-type="float" office:value="713" calcext:value-type="float">
            <text:p>713</text:p>
          </table:table-cell>
          <table:table-cell office:value-type="float" office:value="6389" calcext:value-type="float">
            <text:p>6389</text:p>
          </table:table-cell>
          <table:table-cell office:value-type="float" office:value="6711" calcext:value-type="float">
            <text:p>6711</text:p>
          </table:table-cell>
          <table:table-cell table:formula="of:=LN([.M15]/[.L15])" office:value-type="float" office:value="0.049170209555896" calcext:value-type="float">
            <text:p>0.0491702096</text:p>
          </table:table-cell>
          <table:table-cell table:formula="of:=[.N15]/[.N$4]" office:value-type="float" office:value="0.372360669436224" calcext:value-type="float">
            <text:p>0.3723606694</text:p>
          </table:table-cell>
          <table:table-cell table:number-columns-repeated="2"/>
        </table:table-row>
        <table:table-row table:style-name="ro1">
          <table:table-cell office:value-type="time" office:time-value="PT08H36M00S" calcext:value-type="time">
            <text:p>08:36:00 AM</text:p>
          </table:table-cell>
          <table:table-cell office:value-type="float" office:value="25.64" calcext:value-type="float">
            <text:p>25.64</text:p>
          </table:table-cell>
          <table:table-cell table:formula="of:=HOUR([.A16])*60+MINUTE([.A16])" office:value-type="float" office:value="516" calcext:value-type="float">
            <text:p>516</text:p>
          </table:table-cell>
          <table:table-cell table:formula="of:=[.C16] - [.C$4]"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714" calcext:value-type="float">
            <text:p>714</text:p>
          </table:table-cell>
          <table:table-cell office:value-type="float" office:value="2018" calcext:value-type="float">
            <text:p>2018</text:p>
          </table:table-cell>
          <table:table-cell office:value-type="float" office:value="8718" calcext:value-type="float">
            <text:p>8718</text:p>
          </table:table-cell>
          <table:table-cell table:formula="of:=LN([.H16]/[.G16])" office:value-type="float" office:value="1.46328293188478" calcext:value-type="float">
            <text:p>1.4632829319</text:p>
          </table:table-cell>
          <table:table-cell table:formula="of:=[.I16]/[.I$4]" office:value-type="float" office:value="1.18598083548852" calcext:value-type="float">
            <text:p>1.1859808355</text:p>
          </table:table-cell>
          <table:table-cell office:value-type="float" office:value="714" calcext:value-type="float">
            <text:p>714</text:p>
          </table:table-cell>
          <table:table-cell office:value-type="float" office:value="6277" calcext:value-type="float">
            <text:p>6277</text:p>
          </table:table-cell>
          <table:table-cell office:value-type="float" office:value="7250" calcext:value-type="float">
            <text:p>7250</text:p>
          </table:table-cell>
          <table:table-cell table:formula="of:=LN([.M16]/[.L16])" office:value-type="float" office:value="0.144109309531189" calcext:value-type="float">
            <text:p>0.1441093095</text:p>
          </table:table-cell>
          <table:table-cell table:formula="of:=[.N16]/[.N$4]" office:value-type="float" office:value="1.09132418701663" calcext:value-type="float">
            <text:p>1.091324187</text:p>
          </table:table-cell>
          <table:table-cell table:number-columns-repeated="2"/>
        </table:table-row>
        <table:table-row table:style-name="ro1">
          <table:table-cell office:value-type="time" office:time-value="PT08H43M00S" calcext:value-type="time">
            <text:p>08:43:00 AM</text:p>
          </table:table-cell>
          <table:table-cell office:value-type="float" office:value="25.61" calcext:value-type="float">
            <text:p>25.61</text:p>
          </table:table-cell>
          <table:table-cell table:formula="of:=HOUR([.A17])*60+MINUTE([.A17])" office:value-type="float" office:value="523" calcext:value-type="float">
            <text:p>523</text:p>
          </table:table-cell>
          <table:table-cell table:formula="of:=[.C17] - [.C$4]"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715" calcext:value-type="float">
            <text:p>715</text:p>
          </table:table-cell>
          <table:table-cell office:value-type="float" office:value="1974" calcext:value-type="float">
            <text:p>1974</text:p>
          </table:table-cell>
          <table:table-cell office:value-type="float" office:value="8813" calcext:value-type="float">
            <text:p>8813</text:p>
          </table:table-cell>
          <table:table-cell table:formula="of:=LN([.H17]/[.G17])" office:value-type="float" office:value="1.49616596310623" calcext:value-type="float">
            <text:p>1.4961659631</text:p>
          </table:table-cell>
          <table:table-cell table:formula="of:=[.I17]/[.I$4]" office:value-type="float" office:value="1.21263230800394" calcext:value-type="float">
            <text:p>1.212632308</text:p>
          </table:table-cell>
          <table:table-cell office:value-type="float" office:value="715" calcext:value-type="float">
            <text:p>715</text:p>
          </table:table-cell>
          <table:table-cell office:value-type="float" office:value="6433" calcext:value-type="float">
            <text:p>6433</text:p>
          </table:table-cell>
          <table:table-cell office:value-type="float" office:value="6675" calcext:value-type="float">
            <text:p>6675</text:p>
          </table:table-cell>
          <table:table-cell table:formula="of:=LN([.M17]/[.L17])" office:value-type="float" office:value="0.03692821185745" calcext:value-type="float">
            <text:p>0.0369282119</text:p>
          </table:table-cell>
          <table:table-cell table:formula="of:=[.N17]/[.N$4]" office:value-type="float" office:value="0.279653347270999" calcext:value-type="float">
            <text:p>0.2796533473</text:p>
          </table:table-cell>
          <table:table-cell table:number-columns-repeated="2"/>
        </table:table-row>
        <table:table-row table:style-name="ro1">
          <table:table-cell office:value-type="time" office:time-value="PT08H47M00S" calcext:value-type="time">
            <text:p>08:47:00 AM</text:p>
          </table:table-cell>
          <table:table-cell office:value-type="float" office:value="25.56" calcext:value-type="float">
            <text:p>25.56</text:p>
          </table:table-cell>
          <table:table-cell table:formula="of:=HOUR([.A18])*60+MINUTE([.A18])" office:value-type="float" office:value="527" calcext:value-type="float">
            <text:p>527</text:p>
          </table:table-cell>
          <table:table-cell table:formula="of:=[.C18] - [.C$4]"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716" calcext:value-type="float">
            <text:p>716</text:p>
          </table:table-cell>
          <table:table-cell office:value-type="float" office:value="1892" calcext:value-type="float">
            <text:p>1892</text:p>
          </table:table-cell>
          <table:table-cell office:value-type="float" office:value="8754" calcext:value-type="float">
            <text:p>8754</text:p>
          </table:table-cell>
          <table:table-cell table:formula="of:=LN([.H18]/[.G18])" office:value-type="float" office:value="1.53187626813902" calcext:value-type="float">
            <text:p>1.5318762681</text:p>
          </table:table-cell>
          <table:table-cell table:formula="of:=[.I18]/[.I$4]" office:value-type="float" office:value="1.24157526665909" calcext:value-type="float">
            <text:p>1.2415752667</text:p>
          </table:table-cell>
          <table:table-cell office:value-type="float" office:value="716" calcext:value-type="float">
            <text:p>716</text:p>
          </table:table-cell>
          <table:table-cell office:value-type="float" office:value="6140" calcext:value-type="float">
            <text:p>6140</text:p>
          </table:table-cell>
          <table:table-cell office:value-type="float" office:value="7083" calcext:value-type="float">
            <text:p>7083</text:p>
          </table:table-cell>
          <table:table-cell table:formula="of:=LN([.M18]/[.L18])" office:value-type="float" office:value="0.142872804612435" calcext:value-type="float">
            <text:p>0.1428728046</text:p>
          </table:table-cell>
          <table:table-cell table:formula="of:=[.N18]/[.N$4]" office:value-type="float" office:value="1.08196026924066" calcext:value-type="float">
            <text:p>1.0819602692</text:p>
          </table:table-cell>
          <table:table-cell table:number-columns-repeated="2"/>
        </table:table-row>
        <table:table-row table:style-name="ro1">
          <table:table-cell office:value-type="time" office:time-value="PT08H50M00S" calcext:value-type="time">
            <text:p>08:50:00 AM</text:p>
          </table:table-cell>
          <table:table-cell office:value-type="float" office:value="25.54" calcext:value-type="float">
            <text:p>25.54</text:p>
          </table:table-cell>
          <table:table-cell table:formula="of:=HOUR([.A19])*60+MINUTE([.A19])" office:value-type="float" office:value="530" calcext:value-type="float">
            <text:p>530</text:p>
          </table:table-cell>
          <table:table-cell table:formula="of:=[.C19] - [.C$4]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17" calcext:value-type="float">
            <text:p>717</text:p>
          </table:table-cell>
          <table:table-cell office:value-type="float" office:value="2001" calcext:value-type="float">
            <text:p>2001</text:p>
          </table:table-cell>
          <table:table-cell office:value-type="float" office:value="8766" calcext:value-type="float">
            <text:p>8766</text:p>
          </table:table-cell>
          <table:table-cell table:formula="of:=LN([.H19]/[.G19])" office:value-type="float" office:value="1.47723354639502" calcext:value-type="float">
            <text:p>1.4772335464</text:p>
          </table:table-cell>
          <table:table-cell table:formula="of:=[.I19]/[.I$4]" office:value-type="float" office:value="1.1972877133943" calcext:value-type="float">
            <text:p>1.1972877134</text:p>
          </table:table-cell>
          <table:table-cell office:value-type="float" office:value="717" calcext:value-type="float">
            <text:p>717</text:p>
          </table:table-cell>
          <table:table-cell office:value-type="float" office:value="6390" calcext:value-type="float">
            <text:p>6390</text:p>
          </table:table-cell>
          <table:table-cell office:value-type="float" office:value="6496" calcext:value-type="float">
            <text:p>6496</text:p>
          </table:table-cell>
          <table:table-cell table:formula="of:=LN([.M19]/[.L19])" office:value-type="float" office:value="0.0164523344699333" calcext:value-type="float">
            <text:p>0.0164523345</text:p>
          </table:table-cell>
          <table:table-cell table:formula="of:=[.N19]/[.N$4]" office:value-type="float" office:value="0.124591746350986" calcext:value-type="float">
            <text:p>0.1245917464</text:p>
          </table:table-cell>
          <table:table-cell table:number-columns-repeated="2"/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25.51" calcext:value-type="float">
            <text:p>25.51</text:p>
          </table:table-cell>
          <table:table-cell table:formula="of:=HOUR([.A20])*60+MINUTE([.A20])" office:value-type="float" office:value="534" calcext:value-type="float">
            <text:p>534</text:p>
          </table:table-cell>
          <table:table-cell table:formula="of:=[.C20] - [.C$4]"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718" calcext:value-type="float">
            <text:p>718</text:p>
          </table:table-cell>
          <table:table-cell office:value-type="float" office:value="2250" calcext:value-type="float">
            <text:p>2250</text:p>
          </table:table-cell>
          <table:table-cell office:value-type="float" office:value="8768" calcext:value-type="float">
            <text:p>8768</text:p>
          </table:table-cell>
          <table:table-cell table:formula="of:=LN([.H20]/[.G20])" office:value-type="float" office:value="1.36017851398933" calcext:value-type="float">
            <text:p>1.360178514</text:p>
          </table:table-cell>
          <table:table-cell table:formula="of:=[.I20]/[.I$4]" office:value-type="float" office:value="1.10241540804196" calcext:value-type="float">
            <text:p>1.102415408</text:p>
          </table:table-cell>
          <table:table-cell office:value-type="float" office:value="718" calcext:value-type="float">
            <text:p>718</text:p>
          </table:table-cell>
          <table:table-cell office:value-type="float" office:value="6415" calcext:value-type="float">
            <text:p>6415</text:p>
          </table:table-cell>
          <table:table-cell office:value-type="float" office:value="7344" calcext:value-type="float">
            <text:p>7344</text:p>
          </table:table-cell>
          <table:table-cell table:formula="of:=LN([.M20]/[.L20])" office:value-type="float" office:value="0.13524465525059" calcext:value-type="float">
            <text:p>0.1352446553</text:p>
          </table:table-cell>
          <table:table-cell table:formula="of:=[.N20]/[.N$4]" office:value-type="float" office:value="1.02419312062383" calcext:value-type="float">
            <text:p>1.0241931206</text:p>
          </table:table-cell>
          <table:table-cell table:number-columns-repeated="2"/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25.49" calcext:value-type="float">
            <text:p>25.49</text:p>
          </table:table-cell>
          <table:table-cell table:formula="of:=HOUR([.A21])*60+MINUTE([.A21])" office:value-type="float" office:value="537" calcext:value-type="float">
            <text:p>537</text:p>
          </table:table-cell>
          <table:table-cell table:formula="of:=[.C21] - [.C$4]"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719" calcext:value-type="float">
            <text:p>719</text:p>
          </table:table-cell>
          <table:table-cell office:value-type="float" office:value="2170" calcext:value-type="float">
            <text:p>2170</text:p>
          </table:table-cell>
          <table:table-cell office:value-type="float" office:value="8732" calcext:value-type="float">
            <text:p>8732</text:p>
          </table:table-cell>
          <table:table-cell table:formula="of:=LN([.H21]/[.G21])" office:value-type="float" office:value="1.39226727113533" calcext:value-type="float">
            <text:p>1.3922672711</text:p>
          </table:table-cell>
          <table:table-cell table:formula="of:=[.I21]/[.I$4]" office:value-type="float" office:value="1.12842312683684" calcext:value-type="float">
            <text:p>1.1284231268</text:p>
          </table:table-cell>
          <table:table-cell office:value-type="float" office:value="719" calcext:value-type="float">
            <text:p>719</text:p>
          </table:table-cell>
          <table:table-cell office:value-type="float" office:value="6545" calcext:value-type="float">
            <text:p>6545</text:p>
          </table:table-cell>
          <table:table-cell office:value-type="float" office:value="7282" calcext:value-type="float">
            <text:p>7282</text:p>
          </table:table-cell>
          <table:table-cell table:formula="of:=LN([.M21]/[.L21])" office:value-type="float" office:value="0.106704150391378" calcext:value-type="float">
            <text:p>0.1067041504</text:p>
          </table:table-cell>
          <table:table-cell table:formula="of:=[.N21]/[.N$4]" office:value-type="float" office:value="0.808058969652956" calcext:value-type="float">
            <text:p>0.8080589697</text:p>
          </table:table-cell>
          <table:table-cell table:number-columns-repeated="2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25.46" calcext:value-type="float">
            <text:p>25.46</text:p>
          </table:table-cell>
          <table:table-cell table:formula="of:=HOUR([.A22])*60+MINUTE([.A22])" office:value-type="float" office:value="540" calcext:value-type="float">
            <text:p>540</text:p>
          </table:table-cell>
          <table:table-cell table:formula="of:=[.C22] - [.C$4]"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2082" calcext:value-type="float">
            <text:p>2082</text:p>
          </table:table-cell>
          <table:table-cell office:value-type="float" office:value="8538" calcext:value-type="float">
            <text:p>8538</text:p>
          </table:table-cell>
          <table:table-cell table:formula="of:=LN([.H22]/[.G22])" office:value-type="float" office:value="1.41119781814299" calcext:value-type="float">
            <text:p>1.4111978181</text:p>
          </table:table-cell>
          <table:table-cell table:formula="of:=[.I22]/[.I$4]" office:value-type="float" office:value="1.14376620606451" calcext:value-type="float">
            <text:p>1.1437662061</text:p>
          </table:table-cell>
          <table:table-cell office:value-type="float" office:value="720" calcext:value-type="float">
            <text:p>720</text:p>
          </table:table-cell>
          <table:table-cell office:value-type="float" office:value="6490" calcext:value-type="float">
            <text:p>6490</text:p>
          </table:table-cell>
          <table:table-cell office:value-type="float" office:value="7253" calcext:value-type="float">
            <text:p>7253</text:p>
          </table:table-cell>
          <table:table-cell table:formula="of:=LN([.M22]/[.L22])" office:value-type="float" office:value="0.111152645665277" calcext:value-type="float">
            <text:p>0.1111526457</text:p>
          </table:table-cell>
          <table:table-cell table:formula="of:=[.N22]/[.N$4]" office:value-type="float" office:value="0.8417469423733" calcext:value-type="float">
            <text:p>0.8417469424</text:p>
          </table:table-cell>
          <table:table-cell table:number-columns-repeated="2"/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25.44" calcext:value-type="float">
            <text:p>25.44</text:p>
          </table:table-cell>
          <table:table-cell table:formula="of:=HOUR([.A23])*60+MINUTE([.A23])" office:value-type="float" office:value="544" calcext:value-type="float">
            <text:p>544</text:p>
          </table:table-cell>
          <table:table-cell table:formula="of:=[.C23] - [.C$4]"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721" calcext:value-type="float">
            <text:p>721</text:p>
          </table:table-cell>
          <table:table-cell office:value-type="float" office:value="2361" calcext:value-type="float">
            <text:p>2361</text:p>
          </table:table-cell>
          <table:table-cell office:value-type="float" office:value="8570" calcext:value-type="float">
            <text:p>8570</text:p>
          </table:table-cell>
          <table:table-cell table:formula="of:=LN([.H23]/[.G23])" office:value-type="float" office:value="1.28918247450631" calcext:value-type="float">
            <text:p>1.2891824745</text:p>
          </table:table-cell>
          <table:table-cell table:formula="of:=[.I23]/[.I$4]" office:value-type="float" office:value="1.04487360229289" calcext:value-type="float">
            <text:p>1.0448736023</text:p>
          </table:table-cell>
          <table:table-cell office:value-type="float" office:value="721" calcext:value-type="float">
            <text:p>721</text:p>
          </table:table-cell>
          <table:table-cell office:value-type="float" office:value="6341" calcext:value-type="float">
            <text:p>6341</text:p>
          </table:table-cell>
          <table:table-cell office:value-type="float" office:value="6895" calcext:value-type="float">
            <text:p>6895</text:p>
          </table:table-cell>
          <table:table-cell table:formula="of:=LN([.M23]/[.L23])" office:value-type="float" office:value="0.0837600265273706" calcext:value-type="float">
            <text:p>0.0837600265</text:p>
          </table:table-cell>
          <table:table-cell table:formula="of:=[.N23]/[.N$4]" office:value-type="float" office:value="0.634305605597888" calcext:value-type="float">
            <text:p>0.6343056056</text:p>
          </table:table-cell>
          <table:table-cell table:number-columns-repeated="2"/>
        </table:table-row>
        <table:table-row table:style-name="ro1">
          <table:table-cell office:value-type="time" office:time-value="PT09H08M00S" calcext:value-type="time">
            <text:p>09:08:00 AM</text:p>
          </table:table-cell>
          <table:table-cell office:value-type="float" office:value="25.41" calcext:value-type="float">
            <text:p>25.41</text:p>
          </table:table-cell>
          <table:table-cell table:formula="of:=HOUR([.A24])*60+MINUTE([.A24])" office:value-type="float" office:value="548" calcext:value-type="float">
            <text:p>548</text:p>
          </table:table-cell>
          <table:table-cell table:formula="of:=[.C24] - [.C$4]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722" calcext:value-type="float">
            <text:p>722</text:p>
          </table:table-cell>
          <table:table-cell office:value-type="float" office:value="2680" calcext:value-type="float">
            <text:p>2680</text:p>
          </table:table-cell>
          <table:table-cell office:value-type="float" office:value="8844" calcext:value-type="float">
            <text:p>8844</text:p>
          </table:table-cell>
          <table:table-cell table:formula="of:=LN([.H24]/[.G24])" office:value-type="float" office:value="1.19392246847243" calcext:value-type="float">
            <text:p>1.1939224685</text:p>
          </table:table-cell>
          <table:table-cell table:formula="of:=[.I24]/[.I$4]" office:value-type="float" office:value="0.967666017154737" calcext:value-type="float">
            <text:p>0.9676660172</text:p>
          </table:table-cell>
          <table:table-cell office:value-type="float" office:value="722" calcext:value-type="float">
            <text:p>722</text:p>
          </table:table-cell>
          <table:table-cell office:value-type="float" office:value="6459" calcext:value-type="float">
            <text:p>6459</text:p>
          </table:table-cell>
          <table:table-cell office:value-type="float" office:value="7011" calcext:value-type="float">
            <text:p>7011</text:p>
          </table:table-cell>
          <table:table-cell table:formula="of:=LN([.M24]/[.L24])" office:value-type="float" office:value="0.082005837174495" calcext:value-type="float">
            <text:p>0.0820058372</text:p>
          </table:table-cell>
          <table:table-cell table:formula="of:=[.N24]/[.N$4]" office:value-type="float" office:value="0.621021319692778" calcext:value-type="float">
            <text:p>0.6210213197</text:p>
          </table:table-cell>
          <table:table-cell table:number-columns-repeated="2"/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25.38" calcext:value-type="float">
            <text:p>25.38</text:p>
          </table:table-cell>
          <table:table-cell table:formula="of:=HOUR([.A25])*60+MINUTE([.A25])" office:value-type="float" office:value="551" calcext:value-type="float">
            <text:p>551</text:p>
          </table:table-cell>
          <table:table-cell table:formula="of:=[.C25] - [.C$4]"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723" calcext:value-type="float">
            <text:p>723</text:p>
          </table:table-cell>
          <table:table-cell office:value-type="float" office:value="2622" calcext:value-type="float">
            <text:p>2622</text:p>
          </table:table-cell>
          <table:table-cell office:value-type="float" office:value="7549" calcext:value-type="float">
            <text:p>7549</text:p>
          </table:table-cell>
          <table:table-cell table:formula="of:=LN([.H25]/[.G25])" office:value-type="float" office:value="1.05747771881598" calcext:value-type="float">
            <text:p>1.0574777188</text:p>
          </table:table-cell>
          <table:table-cell table:formula="of:=[.I25]/[.I$4]" office:value-type="float" office:value="0.85707847822462" calcext:value-type="float">
            <text:p>0.8570784782</text:p>
          </table:table-cell>
          <table:table-cell office:value-type="float" office:value="723" calcext:value-type="float">
            <text:p>723</text:p>
          </table:table-cell>
          <table:table-cell office:value-type="float" office:value="6529" calcext:value-type="float">
            <text:p>6529</text:p>
          </table:table-cell>
          <table:table-cell office:value-type="float" office:value="6827" calcext:value-type="float">
            <text:p>6827</text:p>
          </table:table-cell>
          <table:table-cell table:formula="of:=LN([.M25]/[.L25])" office:value-type="float" office:value="0.0446315462316468" calcext:value-type="float">
            <text:p>0.0446315462</text:p>
          </table:table-cell>
          <table:table-cell table:formula="of:=[.N25]/[.N$4]" office:value-type="float" office:value="0.337989863840168" calcext:value-type="float">
            <text:p>0.3379898638</text:p>
          </table:table-cell>
          <table:table-cell table:number-columns-repeated="2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25.36" calcext:value-type="float">
            <text:p>25.36</text:p>
          </table:table-cell>
          <table:table-cell table:formula="of:=HOUR([.A26])*60+MINUTE([.A26])" office:value-type="float" office:value="555" calcext:value-type="float">
            <text:p>555</text:p>
          </table:table-cell>
          <table:table-cell table:formula="of:=[.C26] - [.C$4]"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724" calcext:value-type="float">
            <text:p>724</text:p>
          </table:table-cell>
          <table:table-cell office:value-type="float" office:value="2477" calcext:value-type="float">
            <text:p>2477</text:p>
          </table:table-cell>
          <table:table-cell office:value-type="float" office:value="8840" calcext:value-type="float">
            <text:p>8840</text:p>
          </table:table-cell>
          <table:table-cell table:formula="of:=LN([.H26]/[.G26])" office:value-type="float" office:value="1.27223872614233" calcext:value-type="float">
            <text:p>1.2722387261</text:p>
          </table:table-cell>
          <table:table-cell table:formula="of:=[.I26]/[.I$4]" office:value-type="float" office:value="1.03114080981431" calcext:value-type="float">
            <text:p>1.0311408098</text:p>
          </table:table-cell>
          <table:table-cell office:value-type="float" office:value="724" calcext:value-type="float">
            <text:p>724</text:p>
          </table:table-cell>
          <table:table-cell office:value-type="float" office:value="6542" calcext:value-type="float">
            <text:p>6542</text:p>
          </table:table-cell>
          <table:table-cell office:value-type="float" office:value="7001" calcext:value-type="float">
            <text:p>7001</text:p>
          </table:table-cell>
          <table:table-cell table:formula="of:=LN([.M26]/[.L26])" office:value-type="float" office:value="0.0678100668788683" calcext:value-type="float">
            <text:p>0.0678100669</text:p>
          </table:table-cell>
          <table:table-cell table:formula="of:=[.N26]/[.N$4]" office:value-type="float" office:value="0.513518289337916" calcext:value-type="float">
            <text:p>0.5135182893</text:p>
          </table:table-cell>
          <table:table-cell table:number-columns-repeated="2"/>
        </table:table-row>
        <table:table-row table:style-name="ro1">
          <table:table-cell office:value-type="time" office:time-value="PT09H18M00S" calcext:value-type="time">
            <text:p>09:18:00 AM</text:p>
          </table:table-cell>
          <table:table-cell office:value-type="float" office:value="25.33" calcext:value-type="float">
            <text:p>25.33</text:p>
          </table:table-cell>
          <table:table-cell table:formula="of:=HOUR([.A27])*60+MINUTE([.A27])" office:value-type="float" office:value="558" calcext:value-type="float">
            <text:p>558</text:p>
          </table:table-cell>
          <table:table-cell table:formula="of:=[.C27] - [.C$4]"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725" calcext:value-type="float">
            <text:p>725</text:p>
          </table:table-cell>
          <table:table-cell office:value-type="float" office:value="2392" calcext:value-type="float">
            <text:p>2392</text:p>
          </table:table-cell>
          <table:table-cell office:value-type="float" office:value="8633" calcext:value-type="float">
            <text:p>8633</text:p>
          </table:table-cell>
          <table:table-cell table:formula="of:=LN([.H27]/[.G27])" office:value-type="float" office:value="1.283462233165" calcext:value-type="float">
            <text:p>1.2834622332</text:p>
          </table:table-cell>
          <table:table-cell table:formula="of:=[.I27]/[.I$4]" office:value-type="float" office:value="1.04023738570255" calcext:value-type="float">
            <text:p>1.0402373857</text:p>
          </table:table-cell>
          <table:table-cell office:value-type="float" office:value="725" calcext:value-type="float">
            <text:p>725</text:p>
          </table:table-cell>
          <table:table-cell office:value-type="float" office:value="6478" calcext:value-type="float">
            <text:p>6478</text:p>
          </table:table-cell>
          <table:table-cell office:value-type="float" office:value="6723" calcext:value-type="float">
            <text:p>6723</text:p>
          </table:table-cell>
          <table:table-cell table:formula="of:=LN([.M27]/[.L27])" office:value-type="float" office:value="0.0371226627377622" calcext:value-type="float">
            <text:p>0.0371226627</text:p>
          </table:table-cell>
          <table:table-cell table:formula="of:=[.N27]/[.N$4]" office:value-type="float" office:value="0.281125902719095" calcext:value-type="float">
            <text:p>0.2811259027</text:p>
          </table:table-cell>
          <table:table-cell table:number-columns-repeated="2"/>
        </table:table-row>
        <table:table-row table:style-name="ro1">
          <table:table-cell office:value-type="time" office:time-value="PT09H22M00S" calcext:value-type="time">
            <text:p>09:22:00 AM</text:p>
          </table:table-cell>
          <table:table-cell office:value-type="float" office:value="25.31" calcext:value-type="float">
            <text:p>25.31</text:p>
          </table:table-cell>
          <table:table-cell table:formula="of:=HOUR([.A28])*60+MINUTE([.A28])" office:value-type="float" office:value="562" calcext:value-type="float">
            <text:p>562</text:p>
          </table:table-cell>
          <table:table-cell table:formula="of:=[.C28] - [.C$4]"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726" calcext:value-type="float">
            <text:p>726</text:p>
          </table:table-cell>
          <table:table-cell office:value-type="float" office:value="2083" calcext:value-type="float">
            <text:p>2083</text:p>
          </table:table-cell>
          <table:table-cell office:value-type="float" office:value="8218" calcext:value-type="float">
            <text:p>8218</text:p>
          </table:table-cell>
          <table:table-cell table:formula="of:=LN([.H28]/[.G28])" office:value-type="float" office:value="1.37251770818238" calcext:value-type="float">
            <text:p>1.3725177082</text:p>
          </table:table-cell>
          <table:table-cell table:formula="of:=[.I28]/[.I$4]" office:value-type="float" office:value="1.11241624077188" calcext:value-type="float">
            <text:p>1.1124162408</text:p>
          </table:table-cell>
          <table:table-cell office:value-type="float" office:value="726" calcext:value-type="float">
            <text:p>726</text:p>
          </table:table-cell>
          <table:table-cell office:value-type="float" office:value="6370" calcext:value-type="float">
            <text:p>6370</text:p>
          </table:table-cell>
          <table:table-cell office:value-type="float" office:value="6869" calcext:value-type="float">
            <text:p>6869</text:p>
          </table:table-cell>
          <table:table-cell table:formula="of:=LN([.M28]/[.L28])" office:value-type="float" office:value="0.0754190656476727" calcext:value-type="float">
            <text:p>0.0754190656</text:p>
          </table:table-cell>
          <table:table-cell table:formula="of:=[.N28]/[.N$4]" office:value-type="float" office:value="0.571140412588592" calcext:value-type="float">
            <text:p>0.5711404126</text:p>
          </table:table-cell>
          <table:table-cell table:number-columns-repeated="2"/>
        </table:table-row>
        <table:table-row table:style-name="ro1">
          <table:table-cell office:value-type="time" office:time-value="PT09H25M00S" calcext:value-type="time">
            <text:p>09:25:00 AM</text:p>
          </table:table-cell>
          <table:table-cell office:value-type="float" office:value="25.28" calcext:value-type="float">
            <text:p>25.28</text:p>
          </table:table-cell>
          <table:table-cell table:formula="of:=HOUR([.A29])*60+MINUTE([.A29])" office:value-type="float" office:value="565" calcext:value-type="float">
            <text:p>565</text:p>
          </table:table-cell>
          <table:table-cell table:formula="of:=[.C29] - [.C$4]"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727" calcext:value-type="float">
            <text:p>727</text:p>
          </table:table-cell>
          <table:table-cell office:value-type="float" office:value="2059" calcext:value-type="float">
            <text:p>2059</text:p>
          </table:table-cell>
          <table:table-cell office:value-type="float" office:value="8778" calcext:value-type="float">
            <text:p>8778</text:p>
          </table:table-cell>
          <table:table-cell table:formula="of:=LN([.H29]/[.G29])" office:value-type="float" office:value="1.45002816322039" calcext:value-type="float">
            <text:p>1.4500281632</text:p>
          </table:table-cell>
          <table:table-cell table:formula="of:=[.I29]/[.I$4]" office:value-type="float" office:value="1.17523793589455" calcext:value-type="float">
            <text:p>1.1752379359</text:p>
          </table:table-cell>
          <table:table-cell office:value-type="float" office:value="727" calcext:value-type="float">
            <text:p>727</text:p>
          </table:table-cell>
          <table:table-cell office:value-type="float" office:value="6222" calcext:value-type="float">
            <text:p>6222</text:p>
          </table:table-cell>
          <table:table-cell office:value-type="float" office:value="6614" calcext:value-type="float">
            <text:p>6614</text:p>
          </table:table-cell>
          <table:table-cell table:formula="of:=LN([.M29]/[.L29])" office:value-type="float" office:value="0.0610972160841557" calcext:value-type="float">
            <text:p>0.0610972161</text:p>
          </table:table-cell>
          <table:table-cell table:formula="of:=[.N29]/[.N$4]" office:value-type="float" office:value="0.462682597598527" calcext:value-type="float">
            <text:p>0.4626825976</text:p>
          </table:table-cell>
          <table:table-cell table:number-columns-repeated="2"/>
        </table:table-row>
        <table:table-row table:style-name="ro1">
          <table:table-cell office:value-type="time" office:time-value="PT09H29M00S" calcext:value-type="time">
            <text:p>09:29:00 AM</text:p>
          </table:table-cell>
          <table:table-cell office:value-type="float" office:value="25.26" calcext:value-type="float">
            <text:p>25.26</text:p>
          </table:table-cell>
          <table:table-cell table:formula="of:=HOUR([.A30])*60+MINUTE([.A30])" office:value-type="float" office:value="569" calcext:value-type="float">
            <text:p>569</text:p>
          </table:table-cell>
          <table:table-cell table:formula="of:=[.C30] - [.C$4]"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728" calcext:value-type="float">
            <text:p>728</text:p>
          </table:table-cell>
          <table:table-cell office:value-type="float" office:value="2036" calcext:value-type="float">
            <text:p>2036</text:p>
          </table:table-cell>
          <table:table-cell office:value-type="float" office:value="8794" calcext:value-type="float">
            <text:p>8794</text:p>
          </table:table-cell>
          <table:table-cell table:formula="of:=LN([.H30]/[.G30])" office:value-type="float" office:value="1.46308257207034" calcext:value-type="float">
            <text:p>1.4630825721</text:p>
          </table:table-cell>
          <table:table-cell table:formula="of:=[.I30]/[.I$4]" office:value-type="float" office:value="1.18581844522554" calcext:value-type="float">
            <text:p>1.1858184452</text:p>
          </table:table-cell>
          <table:table-cell office:value-type="float" office:value="728" calcext:value-type="float">
            <text:p>728</text:p>
          </table:table-cell>
          <table:table-cell office:value-type="float" office:value="6332" calcext:value-type="float">
            <text:p>6332</text:p>
          </table:table-cell>
          <table:table-cell office:value-type="float" office:value="7185" calcext:value-type="float">
            <text:p>7185</text:p>
          </table:table-cell>
          <table:table-cell table:formula="of:=LN([.M30]/[.L30])" office:value-type="float" office:value="0.126379377512223" calcext:value-type="float">
            <text:p>0.1263793775</text:p>
          </table:table-cell>
          <table:table-cell table:formula="of:=[.N30]/[.N$4]" office:value-type="float" office:value="0.95705733285291" calcext:value-type="float">
            <text:p>0.9570573329</text:p>
          </table:table-cell>
          <table:table-cell table:number-columns-repeated="2"/>
        </table:table-row>
        <table:table-row table:style-name="ro1">
          <table:table-cell office:value-type="time" office:time-value="PT09H32M00S" calcext:value-type="time">
            <text:p>09:32:00 AM</text:p>
          </table:table-cell>
          <table:table-cell office:value-type="float" office:value="25.23" calcext:value-type="float">
            <text:p>25.23</text:p>
          </table:table-cell>
          <table:table-cell table:formula="of:=HOUR([.A31])*60+MINUTE([.A31])" office:value-type="float" office:value="572" calcext:value-type="float">
            <text:p>572</text:p>
          </table:table-cell>
          <table:table-cell table:formula="of:=[.C31] - [.C$4]"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729" calcext:value-type="float">
            <text:p>729</text:p>
          </table:table-cell>
          <table:table-cell office:value-type="float" office:value="1936" calcext:value-type="float">
            <text:p>1936</text:p>
          </table:table-cell>
          <table:table-cell office:value-type="float" office:value="8685" calcext:value-type="float">
            <text:p>8685</text:p>
          </table:table-cell>
          <table:table-cell table:formula="of:=LN([.H31]/[.G31])" office:value-type="float" office:value="1.50097341083868" calcext:value-type="float">
            <text:p>1.5009734108</text:p>
          </table:table-cell>
          <table:table-cell table:formula="of:=[.I31]/[.I$4]" office:value-type="float" office:value="1.21652871160031" calcext:value-type="float">
            <text:p>1.2165287116</text:p>
          </table:table-cell>
          <table:table-cell office:value-type="float" office:value="729" calcext:value-type="float">
            <text:p>729</text:p>
          </table:table-cell>
          <table:table-cell office:value-type="float" office:value="6339" calcext:value-type="float">
            <text:p>6339</text:p>
          </table:table-cell>
          <table:table-cell office:value-type="float" office:value="7071" calcext:value-type="float">
            <text:p>7071</text:p>
          </table:table-cell>
          <table:table-cell table:formula="of:=LN([.M31]/[.L31])" office:value-type="float" office:value="0.109280885320075" calcext:value-type="float">
            <text:p>0.1092808853</text:p>
          </table:table-cell>
          <table:table-cell table:formula="of:=[.N31]/[.N$4]" office:value-type="float" office:value="0.827572304081971" calcext:value-type="float">
            <text:p>0.8275723041</text:p>
          </table:table-cell>
          <table:table-cell table:number-columns-repeated="2"/>
        </table:table-row>
        <table:table-row table:style-name="ro1">
          <table:table-cell office:value-type="time" office:time-value="PT09H36M00S" calcext:value-type="time">
            <text:p>09:36:00 AM</text:p>
          </table:table-cell>
          <table:table-cell office:value-type="float" office:value="25.21" calcext:value-type="float">
            <text:p>25.21</text:p>
          </table:table-cell>
          <table:table-cell table:formula="of:=HOUR([.A32])*60+MINUTE([.A32])" office:value-type="float" office:value="576" calcext:value-type="float">
            <text:p>576</text:p>
          </table:table-cell>
          <table:table-cell table:formula="of:=[.C32] - [.C$4]"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730" calcext:value-type="float">
            <text:p>730</text:p>
          </table:table-cell>
          <table:table-cell office:value-type="float" office:value="1901" calcext:value-type="float">
            <text:p>1901</text:p>
          </table:table-cell>
          <table:table-cell office:value-type="float" office:value="7997" calcext:value-type="float">
            <text:p>7997</text:p>
          </table:table-cell>
          <table:table-cell table:formula="of:=LN([.H32]/[.G32])" office:value-type="float" office:value="1.43668640784346" calcext:value-type="float">
            <text:p>1.4366864078</text:p>
          </table:table-cell>
          <table:table-cell table:formula="of:=[.I32]/[.I$4]" office:value-type="float" office:value="1.1644245341634" calcext:value-type="float">
            <text:p>1.1644245342</text:p>
          </table:table-cell>
          <table:table-cell office:value-type="float" office:value="730" calcext:value-type="float">
            <text:p>730</text:p>
          </table:table-cell>
          <table:table-cell office:value-type="float" office:value="6334" calcext:value-type="float">
            <text:p>6334</text:p>
          </table:table-cell>
          <table:table-cell office:value-type="float" office:value="7115" calcext:value-type="float">
            <text:p>7115</text:p>
          </table:table-cell>
          <table:table-cell table:formula="of:=LN([.M32]/[.L32])" office:value-type="float" office:value="0.116273283425368" calcext:value-type="float">
            <text:p>0.1162732834</text:p>
          </table:table-cell>
          <table:table-cell table:formula="of:=[.N32]/[.N$4]" office:value-type="float" office:value="0.880524977315786" calcext:value-type="float">
            <text:p>0.8805249773</text:p>
          </table:table-cell>
          <table:table-cell table:number-columns-repeated="2"/>
        </table:table-row>
        <table:table-row table:style-name="ro1">
          <table:table-cell office:value-type="time" office:time-value="PT09H39M00S" calcext:value-type="time">
            <text:p>09:39:00 AM</text:p>
          </table:table-cell>
          <table:table-cell office:value-type="float" office:value="25.18" calcext:value-type="float">
            <text:p>25.18</text:p>
          </table:table-cell>
          <table:table-cell table:formula="of:=HOUR([.A33])*60+MINUTE([.A33])" office:value-type="float" office:value="579" calcext:value-type="float">
            <text:p>579</text:p>
          </table:table-cell>
          <table:table-cell table:formula="of:=[.C33] - [.C$4]"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31" calcext:value-type="float">
            <text:p>731</text:p>
          </table:table-cell>
          <table:table-cell office:value-type="float" office:value="2103" calcext:value-type="float">
            <text:p>2103</text:p>
          </table:table-cell>
          <table:table-cell office:value-type="float" office:value="8654" calcext:value-type="float">
            <text:p>8654</text:p>
          </table:table-cell>
          <table:table-cell table:formula="of:=LN([.H33]/[.G33])" office:value-type="float" office:value="1.41465674508213" calcext:value-type="float">
            <text:p>1.4146567451</text:p>
          </table:table-cell>
          <table:table-cell table:formula="of:=[.I33]/[.I$4]" office:value-type="float" office:value="1.14656964275592" calcext:value-type="float">
            <text:p>1.1465696428</text:p>
          </table:table-cell>
          <table:table-cell office:value-type="float" office:value="731" calcext:value-type="float">
            <text:p>731</text:p>
          </table:table-cell>
          <table:table-cell office:value-type="float" office:value="6390" calcext:value-type="float">
            <text:p>6390</text:p>
          </table:table-cell>
          <table:table-cell office:value-type="float" office:value="7214" calcext:value-type="float">
            <text:p>7214</text:p>
          </table:table-cell>
          <table:table-cell table:formula="of:=LN([.M33]/[.L33])" office:value-type="float" office:value="0.121289314091904" calcext:value-type="float">
            <text:p>0.1212893141</text:p>
          </table:table-cell>
          <table:table-cell table:formula="of:=[.N33]/[.N$4]" office:value-type="float" office:value="0.918510834072828" calcext:value-type="float">
            <text:p>0.9185108341</text:p>
          </table:table-cell>
          <table:table-cell table:number-columns-repeated="2"/>
        </table:table-row>
        <table:table-row table:style-name="ro1">
          <table:table-cell office:value-type="time" office:time-value="PT09H47M00S" calcext:value-type="time">
            <text:p>09:47:00 AM</text:p>
          </table:table-cell>
          <table:table-cell office:value-type="float" office:value="25.13" calcext:value-type="float">
            <text:p>25.13</text:p>
          </table:table-cell>
          <table:table-cell table:formula="of:=HOUR([.A34])*60+MINUTE([.A34])" office:value-type="float" office:value="587" calcext:value-type="float">
            <text:p>587</text:p>
          </table:table-cell>
          <table:table-cell table:formula="of:=[.C34] - [.C$4]"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float" office:value="732" calcext:value-type="float">
            <text:p>732</text:p>
          </table:table-cell>
          <table:table-cell office:value-type="float" office:value="1969" calcext:value-type="float">
            <text:p>1969</text:p>
          </table:table-cell>
          <table:table-cell office:value-type="float" office:value="8819" calcext:value-type="float">
            <text:p>8819</text:p>
          </table:table-cell>
          <table:table-cell table:formula="of:=LN([.H34]/[.G34])" office:value-type="float" office:value="1.49938268524906" calcext:value-type="float">
            <text:p>1.4993826852</text:p>
          </table:table-cell>
          <table:table-cell table:formula="of:=[.I34]/[.I$4]" office:value-type="float" office:value="1.21523943935998" calcext:value-type="float">
            <text:p>1.2152394394</text:p>
          </table:table-cell>
          <table:table-cell office:value-type="float" office:value="732" calcext:value-type="float">
            <text:p>732</text:p>
          </table:table-cell>
          <table:table-cell office:value-type="float" office:value="6370" calcext:value-type="float">
            <text:p>6370</text:p>
          </table:table-cell>
          <table:table-cell office:value-type="float" office:value="7106" calcext:value-type="float">
            <text:p>7106</text:p>
          </table:table-cell>
          <table:table-cell table:formula="of:=LN([.M34]/[.L34])" office:value-type="float" office:value="0.109340028014763" calcext:value-type="float">
            <text:p>0.109340028</text:p>
          </table:table-cell>
          <table:table-cell table:formula="of:=[.N34]/[.N$4]" office:value-type="float" office:value="0.828020185300813" calcext:value-type="float">
            <text:p>0.8280201853</text:p>
          </table:table-cell>
          <table:table-cell table:number-columns-repeated="2"/>
        </table:table-row>
        <table:table-row table:style-name="ro1">
          <table:table-cell office:value-type="time" office:time-value="PT09H50M00S" calcext:value-type="time">
            <text:p>09:50:00 AM</text:p>
          </table:table-cell>
          <table:table-cell/>
          <table:table-cell table:formula="of:=HOUR([.A35])*60+MINUTE([.A35])" office:value-type="float" office:value="590" calcext:value-type="float">
            <text:p>590</text:p>
          </table:table-cell>
          <table:table-cell table:formula="of:=[.C35] - [.C$4]"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 office:value-type="float" office:value="733" calcext:value-type="float">
            <text:p>733</text:p>
          </table:table-cell>
          <table:table-cell office:value-type="float" office:value="1945" calcext:value-type="float">
            <text:p>1945</text:p>
          </table:table-cell>
          <table:table-cell office:value-type="float" office:value="8720" calcext:value-type="float">
            <text:p>8720</text:p>
          </table:table-cell>
          <table:table-cell table:formula="of:=LN([.H35]/[.G35])" office:value-type="float" office:value="1.50035726085048" calcext:value-type="float">
            <text:p>1.5003572609</text:p>
          </table:table-cell>
          <table:table-cell table:formula="of:=[.I35]/[.I$4]" office:value-type="float" office:value="1.21602932623752" calcext:value-type="float">
            <text:p>1.2160293262</text:p>
          </table:table-cell>
          <table:table-cell office:value-type="float" office:value="733" calcext:value-type="float">
            <text:p>733</text:p>
          </table:table-cell>
          <table:table-cell office:value-type="float" office:value="6504" calcext:value-type="float">
            <text:p>6504</text:p>
          </table:table-cell>
          <table:table-cell office:value-type="float" office:value="7349" calcext:value-type="float">
            <text:p>7349</text:p>
          </table:table-cell>
          <table:table-cell table:formula="of:=LN([.M35]/[.L35])" office:value-type="float" office:value="0.122146877301225" calcext:value-type="float">
            <text:p>0.1221468773</text:p>
          </table:table-cell>
          <table:table-cell table:formula="of:=[.N35]/[.N$4]" office:value-type="float" office:value="0.925005067341116" calcext:value-type="float">
            <text:p>0.9250050673</text:p>
          </table:table-cell>
          <table:table-cell table:number-columns-repeated="2"/>
        </table:table-row>
        <table:table-row table:style-name="ro1">
          <table:table-cell office:value-type="time" office:time-value="PT09H51M00S" calcext:value-type="time">
            <text:p>09:51:00 AM</text:p>
          </table:table-cell>
          <table:table-cell office:value-type="float" office:value="25.1" calcext:value-type="float">
            <text:p>25.1</text:p>
          </table:table-cell>
          <table:table-cell table:formula="of:=HOUR([.A36])*60+MINUTE([.A36])" office:value-type="float" office:value="591" calcext:value-type="float">
            <text:p>591</text:p>
          </table:table-cell>
          <table:table-cell table:formula="of:=[.C36] - [.C$4]"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2034" calcext:value-type="float">
            <text:p>2034</text:p>
          </table:table-cell>
          <table:table-cell office:value-type="float" office:value="8749" calcext:value-type="float">
            <text:p>8749</text:p>
          </table:table-cell>
          <table:table-cell table:formula="of:=LN([.H36]/[.G36])" office:value-type="float" office:value="1.45893511049776" calcext:value-type="float">
            <text:p>1.4589351105</text:p>
          </table:table-cell>
          <table:table-cell table:formula="of:=[.I36]/[.I$4]" office:value-type="float" office:value="1.18245695591009" calcext:value-type="float">
            <text:p>1.1824569559</text:p>
          </table:table-cell>
          <table:table-cell office:value-type="float" office:value="734" calcext:value-type="float">
            <text:p>734</text:p>
          </table:table-cell>
          <table:table-cell office:value-type="float" office:value="6407" calcext:value-type="float">
            <text:p>6407</text:p>
          </table:table-cell>
          <table:table-cell office:value-type="float" office:value="7147" calcext:value-type="float">
            <text:p>7147</text:p>
          </table:table-cell>
          <table:table-cell table:formula="of:=LN([.M36]/[.L36])" office:value-type="float" office:value="0.109301545580957" calcext:value-type="float">
            <text:p>0.1093015456</text:p>
          </table:table-cell>
          <table:table-cell table:formula="of:=[.N36]/[.N$4]" office:value-type="float" office:value="0.827728761999123" calcext:value-type="float">
            <text:p>0.827728762</text:p>
          </table:table-cell>
          <table:table-cell table:number-columns-repeated="2"/>
        </table:table-row>
        <table:table-row table:style-name="ro1">
          <table:table-cell office:value-type="time" office:time-value="PT09H54M00S" calcext:value-type="time">
            <text:p>09:54:00 AM</text:p>
          </table:table-cell>
          <table:table-cell office:value-type="float" office:value="25.08" calcext:value-type="float">
            <text:p>25.08</text:p>
          </table:table-cell>
          <table:table-cell table:formula="of:=HOUR([.A37])*60+MINUTE([.A37])" office:value-type="float" office:value="594" calcext:value-type="float">
            <text:p>594</text:p>
          </table:table-cell>
          <table:table-cell table:formula="of:=[.C37] - [.C$4]" office:value-type="float" office:value="133" calcext:value-type="float">
            <text:p>133</text:p>
          </table:table-cell>
          <table:table-cell office:value-type="float" office:value="34" calcext:value-type="float">
            <text:p>34</text:p>
          </table:table-cell>
          <table:table-cell office:value-type="float" office:value="735" calcext:value-type="float">
            <text:p>735</text:p>
          </table:table-cell>
          <table:table-cell office:value-type="float" office:value="1916" calcext:value-type="float">
            <text:p>1916</text:p>
          </table:table-cell>
          <table:table-cell office:value-type="float" office:value="8323" calcext:value-type="float">
            <text:p>8323</text:p>
          </table:table-cell>
          <table:table-cell table:formula="of:=LN([.H37]/[.G37])" office:value-type="float" office:value="1.46878308721529" calcext:value-type="float">
            <text:p>1.4687830872</text:p>
          </table:table-cell>
          <table:table-cell table:formula="of:=[.I37]/[.I$4]" office:value-type="float" office:value="1.19043867386827" calcext:value-type="float">
            <text:p>1.1904386739</text:p>
          </table:table-cell>
          <table:table-cell office:value-type="float" office:value="735" calcext:value-type="float">
            <text:p>735</text:p>
          </table:table-cell>
          <table:table-cell office:value-type="float" office:value="6436" calcext:value-type="float">
            <text:p>6436</text:p>
          </table:table-cell>
          <table:table-cell office:value-type="float" office:value="7215" calcext:value-type="float">
            <text:p>7215</text:p>
          </table:table-cell>
          <table:table-cell table:formula="of:=LN([.M37]/[.L37])" office:value-type="float" office:value="0.114254963095697" calcext:value-type="float">
            <text:p>0.1142549631</text:p>
          </table:table-cell>
          <table:table-cell table:formula="of:=[.N37]/[.N$4]" office:value-type="float" office:value="0.865240456141671" calcext:value-type="float">
            <text:p>0.8652404561</text:p>
          </table:table-cell>
          <table:table-cell table:number-columns-repeated="2"/>
        </table:table-row>
        <table:table-row table:style-name="ro1">
          <table:table-cell office:value-type="time" office:time-value="PT09H58M00S" calcext:value-type="time">
            <text:p>09:58:00 AM</text:p>
          </table:table-cell>
          <table:table-cell office:value-type="float" office:value="25.06" calcext:value-type="float">
            <text:p>25.06</text:p>
          </table:table-cell>
          <table:table-cell table:formula="of:=HOUR([.A38])*60+MINUTE([.A38])" office:value-type="float" office:value="598" calcext:value-type="float">
            <text:p>598</text:p>
          </table:table-cell>
          <table:table-cell table:formula="of:=[.C38] - [.C$4]"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office:value-type="float" office:value="736" calcext:value-type="float">
            <text:p>736</text:p>
          </table:table-cell>
          <table:table-cell office:value-type="float" office:value="1950" calcext:value-type="float">
            <text:p>1950</text:p>
          </table:table-cell>
          <table:table-cell office:value-type="float" office:value="8658" calcext:value-type="float">
            <text:p>8658</text:p>
          </table:table-cell>
          <table:table-cell table:formula="of:=LN([.H38]/[.G38])" office:value-type="float" office:value="1.49065437644413" calcext:value-type="float">
            <text:p>1.4906543764</text:p>
          </table:table-cell>
          <table:table-cell table:formula="of:=[.I38]/[.I$4]" office:value-type="float" office:value="1.2081652046079" calcext:value-type="float">
            <text:p>1.2081652046</text:p>
          </table:table-cell>
          <table:table-cell office:value-type="float" office:value="736" calcext:value-type="float">
            <text:p>736</text:p>
          </table:table-cell>
          <table:table-cell office:value-type="float" office:value="6451" calcext:value-type="float">
            <text:p>6451</text:p>
          </table:table-cell>
          <table:table-cell office:value-type="float" office:value="7046" calcext:value-type="float">
            <text:p>7046</text:p>
          </table:table-cell>
          <table:table-cell table:formula="of:=LN([.M38]/[.L38])" office:value-type="float" office:value="0.0882249223689412" calcext:value-type="float">
            <text:p>0.0882249224</text:p>
          </table:table-cell>
          <table:table-cell table:formula="of:=[.N38]/[.N$4]" office:value-type="float" office:value="0.668117778040233" calcext:value-type="float">
            <text:p>0.668117778</text:p>
          </table:table-cell>
          <table:table-cell table:number-columns-repeated="2"/>
        </table:table-row>
        <table:table-row table:style-name="ro1">
          <table:table-cell office:value-type="time" office:time-value="PT10H01M00S" calcext:value-type="time">
            <text:p>10:01:00 AM</text:p>
          </table:table-cell>
          <table:table-cell office:value-type="float" office:value="25.03" calcext:value-type="float">
            <text:p>25.03</text:p>
          </table:table-cell>
          <table:table-cell table:formula="of:=HOUR([.A39])*60+MINUTE([.A39])" office:value-type="float" office:value="601" calcext:value-type="float">
            <text:p>601</text:p>
          </table:table-cell>
          <table:table-cell table:formula="of:=[.C39] - [.C$4]"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37" calcext:value-type="float">
            <text:p>737</text:p>
          </table:table-cell>
          <table:table-cell office:value-type="float" office:value="1928" calcext:value-type="float">
            <text:p>1928</text:p>
          </table:table-cell>
          <table:table-cell office:value-type="float" office:value="8675" calcext:value-type="float">
            <text:p>8675</text:p>
          </table:table-cell>
          <table:table-cell table:formula="of:=LN([.H39]/[.G39])" office:value-type="float" office:value="1.50396212964457" calcext:value-type="float">
            <text:p>1.5039621296</text:p>
          </table:table-cell>
          <table:table-cell table:formula="of:=[.I39]/[.I$4]" office:value-type="float" office:value="1.21895104780694" calcext:value-type="float">
            <text:p>1.2189510478</text:p>
          </table:table-cell>
          <table:table-cell office:value-type="float" office:value="737" calcext:value-type="float">
            <text:p>737</text:p>
          </table:table-cell>
          <table:table-cell office:value-type="float" office:value="6364" calcext:value-type="float">
            <text:p>6364</text:p>
          </table:table-cell>
          <table:table-cell office:value-type="float" office:value="7377" calcext:value-type="float">
            <text:p>7377</text:p>
          </table:table-cell>
          <table:table-cell table:formula="of:=LN([.M39]/[.L39])" office:value-type="float" office:value="0.147709941426625" calcext:value-type="float">
            <text:p>0.1477099414</text:p>
          </table:table-cell>
          <table:table-cell table:formula="of:=[.N39]/[.N$4]" office:value-type="float" office:value="1.11859138223681" calcext:value-type="float">
            <text:p>1.1185913822</text:p>
          </table:table-cell>
          <table:table-cell table:number-columns-repeated="2"/>
        </table:table-row>
        <table:table-row table:style-name="ro1">
          <table:table-cell office:value-type="time" office:time-value="PT10H05M00S" calcext:value-type="time">
            <text:p>10:05:00 AM</text:p>
          </table:table-cell>
          <table:table-cell office:value-type="float" office:value="25.01" calcext:value-type="float">
            <text:p>25.01</text:p>
          </table:table-cell>
          <table:table-cell table:formula="of:=HOUR([.A40])*60+MINUTE([.A40])" office:value-type="float" office:value="605" calcext:value-type="float">
            <text:p>605</text:p>
          </table:table-cell>
          <table:table-cell table:formula="of:=[.C40] - [.C$4]"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738" calcext:value-type="float">
            <text:p>738</text:p>
          </table:table-cell>
          <table:table-cell office:value-type="float" office:value="2048" calcext:value-type="float">
            <text:p>2048</text:p>
          </table:table-cell>
          <table:table-cell office:value-type="float" office:value="8769" calcext:value-type="float">
            <text:p>8769</text:p>
          </table:table-cell>
          <table:table-cell table:formula="of:=LN([.H40]/[.G40])" office:value-type="float" office:value="1.45435906761996" calcext:value-type="float">
            <text:p>1.4543590676</text:p>
          </table:table-cell>
          <table:table-cell table:formula="of:=[.I40]/[.I$4]" office:value-type="float" office:value="1.17874810437004" calcext:value-type="float">
            <text:p>1.1787481044</text:p>
          </table:table-cell>
          <table:table-cell office:value-type="float" office:value="738" calcext:value-type="float">
            <text:p>738</text:p>
          </table:table-cell>
          <table:table-cell office:value-type="float" office:value="6384" calcext:value-type="float">
            <text:p>6384</text:p>
          </table:table-cell>
          <table:table-cell office:value-type="float" office:value="7187" calcext:value-type="float">
            <text:p>7187</text:p>
          </table:table-cell>
          <table:table-cell table:formula="of:=LN([.M40]/[.L40])" office:value-type="float" office:value="0.118478978338798" calcext:value-type="float">
            <text:p>0.1184789783</text:p>
          </table:table-cell>
          <table:table-cell table:formula="of:=[.N40]/[.N$4]" office:value-type="float" office:value="0.897228465910914" calcext:value-type="float">
            <text:p>0.8972284659</text:p>
          </table:table-cell>
          <table:table-cell table:number-columns-repeated="2"/>
        </table:table-row>
        <table:table-row table:style-name="ro1">
          <table:table-cell office:value-type="time" office:time-value="PT10H08M00S" calcext:value-type="time">
            <text:p>10:08:00 AM</text:p>
          </table:table-cell>
          <table:table-cell office:value-type="float" office:value="24.99" calcext:value-type="float">
            <text:p>24.99</text:p>
          </table:table-cell>
          <table:table-cell table:formula="of:=HOUR([.A41])*60+MINUTE([.A41])" office:value-type="float" office:value="608" calcext:value-type="float">
            <text:p>608</text:p>
          </table:table-cell>
          <table:table-cell table:formula="of:=[.C41] - [.C$4]"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739" calcext:value-type="float">
            <text:p>739</text:p>
          </table:table-cell>
          <table:table-cell office:value-type="float" office:value="1970" calcext:value-type="float">
            <text:p>1970</text:p>
          </table:table-cell>
          <table:table-cell office:value-type="float" office:value="8770" calcext:value-type="float">
            <text:p>8770</text:p>
          </table:table-cell>
          <table:table-cell table:formula="of:=LN([.H41]/[.G41])" office:value-type="float" office:value="1.49330326363419" calcext:value-type="float">
            <text:p>1.4933032636</text:p>
          </table:table-cell>
          <table:table-cell table:formula="of:=[.I41]/[.I$4]" office:value-type="float" office:value="1.21031210960784" calcext:value-type="float">
            <text:p>1.2103121096</text:p>
          </table:table-cell>
          <table:table-cell office:value-type="float" office:value="739" calcext:value-type="float">
            <text:p>739</text:p>
          </table:table-cell>
          <table:table-cell office:value-type="float" office:value="6382" calcext:value-type="float">
            <text:p>6382</text:p>
          </table:table-cell>
          <table:table-cell office:value-type="float" office:value="7063" calcext:value-type="float">
            <text:p>7063</text:p>
          </table:table-cell>
          <table:table-cell table:formula="of:=LN([.M41]/[.L41])" office:value-type="float" office:value="0.101388362570733" calcext:value-type="float">
            <text:p>0.1013883626</text:p>
          </table:table-cell>
          <table:table-cell table:formula="of:=[.N41]/[.N$4]" office:value-type="float" office:value="0.767803084446159" calcext:value-type="float">
            <text:p>0.7678030844</text:p>
          </table:table-cell>
          <table:table-cell table:number-columns-repeated="2"/>
        </table:table-row>
        <table:table-row table:style-name="ro1">
          <table:table-cell office:value-type="time" office:time-value="PT10H12M00S" calcext:value-type="time">
            <text:p>10:12:00 AM</text:p>
          </table:table-cell>
          <table:table-cell office:value-type="float" office:value="24.96" calcext:value-type="float">
            <text:p>24.96</text:p>
          </table:table-cell>
          <table:table-cell table:formula="of:=HOUR([.A42])*60+MINUTE([.A42])" office:value-type="float" office:value="612" calcext:value-type="float">
            <text:p>612</text:p>
          </table:table-cell>
          <table:table-cell table:formula="of:=[.C42] - [.C$4]" office:value-type="float" office:value="151" calcext:value-type="float">
            <text:p>151</text:p>
          </table:table-cell>
          <table:table-cell office:value-type="float" office:value="39" calcext:value-type="float">
            <text:p>39</text:p>
          </table:table-cell>
          <table:table-cell office:value-type="float" office:value="740" calcext:value-type="float">
            <text:p>740</text:p>
          </table:table-cell>
          <table:table-cell office:value-type="float" office:value="1914" calcext:value-type="float">
            <text:p>1914</text:p>
          </table:table-cell>
          <table:table-cell office:value-type="float" office:value="8827" calcext:value-type="float">
            <text:p>8827</text:p>
          </table:table-cell>
          <table:table-cell table:formula="of:=LN([.H42]/[.G42])" office:value-type="float" office:value="1.52861991300733" calcext:value-type="float">
            <text:p>1.528619913</text:p>
          </table:table-cell>
          <table:table-cell table:formula="of:=[.I42]/[.I$4]" office:value-type="float" office:value="1.23893601303591" calcext:value-type="float">
            <text:p>1.238936013</text:p>
          </table:table-cell>
          <table:table-cell office:value-type="float" office:value="740" calcext:value-type="float">
            <text:p>740</text:p>
          </table:table-cell>
          <table:table-cell office:value-type="float" office:value="6515" calcext:value-type="float">
            <text:p>6515</text:p>
          </table:table-cell>
          <table:table-cell office:value-type="float" office:value="7202" calcext:value-type="float">
            <text:p>7202</text:p>
          </table:table-cell>
          <table:table-cell table:formula="of:=LN([.M42]/[.L42])" office:value-type="float" office:value="0.100251554649875" calcext:value-type="float">
            <text:p>0.1002515546</text:p>
          </table:table-cell>
          <table:table-cell table:formula="of:=[.N42]/[.N$4]" office:value-type="float" office:value="0.759194161233211" calcext:value-type="float">
            <text:p>0.7591941612</text:p>
          </table:table-cell>
          <table:table-cell table:number-columns-repeated="2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24.94" calcext:value-type="float">
            <text:p>24.94</text:p>
          </table:table-cell>
          <table:table-cell table:formula="of:=HOUR([.A43])*60+MINUTE([.A43])" office:value-type="float" office:value="615" calcext:value-type="float">
            <text:p>615</text:p>
          </table:table-cell>
          <table:table-cell table:formula="of:=[.C43] - [.C$4]" office:value-type="float" office:value="154" calcext:value-type="float">
            <text:p>154</text:p>
          </table:table-cell>
          <table:table-cell office:value-type="float" office:value="40" calcext:value-type="float">
            <text:p>40</text:p>
          </table:table-cell>
          <table:table-cell office:value-type="float" office:value="741" calcext:value-type="float">
            <text:p>741</text:p>
          </table:table-cell>
          <table:table-cell office:value-type="float" office:value="1975" calcext:value-type="float">
            <text:p>1975</text:p>
          </table:table-cell>
          <table:table-cell office:value-type="float" office:value="8704" calcext:value-type="float">
            <text:p>8704</text:p>
          </table:table-cell>
          <table:table-cell table:formula="of:=LN([.H43]/[.G43])" office:value-type="float" office:value="1.4832142917605" calcext:value-type="float">
            <text:p>1.4832142918</text:p>
          </table:table-cell>
          <table:table-cell table:formula="of:=[.I43]/[.I$4]" office:value-type="float" office:value="1.20213506671937" calcext:value-type="float">
            <text:p>1.2021350667</text:p>
          </table:table-cell>
          <table:table-cell office:value-type="float" office:value="741" calcext:value-type="float">
            <text:p>741</text:p>
          </table:table-cell>
          <table:table-cell office:value-type="float" office:value="6490" calcext:value-type="float">
            <text:p>6490</text:p>
          </table:table-cell>
          <table:table-cell office:value-type="float" office:value="7168" calcext:value-type="float">
            <text:p>7168</text:p>
          </table:table-cell>
          <table:table-cell table:formula="of:=LN([.M43]/[.L43])" office:value-type="float" office:value="0.0993641449566307" calcext:value-type="float">
            <text:p>0.099364145</text:p>
          </table:table-cell>
          <table:table-cell table:formula="of:=[.N43]/[.N$4]" office:value-type="float" office:value="0.752473903776" calcext:value-type="float">
            <text:p>0.7524739038</text:p>
          </table:table-cell>
          <table:table-cell table:number-columns-repeated="2"/>
        </table:table-row>
        <table:table-row table:style-name="ro1">
          <table:table-cell office:value-type="time" office:time-value="PT10H19M00S" calcext:value-type="time">
            <text:p>10:19:00 AM</text:p>
          </table:table-cell>
          <table:table-cell office:value-type="float" office:value="24.92" calcext:value-type="float">
            <text:p>24.92</text:p>
          </table:table-cell>
          <table:table-cell table:formula="of:=HOUR([.A44])*60+MINUTE([.A44])" office:value-type="float" office:value="619" calcext:value-type="float">
            <text:p>619</text:p>
          </table:table-cell>
          <table:table-cell table:formula="of:=[.C44] - [.C$4]"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742" calcext:value-type="float">
            <text:p>742</text:p>
          </table:table-cell>
          <table:table-cell office:value-type="float" office:value="2133" calcext:value-type="float">
            <text:p>2133</text:p>
          </table:table-cell>
          <table:table-cell office:value-type="float" office:value="8732" calcext:value-type="float">
            <text:p>8732</text:p>
          </table:table-cell>
          <table:table-cell table:formula="of:=LN([.H44]/[.G44])" office:value-type="float" office:value="1.40946499919848" calcext:value-type="float">
            <text:p>1.4094649992</text:p>
          </table:table-cell>
          <table:table-cell table:formula="of:=[.I44]/[.I$4]" office:value-type="float" office:value="1.14236176812924" calcext:value-type="float">
            <text:p>1.1423617681</text:p>
          </table:table-cell>
          <table:table-cell office:value-type="float" office:value="742" calcext:value-type="float">
            <text:p>742</text:p>
          </table:table-cell>
          <table:table-cell office:value-type="float" office:value="6481" calcext:value-type="float">
            <text:p>6481</text:p>
          </table:table-cell>
          <table:table-cell office:value-type="float" office:value="7217" calcext:value-type="float">
            <text:p>7217</text:p>
          </table:table-cell>
          <table:table-cell table:formula="of:=LN([.M44]/[.L44])" office:value-type="float" office:value="0.107564534644557" calcext:value-type="float">
            <text:p>0.1075645346</text:p>
          </table:table-cell>
          <table:table-cell table:formula="of:=[.N44]/[.N$4]" office:value-type="float" office:value="0.814574566380724" calcext:value-type="float">
            <text:p>0.8145745664</text:p>
          </table:table-cell>
          <table:table-cell table:number-columns-repeated="2"/>
        </table:table-row>
        <table:table-row table:style-name="ro1">
          <table:table-cell office:value-type="time" office:time-value="PT10H22M00S" calcext:value-type="time">
            <text:p>10:22:00 AM</text:p>
          </table:table-cell>
          <table:table-cell office:value-type="float" office:value="24.9" calcext:value-type="float">
            <text:p>24.9</text:p>
          </table:table-cell>
          <table:table-cell table:formula="of:=HOUR([.A45])*60+MINUTE([.A45])" office:value-type="float" office:value="622" calcext:value-type="float">
            <text:p>622</text:p>
          </table:table-cell>
          <table:table-cell table:formula="of:=[.C45] - [.C$4]"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743" calcext:value-type="float">
            <text:p>743</text:p>
          </table:table-cell>
          <table:table-cell office:value-type="float" office:value="2101" calcext:value-type="float">
            <text:p>2101</text:p>
          </table:table-cell>
          <table:table-cell office:value-type="float" office:value="8629" calcext:value-type="float">
            <text:p>8629</text:p>
          </table:table-cell>
          <table:table-cell table:formula="of:=LN([.H45]/[.G45])" office:value-type="float" office:value="1.41271520166331" calcext:value-type="float">
            <text:p>1.4127152017</text:p>
          </table:table-cell>
          <table:table-cell table:formula="of:=[.I45]/[.I$4]" office:value-type="float" office:value="1.1449960350579" calcext:value-type="float">
            <text:p>1.1449960351</text:p>
          </table:table-cell>
          <table:table-cell office:value-type="float" office:value="743" calcext:value-type="float">
            <text:p>743</text:p>
          </table:table-cell>
          <table:table-cell office:value-type="float" office:value="6493" calcext:value-type="float">
            <text:p>6493</text:p>
          </table:table-cell>
          <table:table-cell office:value-type="float" office:value="7288" calcext:value-type="float">
            <text:p>7288</text:p>
          </table:table-cell>
          <table:table-cell table:formula="of:=LN([.M45]/[.L45])" office:value-type="float" office:value="0.115504486431308" calcext:value-type="float">
            <text:p>0.1155044864</text:p>
          </table:table-cell>
          <table:table-cell table:formula="of:=[.N45]/[.N$4]" office:value-type="float" office:value="0.874702960977959" calcext:value-type="float">
            <text:p>0.874702961</text:p>
          </table:table-cell>
          <table:table-cell table:number-columns-repeated="2"/>
        </table:table-row>
        <table:table-row table:style-name="ro1">
          <table:table-cell office:value-type="time" office:time-value="PT10H26M00S" calcext:value-type="time">
            <text:p>10:26:00 AM</text:p>
          </table:table-cell>
          <table:table-cell office:value-type="float" office:value="24.88" calcext:value-type="float">
            <text:p>24.88</text:p>
          </table:table-cell>
          <table:table-cell table:formula="of:=HOUR([.A46])*60+MINUTE([.A46])" office:value-type="float" office:value="626" calcext:value-type="float">
            <text:p>626</text:p>
          </table:table-cell>
          <table:table-cell table:formula="of:=[.C46] - [.C$4]" office:value-type="float" office:value="165" calcext:value-type="float">
            <text:p>165</text:p>
          </table:table-cell>
          <table:table-cell office:value-type="float" office:value="43" calcext:value-type="float">
            <text:p>43</text:p>
          </table:table-cell>
          <table:table-cell office:value-type="float" office:value="744" calcext:value-type="float">
            <text:p>744</text:p>
          </table:table-cell>
          <table:table-cell office:value-type="float" office:value="1897" calcext:value-type="float">
            <text:p>1897</text:p>
          </table:table-cell>
          <table:table-cell office:value-type="float" office:value="7739" calcext:value-type="float">
            <text:p>7739</text:p>
          </table:table-cell>
          <table:table-cell table:formula="of:=LN([.H46]/[.G46])" office:value-type="float" office:value="1.40599878933544" calcext:value-type="float">
            <text:p>1.4059987893</text:p>
          </table:table-cell>
          <table:table-cell table:formula="of:=[.I46]/[.I$4]" office:value-type="float" office:value="1.13955242867768" calcext:value-type="float">
            <text:p>1.1395524287</text:p>
          </table:table-cell>
          <table:table-cell office:value-type="float" office:value="744" calcext:value-type="float">
            <text:p>744</text:p>
          </table:table-cell>
          <table:table-cell office:value-type="float" office:value="6438" calcext:value-type="float">
            <text:p>6438</text:p>
          </table:table-cell>
          <table:table-cell office:value-type="float" office:value="7027" calcext:value-type="float">
            <text:p>7027</text:p>
          </table:table-cell>
          <table:table-cell table:formula="of:=LN([.M46]/[.L46])" office:value-type="float" office:value="0.0875419393334442" calcext:value-type="float">
            <text:p>0.0875419393</text:p>
          </table:table-cell>
          <table:table-cell table:formula="of:=[.N46]/[.N$4]" office:value-type="float" office:value="0.66294562151277" calcext:value-type="float">
            <text:p>0.6629456215</text:p>
          </table:table-cell>
          <table:table-cell table:number-columns-repeated="2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24.85" calcext:value-type="float">
            <text:p>24.85</text:p>
          </table:table-cell>
          <table:table-cell table:formula="of:=HOUR([.A47])*60+MINUTE([.A47])" office:value-type="float" office:value="630" calcext:value-type="float">
            <text:p>630</text:p>
          </table:table-cell>
          <table:table-cell table:formula="of:=[.C47] - [.C$4]" office:value-type="float" office:value="169" calcext:value-type="float">
            <text:p>169</text:p>
          </table:table-cell>
          <table:table-cell office:value-type="float" office:value="44" calcext:value-type="float">
            <text:p>44</text:p>
          </table:table-cell>
          <table:table-cell office:value-type="float" office:value="745" calcext:value-type="float">
            <text:p>745</text:p>
          </table:table-cell>
          <table:table-cell office:value-type="float" office:value="1939" calcext:value-type="float">
            <text:p>1939</text:p>
          </table:table-cell>
          <table:table-cell office:value-type="float" office:value="8037" calcext:value-type="float">
            <text:p>8037</text:p>
          </table:table-cell>
          <table:table-cell table:formula="of:=LN([.H47]/[.G47])" office:value-type="float" office:value="1.42188350297007" calcext:value-type="float">
            <text:p>1.421883503</text:p>
          </table:table-cell>
          <table:table-cell table:formula="of:=[.I47]/[.I$4]" office:value-type="float" office:value="1.15242688073161" calcext:value-type="float">
            <text:p>1.1524268807</text:p>
          </table:table-cell>
          <table:table-cell office:value-type="float" office:value="745" calcext:value-type="float">
            <text:p>745</text:p>
          </table:table-cell>
          <table:table-cell office:value-type="float" office:value="6463" calcext:value-type="float">
            <text:p>6463</text:p>
          </table:table-cell>
          <table:table-cell office:value-type="float" office:value="7180" calcext:value-type="float">
            <text:p>7180</text:p>
          </table:table-cell>
          <table:table-cell table:formula="of:=LN([.M47]/[.L47])" office:value-type="float" office:value="0.105205776779374" calcext:value-type="float">
            <text:p>0.1052057768</text:p>
          </table:table-cell>
          <table:table-cell table:formula="of:=[.N47]/[.N$4]" office:value-type="float" office:value="0.796711948636152" calcext:value-type="float">
            <text:p>0.7967119486</text:p>
          </table:table-cell>
          <table:table-cell table:number-columns-repeated="2"/>
        </table:table-row>
        <table:table-row table:style-name="ro1">
          <table:table-cell office:value-type="time" office:time-value="PT10H37M00S" calcext:value-type="time">
            <text:p>10:37:00 AM</text:p>
          </table:table-cell>
          <table:table-cell office:value-type="float" office:value="24.81" calcext:value-type="float">
            <text:p>24.81</text:p>
          </table:table-cell>
          <table:table-cell table:formula="of:=HOUR([.A48])*60+MINUTE([.A48])" office:value-type="float" office:value="637" calcext:value-type="float">
            <text:p>637</text:p>
          </table:table-cell>
          <table:table-cell table:formula="of:=[.C48] - [.C$4]" office:value-type="float" office:value="176" calcext:value-type="float">
            <text:p>176</text:p>
          </table:table-cell>
          <table:table-cell office:value-type="float" office:value="45" calcext:value-type="float">
            <text:p>45</text:p>
          </table:table-cell>
          <table:table-cell office:value-type="float" office:value="746" calcext:value-type="float">
            <text:p>746</text:p>
          </table:table-cell>
          <table:table-cell office:value-type="float" office:value="1914" calcext:value-type="float">
            <text:p>1914</text:p>
          </table:table-cell>
          <table:table-cell office:value-type="float" office:value="8740" calcext:value-type="float">
            <text:p>8740</text:p>
          </table:table-cell>
          <table:table-cell table:formula="of:=LN([.H48]/[.G48])" office:value-type="float" office:value="1.51871489663668" calcext:value-type="float">
            <text:p>1.5187148966</text:p>
          </table:table-cell>
          <table:table-cell table:formula="of:=[.I48]/[.I$4]" office:value-type="float" office:value="1.23090806482793" calcext:value-type="float">
            <text:p>1.2309080648</text:p>
          </table:table-cell>
          <table:table-cell office:value-type="float" office:value="746" calcext:value-type="float">
            <text:p>746</text:p>
          </table:table-cell>
          <table:table-cell office:value-type="float" office:value="6445" calcext:value-type="float">
            <text:p>6445</text:p>
          </table:table-cell>
          <table:table-cell office:value-type="float" office:value="7279" calcext:value-type="float">
            <text:p>7279</text:p>
          </table:table-cell>
          <table:table-cell table:formula="of:=LN([.M48]/[.L48])" office:value-type="float" office:value="0.12168885374497" calcext:value-type="float">
            <text:p>0.1216888537</text:p>
          </table:table-cell>
          <table:table-cell table:formula="of:=[.N48]/[.N$4]" office:value-type="float" office:value="0.921536504575879" calcext:value-type="float">
            <text:p>0.9215365046</text:p>
          </table:table-cell>
          <table:table-cell table:number-columns-repeated="2"/>
        </table:table-row>
        <table:table-row table:style-name="ro1">
          <table:table-cell office:value-type="time" office:time-value="PT10H41M00S" calcext:value-type="time">
            <text:p>10:41:00 AM</text:p>
          </table:table-cell>
          <table:table-cell office:value-type="float" office:value="24.79" calcext:value-type="float">
            <text:p>24.79</text:p>
          </table:table-cell>
          <table:table-cell table:formula="of:=HOUR([.A49])*60+MINUTE([.A49])" office:value-type="float" office:value="641" calcext:value-type="float">
            <text:p>641</text:p>
          </table:table-cell>
          <table:table-cell table:formula="of:=[.C49] - [.C$4]" office:value-type="float" office:value="180" calcext:value-type="float">
            <text:p>180</text:p>
          </table:table-cell>
          <table:table-cell office:value-type="float" office:value="46" calcext:value-type="float">
            <text:p>46</text:p>
          </table:table-cell>
          <table:table-cell office:value-type="float" office:value="747" calcext:value-type="float">
            <text:p>747</text:p>
          </table:table-cell>
          <table:table-cell office:value-type="float" office:value="2014" calcext:value-type="float">
            <text:p>2014</text:p>
          </table:table-cell>
          <table:table-cell office:value-type="float" office:value="8243" calcext:value-type="float">
            <text:p>8243</text:p>
          </table:table-cell>
          <table:table-cell table:formula="of:=LN([.H49]/[.G49])" office:value-type="float" office:value="1.40924156103472" calcext:value-type="float">
            <text:p>1.409241561</text:p>
          </table:table-cell>
          <table:table-cell table:formula="of:=[.I49]/[.I$4]" office:value-type="float" office:value="1.14218067302155" calcext:value-type="float">
            <text:p>1.142180673</text:p>
          </table:table-cell>
          <table:table-cell office:value-type="float" office:value="747" calcext:value-type="float">
            <text:p>747</text:p>
          </table:table-cell>
          <table:table-cell office:value-type="float" office:value="6497" calcext:value-type="float">
            <text:p>6497</text:p>
          </table:table-cell>
          <table:table-cell office:value-type="float" office:value="7378" calcext:value-type="float">
            <text:p>7378</text:p>
          </table:table-cell>
          <table:table-cell table:formula="of:=LN([.M49]/[.L49])" office:value-type="float" office:value="0.12716206727609" calcext:value-type="float">
            <text:p>0.1271620673</text:p>
          </table:table-cell>
          <table:table-cell table:formula="of:=[.N49]/[.N$4]" office:value-type="float" office:value="0.962984557631223" calcext:value-type="float">
            <text:p>0.9629845576</text:p>
          </table:table-cell>
          <table:table-cell table:number-columns-repeated="2"/>
        </table:table-row>
        <table:table-row table:style-name="ro1">
          <table:table-cell office:value-type="time" office:time-value="PT10H44M00S" calcext:value-type="time">
            <text:p>10:44:00 AM</text:p>
          </table:table-cell>
          <table:table-cell office:value-type="float" office:value="24.76" calcext:value-type="float">
            <text:p>24.76</text:p>
          </table:table-cell>
          <table:table-cell table:formula="of:=HOUR([.A50])*60+MINUTE([.A50])" office:value-type="float" office:value="644" calcext:value-type="float">
            <text:p>644</text:p>
          </table:table-cell>
          <table:table-cell table:formula="of:=[.C50] - [.C$4]"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748" calcext:value-type="float">
            <text:p>748</text:p>
          </table:table-cell>
          <table:table-cell office:value-type="float" office:value="2107" calcext:value-type="float">
            <text:p>2107</text:p>
          </table:table-cell>
          <table:table-cell office:value-type="float" office:value="7107" calcext:value-type="float">
            <text:p>7107</text:p>
          </table:table-cell>
          <table:table-cell table:formula="of:=LN([.H50]/[.G50])" office:value-type="float" office:value="1.21581507902271" calcext:value-type="float">
            <text:p>1.215815079</text:p>
          </table:table-cell>
          <table:table-cell table:formula="of:=[.I50]/[.I$4]" office:value-type="float" office:value="0.985409828679958" calcext:value-type="float">
            <text:p>0.9854098287</text:p>
          </table:table-cell>
          <table:table-cell office:value-type="float" office:value="748" calcext:value-type="float">
            <text:p>748</text:p>
          </table:table-cell>
          <table:table-cell office:value-type="float" office:value="6513" calcext:value-type="float">
            <text:p>6513</text:p>
          </table:table-cell>
          <table:table-cell office:value-type="float" office:value="7286" calcext:value-type="float">
            <text:p>7286</text:p>
          </table:table-cell>
          <table:table-cell table:formula="of:=LN([.M50]/[.L50])" office:value-type="float" office:value="0.112154519022107" calcext:value-type="float">
            <text:p>0.112154519</text:p>
          </table:table-cell>
          <table:table-cell table:formula="of:=[.N50]/[.N$4]" office:value-type="float" office:value="0.849334020752857" calcext:value-type="float">
            <text:p>0.8493340208</text:p>
          </table:table-cell>
          <table:table-cell table:number-columns-repeated="2"/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24.74" calcext:value-type="float">
            <text:p>24.74</text:p>
          </table:table-cell>
          <table:table-cell table:formula="of:=HOUR([.A51])*60+MINUTE([.A51])" office:value-type="float" office:value="648" calcext:value-type="float">
            <text:p>648</text:p>
          </table:table-cell>
          <table:table-cell table:formula="of:=[.C51] - [.C$4]" office:value-type="float" office:value="187" calcext:value-type="float">
            <text:p>187</text:p>
          </table:table-cell>
          <table:table-cell office:value-type="float" office:value="48" calcext:value-type="float">
            <text:p>48</text:p>
          </table:table-cell>
          <table:table-cell office:value-type="float" office:value="749" calcext:value-type="float">
            <text:p>749</text:p>
          </table:table-cell>
          <table:table-cell office:value-type="float" office:value="2032" calcext:value-type="float">
            <text:p>2032</text:p>
          </table:table-cell>
          <table:table-cell office:value-type="float" office:value="8692" calcext:value-type="float">
            <text:p>8692</text:p>
          </table:table-cell>
          <table:table-cell table:formula="of:=LN([.H51]/[.G51])" office:value-type="float" office:value="1.45338253267795" calcext:value-type="float">
            <text:p>1.4533825327</text:p>
          </table:table-cell>
          <table:table-cell table:formula="of:=[.I51]/[.I$4]" office:value-type="float" office:value="1.17795662946032" calcext:value-type="float">
            <text:p>1.1779566295</text:p>
          </table:table-cell>
          <table:table-cell office:value-type="float" office:value="749" calcext:value-type="float">
            <text:p>749</text:p>
          </table:table-cell>
          <table:table-cell office:value-type="float" office:value="6562" calcext:value-type="float">
            <text:p>6562</text:p>
          </table:table-cell>
          <table:table-cell office:value-type="float" office:value="7487" calcext:value-type="float">
            <text:p>7487</text:p>
          </table:table-cell>
          <table:table-cell table:formula="of:=LN([.M51]/[.L51])" office:value-type="float" office:value="0.131872748709638" calcext:value-type="float">
            <text:p>0.1318727487</text:p>
          </table:table-cell>
          <table:table-cell table:formula="of:=[.N51]/[.N$4]" office:value-type="float" office:value="0.998658037731057" calcext:value-type="float">
            <text:p>0.9986580377</text:p>
          </table:table-cell>
          <table:table-cell table:number-columns-repeated="2"/>
        </table:table-row>
        <table:table-row table:style-name="ro1">
          <table:table-cell office:value-type="time" office:time-value="PT10H51M00S" calcext:value-type="time">
            <text:p>10:51:00 AM</text:p>
          </table:table-cell>
          <table:table-cell office:value-type="float" office:value="24.72" calcext:value-type="float">
            <text:p>24.72</text:p>
          </table:table-cell>
          <table:table-cell table:formula="of:=HOUR([.A52])*60+MINUTE([.A52])" office:value-type="float" office:value="651" calcext:value-type="float">
            <text:p>651</text:p>
          </table:table-cell>
          <table:table-cell table:formula="of:=[.C52] - [.C$4]"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750" calcext:value-type="float">
            <text:p>750</text:p>
          </table:table-cell>
          <table:table-cell office:value-type="float" office:value="1874" calcext:value-type="float">
            <text:p>1874</text:p>
          </table:table-cell>
          <table:table-cell office:value-type="float" office:value="7935" calcext:value-type="float">
            <text:p>7935</text:p>
          </table:table-cell>
          <table:table-cell table:formula="of:=LN([.H52]/[.G52])" office:value-type="float" office:value="1.44320817016214" calcext:value-type="float">
            <text:p>1.4432081702</text:p>
          </table:table-cell>
          <table:table-cell table:formula="of:=[.I52]/[.I$4]" office:value-type="float" office:value="1.16971037803886" calcext:value-type="float">
            <text:p>1.169710378</text:p>
          </table:table-cell>
          <table:table-cell office:value-type="float" office:value="750" calcext:value-type="float">
            <text:p>750</text:p>
          </table:table-cell>
          <table:table-cell office:value-type="float" office:value="6510" calcext:value-type="float">
            <text:p>6510</text:p>
          </table:table-cell>
          <table:table-cell office:value-type="float" office:value="7215" calcext:value-type="float">
            <text:p>7215</text:p>
          </table:table-cell>
          <table:table-cell table:formula="of:=LN([.M52]/[.L52])" office:value-type="float" office:value="0.102822736005356" calcext:value-type="float">
            <text:p>0.102822736</text:p>
          </table:table-cell>
          <table:table-cell table:formula="of:=[.N52]/[.N$4]" office:value-type="float" office:value="0.778665439053994" calcext:value-type="float">
            <text:p>0.7786654391</text:p>
          </table:table-cell>
          <table:table-cell table:number-columns-repeated="2"/>
        </table:table-row>
        <table:table-row table:style-name="ro1">
          <table:table-cell office:value-type="time" office:time-value="PT10H55M00S" calcext:value-type="time">
            <text:p>10:55:00 AM</text:p>
          </table:table-cell>
          <table:table-cell office:value-type="float" office:value="24.7" calcext:value-type="float">
            <text:p>24.7</text:p>
          </table:table-cell>
          <table:table-cell table:formula="of:=HOUR([.A53])*60+MINUTE([.A53])" office:value-type="float" office:value="655" calcext:value-type="float">
            <text:p>655</text:p>
          </table:table-cell>
          <table:table-cell table:formula="of:=[.C53] - [.C$4]"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080" calcext:value-type="float">
            <text:p>2080</text:p>
          </table:table-cell>
          <table:table-cell office:value-type="float" office:value="8792" calcext:value-type="float">
            <text:p>8792</text:p>
          </table:table-cell>
          <table:table-cell table:formula="of:=LN([.H53]/[.G53])" office:value-type="float" office:value="1.44147432338809" calcext:value-type="float">
            <text:p>1.4414743234</text:p>
          </table:table-cell>
          <table:table-cell table:formula="of:=[.I53]/[.I$4]" office:value-type="float" office:value="1.16830510705476" calcext:value-type="float">
            <text:p>1.1683051071</text:p>
          </table:table-cell>
          <table:table-cell office:value-type="float" office:value="751" calcext:value-type="float">
            <text:p>751</text:p>
          </table:table-cell>
          <table:table-cell office:value-type="float" office:value="6427" calcext:value-type="float">
            <text:p>6427</text:p>
          </table:table-cell>
          <table:table-cell office:value-type="float" office:value="7321" calcext:value-type="float">
            <text:p>7321</text:p>
          </table:table-cell>
          <table:table-cell table:formula="of:=LN([.M53]/[.L53])" office:value-type="float" office:value="0.130239064275356" calcext:value-type="float">
            <text:p>0.1302390643</text:p>
          </table:table-cell>
          <table:table-cell table:formula="of:=[.N53]/[.N$4]" office:value-type="float" office:value="0.986286322517901" calcext:value-type="float">
            <text:p>0.9862863225</text:p>
          </table:table-cell>
          <table:table-cell table:number-columns-repeated="2"/>
        </table:table-row>
        <table:table-row table:style-name="ro1">
          <table:table-cell office:value-type="time" office:time-value="PT10H58M00S" calcext:value-type="time">
            <text:p>10:58:00 AM</text:p>
          </table:table-cell>
          <table:table-cell office:value-type="float" office:value="24.68" calcext:value-type="float">
            <text:p>24.68</text:p>
          </table:table-cell>
          <table:table-cell table:formula="of:=HOUR([.A54])*60+MINUTE([.A54])" office:value-type="float" office:value="658" calcext:value-type="float">
            <text:p>658</text:p>
          </table:table-cell>
          <table:table-cell table:formula="of:=[.C54] - [.C$4]" office:value-type="float" office:value="197" calcext:value-type="float">
            <text:p>197</text:p>
          </table:table-cell>
          <table:table-cell office:value-type="float" office:value="51" calcext:value-type="float">
            <text:p>51</text:p>
          </table:table-cell>
          <table:table-cell office:value-type="float" office:value="752" calcext:value-type="float">
            <text:p>752</text:p>
          </table:table-cell>
          <table:table-cell office:value-type="float" office:value="2273" calcext:value-type="float">
            <text:p>2273</text:p>
          </table:table-cell>
          <table:table-cell office:value-type="float" office:value="8708" calcext:value-type="float">
            <text:p>8708</text:p>
          </table:table-cell>
          <table:table-cell table:formula="of:=LN([.H54]/[.G54])" office:value-type="float" office:value="1.34314159850189" calcext:value-type="float">
            <text:p>1.3431415985</text:p>
          </table:table-cell>
          <table:table-cell table:formula="of:=[.I54]/[.I$4]" office:value-type="float" office:value="1.0886071042453" calcext:value-type="float">
            <text:p>1.0886071042</text:p>
          </table:table-cell>
          <table:table-cell office:value-type="float" office:value="752" calcext:value-type="float">
            <text:p>752</text:p>
          </table:table-cell>
          <table:table-cell office:value-type="float" office:value="6629" calcext:value-type="float">
            <text:p>6629</text:p>
          </table:table-cell>
          <table:table-cell office:value-type="float" office:value="7206" calcext:value-type="float">
            <text:p>7206</text:p>
          </table:table-cell>
          <table:table-cell table:formula="of:=LN([.M54]/[.L54])" office:value-type="float" office:value="0.0834600490666471" calcext:value-type="float">
            <text:p>0.0834600491</text:p>
          </table:table-cell>
          <table:table-cell table:formula="of:=[.N54]/[.N$4]" office:value-type="float" office:value="0.63203390879001" calcext:value-type="float">
            <text:p>0.6320339088</text:p>
          </table:table-cell>
          <table:table-cell table:number-columns-repeated="2"/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office:value-type="float" office:value="24.66" calcext:value-type="float">
            <text:p>24.66</text:p>
          </table:table-cell>
          <table:table-cell table:formula="of:=HOUR([.A55])*60+MINUTE([.A55])" office:value-type="float" office:value="662" calcext:value-type="float">
            <text:p>662</text:p>
          </table:table-cell>
          <table:table-cell table:formula="of:=[.C55] - [.C$4]"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753" calcext:value-type="float">
            <text:p>753</text:p>
          </table:table-cell>
          <table:table-cell office:value-type="float" office:value="2027" calcext:value-type="float">
            <text:p>2027</text:p>
          </table:table-cell>
          <table:table-cell office:value-type="float" office:value="8060" calcext:value-type="float">
            <text:p>8060</text:p>
          </table:table-cell>
          <table:table-cell table:formula="of:=LN([.H55]/[.G55])" office:value-type="float" office:value="1.38035668904867" calcext:value-type="float">
            <text:p>1.380356689</text:p>
          </table:table-cell>
          <table:table-cell table:formula="of:=[.I55]/[.I$4]" office:value-type="float" office:value="1.11876968129566" calcext:value-type="float">
            <text:p>1.1187696813</text:p>
          </table:table-cell>
          <table:table-cell office:value-type="float" office:value="753" calcext:value-type="float">
            <text:p>753</text:p>
          </table:table-cell>
          <table:table-cell office:value-type="float" office:value="6615" calcext:value-type="float">
            <text:p>6615</text:p>
          </table:table-cell>
          <table:table-cell office:value-type="float" office:value="7266" calcext:value-type="float">
            <text:p>7266</text:p>
          </table:table-cell>
          <table:table-cell table:formula="of:=LN([.M55]/[.L55])" office:value-type="float" office:value="0.0938661362320913" calcext:value-type="float">
            <text:p>0.0938661362</text:p>
          </table:table-cell>
          <table:table-cell table:formula="of:=[.N55]/[.N$4]" office:value-type="float" office:value="0.710838079407417" calcext:value-type="float">
            <text:p>0.7108380794</text:p>
          </table:table-cell>
          <table:table-cell table:number-columns-repeated="2"/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office:value-type="float" office:value="24.64" calcext:value-type="float">
            <text:p>24.64</text:p>
          </table:table-cell>
          <table:table-cell table:formula="of:=HOUR([.A56])*60+MINUTE([.A56])" office:value-type="float" office:value="665" calcext:value-type="float">
            <text:p>665</text:p>
          </table:table-cell>
          <table:table-cell table:formula="of:=[.C56] - [.C$4]"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754" calcext:value-type="float">
            <text:p>754</text:p>
          </table:table-cell>
          <table:table-cell office:value-type="float" office:value="1974" calcext:value-type="float">
            <text:p>1974</text:p>
          </table:table-cell>
          <table:table-cell office:value-type="float" office:value="8706" calcext:value-type="float">
            <text:p>8706</text:p>
          </table:table-cell>
          <table:table-cell table:formula="of:=LN([.H56]/[.G56])" office:value-type="float" office:value="1.48395050211882" calcext:value-type="float">
            <text:p>1.4839505021</text:p>
          </table:table-cell>
          <table:table-cell table:formula="of:=[.I56]/[.I$4]" office:value-type="float" office:value="1.20273176019322" calcext:value-type="float">
            <text:p>1.2027317602</text:p>
          </table:table-cell>
          <table:table-cell office:value-type="float" office:value="754" calcext:value-type="float">
            <text:p>754</text:p>
          </table:table-cell>
          <table:table-cell office:value-type="float" office:value="6364" calcext:value-type="float">
            <text:p>6364</text:p>
          </table:table-cell>
          <table:table-cell office:value-type="float" office:value="7137" calcext:value-type="float">
            <text:p>7137</text:p>
          </table:table-cell>
          <table:table-cell table:formula="of:=LN([.M56]/[.L56])" office:value-type="float" office:value="0.11463540951339" calcext:value-type="float">
            <text:p>0.1146354095</text:p>
          </table:table-cell>
          <table:table-cell table:formula="of:=[.N56]/[.N$4]" office:value-type="float" office:value="0.868121535641964" calcext:value-type="float">
            <text:p>0.8681215356</text:p>
          </table:table-cell>
          <table:table-cell table:number-columns-repeated="2"/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office:value-type="float" office:value="24.62" calcext:value-type="float">
            <text:p>24.62</text:p>
          </table:table-cell>
          <table:table-cell table:formula="of:=HOUR([.A57])*60+MINUTE([.A57])" office:value-type="float" office:value="669" calcext:value-type="float">
            <text:p>669</text:p>
          </table:table-cell>
          <table:table-cell table:formula="of:=[.C57] - [.C$4]" office:value-type="float" office:value="208" calcext:value-type="float">
            <text:p>208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 office:value-type="float" office:value="1967" calcext:value-type="float">
            <text:p>1967</text:p>
          </table:table-cell>
          <table:table-cell office:value-type="float" office:value="8327" calcext:value-type="float">
            <text:p>8327</text:p>
          </table:table-cell>
          <table:table-cell table:formula="of:=LN([.H57]/[.G57])" office:value-type="float" office:value="1.44299370784676" calcext:value-type="float">
            <text:p>1.4429937078</text:p>
          </table:table-cell>
          <table:table-cell table:formula="of:=[.I57]/[.I$4]" office:value-type="float" office:value="1.16953655779505" calcext:value-type="float">
            <text:p>1.1695365578</text:p>
          </table:table-cell>
          <table:table-cell office:value-type="float" office:value="755" calcext:value-type="float">
            <text:p>755</text:p>
          </table:table-cell>
          <table:table-cell office:value-type="float" office:value="6549" calcext:value-type="float">
            <text:p>6549</text:p>
          </table:table-cell>
          <table:table-cell office:value-type="float" office:value="7468" calcext:value-type="float">
            <text:p>7468</text:p>
          </table:table-cell>
          <table:table-cell table:formula="of:=LN([.M57]/[.L57])" office:value-type="float" office:value="0.13131485944356" calcext:value-type="float">
            <text:p>0.1313148594</text:p>
          </table:table-cell>
          <table:table-cell table:formula="of:=[.N57]/[.N$4]" office:value-type="float" office:value="0.994433202765646" calcext:value-type="float">
            <text:p>0.9944332028</text:p>
          </table:table-cell>
          <table:table-cell table:number-columns-repeated="2"/>
        </table:table-row>
        <table:table-row table:style-name="ro1">
          <table:table-cell office:value-type="time" office:time-value="PT11H12M00S" calcext:value-type="time">
            <text:p>11:12:00 AM</text:p>
          </table:table-cell>
          <table:table-cell office:value-type="float" office:value="24.6" calcext:value-type="float">
            <text:p>24.6</text:p>
          </table:table-cell>
          <table:table-cell table:formula="of:=HOUR([.A58])*60+MINUTE([.A58])" office:value-type="float" office:value="672" calcext:value-type="float">
            <text:p>672</text:p>
          </table:table-cell>
          <table:table-cell table:formula="of:=[.C58] - [.C$4]" office:value-type="float" office:value="211" calcext:value-type="float">
            <text:p>211</text:p>
          </table:table-cell>
          <table:table-cell office:value-type="float" office:value="55" calcext:value-type="float">
            <text:p>55</text:p>
          </table:table-cell>
          <table:table-cell office:value-type="float" office:value="756" calcext:value-type="float">
            <text:p>756</text:p>
          </table:table-cell>
          <table:table-cell office:value-type="float" office:value="1987" calcext:value-type="float">
            <text:p>1987</text:p>
          </table:table-cell>
          <table:table-cell office:value-type="float" office:value="8555" calcext:value-type="float">
            <text:p>8555</text:p>
          </table:table-cell>
          <table:table-cell table:formula="of:=LN([.H58]/[.G58])" office:value-type="float" office:value="1.45988994377448" calcext:value-type="float">
            <text:p>1.4598899438</text:p>
          </table:table-cell>
          <table:table-cell table:formula="of:=[.I58]/[.I$4]" office:value-type="float" office:value="1.18323084176811" calcext:value-type="float">
            <text:p>1.1832308418</text:p>
          </table:table-cell>
          <table:table-cell office:value-type="float" office:value="756" calcext:value-type="float">
            <text:p>756</text:p>
          </table:table-cell>
          <table:table-cell office:value-type="float" office:value="6552" calcext:value-type="float">
            <text:p>6552</text:p>
          </table:table-cell>
          <table:table-cell office:value-type="float" office:value="7405" calcext:value-type="float">
            <text:p>7405</text:p>
          </table:table-cell>
          <table:table-cell table:formula="of:=LN([.M58]/[.L58])" office:value-type="float" office:value="0.122385101168994" calcext:value-type="float">
            <text:p>0.1223851012</text:p>
          </table:table-cell>
          <table:table-cell table:formula="of:=[.N58]/[.N$4]" office:value-type="float" office:value="0.926809110880475" calcext:value-type="float">
            <text:p>0.9268091109</text:p>
          </table:table-cell>
          <table:table-cell table:number-columns-repeated="2"/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office:value-type="float" office:value="24.59" calcext:value-type="float">
            <text:p>24.59</text:p>
          </table:table-cell>
          <table:table-cell table:formula="of:=HOUR([.A59])*60+MINUTE([.A59])" office:value-type="float" office:value="676" calcext:value-type="float">
            <text:p>676</text:p>
          </table:table-cell>
          <table:table-cell table:formula="of:=[.C59] - [.C$4]" office:value-type="float" office:value="215" calcext:value-type="float">
            <text:p>215</text:p>
          </table:table-cell>
          <table:table-cell office:value-type="float" office:value="56" calcext:value-type="float">
            <text:p>56</text:p>
          </table:table-cell>
          <table:table-cell office:value-type="float" office:value="757" calcext:value-type="float">
            <text:p>757</text:p>
          </table:table-cell>
          <table:table-cell office:value-type="float" office:value="1937" calcext:value-type="float">
            <text:p>1937</text:p>
          </table:table-cell>
          <table:table-cell office:value-type="float" office:value="8411" calcext:value-type="float">
            <text:p>8411</text:p>
          </table:table-cell>
          <table:table-cell table:formula="of:=LN([.H59]/[.G59])" office:value-type="float" office:value="1.46839998855544" calcext:value-type="float">
            <text:p>1.4683999886</text:p>
          </table:table-cell>
          <table:table-cell table:formula="of:=[.I59]/[.I$4]" office:value-type="float" office:value="1.19012817501752" calcext:value-type="float">
            <text:p>1.190128175</text:p>
          </table:table-cell>
          <table:table-cell office:value-type="float" office:value="757" calcext:value-type="float">
            <text:p>757</text:p>
          </table:table-cell>
          <table:table-cell office:value-type="float" office:value="6563" calcext:value-type="float">
            <text:p>6563</text:p>
          </table:table-cell>
          <table:table-cell office:value-type="float" office:value="7178" calcext:value-type="float">
            <text:p>7178</text:p>
          </table:table-cell>
          <table:table-cell table:formula="of:=LN([.M59]/[.L59])" office:value-type="float" office:value="0.0895729772338297" calcext:value-type="float">
            <text:p>0.0895729772</text:p>
          </table:table-cell>
          <table:table-cell table:formula="of:=[.N59]/[.N$4]" office:value-type="float" office:value="0.678326451471979" calcext:value-type="float">
            <text:p>0.6783264515</text:p>
          </table:table-cell>
          <table:table-cell table:number-columns-repeated="2"/>
        </table:table-row>
        <table:table-row table:style-name="ro1">
          <table:table-cell office:value-type="time" office:time-value="PT11H20M00S" calcext:value-type="time">
            <text:p>11:20:00 AM</text:p>
          </table:table-cell>
          <table:table-cell office:value-type="float" office:value="24.57" calcext:value-type="float">
            <text:p>24.57</text:p>
          </table:table-cell>
          <table:table-cell table:formula="of:=HOUR([.A60])*60+MINUTE([.A60])" office:value-type="float" office:value="680" calcext:value-type="float">
            <text:p>680</text:p>
          </table:table-cell>
          <table:table-cell table:formula="of:=[.C60] - [.C$4]"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H61]/[.G61])" office:value-type="float" office:value="1.3677955283229" calcext:value-type="float">
            <text:p>1.3677955283</text:p>
          </table:table-cell>
          <table:table-cell table:formula="of:=[.I60]/[.I$4]" office:value-type="float" office:value="1.10858894620496" calcext:value-type="float">
            <text:p>1.108588946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table:formula="of:=LN([.M60]/[.L60])" office:value-type="string" office:string-value="" calcext:value-type="error">
            <text:p>#DIV/0!</text:p>
          </table:table-cell>
          <table:table-cell table:formula="of:=[.N60]/[.N$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time" office:time-value="PT11H23M00S" calcext:value-type="time">
            <text:p>11:23:00 AM</text:p>
          </table:table-cell>
          <table:table-cell office:value-type="float" office:value="24.55" calcext:value-type="float">
            <text:p>24.55</text:p>
          </table:table-cell>
          <table:table-cell table:formula="of:=HOUR([.A61])*60+MINUTE([.A61])" office:value-type="float" office:value="683" calcext:value-type="float">
            <text:p>683</text:p>
          </table:table-cell>
          <table:table-cell table:formula="of:=[.C61] - [.C$4]" office:value-type="float" office:value="222" calcext:value-type="float">
            <text:p>222</text:p>
          </table:table-cell>
          <table:table-cell office:value-type="float" office:value="58" calcext:value-type="float">
            <text:p>58</text:p>
          </table:table-cell>
          <table:table-cell office:value-type="float" office:value="759" calcext:value-type="float">
            <text:p>759</text:p>
          </table:table-cell>
          <table:table-cell office:value-type="float" office:value="2196" calcext:value-type="float">
            <text:p>2196</text:p>
          </table:table-cell>
          <table:table-cell office:value-type="float" office:value="8623" calcext:value-type="float">
            <text:p>8623</text:p>
          </table:table-cell>
          <table:table-cell table:formula="of:=LN([.H61]/[.G61])" office:value-type="float" office:value="1.3677955283229" calcext:value-type="float">
            <text:p>1.3677955283</text:p>
          </table:table-cell>
          <table:table-cell table:formula="of:=[.I61]/[.I$4]" office:value-type="float" office:value="1.10858894620496" calcext:value-type="float">
            <text:p>1.1085889462</text:p>
          </table:table-cell>
          <table:table-cell office:value-type="float" office:value="759" calcext:value-type="float">
            <text:p>759</text:p>
          </table:table-cell>
          <table:table-cell office:value-type="float" office:value="6645" calcext:value-type="float">
            <text:p>6645</text:p>
          </table:table-cell>
          <table:table-cell office:value-type="float" office:value="7432" calcext:value-type="float">
            <text:p>7432</text:p>
          </table:table-cell>
          <table:table-cell table:formula="of:=LN([.M61]/[.L61])" office:value-type="float" office:value="0.111930309346329" calcext:value-type="float">
            <text:p>0.1119303093</text:p>
          </table:table-cell>
          <table:table-cell table:formula="of:=[.N61]/[.N$4]" office:value-type="float" office:value="0.847636105171022" calcext:value-type="float">
            <text:p>0.8476361052</text:p>
          </table:table-cell>
          <table:table-cell table:number-columns-repeated="2"/>
        </table:table-row>
        <table:table-row table:style-name="ro1">
          <table:table-cell office:value-type="time" office:time-value="PT11H27M00S" calcext:value-type="time">
            <text:p>11:27:00 AM</text:p>
          </table:table-cell>
          <table:table-cell office:value-type="float" office:value="24.53" calcext:value-type="float">
            <text:p>24.53</text:p>
          </table:table-cell>
          <table:table-cell table:formula="of:=HOUR([.A62])*60+MINUTE([.A62])" office:value-type="float" office:value="687" calcext:value-type="float">
            <text:p>687</text:p>
          </table:table-cell>
          <table:table-cell table:formula="of:=[.C62] - [.C$4]" office:value-type="float" office:value="226" calcext:value-type="float">
            <text:p>226</text:p>
          </table:table-cell>
          <table:table-cell office:value-type="float" office:value="59" calcext:value-type="float">
            <text:p>59</text:p>
          </table:table-cell>
          <table:table-cell office:value-type="float" office:value="760" calcext:value-type="float">
            <text:p>760</text:p>
          </table:table-cell>
          <table:table-cell office:value-type="float" office:value="1973" calcext:value-type="float">
            <text:p>1973</text:p>
          </table:table-cell>
          <table:table-cell office:value-type="float" office:value="8642" calcext:value-type="float">
            <text:p>8642</text:p>
          </table:table-cell>
          <table:table-cell table:formula="of:=LN([.H62]/[.G62])" office:value-type="float" office:value="1.47707881046926" calcext:value-type="float">
            <text:p>1.4770788105</text:p>
          </table:table-cell>
          <table:table-cell table:formula="of:=[.I62]/[.I$4]" office:value-type="float" office:value="1.1971623009819" calcext:value-type="float">
            <text:p>1.197162301</text:p>
          </table:table-cell>
          <table:table-cell office:value-type="float" office:value="760" calcext:value-type="float">
            <text:p>760</text:p>
          </table:table-cell>
          <table:table-cell office:value-type="float" office:value="6496" calcext:value-type="float">
            <text:p>6496</text:p>
          </table:table-cell>
          <table:table-cell office:value-type="float" office:value="7450" calcext:value-type="float">
            <text:p>7450</text:p>
          </table:table-cell>
          <table:table-cell table:formula="of:=LN([.M62]/[.L62])" office:value-type="float" office:value="0.137027429532091" calcext:value-type="float">
            <text:p>0.1370274295</text:p>
          </table:table-cell>
          <table:table-cell table:formula="of:=[.N62]/[.N$4]" office:value-type="float" office:value="1.03769387709629" calcext:value-type="float">
            <text:p>1.0376938771</text:p>
          </table:table-cell>
          <table:table-cell table:number-columns-repeated="2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24.52" calcext:value-type="float">
            <text:p>24.52</text:p>
          </table:table-cell>
          <table:table-cell table:formula="of:=HOUR([.A63])*60+MINUTE([.A63])" office:value-type="float" office:value="690" calcext:value-type="float">
            <text:p>690</text:p>
          </table:table-cell>
          <table:table-cell table:formula="of:=[.C63] - [.C$4]" office:value-type="float" office:value="229" calcext:value-type="float">
            <text:p>229</text:p>
          </table:table-cell>
          <table:table-cell office:value-type="float" office:value="60" calcext:value-type="float">
            <text:p>60</text:p>
          </table:table-cell>
          <table:table-cell office:value-type="float" office:value="761" calcext:value-type="float">
            <text:p>761</text:p>
          </table:table-cell>
          <table:table-cell office:value-type="float" office:value="1835" calcext:value-type="float">
            <text:p>1835</text:p>
          </table:table-cell>
          <table:table-cell office:value-type="float" office:value="8638" calcext:value-type="float">
            <text:p>8638</text:p>
          </table:table-cell>
          <table:table-cell table:formula="of:=LN([.H63]/[.G63])" office:value-type="float" office:value="1.54912659303198" calcext:value-type="float">
            <text:p>1.549126593</text:p>
          </table:table-cell>
          <table:table-cell table:formula="of:=[.I63]/[.I$4]" office:value-type="float" office:value="1.2555565373233" calcext:value-type="float">
            <text:p>1.2555565373</text:p>
          </table:table-cell>
          <table:table-cell office:value-type="float" office:value="761" calcext:value-type="float">
            <text:p>761</text:p>
          </table:table-cell>
          <table:table-cell office:value-type="float" office:value="6343" calcext:value-type="float">
            <text:p>6343</text:p>
          </table:table-cell>
          <table:table-cell office:value-type="float" office:value="6891" calcext:value-type="float">
            <text:p>6891</text:p>
          </table:table-cell>
          <table:table-cell table:formula="of:=LN([.M63]/[.L63])" office:value-type="float" office:value="0.0828643697233108" calcext:value-type="float">
            <text:p>0.0828643697</text:p>
          </table:table-cell>
          <table:table-cell table:formula="of:=[.N63]/[.N$4]" office:value-type="float" office:value="0.627522893664035" calcext:value-type="float">
            <text:p>0.6275228937</text:p>
          </table:table-cell>
          <table:table-cell table:number-columns-repeated="2"/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24.5" calcext:value-type="float">
            <text:p>24.5</text:p>
          </table:table-cell>
          <table:table-cell table:formula="of:=HOUR([.A64])*60+MINUTE([.A64])" office:value-type="float" office:value="694" calcext:value-type="float">
            <text:p>694</text:p>
          </table:table-cell>
          <table:table-cell table:formula="of:=[.C64] - [.C$4]" office:value-type="float" office:value="233" calcext:value-type="float">
            <text:p>233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921" calcext:value-type="float">
            <text:p>1921</text:p>
          </table:table-cell>
          <table:table-cell office:value-type="float" office:value="8852" calcext:value-type="float">
            <text:p>8852</text:p>
          </table:table-cell>
          <table:table-cell table:formula="of:=LN([.H64]/[.G64])" office:value-type="float" office:value="1.52779753840238" calcext:value-type="float">
            <text:p>1.5277975384</text:p>
          </table:table-cell>
          <table:table-cell table:formula="of:=[.I64]/[.I$4]" office:value-type="float" office:value="1.23826948402787" calcext:value-type="float">
            <text:p>1.238269484</text:p>
          </table:table-cell>
          <table:table-cell office:value-type="float" office:value="762" calcext:value-type="float">
            <text:p>762</text:p>
          </table:table-cell>
          <table:table-cell office:value-type="float" office:value="6539" calcext:value-type="float">
            <text:p>6539</text:p>
          </table:table-cell>
          <table:table-cell office:value-type="float" office:value="7287" calcext:value-type="float">
            <text:p>7287</text:p>
          </table:table-cell>
          <table:table-cell table:formula="of:=LN([.M64]/[.L64])" office:value-type="float" office:value="0.108307690109006" calcext:value-type="float">
            <text:p>0.1083076901</text:p>
          </table:table-cell>
          <table:table-cell table:formula="of:=[.N64]/[.N$4]" office:value-type="float" office:value="0.820202402193033" calcext:value-type="float">
            <text:p>0.8202024022</text:p>
          </table:table-cell>
          <table:table-cell table:number-columns-repeated="2"/>
        </table:table-row>
        <table:table-row table:style-name="ro1">
          <table:table-cell office:value-type="time" office:time-value="PT11H37M00S" calcext:value-type="time">
            <text:p>11:37:00 AM</text:p>
          </table:table-cell>
          <table:table-cell office:value-type="float" office:value="24.48" calcext:value-type="float">
            <text:p>24.48</text:p>
          </table:table-cell>
          <table:table-cell table:formula="of:=HOUR([.A65])*60+MINUTE([.A65])" office:value-type="float" office:value="697" calcext:value-type="float">
            <text:p>697</text:p>
          </table:table-cell>
          <table:table-cell table:formula="of:=[.C65] - [.C$4]" office:value-type="float" office:value="236" calcext:value-type="float">
            <text:p>236</text:p>
          </table:table-cell>
          <table:table-cell office:value-type="float" office:value="62" calcext:value-type="float">
            <text:p>62</text:p>
          </table:table-cell>
          <table:table-cell office:value-type="float" office:value="763" calcext:value-type="float">
            <text:p>763</text:p>
          </table:table-cell>
          <table:table-cell office:value-type="float" office:value="1981" calcext:value-type="float">
            <text:p>1981</text:p>
          </table:table-cell>
          <table:table-cell office:value-type="float" office:value="8697" calcext:value-type="float">
            <text:p>8697</text:p>
          </table:table-cell>
          <table:table-cell table:formula="of:=LN([.H65]/[.G65])" office:value-type="float" office:value="1.47937637089121" calcext:value-type="float">
            <text:p>1.4793763709</text:p>
          </table:table-cell>
          <table:table-cell table:formula="of:=[.I65]/[.I$4]" office:value-type="float" office:value="1.19902445803262" calcext:value-type="float">
            <text:p>1.199024458</text:p>
          </table:table-cell>
          <table:table-cell office:value-type="float" office:value="763" calcext:value-type="float">
            <text:p>763</text:p>
          </table:table-cell>
          <table:table-cell office:value-type="float" office:value="6546" calcext:value-type="float">
            <text:p>6546</text:p>
          </table:table-cell>
          <table:table-cell office:value-type="float" office:value="7020" calcext:value-type="float">
            <text:p>7020</text:p>
          </table:table-cell>
          <table:table-cell table:formula="of:=LN([.M65]/[.L65])" office:value-type="float" office:value="0.0699090419587309" calcext:value-type="float">
            <text:p>0.069909042</text:p>
          </table:table-cell>
          <table:table-cell table:formula="of:=[.N65]/[.N$4]" office:value-type="float" office:value="0.529413600196396" calcext:value-type="float">
            <text:p>0.5294136002</text:p>
          </table:table-cell>
          <table:table-cell table:number-columns-repeated="2"/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24.46" calcext:value-type="float">
            <text:p>24.46</text:p>
          </table:table-cell>
          <table:table-cell table:formula="of:=HOUR([.A66])*60+MINUTE([.A66])" office:value-type="float" office:value="701" calcext:value-type="float">
            <text:p>701</text:p>
          </table:table-cell>
          <table:table-cell table:formula="of:=[.C66] - [.C$4]" office:value-type="float" office:value="240" calcext:value-type="float">
            <text:p>240</text:p>
          </table:table-cell>
          <table:table-cell office:value-type="float" office:value="63" calcext:value-type="float">
            <text:p>63</text:p>
          </table:table-cell>
          <table:table-cell office:value-type="float" office:value="764" calcext:value-type="float">
            <text:p>764</text:p>
          </table:table-cell>
          <table:table-cell office:value-type="float" office:value="2061" calcext:value-type="float">
            <text:p>2061</text:p>
          </table:table-cell>
          <table:table-cell office:value-type="float" office:value="8294" calcext:value-type="float">
            <text:p>8294</text:p>
          </table:table-cell>
          <table:table-cell table:formula="of:=LN([.H66]/[.G66])" office:value-type="float" office:value="1.39234105991587" calcext:value-type="float">
            <text:p>1.3923410599</text:p>
          </table:table-cell>
          <table:table-cell table:formula="of:=[.I66]/[.I$4]" office:value-type="float" office:value="1.12848293214016" calcext:value-type="float">
            <text:p>1.1284829321</text:p>
          </table:table-cell>
          <table:table-cell office:value-type="float" office:value="764" calcext:value-type="float">
            <text:p>764</text:p>
          </table:table-cell>
          <table:table-cell office:value-type="float" office:value="6537" calcext:value-type="float">
            <text:p>6537</text:p>
          </table:table-cell>
          <table:table-cell office:value-type="float" office:value="7393" calcext:value-type="float">
            <text:p>7393</text:p>
          </table:table-cell>
          <table:table-cell table:formula="of:=LN([.M66]/[.L66])" office:value-type="float" office:value="0.12305526194437" calcext:value-type="float">
            <text:p>0.1230552619</text:p>
          </table:table-cell>
          <table:table-cell table:formula="of:=[.N66]/[.N$4]" office:value-type="float" office:value="0.931884165821322" calcext:value-type="float">
            <text:p>0.9318841658</text:p>
          </table:table-cell>
          <table:table-cell table:number-columns-repeated="2"/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24.44" calcext:value-type="float">
            <text:p>24.44</text:p>
          </table:table-cell>
          <table:table-cell table:formula="of:=HOUR([.A67])*60+MINUTE([.A67])" office:value-type="float" office:value="704" calcext:value-type="float">
            <text:p>704</text:p>
          </table:table-cell>
          <table:table-cell table:formula="of:=[.C67] - [.C$4]" office:value-type="float" office:value="243" calcext:value-type="float">
            <text:p>243</text:p>
          </table:table-cell>
          <table:table-cell office:value-type="float" office:value="64" calcext:value-type="float">
            <text:p>64</text:p>
          </table:table-cell>
          <table:table-cell office:value-type="float" office:value="765" calcext:value-type="float">
            <text:p>765</text:p>
          </table:table-cell>
          <table:table-cell office:value-type="float" office:value="1963" calcext:value-type="float">
            <text:p>1963</text:p>
          </table:table-cell>
          <table:table-cell office:value-type="float" office:value="8811" calcext:value-type="float">
            <text:p>8811</text:p>
          </table:table-cell>
          <table:table-cell table:formula="of:=LN([.H67]/[.G67])" office:value-type="float" office:value="1.50152702559027" calcext:value-type="float">
            <text:p>1.5015270256</text:p>
          </table:table-cell>
          <table:table-cell table:formula="of:=[.I67]/[.I$4]" office:value-type="float" office:value="1.21697741258036" calcext:value-type="float">
            <text:p>1.2169774126</text:p>
          </table:table-cell>
          <table:table-cell office:value-type="float" office:value="765" calcext:value-type="float">
            <text:p>765</text:p>
          </table:table-cell>
          <table:table-cell office:value-type="float" office:value="6593" calcext:value-type="float">
            <text:p>6593</text:p>
          </table:table-cell>
          <table:table-cell office:value-type="float" office:value="7373" calcext:value-type="float">
            <text:p>7373</text:p>
          </table:table-cell>
          <table:table-cell table:formula="of:=LN([.M67]/[.L67])" office:value-type="float" office:value="0.111816198876351" calcext:value-type="float">
            <text:p>0.1118161989</text:p>
          </table:table-cell>
          <table:table-cell table:formula="of:=[.N67]/[.N$4]" office:value-type="float" office:value="0.846771958945606" calcext:value-type="float">
            <text:p>0.8467719589</text:p>
          </table:table-cell>
          <table:table-cell table:number-columns-repeated="2"/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24.43" calcext:value-type="float">
            <text:p>24.43</text:p>
          </table:table-cell>
          <table:table-cell table:formula="of:=HOUR([.A68])*60+MINUTE([.A68])" office:value-type="float" office:value="708" calcext:value-type="float">
            <text:p>708</text:p>
          </table:table-cell>
          <table:table-cell table:formula="of:=[.C68] - [.C$4]" office:value-type="float" office:value="247" calcext:value-type="float">
            <text:p>247</text:p>
          </table:table-cell>
          <table:table-cell office:value-type="float" office:value="65" calcext:value-type="float">
            <text:p>65</text:p>
          </table:table-cell>
          <table:table-cell office:value-type="float" office:value="766" calcext:value-type="float">
            <text:p>766</text:p>
          </table:table-cell>
          <table:table-cell office:value-type="float" office:value="2030" calcext:value-type="float">
            <text:p>2030</text:p>
          </table:table-cell>
          <table:table-cell office:value-type="float" office:value="8731" calcext:value-type="float">
            <text:p>8731</text:p>
          </table:table-cell>
          <table:table-cell table:formula="of:=LN([.H68]/[.G68])" office:value-type="float" office:value="1.45884411777497" calcext:value-type="float">
            <text:p>1.4588441178</text:p>
          </table:table-cell>
          <table:table-cell table:formula="of:=[.I68]/[.I$4]" office:value-type="float" office:value="1.18238320692892" calcext:value-type="float">
            <text:p>1.1823832069</text:p>
          </table:table-cell>
          <table:table-cell office:value-type="float" office:value="766" calcext:value-type="float">
            <text:p>766</text:p>
          </table:table-cell>
          <table:table-cell office:value-type="float" office:value="6514" calcext:value-type="float">
            <text:p>6514</text:p>
          </table:table-cell>
          <table:table-cell office:value-type="float" office:value="7540" calcext:value-type="float">
            <text:p>7540</text:p>
          </table:table-cell>
          <table:table-cell table:formula="of:=LN([.M68]/[.L68])" office:value-type="float" office:value="0.146268475165823" calcext:value-type="float">
            <text:p>0.1462684752</text:p>
          </table:table-cell>
          <table:table-cell table:formula="of:=[.N68]/[.N$4]" office:value-type="float" office:value="1.10767531442483" calcext:value-type="float">
            <text:p>1.1076753144</text:p>
          </table:table-cell>
          <table:table-cell table:number-columns-repeated="2"/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24.41" calcext:value-type="float">
            <text:p>24.41</text:p>
          </table:table-cell>
          <table:table-cell table:formula="of:=HOUR([.A69])*60+MINUTE([.A69])" office:value-type="float" office:value="711" calcext:value-type="float">
            <text:p>711</text:p>
          </table:table-cell>
          <table:table-cell table:formula="of:=[.C69] - [.C$4]" office:value-type="float" office:value="250" calcext:value-type="float">
            <text:p>250</text:p>
          </table:table-cell>
          <table:table-cell office:value-type="float" office:value="66" calcext:value-type="float">
            <text:p>66</text:p>
          </table:table-cell>
          <table:table-cell office:value-type="float" office:value="767" calcext:value-type="float">
            <text:p>767</text:p>
          </table:table-cell>
          <table:table-cell office:value-type="float" office:value="1991" calcext:value-type="float">
            <text:p>1991</text:p>
          </table:table-cell>
          <table:table-cell office:value-type="float" office:value="8797" calcext:value-type="float">
            <text:p>8797</text:p>
          </table:table-cell>
          <table:table-cell table:formula="of:=LN([.H69]/[.G69])" office:value-type="float" office:value="1.48577372918848" calcext:value-type="float">
            <text:p>1.4857737292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6547" calcext:value-type="float">
            <text:p>6547</text:p>
          </table:table-cell>
          <table:table-cell office:value-type="float" office:value="7250" calcext:value-type="float">
            <text:p>7250</text:p>
          </table:table-cell>
          <table:table-cell table:formula="of:=LN([.M69]/[.L69])" office:value-type="float" office:value="0.101994539407629" calcext:value-type="float">
            <text:p>0.1019945394</text:p>
          </table:table-cell>
          <table:table-cell table:formula="of:=[.N69]/[.N$4]" office:value-type="float" office:value="0.772393595953469" calcext:value-type="float">
            <text:p>0.772393596</text:p>
          </table:table-cell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7.8846in" svg:height="4.2264in" svg:x="15.1508in" svg:y="0.7406in">
            <draw:object draw:notify-on-update-of-ranges="Sheet2.M4:Sheet2.M69 Sheet2.N3:Sheet2.N3 Sheet2.N4:Sheet2.N69 Sheet2.M4:Sheet2.M69 Sheet2.O3:Sheet2.O3 Sheet2.O4:Sheet2.O6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2961in" svg:height="4.2169in" svg:x="14.7823in" svg:y="5.1323in">
            <draw:object draw:notify-on-update-of-ranges="Sheet2.M4:Sheet2.M71 Sheet2.P3:Sheet2.P3 Sheet2.P4:Sheet2.P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RUN 2</text:p>
          </table:table-cell>
          <table:covered-table-cell table:number-columns-repeated="11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diff, run 2 - run 1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un 1 </text:p>
          </table:table-cell>
          <table:table-cell office:value-type="string" calcext:value-type="string">
            <text:p>Run 2 </text:p>
          </table:table-cell>
          <table:table-cell office:value-type="string" calcext:value-type="string">
            <text:p>Run 2 – Run1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office:value-type="float" office:value="24.24" calcext:value-type="float">
            <text:p>24.24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2472" calcext:value-type="float">
            <text:p>2472</text:p>
          </table:table-cell>
          <table:table-cell office:value-type="float" office:value="8934" calcext:value-type="float">
            <text:p>8934</text:p>
          </table:table-cell>
          <table:table-cell table:formula="of:=LN([Sheet2.F4]/[Sheet2.E4])" office:value-type="float" office:value="1.28483668333448" calcext:value-type="float">
            <text:p>1.2848366833</text:p>
          </table:table-cell>
          <table:table-cell office:value-type="float" office:value="768" calcext:value-type="float">
            <text:p>768</text:p>
          </table:table-cell>
          <table:table-cell office:value-type="float" office:value="6769" calcext:value-type="float">
            <text:p>6769</text:p>
          </table:table-cell>
          <table:table-cell office:value-type="float" office:value="7824" calcext:value-type="float">
            <text:p>7824</text:p>
          </table:table-cell>
          <table:table-cell table:formula="of:=LN([.J4]/[.I4])" office:value-type="float" office:value="0.144842567206046" calcext:value-type="float">
            <text:p>0.14484256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Sheet1.I4] / [Sheet1.N4]" office:value-type="float" office:value="9.3435600025757" calcext:value-type="float">
            <text:p>9.3435600026</text:p>
          </table:table-cell>
          <table:table-cell table:formula="of:=[.G4]/[.K4]" office:value-type="float" office:value="8.87057381071366" calcext:value-type="float">
            <text:p>8.8705738107</text:p>
          </table:table-cell>
          <table:table-cell table:formula="of:=[.O4]-[.N4]" office:value-type="float" office:value="-0.47298619186204" calcext:value-type="float">
            <text:p>-0.472986191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office:value-type="float" office:value="24.23" calcext:value-type="float">
            <text:p>24.23</text:p>
          </table:table-cell>
          <table:table-cell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3173" calcext:value-type="float">
            <text:p>3173</text:p>
          </table:table-cell>
          <table:table-cell office:value-type="float" office:value="8947" calcext:value-type="float">
            <text:p>8947</text:p>
          </table:table-cell>
          <table:table-cell table:formula="of:=LN([Sheet2.F5]/[Sheet2.E5])" office:value-type="float" office:value="1.0366407679644" calcext:value-type="float">
            <text:p>1.036640768</text:p>
          </table:table-cell>
          <table:table-cell office:value-type="float" office:value="769" calcext:value-type="float">
            <text:p>769</text:p>
          </table:table-cell>
          <table:table-cell office:value-type="float" office:value="6950" calcext:value-type="float">
            <text:p>6950</text:p>
          </table:table-cell>
          <table:table-cell office:value-type="float" office:value="7671" calcext:value-type="float">
            <text:p>7671</text:p>
          </table:table-cell>
          <table:table-cell table:formula="of:=LN([.J5]/[.I5])" office:value-type="float" office:value="0.0987053254004585" calcext:value-type="float">
            <text:p>0.0987053254</text:p>
          </table:table-cell>
          <table:table-cell/>
          <table:table-cell office:value-type="float" office:value="3" calcext:value-type="float">
            <text:p>3</text:p>
          </table:table-cell>
          <table:table-cell table:formula="of:=[Sheet1.I5] / [Sheet1.N5]" office:value-type="float" office:value="9.22528379568015" calcext:value-type="float">
            <text:p>9.2252837957</text:p>
          </table:table-cell>
          <table:table-cell table:formula="of:=[.G5]/[.K5]" office:value-type="float" office:value="10.5023793170088" calcext:value-type="float">
            <text:p>10.502379317</text:p>
          </table:table-cell>
          <table:table-cell table:formula="of:=[.O5]-[.N5]" office:value-type="float" office:value="1.27709552132866" calcext:value-type="float">
            <text:p>1.2770955213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office:value-type="float" office:value="24.22" calcext:value-type="float">
            <text:p>24.22</text:p>
          </table:table-cell>
          <table:table-cell office:value-type="float" office:value="3" calcext:value-type="float">
            <text:p>3</text:p>
          </table:table-cell>
          <table:table-cell office:value-type="float" office:value="770" calcext:value-type="float">
            <text:p>770</text:p>
          </table:table-cell>
          <table:table-cell office:value-type="float" office:value="2379" calcext:value-type="float">
            <text:p>2379</text:p>
          </table:table-cell>
          <table:table-cell office:value-type="float" office:value="8873" calcext:value-type="float">
            <text:p>8873</text:p>
          </table:table-cell>
          <table:table-cell table:formula="of:=LN([Sheet2.F6]/[Sheet2.E6])" office:value-type="float" office:value="1.31633272653238" calcext:value-type="float">
            <text:p>1.3163327265</text:p>
          </table:table-cell>
          <table:table-cell office:value-type="float" office:value="770" calcext:value-type="float">
            <text:p>770</text:p>
          </table:table-cell>
          <table:table-cell office:value-type="float" office:value="6778" calcext:value-type="float">
            <text:p>6778</text:p>
          </table:table-cell>
          <table:table-cell office:value-type="float" office:value="7697" calcext:value-type="float">
            <text:p>7697</text:p>
          </table:table-cell>
          <table:table-cell table:formula="of:=LN([.J6]/[.I6])" office:value-type="float" office:value="0.127148569367321" calcext:value-type="float">
            <text:p>0.1271485694</text:p>
          </table:table-cell>
          <table:table-cell/>
          <table:table-cell office:value-type="float" office:value="6" calcext:value-type="float">
            <text:p>6</text:p>
          </table:table-cell>
          <table:table-cell table:formula="of:=[Sheet1.I6] / [Sheet1.N6]" office:value-type="float" office:value="9.65971610856003" calcext:value-type="float">
            <text:p>9.6597161086</text:p>
          </table:table-cell>
          <table:table-cell table:formula="of:=[.G6]/[.K6]" office:value-type="float" office:value="10.3527136253465" calcext:value-type="float">
            <text:p>10.3527136253</text:p>
          </table:table-cell>
          <table:table-cell table:formula="of:=[.O6]-[.N6]" office:value-type="float" office:value="0.692997516786505" calcext:value-type="float">
            <text:p>0.6929975168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  <table:table-cell office:value-type="float" office:value="1646" calcext:value-type="float">
            <text:p>1646</text:p>
          </table:table-cell>
          <table:table-cell office:value-type="float" office:value="8731" calcext:value-type="float">
            <text:p>8731</text:p>
          </table:table-cell>
          <table:table-cell table:formula="of:=LN([Sheet2.F7]/[Sheet2.E7])" office:value-type="float" office:value="1.66853180857379" calcext:value-type="float">
            <text:p>1.6685318086</text:p>
          </table:table-cell>
          <table:table-cell office:value-type="float" office:value="771" calcext:value-type="float">
            <text:p>771</text:p>
          </table:table-cell>
          <table:table-cell office:value-type="float" office:value="6625" calcext:value-type="float">
            <text:p>6625</text:p>
          </table:table-cell>
          <table:table-cell office:value-type="float" office:value="7841" calcext:value-type="float">
            <text:p>7841</text:p>
          </table:table-cell>
          <table:table-cell table:formula="of:=LN([.J7]/[.I7])" office:value-type="float" office:value="0.168516005376499" calcext:value-type="float">
            <text:p>0.1685160054</text:p>
          </table:table-cell>
          <table:table-cell/>
          <table:table-cell office:value-type="float" office:value="9" calcext:value-type="float">
            <text:p>9</text:p>
          </table:table-cell>
          <table:table-cell table:formula="of:=[Sheet1.I7] / [Sheet1.N7]" office:value-type="float" office:value="13.4910230995973" calcext:value-type="float">
            <text:p>13.4910230996</text:p>
          </table:table-cell>
          <table:table-cell table:formula="of:=[.G7]/[.K7]" office:value-type="float" office:value="9.90132542511884" calcext:value-type="float">
            <text:p>9.9013254251</text:p>
          </table:table-cell>
          <table:table-cell table:formula="of:=[.O7]-[.N7]" office:value-type="float" office:value="-3.58969767447849" calcext:value-type="float">
            <text:p>-3.5896976745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office:value-type="float" office:value="24.19" calcext:value-type="float">
            <text:p>24.19</text:p>
          </table:table-cell>
          <table:table-cell office:value-type="float" office:value="5" calcext:value-type="float">
            <text:p>5</text:p>
          </table:table-cell>
          <table:table-cell office:value-type="float" office:value="772" calcext:value-type="float">
            <text:p>772</text:p>
          </table:table-cell>
          <table:table-cell office:value-type="float" office:value="1712" calcext:value-type="float">
            <text:p>1712</text:p>
          </table:table-cell>
          <table:table-cell office:value-type="float" office:value="8727" calcext:value-type="float">
            <text:p>8727</text:p>
          </table:table-cell>
          <table:table-cell table:formula="of:=LN([Sheet2.F8]/[Sheet2.E8])" office:value-type="float" office:value="1.62875939046162" calcext:value-type="float">
            <text:p>1.6287593905</text:p>
          </table:table-cell>
          <table:table-cell office:value-type="float" office:value="772" calcext:value-type="float">
            <text:p>772</text:p>
          </table:table-cell>
          <table:table-cell office:value-type="float" office:value="6729" calcext:value-type="float">
            <text:p>6729</text:p>
          </table:table-cell>
          <table:table-cell office:value-type="float" office:value="7792" calcext:value-type="float">
            <text:p>7792</text:p>
          </table:table-cell>
          <table:table-cell table:formula="of:=LN([.J8]/[.I8])" office:value-type="float" office:value="0.146671022134053" calcext:value-type="float">
            <text:p>0.14667102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Sheet1.I8] / [Sheet1.N8]" office:value-type="float" office:value="12.9054432653998" calcext:value-type="float">
            <text:p>12.9054432654</text:p>
          </table:table-cell>
          <table:table-cell table:formula="of:=[.G8]/[.K8]" office:value-type="float" office:value="11.1048478885828" calcext:value-type="float">
            <text:p>11.1048478886</text:p>
          </table:table-cell>
          <table:table-cell table:formula="of:=[.O8]-[.N8]" office:value-type="float" office:value="-1.80059537681697" calcext:value-type="float">
            <text:p>-1.8005953768</text:p>
          </table:table-cell>
        </table:table-row>
        <table:table-row table:style-name="ro1">
          <table:table-cell office:value-type="time" office:time-value="PT12H53M00S" calcext:value-type="time">
            <text:p>12:53:00 PM</text:p>
          </table:table-cell>
          <table:table-cell office:value-type="float" office:value="24.18" calcext:value-type="float">
            <text:p>24.18</text:p>
          </table:table-cell>
          <table:table-cell office:value-type="float" office:value="6" calcext:value-type="float">
            <text:p>6</text:p>
          </table:table-cell>
          <table:table-cell office:value-type="float" office:value="773" calcext:value-type="float">
            <text:p>773</text:p>
          </table:table-cell>
          <table:table-cell office:value-type="float" office:value="1741" calcext:value-type="float">
            <text:p>1741</text:p>
          </table:table-cell>
          <table:table-cell office:value-type="float" office:value="8792" calcext:value-type="float">
            <text:p>8792</text:p>
          </table:table-cell>
          <table:table-cell table:formula="of:=LN([Sheet2.F9]/[Sheet2.E9])" office:value-type="float" office:value="1.61938255631527" calcext:value-type="float">
            <text:p>1.6193825563</text:p>
          </table:table-cell>
          <table:table-cell office:value-type="float" office:value="773" calcext:value-type="float">
            <text:p>773</text:p>
          </table:table-cell>
          <table:table-cell office:value-type="float" office:value="6649" calcext:value-type="float">
            <text:p>6649</text:p>
          </table:table-cell>
          <table:table-cell office:value-type="float" office:value="7751" calcext:value-type="float">
            <text:p>7751</text:p>
          </table:table-cell>
          <table:table-cell table:formula="of:=LN([.J9]/[.I9])" office:value-type="float" office:value="0.153355399879056" calcext:value-type="float">
            <text:p>0.153355399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Sheet1.I9] / [Sheet1.N9]" office:value-type="float" office:value="33.7013785542027" calcext:value-type="float">
            <text:p>33.7013785542</text:p>
          </table:table-cell>
          <table:table-cell table:formula="of:=[.G9]/[.K9]" office:value-type="float" office:value="10.5596709186138" calcext:value-type="float">
            <text:p>10.5596709186</text:p>
          </table:table-cell>
          <table:table-cell table:formula="of:=[.O9]-[.N9]" office:value-type="float" office:value="-23.1417076355889" calcext:value-type="float">
            <text:p>-23.1417076356</text:p>
          </table:table-cell>
        </table:table-row>
        <table:table-row table:style-name="ro1">
          <table:table-cell office:value-type="time" office:time-value="PT12H56M00S" calcext:value-type="time">
            <text:p>12:56:00 PM</text:p>
          </table:table-cell>
          <table:table-cell office:value-type="float" office:value="24.16" calcext:value-type="float">
            <text:p>24.16</text:p>
          </table:table-cell>
          <table:table-cell office:value-type="float" office:value="7" calcext:value-type="float">
            <text:p>7</text:p>
          </table:table-cell>
          <table:table-cell office:value-type="float" office:value="774" calcext:value-type="float">
            <text:p>774</text:p>
          </table:table-cell>
          <table:table-cell office:value-type="float" office:value="1835" calcext:value-type="float">
            <text:p>1835</text:p>
          </table:table-cell>
          <table:table-cell office:value-type="float" office:value="8911" calcext:value-type="float">
            <text:p>8911</text:p>
          </table:table-cell>
          <table:table-cell table:formula="of:=LN([Sheet2.F10]/[Sheet2.E10])" office:value-type="float" office:value="1.58024198712405" calcext:value-type="float">
            <text:p>1.5802419871</text:p>
          </table:table-cell>
          <table:table-cell office:value-type="float" office:value="774" calcext:value-type="float">
            <text:p>774</text:p>
          </table:table-cell>
          <table:table-cell office:value-type="float" office:value="6677" calcext:value-type="float">
            <text:p>6677</text:p>
          </table:table-cell>
          <table:table-cell office:value-type="float" office:value="7678" calcext:value-type="float">
            <text:p>7678</text:p>
          </table:table-cell>
          <table:table-cell table:formula="of:=LN([.J10]/[.I10])" office:value-type="float" office:value="0.139690311702874" calcext:value-type="float">
            <text:p>0.13969031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Sheet1.I10] / [Sheet1.N10]" office:value-type="float" office:value="13.5392033912796" calcext:value-type="float">
            <text:p>13.5392033913</text:p>
          </table:table-cell>
          <table:table-cell table:formula="of:=[.G10]/[.K10]" office:value-type="float" office:value="11.3124666117524" calcext:value-type="float">
            <text:p>11.3124666118</text:p>
          </table:table-cell>
          <table:table-cell table:formula="of:=[.O10]-[.N10]" office:value-type="float" office:value="-2.22673677952722" calcext:value-type="float">
            <text:p>-2.226736779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4.15" calcext:value-type="float">
            <text:p>24.15</text:p>
          </table:table-cell>
          <table:table-cell office:value-type="float" office:value="8" calcext:value-type="float">
            <text:p>8</text:p>
          </table:table-cell>
          <table:table-cell office:value-type="float" office:value="775" calcext:value-type="float">
            <text:p>775</text:p>
          </table:table-cell>
          <table:table-cell office:value-type="float" office:value="1781" calcext:value-type="float">
            <text:p>1781</text:p>
          </table:table-cell>
          <table:table-cell office:value-type="float" office:value="8858" calcext:value-type="float">
            <text:p>8858</text:p>
          </table:table-cell>
          <table:table-cell table:formula="of:=LN([Sheet2.F11]/[Sheet2.E11])" office:value-type="float" office:value="1.60414600119348" calcext:value-type="float">
            <text:p>1.6041460012</text:p>
          </table:table-cell>
          <table:table-cell office:value-type="float" office:value="775" calcext:value-type="float">
            <text:p>775</text:p>
          </table:table-cell>
          <table:table-cell office:value-type="float" office:value="6743" calcext:value-type="float">
            <text:p>6743</text:p>
          </table:table-cell>
          <table:table-cell office:value-type="float" office:value="7732" calcext:value-type="float">
            <text:p>7732</text:p>
          </table:table-cell>
          <table:table-cell table:formula="of:=LN([.J11]/[.I11])" office:value-type="float" office:value="0.13686263159364" calcext:value-type="float">
            <text:p>0.13686263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Sheet1.I11] / [Sheet1.N11]" office:value-type="float" office:value="12.9037934582335" calcext:value-type="float">
            <text:p>12.9037934582</text:p>
          </table:table-cell>
          <table:table-cell table:formula="of:=[.G11]/[.K11]" office:value-type="float" office:value="11.7208472649888" calcext:value-type="float">
            <text:p>11.720847265</text:p>
          </table:table-cell>
          <table:table-cell table:formula="of:=[.O11]-[.N11]" office:value-type="float" office:value="-1.18294619324472" calcext:value-type="float">
            <text:p>-1.1829461932</text:p>
          </table:table-cell>
        </table:table-row>
        <table:table-row table:style-name="ro1">
          <table:table-cell office:value-type="time" office:time-value="PT01H03M00S" calcext:value-type="time">
            <text:p>01:03:00 AM</text:p>
          </table:table-cell>
          <table:table-cell office:value-type="float" office:value="24.13" calcext:value-type="float">
            <text:p>24.13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1585" calcext:value-type="float">
            <text:p>1585</text:p>
          </table:table-cell>
          <table:table-cell office:value-type="float" office:value="8720" calcext:value-type="float">
            <text:p>8720</text:p>
          </table:table-cell>
          <table:table-cell table:formula="of:=LN([Sheet2.F12]/[Sheet2.E12])" office:value-type="float" office:value="1.70503483059164" calcext:value-type="float">
            <text:p>1.7050348306</text:p>
          </table:table-cell>
          <table:table-cell office:value-type="float" office:value="776" calcext:value-type="float">
            <text:p>776</text:p>
          </table:table-cell>
          <table:table-cell office:value-type="float" office:value="6626" calcext:value-type="float">
            <text:p>6626</text:p>
          </table:table-cell>
          <table:table-cell office:value-type="float" office:value="7864" calcext:value-type="float">
            <text:p>7864</text:p>
          </table:table-cell>
          <table:table-cell table:formula="of:=LN([.J12]/[.I12])" office:value-type="float" office:value="0.171294078967161" calcext:value-type="float">
            <text:p>0.171294079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Sheet1.I12] / [Sheet1.N12]" office:value-type="float" office:value="12.2188679049614" calcext:value-type="float">
            <text:p>12.218867905</text:p>
          </table:table-cell>
          <table:table-cell table:formula="of:=[.G12]/[.K12]" office:value-type="float" office:value="9.95384569549842" calcext:value-type="float">
            <text:p>9.9538456955</text:p>
          </table:table-cell>
          <table:table-cell table:formula="of:=[.O12]-[.N12]" office:value-type="float" office:value="-2.26502220946302" calcext:value-type="float">
            <text:p>-2.2650222095</text:p>
          </table:table-cell>
        </table:table-row>
        <table:table-row table:style-name="ro1">
          <table:table-cell office:value-type="time" office:time-value="PT13H07M00S" calcext:value-type="time">
            <text:p>01:07:00 PM</text:p>
          </table:table-cell>
          <table:table-cell office:value-type="float" office:value="24.12" calcext:value-type="float">
            <text:p>24.12</text:p>
          </table:table-cell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office:value-type="float" office:value="1807" calcext:value-type="float">
            <text:p>1807</text:p>
          </table:table-cell>
          <table:table-cell office:value-type="float" office:value="8922" calcext:value-type="float">
            <text:p>8922</text:p>
          </table:table-cell>
          <table:table-cell table:formula="of:=LN([Sheet2.F13]/[Sheet2.E13])" office:value-type="float" office:value="1.59685212509598" calcext:value-type="float">
            <text:p>1.5968521251</text:p>
          </table:table-cell>
          <table:table-cell office:value-type="float" office:value="777" calcext:value-type="float">
            <text:p>777</text:p>
          </table:table-cell>
          <table:table-cell office:value-type="float" office:value="6657" calcext:value-type="float">
            <text:p>6657</text:p>
          </table:table-cell>
          <table:table-cell office:value-type="float" office:value="7756" calcext:value-type="float">
            <text:p>7756</text:p>
          </table:table-cell>
          <table:table-cell table:formula="of:=LN([.J13]/[.I13])" office:value-type="float" office:value="0.152797804761839" calcext:value-type="float">
            <text:p>0.1527978048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Sheet1.I13] / [Sheet1.N13]" office:value-type="float" office:value="12.5809154373973" calcext:value-type="float">
            <text:p>12.5809154374</text:p>
          </table:table-cell>
          <table:table-cell table:formula="of:=[.G13]/[.K13]" office:value-type="float" office:value="10.4507530562036" calcext:value-type="float">
            <text:p>10.4507530562</text:p>
          </table:table-cell>
          <table:table-cell table:formula="of:=[.O13]-[.N13]" office:value-type="float" office:value="-2.13016238119379" calcext:value-type="float">
            <text:p>-2.1301623812</text:p>
          </table:table-cell>
        </table:table-row>
        <table:table-row table:style-name="ro1">
          <table:table-cell office:value-type="time" office:time-value="PT13H10M00S" calcext:value-type="time">
            <text:p>01:10:00 PM</text:p>
          </table:table-cell>
          <table:table-cell office:value-type="float" office:value="24.1" calcext:value-type="float">
            <text:p>24.1</text:p>
          </table:table-cell>
          <table:table-cell office:value-type="float" office:value="11" calcext:value-type="float">
            <text:p>11</text:p>
          </table:table-cell>
          <table:table-cell office:value-type="float" office:value="778" calcext:value-type="float">
            <text:p>778</text:p>
          </table:table-cell>
          <table:table-cell office:value-type="float" office:value="1927" calcext:value-type="float">
            <text:p>1927</text:p>
          </table:table-cell>
          <table:table-cell office:value-type="float" office:value="8919" calcext:value-type="float">
            <text:p>8919</text:p>
          </table:table-cell>
          <table:table-cell table:formula="of:=LN([Sheet2.F14]/[Sheet2.E14])" office:value-type="float" office:value="1.53221944325184" calcext:value-type="float">
            <text:p>1.5322194433</text:p>
          </table:table-cell>
          <table:table-cell office:value-type="float" office:value="778" calcext:value-type="float">
            <text:p>778</text:p>
          </table:table-cell>
          <table:table-cell office:value-type="float" office:value="7756" calcext:value-type="float">
            <text:p>7756</text:p>
          </table:table-cell>
          <table:table-cell office:value-type="float" office:value="7818" calcext:value-type="float">
            <text:p>7818</text:p>
          </table:table-cell>
          <table:table-cell table:formula="of:=LN([.J14]/[.I14])" office:value-type="float" office:value="0.00796202999035774" calcext:value-type="float">
            <text:p>0.0079620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Sheet1.I14] / [Sheet1.N14]" office:value-type="float" office:value="16.6049166870092" calcext:value-type="float">
            <text:p>16.604916687</text:p>
          </table:table-cell>
          <table:table-cell table:formula="of:=[.G14]/[.K14]" office:value-type="float" office:value="192.440802798709" calcext:value-type="float">
            <text:p>192.4408027987</text:p>
          </table:table-cell>
          <table:table-cell table:formula="of:=[.O14]-[.N14]" office:value-type="float" office:value="175.8358861117" calcext:value-type="float">
            <text:p>175.8358861117</text:p>
          </table:table-cell>
        </table:table-row>
        <table:table-row table:style-name="ro1">
          <table:table-cell office:value-type="time" office:time-value="PT13H14M00S" calcext:value-type="time">
            <text:p>01:14:00 PM</text:p>
          </table:table-cell>
          <table:table-cell office:value-type="float" office:value="24.09" calcext:value-type="float">
            <text:p>24.09</text:p>
          </table:table-cell>
          <table:table-cell office:value-type="float" office:value="12" calcext:value-type="float">
            <text:p>12</text:p>
          </table:table-cell>
          <table:table-cell office:value-type="float" office:value="779" calcext:value-type="float">
            <text:p>779</text:p>
          </table:table-cell>
          <table:table-cell office:value-type="float" office:value="2061" calcext:value-type="float">
            <text:p>2061</text:p>
          </table:table-cell>
          <table:table-cell office:value-type="float" office:value="8776" calcext:value-type="float">
            <text:p>8776</text:p>
          </table:table-cell>
          <table:table-cell table:formula="of:=LN([Sheet2.F15]/[Sheet2.E15])" office:value-type="float" office:value="1.44882942106461" calcext:value-type="float">
            <text:p>1.4488294211</text:p>
          </table:table-cell>
          <table:table-cell office:value-type="float" office:value="779" calcext:value-type="float">
            <text:p>779</text:p>
          </table:table-cell>
          <table:table-cell office:value-type="float" office:value="6736" calcext:value-type="float">
            <text:p>6736</text:p>
          </table:table-cell>
          <table:table-cell office:value-type="float" office:value="7786" calcext:value-type="float">
            <text:p>7786</text:p>
          </table:table-cell>
          <table:table-cell table:formula="of:=LN([.J15]/[.I15])" office:value-type="float" office:value="0.144860972248238" calcext:value-type="float">
            <text:p>0.144860972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Sheet1.I15] / [Sheet1.N15]" office:value-type="float" office:value="29.1471704465381" calcext:value-type="float">
            <text:p>29.1471704465</text:p>
          </table:table-cell>
          <table:table-cell table:formula="of:=[.G15]/[.K15]" office:value-type="float" office:value="10.0015166167865" calcext:value-type="float">
            <text:p>10.0015166168</text:p>
          </table:table-cell>
          <table:table-cell table:formula="of:=[.O15]-[.N15]" office:value-type="float" office:value="-19.1456538297516" calcext:value-type="float">
            <text:p>-19.1456538298</text:p>
          </table:table-cell>
        </table:table-row>
        <table:table-row table:style-name="ro1">
          <table:table-cell office:value-type="time" office:time-value="PT13H18M00S" calcext:value-type="time">
            <text:p>01:18:00 PM</text:p>
          </table:table-cell>
          <table:table-cell office:value-type="float" office:value="24.08" calcext:value-type="float">
            <text:p>24.0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2682" calcext:value-type="float">
            <text:p>2682</text:p>
          </table:table-cell>
          <table:table-cell office:value-type="float" office:value="8896" calcext:value-type="float">
            <text:p>8896</text:p>
          </table:table-cell>
          <table:table-cell table:formula="of:=LN([Sheet2.F16]/[Sheet2.E16])" office:value-type="float" office:value="1.19903895264874" calcext:value-type="float">
            <text:p>1.1990389526</text:p>
          </table:table-cell>
          <table:table-cell office:value-type="float" office:value="780" calcext:value-type="float">
            <text:p>780</text:p>
          </table:table-cell>
          <table:table-cell office:value-type="float" office:value="6909" calcext:value-type="float">
            <text:p>6909</text:p>
          </table:table-cell>
          <table:table-cell office:value-type="float" office:value="7890" calcext:value-type="float">
            <text:p>7890</text:p>
          </table:table-cell>
          <table:table-cell table:formula="of:=LN([.J16]/[.I16])" office:value-type="float" office:value="0.132771225351125" calcext:value-type="float">
            <text:p>0.132771225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Sheet1.I16] / [Sheet1.N16]" office:value-type="float" office:value="10.1539792026281" calcext:value-type="float">
            <text:p>10.1539792026</text:p>
          </table:table-cell>
          <table:table-cell table:formula="of:=[.G16]/[.K16]" office:value-type="float" office:value="9.03086455275062" calcext:value-type="float">
            <text:p>9.0308645528</text:p>
          </table:table-cell>
          <table:table-cell table:formula="of:=[.O16]-[.N16]" office:value-type="float" office:value="-1.12311464987746" calcext:value-type="float">
            <text:p>-1.1231146499</text:p>
          </table:table-cell>
        </table:table-row>
        <table:table-row table:style-name="ro1">
          <table:table-cell office:value-type="time" office:time-value="PT13H21M00S" calcext:value-type="time">
            <text:p>01:21:00 PM</text:p>
          </table:table-cell>
          <table:table-cell office:value-type="float" office:value="24.07" calcext:value-type="float">
            <text:p>24.07</text:p>
          </table:table-cell>
          <table:table-cell office:value-type="float" office:value="14" calcext:value-type="float">
            <text:p>14</text:p>
          </table:table-cell>
          <table:table-cell office:value-type="float" office:value="781" calcext:value-type="float">
            <text:p>781</text:p>
          </table:table-cell>
          <table:table-cell office:value-type="float" office:value="2815" calcext:value-type="float">
            <text:p>2815</text:p>
          </table:table-cell>
          <table:table-cell office:value-type="float" office:value="8750" calcext:value-type="float">
            <text:p>8750</text:p>
          </table:table-cell>
          <table:table-cell table:formula="of:=LN([Sheet2.F17]/[Sheet2.E17])" office:value-type="float" office:value="1.13409143877787" calcext:value-type="float">
            <text:p>1.1340914388</text:p>
          </table:table-cell>
          <table:table-cell office:value-type="float" office:value="781" calcext:value-type="float">
            <text:p>781</text:p>
          </table:table-cell>
          <table:table-cell office:value-type="float" office:value="6828" calcext:value-type="float">
            <text:p>6828</text:p>
          </table:table-cell>
          <table:table-cell office:value-type="float" office:value="7825" calcext:value-type="float">
            <text:p>7825</text:p>
          </table:table-cell>
          <table:table-cell table:formula="of:=LN([.J17]/[.I17])" office:value-type="float" office:value="0.136291931494023" calcext:value-type="float">
            <text:p>0.136291931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Sheet1.I17] / [Sheet1.N17]" office:value-type="float" office:value="40.5155269603013" calcext:value-type="float">
            <text:p>40.5155269603</text:p>
          </table:table-cell>
          <table:table-cell table:formula="of:=[.G17]/[.K17]" office:value-type="float" office:value="8.32104605420172" calcext:value-type="float">
            <text:p>8.3210460542</text:p>
          </table:table-cell>
          <table:table-cell table:formula="of:=[.O17]-[.N17]" office:value-type="float" office:value="-32.1944809060996" calcext:value-type="float">
            <text:p>-32.1944809061</text:p>
          </table:table-cell>
        </table:table-row>
        <table:table-row table:style-name="ro1">
          <table:table-cell office:value-type="time" office:time-value="PT13H24M00S" calcext:value-type="time">
            <text:p>01:24:00 PM</text:p>
          </table:table-cell>
          <table:table-cell office:value-type="float" office:value="24.05" calcext:value-type="float">
            <text:p>24.05</text:p>
          </table:table-cell>
          <table:table-cell office:value-type="float" office:value="15" calcext:value-type="float">
            <text:p>15</text:p>
          </table:table-cell>
          <table:table-cell office:value-type="float" office:value="782" calcext:value-type="float">
            <text:p>782</text:p>
          </table:table-cell>
          <table:table-cell office:value-type="float" office:value="1997" calcext:value-type="float">
            <text:p>1997</text:p>
          </table:table-cell>
          <table:table-cell office:value-type="float" office:value="8829" calcext:value-type="float">
            <text:p>8829</text:p>
          </table:table-cell>
          <table:table-cell table:formula="of:=LN([Sheet2.F18]/[Sheet2.E18])" office:value-type="float" office:value="1.48639570348577" calcext:value-type="float">
            <text:p>1.4863957035</text:p>
          </table:table-cell>
          <table:table-cell office:value-type="float" office:value="782" calcext:value-type="float">
            <text:p>782</text:p>
          </table:table-cell>
          <table:table-cell office:value-type="float" office:value="6767" calcext:value-type="float">
            <text:p>6767</text:p>
          </table:table-cell>
          <table:table-cell office:value-type="float" office:value="7776" calcext:value-type="float">
            <text:p>7776</text:p>
          </table:table-cell>
          <table:table-cell table:formula="of:=LN([.J18]/[.I18])" office:value-type="float" office:value="0.138984209908049" calcext:value-type="float">
            <text:p>0.1389842099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Sheet1.I18] / [Sheet1.N18]" office:value-type="float" office:value="10.7219584041517" calcext:value-type="float">
            <text:p>10.7219584042</text:p>
          </table:table-cell>
          <table:table-cell table:formula="of:=[.G18]/[.K18]" office:value-type="float" office:value="10.6947091649415" calcext:value-type="float">
            <text:p>10.6947091649</text:p>
          </table:table-cell>
          <table:table-cell table:formula="of:=[.O18]-[.N18]" office:value-type="float" office:value="-0.0272492392102244" calcext:value-type="float">
            <text:p>-0.0272492392</text:p>
          </table:table-cell>
        </table:table-row>
        <table:table-row table:style-name="ro1">
          <table:table-cell office:value-type="time" office:time-value="PT13H28M00S" calcext:value-type="time">
            <text:p>01:28:00 PM</text:p>
          </table:table-cell>
          <table:table-cell office:value-type="float" office:value="24.03" calcext:value-type="float">
            <text:p>24.03</text:p>
          </table:table-cell>
          <table:table-cell office:value-type="float" office:value="16" calcext:value-type="float">
            <text:p>16</text:p>
          </table:table-cell>
          <table:table-cell office:value-type="float" office:value="783" calcext:value-type="float">
            <text:p>783</text:p>
          </table:table-cell>
          <table:table-cell office:value-type="float" office:value="1918" calcext:value-type="float">
            <text:p>1918</text:p>
          </table:table-cell>
          <table:table-cell office:value-type="float" office:value="8874" calcext:value-type="float">
            <text:p>8874</text:p>
          </table:table-cell>
          <table:table-cell table:formula="of:=LN([Sheet2.F19]/[Sheet2.E19])" office:value-type="float" office:value="1.53184267649547" calcext:value-type="float">
            <text:p>1.5318426765</text:p>
          </table:table-cell>
          <table:table-cell office:value-type="float" office:value="783" calcext:value-type="float">
            <text:p>783</text:p>
          </table:table-cell>
          <table:table-cell office:value-type="float" office:value="6811" calcext:value-type="float">
            <text:p>6811</text:p>
          </table:table-cell>
          <table:table-cell office:value-type="float" office:value="7808" calcext:value-type="float">
            <text:p>7808</text:p>
          </table:table-cell>
          <table:table-cell table:formula="of:=LN([.J19]/[.I19])" office:value-type="float" office:value="0.13660989685161" calcext:value-type="float">
            <text:p>0.1366098969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Sheet1.I19] / [Sheet1.N19]" office:value-type="float" office:value="89.7886892036306" calcext:value-type="float">
            <text:p>89.7886892036</text:p>
          </table:table-cell>
          <table:table-cell table:formula="of:=[.G19]/[.K19]" office:value-type="float" office:value="11.2132628147682" calcext:value-type="float">
            <text:p>11.2132628148</text:p>
          </table:table-cell>
          <table:table-cell table:formula="of:=[.O19]-[.N19]" office:value-type="float" office:value="-78.5754263888624" calcext:value-type="float">
            <text:p>-78.5754263889</text:p>
          </table:table-cell>
        </table:table-row>
        <table:table-row table:style-name="ro1">
          <table:table-cell office:value-type="time" office:time-value="PT13H32M00S" calcext:value-type="time">
            <text:p>01:32:00 PM</text:p>
          </table:table-cell>
          <table:table-cell office:value-type="float" office:value="24.02" calcext:value-type="float">
            <text:p>24.02</text:p>
          </table:table-cell>
          <table:table-cell office:value-type="float" office:value="17" calcext:value-type="float">
            <text:p>17</text:p>
          </table:table-cell>
          <table:table-cell office:value-type="float" office:value="784" calcext:value-type="float">
            <text:p>784</text:p>
          </table:table-cell>
          <table:table-cell office:value-type="float" office:value="2094" calcext:value-type="float">
            <text:p>2094</text:p>
          </table:table-cell>
          <table:table-cell office:value-type="float" office:value="8886" calcext:value-type="float">
            <text:p>8886</text:p>
          </table:table-cell>
          <table:table-cell table:formula="of:=LN([Sheet2.F20]/[Sheet2.E20])" office:value-type="float" office:value="1.44540089206537" calcext:value-type="float">
            <text:p>1.4454008921</text:p>
          </table:table-cell>
          <table:table-cell office:value-type="float" office:value="784" calcext:value-type="float">
            <text:p>784</text:p>
          </table:table-cell>
          <table:table-cell office:value-type="float" office:value="6832" calcext:value-type="float">
            <text:p>6832</text:p>
          </table:table-cell>
          <table:table-cell office:value-type="float" office:value="7731" calcext:value-type="float">
            <text:p>7731</text:p>
          </table:table-cell>
          <table:table-cell table:formula="of:=LN([.J20]/[.I20])" office:value-type="float" office:value="0.123620763852069" calcext:value-type="float">
            <text:p>0.1236207639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Sheet1.I20] / [Sheet1.N20]" office:value-type="float" office:value="10.0571701814693" calcext:value-type="float">
            <text:p>10.0571701815</text:p>
          </table:table-cell>
          <table:table-cell table:formula="of:=[.G20]/[.K20]" office:value-type="float" office:value="11.6922177717249" calcext:value-type="float">
            <text:p>11.6922177717</text:p>
          </table:table-cell>
          <table:table-cell table:formula="of:=[.O20]-[.N20]" office:value-type="float" office:value="1.63504759025559" calcext:value-type="float">
            <text:p>1.6350475903</text:p>
          </table:table-cell>
        </table:table-row>
        <table:table-row table:style-name="ro1">
          <table:table-cell office:value-type="time" office:time-value="PT13H35M00S" calcext:value-type="time">
            <text:p>01:35:00 PM</text:p>
          </table:table-cell>
          <table:table-cell office:value-type="float" office:value="24.01" calcext:value-type="float">
            <text:p>24.01</text:p>
          </table:table-cell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2058" calcext:value-type="float">
            <text:p>2058</text:p>
          </table:table-cell>
          <table:table-cell office:value-type="float" office:value="8773" calcext:value-type="float">
            <text:p>8773</text:p>
          </table:table-cell>
          <table:table-cell table:formula="of:=LN([Sheet2.F21]/[Sheet2.E21])" office:value-type="float" office:value="1.44994418573439" calcext:value-type="float">
            <text:p>1.4499441857</text:p>
          </table:table-cell>
          <table:table-cell office:value-type="float" office:value="785" calcext:value-type="float">
            <text:p>785</text:p>
          </table:table-cell>
          <table:table-cell office:value-type="float" office:value="6772" calcext:value-type="float">
            <text:p>6772</text:p>
          </table:table-cell>
          <table:table-cell office:value-type="float" office:value="7751" calcext:value-type="float">
            <text:p>7751</text:p>
          </table:table-cell>
          <table:table-cell table:formula="of:=LN([.J21]/[.I21])" office:value-type="float" office:value="0.135025403028485" calcext:value-type="float">
            <text:p>0.135025403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Sheet1.I21] / [Sheet1.N21]" office:value-type="float" office:value="13.0479204982061" calcext:value-type="float">
            <text:p>13.0479204982</text:p>
          </table:table-cell>
          <table:table-cell table:formula="of:=[.G21]/[.K21]" office:value-type="float" office:value="10.7383066683275" calcext:value-type="float">
            <text:p>10.7383066683</text:p>
          </table:table-cell>
          <table:table-cell table:formula="of:=[.O21]-[.N21]" office:value-type="float" office:value="-2.30961382987859" calcext:value-type="float">
            <text:p>-2.3096138299</text:p>
          </table:table-cell>
        </table:table-row>
        <table:table-row table:style-name="ro1">
          <table:table-cell office:value-type="time" office:time-value="PT13H39M00S" calcext:value-type="time">
            <text:p>01:39:00 PM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86" calcext:value-type="float">
            <text:p>786</text:p>
          </table:table-cell>
          <table:table-cell office:value-type="float" office:value="2029" calcext:value-type="float">
            <text:p>2029</text:p>
          </table:table-cell>
          <table:table-cell office:value-type="float" office:value="8894" calcext:value-type="float">
            <text:p>8894</text:p>
          </table:table-cell>
          <table:table-cell table:formula="of:=LN([Sheet2.F22]/[Sheet2.E22])" office:value-type="float" office:value="1.47783383124483" calcext:value-type="float">
            <text:p>1.4778338312</text:p>
          </table:table-cell>
          <table:table-cell office:value-type="float" office:value="786" calcext:value-type="float">
            <text:p>786</text:p>
          </table:table-cell>
          <table:table-cell office:value-type="float" office:value="6753" calcext:value-type="float">
            <text:p>6753</text:p>
          </table:table-cell>
          <table:table-cell office:value-type="float" office:value="7828" calcext:value-type="float">
            <text:p>7828</text:p>
          </table:table-cell>
          <table:table-cell table:formula="of:=LN([.J22]/[.I22])" office:value-type="float" office:value="0.147720198941125" calcext:value-type="float">
            <text:p>0.147720198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Sheet1.I22] / [Sheet1.N22]" office:value-type="float" office:value="12.6960344461134" calcext:value-type="float">
            <text:p>12.6960344461</text:p>
          </table:table-cell>
          <table:table-cell table:formula="of:=[.G22]/[.K22]" office:value-type="float" office:value="10.0042772879952" calcext:value-type="float">
            <text:p>10.004277288</text:p>
          </table:table-cell>
          <table:table-cell table:formula="of:=[.O22]-[.N22]" office:value-type="float" office:value="-2.69175715811824" calcext:value-type="float">
            <text:p>-2.6917571581</text:p>
          </table:table-cell>
        </table:table-row>
        <table:table-row table:style-name="ro1">
          <table:table-cell office:value-type="time" office:time-value="PT13H42M00S" calcext:value-type="time">
            <text:p>01:42:00 PM</text:p>
          </table:table-cell>
          <table:table-cell office:value-type="float" office:value="23.98" calcext:value-type="float">
            <text:p>23.98</text:p>
          </table:table-cell>
          <table:table-cell office:value-type="float" office:value="20" calcext:value-type="float">
            <text:p>20</text:p>
          </table:table-cell>
          <table:table-cell office:value-type="float" office:value="787" calcext:value-type="float">
            <text:p>787</text:p>
          </table:table-cell>
          <table:table-cell office:value-type="float" office:value="2061" calcext:value-type="float">
            <text:p>2061</text:p>
          </table:table-cell>
          <table:table-cell office:value-type="float" office:value="8858" calcext:value-type="float">
            <text:p>8858</text:p>
          </table:table-cell>
          <table:table-cell table:formula="of:=LN([Sheet2.F23]/[Sheet2.E23])" office:value-type="float" office:value="1.45812970359268" calcext:value-type="float">
            <text:p>1.4581297036</text:p>
          </table:table-cell>
          <table:table-cell office:value-type="float" office:value="787" calcext:value-type="float">
            <text:p>787</text:p>
          </table:table-cell>
          <table:table-cell office:value-type="float" office:value="6931" calcext:value-type="float">
            <text:p>6931</text:p>
          </table:table-cell>
          <table:table-cell office:value-type="float" office:value="7740" calcext:value-type="float">
            <text:p>7740</text:p>
          </table:table-cell>
          <table:table-cell table:formula="of:=LN([.J23]/[.I23])" office:value-type="float" office:value="0.110397584665788" calcext:value-type="float">
            <text:p>0.1103975847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Sheet1.I23] / [Sheet1.N23]" office:value-type="float" office:value="15.3913809242293" calcext:value-type="float">
            <text:p>15.3913809242</text:p>
          </table:table-cell>
          <table:table-cell table:formula="of:=[.G23]/[.K23]" office:value-type="float" office:value="13.2079855551818" calcext:value-type="float">
            <text:p>13.2079855552</text:p>
          </table:table-cell>
          <table:table-cell table:formula="of:=[.O23]-[.N23]" office:value-type="float" office:value="-2.18339536904754" calcext:value-type="float">
            <text:p>-2.183395369</text:p>
          </table:table-cell>
        </table:table-row>
        <table:table-row table:style-name="ro1">
          <table:table-cell office:value-type="time" office:time-value="PT13H46M00S" calcext:value-type="time">
            <text:p>01:46:00 PM</text:p>
          </table:table-cell>
          <table:table-cell office:value-type="float" office:value="23.97" calcext:value-type="float">
            <text:p>23.97</text:p>
          </table:table-cell>
          <table:table-cell office:value-type="float" office:value="21" calcext:value-type="float">
            <text:p>21</text:p>
          </table:table-cell>
          <table:table-cell office:value-type="float" office:value="788" calcext:value-type="float">
            <text:p>788</text:p>
          </table:table-cell>
          <table:table-cell office:value-type="float" office:value="1931" calcext:value-type="float">
            <text:p>1931</text:p>
          </table:table-cell>
          <table:table-cell office:value-type="float" office:value="8889" calcext:value-type="float">
            <text:p>8889</text:p>
          </table:table-cell>
          <table:table-cell table:formula="of:=LN([Sheet2.F24]/[Sheet2.E24])" office:value-type="float" office:value="1.52677655381316" calcext:value-type="float">
            <text:p>1.5267765538</text:p>
          </table:table-cell>
          <table:table-cell office:value-type="float" office:value="788" calcext:value-type="float">
            <text:p>788</text:p>
          </table:table-cell>
          <table:table-cell office:value-type="float" office:value="6756" calcext:value-type="float">
            <text:p>6756</text:p>
          </table:table-cell>
          <table:table-cell office:value-type="float" office:value="7779" calcext:value-type="float">
            <text:p>7779</text:p>
          </table:table-cell>
          <table:table-cell table:formula="of:=LN([.J24]/[.I24])" office:value-type="float" office:value="0.140996796279083" calcext:value-type="float">
            <text:p>0.14099679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Sheet1.I24] / [Sheet1.N24]" office:value-type="float" office:value="14.5589937205563" calcext:value-type="float">
            <text:p>14.5589937206</text:p>
          </table:table-cell>
          <table:table-cell table:formula="of:=[.G24]/[.K24]" office:value-type="float" office:value="10.8284485470941" calcext:value-type="float">
            <text:p>10.8284485471</text:p>
          </table:table-cell>
          <table:table-cell table:formula="of:=[.O24]-[.N24]" office:value-type="float" office:value="-3.73054517346221" calcext:value-type="float">
            <text:p>-3.7305451735</text:p>
          </table:table-cell>
        </table:table-row>
        <table:table-row table:style-name="ro1">
          <table:table-cell office:value-type="time" office:time-value="PT13H50M00S" calcext:value-type="time">
            <text:p>01:50:00 PM</text:p>
          </table:table-cell>
          <table:table-cell office:value-type="float" office:value="23.96" calcext:value-type="float">
            <text:p>23.96</text:p>
          </table:table-cell>
          <table:table-cell office:value-type="float" office:value="22" calcext:value-type="float">
            <text:p>22</text:p>
          </table:table-cell>
          <table:table-cell office:value-type="float" office:value="789" calcext:value-type="float">
            <text:p>789</text:p>
          </table:table-cell>
          <table:table-cell office:value-type="float" office:value="2007" calcext:value-type="float">
            <text:p>2007</text:p>
          </table:table-cell>
          <table:table-cell office:value-type="float" office:value="8734" calcext:value-type="float">
            <text:p>8734</text:p>
          </table:table-cell>
          <table:table-cell table:formula="of:=LN([Sheet2.F25]/[Sheet2.E25])" office:value-type="float" office:value="1.47058238524917" calcext:value-type="float">
            <text:p>1.4705823852</text:p>
          </table:table-cell>
          <table:table-cell office:value-type="float" office:value="789" calcext:value-type="float">
            <text:p>789</text:p>
          </table:table-cell>
          <table:table-cell office:value-type="float" office:value="6781" calcext:value-type="float">
            <text:p>6781</text:p>
          </table:table-cell>
          <table:table-cell office:value-type="float" office:value="7805" calcext:value-type="float">
            <text:p>7805</text:p>
          </table:table-cell>
          <table:table-cell table:formula="of:=LN([.J25]/[.I25])" office:value-type="float" office:value="0.14063997026569" calcext:value-type="float">
            <text:p>0.1406399703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Sheet1.I25] / [Sheet1.N25]" office:value-type="float" office:value="23.6935039921641" calcext:value-type="float">
            <text:p>23.6935039922</text:p>
          </table:table-cell>
          <table:table-cell table:formula="of:=[.G25]/[.K25]" office:value-type="float" office:value="10.4563616052465" calcext:value-type="float">
            <text:p>10.4563616052</text:p>
          </table:table-cell>
          <table:table-cell table:formula="of:=[.O25]-[.N25]" office:value-type="float" office:value="-13.2371423869176" calcext:value-type="float">
            <text:p>-13.2371423869</text:p>
          </table:table-cell>
        </table:table-row>
        <table:table-row table:style-name="ro1">
          <table:table-cell office:value-type="time" office:time-value="PT13H53M00S" calcext:value-type="time">
            <text:p>01:53:00 PM</text:p>
          </table:table-cell>
          <table:table-cell office:value-type="float" office:value="23.95" calcext:value-type="float">
            <text:p>23.95</text:p>
          </table:table-cell>
          <table:table-cell office:value-type="float" office:value="23" calcext:value-type="float">
            <text:p>23</text:p>
          </table:table-cell>
          <table:table-cell office:value-type="float" office:value="790" calcext:value-type="float">
            <text:p>790</text:p>
          </table:table-cell>
          <table:table-cell office:value-type="float" office:value="1955" calcext:value-type="float">
            <text:p>1955</text:p>
          </table:table-cell>
          <table:table-cell office:value-type="float" office:value="8709" calcext:value-type="float">
            <text:p>8709</text:p>
          </table:table-cell>
          <table:table-cell table:formula="of:=LN([Sheet2.F26]/[Sheet2.E26])" office:value-type="float" office:value="1.49396678027327" calcext:value-type="float">
            <text:p>1.4939667803</text:p>
          </table:table-cell>
          <table:table-cell office:value-type="float" office:value="790" calcext:value-type="float">
            <text:p>790</text:p>
          </table:table-cell>
          <table:table-cell office:value-type="float" office:value="6791" calcext:value-type="float">
            <text:p>6791</text:p>
          </table:table-cell>
          <table:table-cell office:value-type="float" office:value="7858" calcext:value-type="float">
            <text:p>7858</text:p>
          </table:table-cell>
          <table:table-cell table:formula="of:=LN([.J26]/[.I26])" office:value-type="float" office:value="0.145933915004614" calcext:value-type="float">
            <text:p>0.14593391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Sheet1.I26] / [Sheet1.N26]" office:value-type="float" office:value="18.7617972478183" calcext:value-type="float">
            <text:p>18.7617972478</text:p>
          </table:table-cell>
          <table:table-cell table:formula="of:=[.G26]/[.K26]" office:value-type="float" office:value="10.237282952534" calcext:value-type="float">
            <text:p>10.2372829525</text:p>
          </table:table-cell>
          <table:table-cell table:formula="of:=[.O26]-[.N26]" office:value-type="float" office:value="-8.52451429528436" calcext:value-type="float">
            <text:p>-8.5245142953</text:p>
          </table:table-cell>
        </table:table-row>
        <table:table-row table:style-name="ro1">
          <table:table-cell office:value-type="time" office:time-value="PT13H57M00S" calcext:value-type="time">
            <text:p>01:57:00 PM</text:p>
          </table:table-cell>
          <table:table-cell office:value-type="float" office:value="23.94" calcext:value-type="float">
            <text:p>23.94</text:p>
          </table:table-cell>
          <table:table-cell office:value-type="float" office:value="24" calcext:value-type="float">
            <text:p>24</text:p>
          </table:table-cell>
          <table:table-cell office:value-type="float" office:value="791" calcext:value-type="float">
            <text:p>791</text:p>
          </table:table-cell>
          <table:table-cell office:value-type="float" office:value="1848" calcext:value-type="float">
            <text:p>1848</text:p>
          </table:table-cell>
          <table:table-cell office:value-type="float" office:value="8728" calcext:value-type="float">
            <text:p>8728</text:p>
          </table:table-cell>
          <table:table-cell table:formula="of:=LN([Sheet2.F27]/[Sheet2.E27])" office:value-type="float" office:value="1.55243227531128" calcext:value-type="float">
            <text:p>1.5524322753</text:p>
          </table:table-cell>
          <table:table-cell office:value-type="float" office:value="791" calcext:value-type="float">
            <text:p>791</text:p>
          </table:table-cell>
          <table:table-cell office:value-type="float" office:value="6854" calcext:value-type="float">
            <text:p>6854</text:p>
          </table:table-cell>
          <table:table-cell office:value-type="float" office:value="7742" calcext:value-type="float">
            <text:p>7742</text:p>
          </table:table-cell>
          <table:table-cell table:formula="of:=LN([.J27]/[.I27])" office:value-type="float" office:value="0.121827628703039" calcext:value-type="float">
            <text:p>0.1218276287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Sheet1.I27] / [Sheet1.N27]" office:value-type="float" office:value="34.5735499156268" calcext:value-type="float">
            <text:p>34.5735499156</text:p>
          </table:table-cell>
          <table:table-cell table:formula="of:=[.G27]/[.K27]" office:value-type="float" office:value="12.7428588394789" calcext:value-type="float">
            <text:p>12.7428588395</text:p>
          </table:table-cell>
          <table:table-cell table:formula="of:=[.O27]-[.N27]" office:value-type="float" office:value="-21.8306910761479" calcext:value-type="float">
            <text:p>-21.8306910761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3.93" calcext:value-type="float">
            <text:p>23.93</text:p>
          </table:table-cell>
          <table:table-cell office:value-type="float" office:value="25" calcext:value-type="float">
            <text:p>25</text:p>
          </table:table-cell>
          <table:table-cell office:value-type="float" office:value="792" calcext:value-type="float">
            <text:p>792</text:p>
          </table:table-cell>
          <table:table-cell office:value-type="float" office:value="1887" calcext:value-type="float">
            <text:p>1887</text:p>
          </table:table-cell>
          <table:table-cell office:value-type="float" office:value="8830" calcext:value-type="float">
            <text:p>8830</text:p>
          </table:table-cell>
          <table:table-cell table:formula="of:=LN([Sheet2.F28]/[Sheet2.E28])" office:value-type="float" office:value="1.54316674822946" calcext:value-type="float">
            <text:p>1.5431667482</text:p>
          </table:table-cell>
          <table:table-cell office:value-type="float" office:value="792" calcext:value-type="float">
            <text:p>792</text:p>
          </table:table-cell>
          <table:table-cell office:value-type="float" office:value="6717" calcext:value-type="float">
            <text:p>6717</text:p>
          </table:table-cell>
          <table:table-cell office:value-type="float" office:value="7741" calcext:value-type="float">
            <text:p>7741</text:p>
          </table:table-cell>
          <table:table-cell table:formula="of:=LN([.J28]/[.I28])" office:value-type="float" office:value="0.141889251937849" calcext:value-type="float">
            <text:p>0.1418892519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Sheet1.I28] / [Sheet1.N28]" office:value-type="float" office:value="18.198550941936" calcext:value-type="float">
            <text:p>18.1985509419</text:p>
          </table:table-cell>
          <table:table-cell table:formula="of:=[.G28]/[.K28]" office:value-type="float" office:value="10.8758537179786" calcext:value-type="float">
            <text:p>10.875853718</text:p>
          </table:table-cell>
          <table:table-cell table:formula="of:=[.O28]-[.N28]" office:value-type="float" office:value="-7.32269722395736" calcext:value-type="float">
            <text:p>-7.322697224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23.92" calcext:value-type="float">
            <text:p>23.92</text:p>
          </table:table-cell>
          <table:table-cell office:value-type="float" office:value="26" calcext:value-type="float">
            <text:p>26</text:p>
          </table:table-cell>
          <table:table-cell office:value-type="float" office:value="793" calcext:value-type="float">
            <text:p>793</text:p>
          </table:table-cell>
          <table:table-cell office:value-type="float" office:value="2060" calcext:value-type="float">
            <text:p>2060</text:p>
          </table:table-cell>
          <table:table-cell office:value-type="float" office:value="8945" calcext:value-type="float">
            <text:p>8945</text:p>
          </table:table-cell>
          <table:table-cell table:formula="of:=LN([Sheet2.F29]/[Sheet2.E29])" office:value-type="float" office:value="1.46838873415919" calcext:value-type="float">
            <text:p>1.4683887342</text:p>
          </table:table-cell>
          <table:table-cell office:value-type="float" office:value="793" calcext:value-type="float">
            <text:p>793</text:p>
          </table:table-cell>
          <table:table-cell office:value-type="float" office:value="6816" calcext:value-type="float">
            <text:p>6816</text:p>
          </table:table-cell>
          <table:table-cell office:value-type="float" office:value="7716" calcext:value-type="float">
            <text:p>7716</text:p>
          </table:table-cell>
          <table:table-cell table:formula="of:=LN([.J29]/[.I29])" office:value-type="float" office:value="0.124023305516468" calcext:value-type="float">
            <text:p>0.1240233055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Sheet1.I29] / [Sheet1.N29]" office:value-type="float" office:value="23.7331298569007" calcext:value-type="float">
            <text:p>23.7331298569</text:p>
          </table:table-cell>
          <table:table-cell table:formula="of:=[.G29]/[.K29]" office:value-type="float" office:value="11.8396194009215" calcext:value-type="float">
            <text:p>11.8396194009</text:p>
          </table:table-cell>
          <table:table-cell table:formula="of:=[.O29]-[.N29]" office:value-type="float" office:value="-11.8935104559792" calcext:value-type="float">
            <text:p>-11.893510456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23.9" calcext:value-type="float">
            <text:p>23.9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float" office:value="1908" calcext:value-type="float">
            <text:p>1908</text:p>
          </table:table-cell>
          <table:table-cell office:value-type="float" office:value="8920" calcext:value-type="float">
            <text:p>8920</text:p>
          </table:table-cell>
          <table:table-cell table:formula="of:=LN([Sheet2.F30]/[Sheet2.E30])" office:value-type="float" office:value="1.54224037356582" calcext:value-type="float">
            <text:p>1.5422403736</text:p>
          </table:table-cell>
          <table:table-cell office:value-type="float" office:value="794" calcext:value-type="float">
            <text:p>794</text:p>
          </table:table-cell>
          <table:table-cell office:value-type="float" office:value="6659" calcext:value-type="float">
            <text:p>6659</text:p>
          </table:table-cell>
          <table:table-cell office:value-type="float" office:value="7816" calcext:value-type="float">
            <text:p>7816</text:p>
          </table:table-cell>
          <table:table-cell table:formula="of:=LN([.J30]/[.I30])" office:value-type="float" office:value="0.160203591611996" calcext:value-type="float">
            <text:p>0.1602035916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Sheet1.I30] / [Sheet1.N30]" office:value-type="float" office:value="11.5769091514068" calcext:value-type="float">
            <text:p>11.5769091514</text:p>
          </table:table-cell>
          <table:table-cell table:formula="of:=[.G30]/[.K30]" office:value-type="float" office:value="9.62675279653554" calcext:value-type="float">
            <text:p>9.6267527965</text:p>
          </table:table-cell>
          <table:table-cell table:formula="of:=[.O30]-[.N30]" office:value-type="float" office:value="-1.95015635487125" calcext:value-type="float">
            <text:p>-1.9501563549</text:p>
          </table:table-cell>
        </table:table-row>
        <table:table-row table:style-name="ro1">
          <table:table-cell office:value-type="time" office:time-value="PT14H13M00S" calcext:value-type="time">
            <text:p>02:13:00 PM</text:p>
          </table:table-cell>
          <table:table-cell office:value-type="float" office:value="23.89" calcext:value-type="float">
            <text:p>23.89</text:p>
          </table:table-cell>
          <table:table-cell office:value-type="float" office:value="28" calcext:value-type="float">
            <text:p>28</text:p>
          </table:table-cell>
          <table:table-cell office:value-type="float" office:value="795" calcext:value-type="float">
            <text:p>795</text:p>
          </table:table-cell>
          <table:table-cell office:value-type="float" office:value="1957" calcext:value-type="float">
            <text:p>1957</text:p>
          </table:table-cell>
          <table:table-cell office:value-type="float" office:value="8772" calcext:value-type="float">
            <text:p>8772</text:p>
          </table:table-cell>
          <table:table-cell table:formula="of:=LN([Sheet2.F31]/[Sheet2.E31])" office:value-type="float" office:value="1.5001521421417" calcext:value-type="float">
            <text:p>1.5001521421</text:p>
          </table:table-cell>
          <table:table-cell office:value-type="float" office:value="795" calcext:value-type="float">
            <text:p>795</text:p>
          </table:table-cell>
          <table:table-cell office:value-type="float" office:value="6825" calcext:value-type="float">
            <text:p>6825</text:p>
          </table:table-cell>
          <table:table-cell office:value-type="float" office:value="7855" calcext:value-type="float">
            <text:p>7855</text:p>
          </table:table-cell>
          <table:table-cell table:formula="of:=LN([.J31]/[.I31])" office:value-type="float" office:value="0.140557930636561" calcext:value-type="float">
            <text:p>0.140557930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Sheet1.I31] / [Sheet1.N31]" office:value-type="float" office:value="13.735004126682" calcext:value-type="float">
            <text:p>13.7350041267</text:p>
          </table:table-cell>
          <table:table-cell table:formula="of:=[.G31]/[.K31]" office:value-type="float" office:value="10.6728388455051" calcext:value-type="float">
            <text:p>10.6728388455</text:p>
          </table:table-cell>
          <table:table-cell table:formula="of:=[.O31]-[.N31]" office:value-type="float" office:value="-3.06216528117685" calcext:value-type="float">
            <text:p>-3.0621652812</text:p>
          </table:table-cell>
        </table:table-row>
        <table:table-row table:style-name="ro1">
          <table:table-cell office:value-type="time" office:time-value="PT14H17M00S" calcext:value-type="time">
            <text:p>02:17:00 PM</text:p>
          </table:table-cell>
          <table:table-cell office:value-type="float" office:value="23.88" calcext:value-type="float">
            <text:p>23.88</text:p>
          </table:table-cell>
          <table:table-cell office:value-type="float" office:value="29" calcext:value-type="float">
            <text:p>29</text:p>
          </table:table-cell>
          <table:table-cell office:value-type="float" office:value="796" calcext:value-type="float">
            <text:p>796</text:p>
          </table:table-cell>
          <table:table-cell office:value-type="float" office:value="1848" calcext:value-type="float">
            <text:p>1848</text:p>
          </table:table-cell>
          <table:table-cell office:value-type="float" office:value="8887" calcext:value-type="float">
            <text:p>8887</text:p>
          </table:table-cell>
          <table:table-cell table:formula="of:=LN([Sheet2.F32]/[Sheet2.E32])" office:value-type="float" office:value="1.57048556153685" calcext:value-type="float">
            <text:p>1.5704855615</text:p>
          </table:table-cell>
          <table:table-cell office:value-type="float" office:value="796" calcext:value-type="float">
            <text:p>796</text:p>
          </table:table-cell>
          <table:table-cell office:value-type="float" office:value="6823" calcext:value-type="float">
            <text:p>6823</text:p>
          </table:table-cell>
          <table:table-cell office:value-type="float" office:value="7837" calcext:value-type="float">
            <text:p>7837</text:p>
          </table:table-cell>
          <table:table-cell table:formula="of:=LN([.J32]/[.I32])" office:value-type="float" office:value="0.138556850237441" calcext:value-type="float">
            <text:p>0.1385568502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Sheet1.I32] / [Sheet1.N32]" office:value-type="float" office:value="12.3561179792917" calcext:value-type="float">
            <text:p>12.3561179793</text:p>
          </table:table-cell>
          <table:table-cell table:formula="of:=[.G32]/[.K32]" office:value-type="float" office:value="11.3345934094601" calcext:value-type="float">
            <text:p>11.3345934095</text:p>
          </table:table-cell>
          <table:table-cell table:formula="of:=[.O32]-[.N32]" office:value-type="float" office:value="-1.02152456983158" calcext:value-type="float">
            <text:p>-1.0215245698</text:p>
          </table:table-cell>
        </table:table-row>
        <table:table-row table:style-name="ro1">
          <table:table-cell office:value-type="time" office:time-value="PT14H21M00S" calcext:value-type="time">
            <text:p>02:21:00 PM</text:p>
          </table:table-cell>
          <table:table-cell office:value-type="float" office:value="23.87" calcext:value-type="float">
            <text:p>23.87</text:p>
          </table:table-cell>
          <table:table-cell office:value-type="float" office:value="30" calcext:value-type="float">
            <text:p>30</text:p>
          </table:table-cell>
          <table:table-cell office:value-type="float" office:value="797" calcext:value-type="float">
            <text:p>797</text:p>
          </table:table-cell>
          <table:table-cell office:value-type="float" office:value="2035" calcext:value-type="float">
            <text:p>2035</text:p>
          </table:table-cell>
          <table:table-cell office:value-type="float" office:value="8732" calcext:value-type="float">
            <text:p>8732</text:p>
          </table:table-cell>
          <table:table-cell table:formula="of:=LN([Sheet2.F33]/[Sheet2.E33])" office:value-type="float" office:value="1.45649861979314" calcext:value-type="float">
            <text:p>1.4564986198</text:p>
          </table:table-cell>
          <table:table-cell office:value-type="float" office:value="797" calcext:value-type="float">
            <text:p>797</text:p>
          </table:table-cell>
          <table:table-cell office:value-type="float" office:value="6761" calcext:value-type="float">
            <text:p>6761</text:p>
          </table:table-cell>
          <table:table-cell office:value-type="float" office:value="7855" calcext:value-type="float">
            <text:p>7855</text:p>
          </table:table-cell>
          <table:table-cell table:formula="of:=LN([.J33]/[.I33])" office:value-type="float" office:value="0.149979463599044" calcext:value-type="float">
            <text:p>0.149979463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Sheet1.I33] / [Sheet1.N33]" office:value-type="float" office:value="11.6634903550548" calcext:value-type="float">
            <text:p>11.6634903551</text:p>
          </table:table-cell>
          <table:table-cell table:formula="of:=[.G33]/[.K33]" office:value-type="float" office:value="9.71132036908036" calcext:value-type="float">
            <text:p>9.7113203691</text:p>
          </table:table-cell>
          <table:table-cell table:formula="of:=[.O33]-[.N33]" office:value-type="float" office:value="-1.95216998597443" calcext:value-type="float">
            <text:p>-1.952169986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23.86" calcext:value-type="float">
            <text:p>23.86</text:p>
          </table:table-cell>
          <table:table-cell office:value-type="float" office:value="31" calcext:value-type="float">
            <text:p>31</text:p>
          </table:table-cell>
          <table:table-cell office:value-type="float" office:value="798" calcext:value-type="float">
            <text:p>798</text:p>
          </table:table-cell>
          <table:table-cell office:value-type="float" office:value="1963" calcext:value-type="float">
            <text:p>1963</text:p>
          </table:table-cell>
          <table:table-cell office:value-type="float" office:value="8719" calcext:value-type="float">
            <text:p>8719</text:p>
          </table:table-cell>
          <table:table-cell table:formula="of:=LN([Sheet2.F34]/[Sheet2.E34])" office:value-type="float" office:value="1.49103063715135" calcext:value-type="float">
            <text:p>1.4910306372</text:p>
          </table:table-cell>
          <table:table-cell office:value-type="float" office:value="798" calcext:value-type="float">
            <text:p>798</text:p>
          </table:table-cell>
          <table:table-cell office:value-type="float" office:value="6720" calcext:value-type="float">
            <text:p>6720</text:p>
          </table:table-cell>
          <table:table-cell office:value-type="float" office:value="7850" calcext:value-type="float">
            <text:p>7850</text:p>
          </table:table-cell>
          <table:table-cell table:formula="of:=LN([.J34]/[.I34])" office:value-type="float" office:value="0.155425377259259" calcext:value-type="float">
            <text:p>0.155425377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Sheet1.I34] / [Sheet1.N34]" office:value-type="float" office:value="13.7130263497519" calcext:value-type="float">
            <text:p>13.7130263498</text:p>
          </table:table-cell>
          <table:table-cell table:formula="of:=[.G34]/[.K34]" office:value-type="float" office:value="9.59322514407815" calcext:value-type="float">
            <text:p>9.5932251441</text:p>
          </table:table-cell>
          <table:table-cell table:formula="of:=[.O34]-[.N34]" office:value-type="float" office:value="-4.1198012056737" calcext:value-type="float">
            <text:p>-4.1198012057</text:p>
          </table:table-cell>
        </table:table-row>
        <table:table-row table:style-name="ro1">
          <table:table-cell office:value-type="time" office:time-value="PT14H28M00S" calcext:value-type="time">
            <text:p>02:28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2" calcext:value-type="float">
            <text:p>32</text:p>
          </table:table-cell>
          <table:table-cell office:value-type="float" office:value="799" calcext:value-type="float">
            <text:p>799</text:p>
          </table:table-cell>
          <table:table-cell office:value-type="float" office:value="1723" calcext:value-type="float">
            <text:p>1723</text:p>
          </table:table-cell>
          <table:table-cell office:value-type="float" office:value="8797" calcext:value-type="float">
            <text:p>8797</text:p>
          </table:table-cell>
          <table:table-cell table:formula="of:=LN([Sheet2.F35]/[Sheet2.E35])" office:value-type="float" office:value="1.63034379672475" calcext:value-type="float">
            <text:p>1.6303437967</text:p>
          </table:table-cell>
          <table:table-cell office:value-type="float" office:value="799" calcext:value-type="float">
            <text:p>799</text:p>
          </table:table-cell>
          <table:table-cell office:value-type="float" office:value="6763" calcext:value-type="float">
            <text:p>6763</text:p>
          </table:table-cell>
          <table:table-cell office:value-type="float" office:value="7747" calcext:value-type="float">
            <text:p>7747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Sheet1.I35] / [Sheet1.N35]" office:value-type="float" office:value="12.2832224122314" calcext:value-type="float">
            <text:p>12.2832224122</text:p>
          </table:table-cell>
          <table:table-cell table:formula="of:=[.G35]/[.K35]" office:value-type="float" office:value="12.0020220986096" calcext:value-type="float">
            <text:p>12.0020220986</text:p>
          </table:table-cell>
          <table:table-cell table:formula="of:=[.O35]-[.N35]" office:value-type="float" office:value="-0.281200313621813" calcext:value-type="float">
            <text:p>-0.281200313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23.85" calcext:value-type="float">
            <text:p>23.85</text:p>
          </table:table-cell>
          <table:table-cell office:value-type="float" office:value="33" calcext:value-type="float">
            <text:p>33</text:p>
          </table:table-cell>
          <table:table-cell office:value-type="float" office:value="800" calcext:value-type="float">
            <text:p>800</text:p>
          </table:table-cell>
          <table:table-cell office:value-type="float" office:value="1855" calcext:value-type="float">
            <text:p>1855</text:p>
          </table:table-cell>
          <table:table-cell office:value-type="float" office:value="8779" calcext:value-type="float">
            <text:p>8779</text:p>
          </table:table-cell>
          <table:table-cell table:formula="of:=LN([Sheet2.F36]/[Sheet2.E36])" office:value-type="float" office:value="1.55447780988467" calcext:value-type="float">
            <text:p>1.5544778099</text:p>
          </table:table-cell>
          <table:table-cell office:value-type="float" office:value="800" calcext:value-type="float">
            <text:p>800</text:p>
          </table:table-cell>
          <table:table-cell office:value-type="float" office:value="6816" calcext:value-type="float">
            <text:p>6816</text:p>
          </table:table-cell>
          <table:table-cell office:value-type="float" office:value="7823" calcext:value-type="float">
            <text:p>7823</text:p>
          </table:table-cell>
          <table:table-cell table:formula="of:=LN([.J35]/[.I35])" office:value-type="float" office:value="0.135839093056963" calcext:value-type="float">
            <text:p>0.13583909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Sheet1.I36] / [Sheet1.N36]" office:value-type="float" office:value="13.3477994546487" calcext:value-type="float">
            <text:p>13.3477994546</text:p>
          </table:table-cell>
          <table:table-cell table:formula="of:=[.G36]/[.K36]" office:value-type="float" office:value="11.443523178065" calcext:value-type="float">
            <text:p>11.4435231781</text:p>
          </table:table-cell>
          <table:table-cell table:formula="of:=[.O36]-[.N36]" office:value-type="float" office:value="-1.90427627658371" calcext:value-type="float">
            <text:p>-1.9042762766</text:p>
          </table:table-cell>
        </table:table-row>
        <table:table-row table:style-name="ro1">
          <table:table-cell office:value-type="time" office:time-value="PT14H35M00S" calcext:value-type="time">
            <text:p>02:35:00 PM</text:p>
          </table:table-cell>
          <table:table-cell office:value-type="float" office:value="23.84" calcext:value-type="float">
            <text:p>23.84</text:p>
          </table:table-cell>
          <table:table-cell office:value-type="float" office:value="34" calcext:value-type="float">
            <text:p>34</text:p>
          </table:table-cell>
          <table:table-cell office:value-type="float" office:value="801" calcext:value-type="float">
            <text:p>801</text:p>
          </table:table-cell>
          <table:table-cell office:value-type="float" office:value="1719" calcext:value-type="float">
            <text:p>1719</text:p>
          </table:table-cell>
          <table:table-cell office:value-type="float" office:value="8914" calcext:value-type="float">
            <text:p>8914</text:p>
          </table:table-cell>
          <table:table-cell table:formula="of:=LN([Sheet2.F37]/[Sheet2.E37])" office:value-type="float" office:value="1.64588034812365" calcext:value-type="float">
            <text:p>1.6458803481</text:p>
          </table:table-cell>
          <table:table-cell office:value-type="float" office:value="801" calcext:value-type="float">
            <text:p>801</text:p>
          </table:table-cell>
          <table:table-cell office:value-type="float" office:value="6787" calcext:value-type="float">
            <text:p>6787</text:p>
          </table:table-cell>
          <table:table-cell office:value-type="float" office:value="7937" calcext:value-type="float">
            <text:p>7937</text:p>
          </table:table-cell>
          <table:table-cell table:formula="of:=LN([.J37]/[.I37])" office:value-type="float" office:value="0.156526352387117" calcext:value-type="float">
            <text:p>0.156526352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Sheet1.I37] / [Sheet1.N37]" office:value-type="float" office:value="12.8553110291154" calcext:value-type="float">
            <text:p>12.8553110291</text:p>
          </table:table-cell>
          <table:table-cell table:formula="of:=[.G37]/[.K37]" office:value-type="float" office:value="10.515036752745" calcext:value-type="float">
            <text:p>10.5150367527</text:p>
          </table:table-cell>
          <table:table-cell table:formula="of:=[.O37]-[.N37]" office:value-type="float" office:value="-2.34027427637037" calcext:value-type="float">
            <text:p>-2.3402742764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23.83" calcext:value-type="float">
            <text:p>23.83</text:p>
          </table:table-cell>
          <table:table-cell office:value-type="float" office:value="35" calcext:value-type="float">
            <text:p>35</text:p>
          </table:table-cell>
          <table:table-cell office:value-type="float" office:value="802" calcext:value-type="float">
            <text:p>802</text:p>
          </table:table-cell>
          <table:table-cell office:value-type="float" office:value="1761" calcext:value-type="float">
            <text:p>1761</text:p>
          </table:table-cell>
          <table:table-cell office:value-type="float" office:value="8754" calcext:value-type="float">
            <text:p>8754</text:p>
          </table:table-cell>
          <table:table-cell table:formula="of:=LN([Sheet2.F38]/[Sheet2.E38])" office:value-type="float" office:value="1.60362890925463" calcext:value-type="float">
            <text:p>1.6036289093</text:p>
          </table:table-cell>
          <table:table-cell office:value-type="float" office:value="802" calcext:value-type="float">
            <text:p>802</text:p>
          </table:table-cell>
          <table:table-cell office:value-type="float" office:value="6756" calcext:value-type="float">
            <text:p>6756</text:p>
          </table:table-cell>
          <table:table-cell office:value-type="float" office:value="7753" calcext:value-type="float">
            <text:p>7753</text:p>
          </table:table-cell>
          <table:table-cell table:formula="of:=LN([.J38]/[.I38])" office:value-type="float" office:value="0.137648866291268" calcext:value-type="float">
            <text:p>0.1376488663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Sheet1.I38] / [Sheet1.N38]" office:value-type="float" office:value="16.8960690065612" calcext:value-type="float">
            <text:p>16.8960690066</text:p>
          </table:table-cell>
          <table:table-cell table:formula="of:=[.G38]/[.K38]" office:value-type="float" office:value="11.6501425145146" calcext:value-type="float">
            <text:p>11.6501425145</text:p>
          </table:table-cell>
          <table:table-cell table:formula="of:=[.O38]-[.N38]" office:value-type="float" office:value="-5.24592649204662" calcext:value-type="float">
            <text:p>-5.245926492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23.82" calcext:value-type="float">
            <text:p>23.82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office:value-type="float" office:value="1870" calcext:value-type="float">
            <text:p>1870</text:p>
          </table:table-cell>
          <table:table-cell office:value-type="float" office:value="8846" calcext:value-type="float">
            <text:p>8846</text:p>
          </table:table-cell>
          <table:table-cell table:formula="of:=LN([Sheet2.F39]/[Sheet2.E39])" office:value-type="float" office:value="1.55402694857964" calcext:value-type="float">
            <text:p>1.5540269486</text:p>
          </table:table-cell>
          <table:table-cell office:value-type="float" office:value="803" calcext:value-type="float">
            <text:p>803</text:p>
          </table:table-cell>
          <table:table-cell office:value-type="float" office:value="6786" calcext:value-type="float">
            <text:p>6786</text:p>
          </table:table-cell>
          <table:table-cell office:value-type="float" office:value="7858" calcext:value-type="float">
            <text:p>7858</text:p>
          </table:table-cell>
          <table:table-cell table:formula="of:=LN([.J39]/[.I39])" office:value-type="float" office:value="0.14667045477423" calcext:value-type="float">
            <text:p>0.1466704548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Sheet1.I39] / [Sheet1.N39]" office:value-type="float" office:value="10.181861255369" calcext:value-type="float">
            <text:p>10.1818612554</text:p>
          </table:table-cell>
          <table:table-cell table:formula="of:=[.G39]/[.K39]" office:value-type="float" office:value="10.5953646286279" calcext:value-type="float">
            <text:p>10.5953646286</text:p>
          </table:table-cell>
          <table:table-cell table:formula="of:=[.O39]-[.N39]" office:value-type="float" office:value="0.413503373258942" calcext:value-type="float">
            <text:p>0.4135033733</text:p>
          </table:table-cell>
        </table:table-row>
        <table:table-row table:style-name="ro1">
          <table:table-cell office:value-type="time" office:time-value="PT14H47M00S" calcext:value-type="time">
            <text:p>02:47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7" calcext:value-type="float">
            <text:p>37</text:p>
          </table:table-cell>
          <table:table-cell office:value-type="float" office:value="804" calcext:value-type="float">
            <text:p>804</text:p>
          </table:table-cell>
          <table:table-cell office:value-type="float" office:value="1870" calcext:value-type="float">
            <text:p>1870</text:p>
          </table:table-cell>
          <table:table-cell office:value-type="float" office:value="8862" calcext:value-type="float">
            <text:p>8862</text:p>
          </table:table-cell>
          <table:table-cell table:formula="of:=LN([Sheet2.F40]/[Sheet2.E40])" office:value-type="float" office:value="1.5558340419108" calcext:value-type="float">
            <text:p>1.5558340419</text:p>
          </table:table-cell>
          <table:table-cell office:value-type="float" office:value="804" calcext:value-type="float">
            <text:p>804</text:p>
          </table:table-cell>
          <table:table-cell office:value-type="float" office:value="6758" calcext:value-type="float">
            <text:p>6758</text:p>
          </table:table-cell>
          <table:table-cell office:value-type="float" office:value="7883" calcext:value-type="float">
            <text:p>7883</text:p>
          </table:table-cell>
          <table:table-cell table:formula="of:=LN([.J40]/[.I40])" office:value-type="float" office:value="0.153981553785673" calcext:value-type="float">
            <text:p>0.1539815538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Sheet1.I40] / [Sheet1.N40]" office:value-type="float" office:value="12.2752499051868" calcext:value-type="float">
            <text:p>12.2752499052</text:p>
          </table:table-cell>
          <table:table-cell table:formula="of:=[.G40]/[.K40]" office:value-type="float" office:value="10.1040287207153" calcext:value-type="float">
            <text:p>10.1040287207</text:p>
          </table:table-cell>
          <table:table-cell table:formula="of:=[.O40]-[.N40]" office:value-type="float" office:value="-2.17122118447153" calcext:value-type="float">
            <text:p>-2.171221184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23.81" calcext:value-type="float">
            <text:p>23.81</text:p>
          </table:table-cell>
          <table:table-cell office:value-type="float" office:value="38" calcext:value-type="float">
            <text:p>38</text:p>
          </table:table-cell>
          <table:table-cell office:value-type="float" office:value="805" calcext:value-type="float">
            <text:p>805</text:p>
          </table:table-cell>
          <table:table-cell office:value-type="float" office:value="2120" calcext:value-type="float">
            <text:p>2120</text:p>
          </table:table-cell>
          <table:table-cell office:value-type="float" office:value="8890" calcext:value-type="float">
            <text:p>8890</text:p>
          </table:table-cell>
          <table:table-cell table:formula="of:=LN([Sheet2.F41]/[Sheet2.E41])" office:value-type="float" office:value="1.43351096084189" calcext:value-type="float">
            <text:p>1.4335109608</text:p>
          </table:table-cell>
          <table:table-cell office:value-type="float" office:value="805" calcext:value-type="float">
            <text:p>805</text:p>
          </table:table-cell>
          <table:table-cell office:value-type="float" office:value="6943" calcext:value-type="float">
            <text:p>6943</text:p>
          </table:table-cell>
          <table:table-cell office:value-type="float" office:value="7751" calcext:value-type="float">
            <text:p>7751</text:p>
          </table:table-cell>
          <table:table-cell table:formula="of:=LN([.J41]/[.I41])" office:value-type="float" office:value="0.110087909528238" calcext:value-type="float">
            <text:p>0.110087909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Sheet1.I41] / [Sheet1.N41]" office:value-type="float" office:value="14.7285470025457" calcext:value-type="float">
            <text:p>14.7285470025</text:p>
          </table:table-cell>
          <table:table-cell table:formula="of:=[.G41]/[.K41]" office:value-type="float" office:value="13.0215113265839" calcext:value-type="float">
            <text:p>13.0215113266</text:p>
          </table:table-cell>
          <table:table-cell table:formula="of:=[.O41]-[.N41]" office:value-type="float" office:value="-1.70703567596185" calcext:value-type="float">
            <text:p>-1.707035676</text:p>
          </table:table-cell>
        </table:table-row>
        <table:table-row table:style-name="ro1">
          <table:table-cell office:value-type="time" office:time-value="PT14H54M00S" calcext:value-type="time">
            <text:p>02:54:00 PM</text:p>
          </table:table-cell>
          <table:table-cell office:value-type="float" office:value="23.8" calcext:value-type="float">
            <text:p>23.8</text:p>
          </table:table-cell>
          <table:table-cell office:value-type="float" office:value="39" calcext:value-type="float">
            <text:p>39</text:p>
          </table:table-cell>
          <table:table-cell office:value-type="float" office:value="806" calcext:value-type="float">
            <text:p>806</text:p>
          </table:table-cell>
          <table:table-cell office:value-type="float" office:value="1917" calcext:value-type="float">
            <text:p>1917</text:p>
          </table:table-cell>
          <table:table-cell office:value-type="float" office:value="8803" calcext:value-type="float">
            <text:p>8803</text:p>
          </table:table-cell>
          <table:table-cell table:formula="of:=LN([Sheet2.F42]/[Sheet2.E42])" office:value-type="float" office:value="1.52433110841526" calcext:value-type="float">
            <text:p>1.5243311084</text:p>
          </table:table-cell>
          <table:table-cell office:value-type="float" office:value="806" calcext:value-type="float">
            <text:p>806</text:p>
          </table:table-cell>
          <table:table-cell office:value-type="float" office:value="6751" calcext:value-type="float">
            <text:p>6751</text:p>
          </table:table-cell>
          <table:table-cell office:value-type="float" office:value="7762" calcext:value-type="float">
            <text:p>7762</text:p>
          </table:table-cell>
          <table:table-cell table:formula="of:=LN([.J42]/[.I42])" office:value-type="float" office:value="0.139549390886981" calcext:value-type="float">
            <text:p>0.1395493909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Sheet1.I42] / [Sheet1.N42]" office:value-type="float" office:value="15.2478424733261" calcext:value-type="float">
            <text:p>15.2478424733</text:p>
          </table:table-cell>
          <table:table-cell table:formula="of:=[.G42]/[.K42]" office:value-type="float" office:value="10.9232372762544" calcext:value-type="float">
            <text:p>10.9232372763</text:p>
          </table:table-cell>
          <table:table-cell table:formula="of:=[.O42]-[.N42]" office:value-type="float" office:value="-4.32460519707172" calcext:value-type="float">
            <text:p>-4.3246051971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23.79" calcext:value-type="float">
            <text:p>23.79</text:p>
          </table:table-cell>
          <table:table-cell office:value-type="float" office:value="40" calcext:value-type="float">
            <text:p>40</text:p>
          </table:table-cell>
          <table:table-cell office:value-type="float" office:value="807" calcext:value-type="float">
            <text:p>807</text:p>
          </table:table-cell>
          <table:table-cell office:value-type="float" office:value="1879" calcext:value-type="float">
            <text:p>1879</text:p>
          </table:table-cell>
          <table:table-cell office:value-type="float" office:value="8875" calcext:value-type="float">
            <text:p>8875</text:p>
          </table:table-cell>
          <table:table-cell table:formula="of:=LN([Sheet2.F43]/[Sheet2.E43])" office:value-type="float" office:value="1.55249861493015" calcext:value-type="float">
            <text:p>1.5524986149</text:p>
          </table:table-cell>
          <table:table-cell office:value-type="float" office:value="807" calcext:value-type="float">
            <text:p>807</text:p>
          </table:table-cell>
          <table:table-cell office:value-type="float" office:value="6878" calcext:value-type="float">
            <text:p>6878</text:p>
          </table:table-cell>
          <table:table-cell office:value-type="float" office:value="7835" calcext:value-type="float">
            <text:p>7835</text:p>
          </table:table-cell>
          <table:table-cell table:formula="of:=LN([.J43]/[.I43])" office:value-type="float" office:value="0.13027296379791" calcext:value-type="float">
            <text:p>0.1302729638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Sheet1.I43] / [Sheet1.N43]" office:value-type="float" office:value="14.927057364685" calcext:value-type="float">
            <text:p>14.9270573647</text:p>
          </table:table-cell>
          <table:table-cell table:formula="of:=[.G43]/[.K43]" office:value-type="float" office:value="11.9172740810481" calcext:value-type="float">
            <text:p>11.917274081</text:p>
          </table:table-cell>
          <table:table-cell table:formula="of:=[.O43]-[.N43]" office:value-type="float" office:value="-3.00978328363686" calcext:value-type="float">
            <text:p>-3.0097832836</text:p>
          </table:table-cell>
        </table:table-row>
        <table:table-row table:style-name="ro1">
          <table:table-cell office:value-type="time" office:time-value="PT15H01M00S" calcext:value-type="time">
            <text:p>03:01:00 PM</text:p>
          </table:table-cell>
          <table:table-cell office:value-type="float" office:value="23.78" calcext:value-type="float">
            <text:p>23.78</text:p>
          </table:table-cell>
          <table:table-cell office:value-type="float" office:value="41" calcext:value-type="float">
            <text:p>41</text:p>
          </table:table-cell>
          <table:table-cell office:value-type="float" office:value="808" calcext:value-type="float">
            <text:p>808</text:p>
          </table:table-cell>
          <table:table-cell office:value-type="float" office:value="1868" calcext:value-type="float">
            <text:p>1868</text:p>
          </table:table-cell>
          <table:table-cell office:value-type="float" office:value="8689" calcext:value-type="float">
            <text:p>8689</text:p>
          </table:table-cell>
          <table:table-cell table:formula="of:=LN([Sheet2.F44]/[Sheet2.E44])" office:value-type="float" office:value="1.53718951805042" calcext:value-type="float">
            <text:p>1.5371895181</text:p>
          </table:table-cell>
          <table:table-cell office:value-type="float" office:value="808" calcext:value-type="float">
            <text:p>808</text:p>
          </table:table-cell>
          <table:table-cell office:value-type="float" office:value="6879" calcext:value-type="float">
            <text:p>6879</text:p>
          </table:table-cell>
          <table:table-cell office:value-type="float" office:value="7773" calcext:value-type="float">
            <text:p>7773</text:p>
          </table:table-cell>
          <table:table-cell table:formula="of:=LN([.J44]/[.I44])" office:value-type="float" office:value="0.122182897704205" calcext:value-type="float">
            <text:p>0.122182897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Sheet1.I44] / [Sheet1.N44]" office:value-type="float" office:value="13.1034360335961" calcext:value-type="float">
            <text:p>13.1034360336</text:p>
          </table:table-cell>
          <table:table-cell table:formula="of:=[.G44]/[.K44]" office:value-type="float" office:value="12.5810530518913" calcext:value-type="float">
            <text:p>12.5810530519</text:p>
          </table:table-cell>
          <table:table-cell table:formula="of:=[.O44]-[.N44]" office:value-type="float" office:value="-0.522382981704753" calcext:value-type="float">
            <text:p>-0.5223829817</text:p>
          </table:table-cell>
        </table:table-row>
        <table:table-row table:style-name="ro1">
          <table:table-cell office:value-type="time" office:time-value="PT15H04M00S" calcext:value-type="time">
            <text:p>03:04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2" calcext:value-type="float">
            <text:p>42</text:p>
          </table:table-cell>
          <table:table-cell office:value-type="float" office:value="809" calcext:value-type="float">
            <text:p>809</text:p>
          </table:table-cell>
          <table:table-cell office:value-type="float" office:value="1850" calcext:value-type="float">
            <text:p>1850</text:p>
          </table:table-cell>
          <table:table-cell office:value-type="float" office:value="8746" calcext:value-type="float">
            <text:p>8746</text:p>
          </table:table-cell>
          <table:table-cell table:formula="of:=LN([Sheet2.F45]/[Sheet2.E45])" office:value-type="float" office:value="1.5534108139005" calcext:value-type="float">
            <text:p>1.5534108139</text:p>
          </table:table-cell>
          <table:table-cell office:value-type="float" office:value="809" calcext:value-type="float">
            <text:p>809</text:p>
          </table:table-cell>
          <table:table-cell office:value-type="float" office:value="6846" calcext:value-type="float">
            <text:p>6846</text:p>
          </table:table-cell>
          <table:table-cell office:value-type="float" office:value="7786" calcext:value-type="float">
            <text:p>7786</text:p>
          </table:table-cell>
          <table:table-cell table:formula="of:=LN([.J45]/[.I45])" office:value-type="float" office:value="0.12866270908027" calcext:value-type="float">
            <text:p>0.1286627091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Sheet1.I45] / [Sheet1.N45]" office:value-type="float" office:value="12.2308253584892" calcext:value-type="float">
            <text:p>12.2308253585</text:p>
          </table:table-cell>
          <table:table-cell table:formula="of:=[.G45]/[.K45]" office:value-type="float" office:value="12.0735124031265" calcext:value-type="float">
            <text:p>12.0735124031</text:p>
          </table:table-cell>
          <table:table-cell table:formula="of:=[.O45]-[.N45]" office:value-type="float" office:value="-0.157312955362732" calcext:value-type="float">
            <text:p>-0.1573129554</text:p>
          </table:table-cell>
        </table:table-row>
        <table:table-row table:style-name="ro1">
          <table:table-cell office:value-type="time" office:time-value="PT15H08M00S" calcext:value-type="time">
            <text:p>03:08:00 PM</text:p>
          </table:table-cell>
          <table:table-cell office:value-type="float" office:value="23.77" calcext:value-type="float">
            <text:p>23.77</text:p>
          </table:table-cell>
          <table:table-cell office:value-type="float" office:value="43" calcext:value-type="float">
            <text:p>43</text:p>
          </table:table-cell>
          <table:table-cell office:value-type="float" office:value="810" calcext:value-type="float">
            <text:p>810</text:p>
          </table:table-cell>
          <table:table-cell office:value-type="float" office:value="2103" calcext:value-type="float">
            <text:p>2103</text:p>
          </table:table-cell>
          <table:table-cell office:value-type="float" office:value="8778" calcext:value-type="float">
            <text:p>8778</text:p>
          </table:table-cell>
          <table:table-cell table:formula="of:=LN([Sheet2.F46]/[Sheet2.E46])" office:value-type="float" office:value="1.42888369454548" calcext:value-type="float">
            <text:p>1.4288836945</text:p>
          </table:table-cell>
          <table:table-cell office:value-type="float" office:value="810" calcext:value-type="float">
            <text:p>810</text:p>
          </table:table-cell>
          <table:table-cell office:value-type="float" office:value="6781" calcext:value-type="float">
            <text:p>6781</text:p>
          </table:table-cell>
          <table:table-cell office:value-type="float" office:value="7736" calcext:value-type="float">
            <text:p>7736</text:p>
          </table:table-cell>
          <table:table-cell table:formula="of:=LN([.J46]/[.I46])" office:value-type="float" office:value="0.131760174449288" calcext:value-type="float">
            <text:p>0.131760174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Sheet1.I46] / [Sheet1.N46]" office:value-type="float" office:value="16.0608595153466" calcext:value-type="float">
            <text:p>16.0608595153</text:p>
          </table:table-cell>
          <table:table-cell table:formula="of:=[.G46]/[.K46]" office:value-type="float" office:value="10.8445795591704" calcext:value-type="float">
            <text:p>10.8445795592</text:p>
          </table:table-cell>
          <table:table-cell table:formula="of:=[.O46]-[.N46]" office:value-type="float" office:value="-5.21627995617621" calcext:value-type="float">
            <text:p>-5.2162799562</text:p>
          </table:table-cell>
        </table:table-row>
        <table:table-row table:style-name="ro1">
          <table:table-cell office:value-type="time" office:time-value="PT15H12M00S" calcext:value-type="time">
            <text:p>03:12:00 PM</text:p>
          </table:table-cell>
          <table:table-cell office:value-type="float" office:value="23.76" calcext:value-type="float">
            <text:p>23.76</text:p>
          </table:table-cell>
          <table:table-cell office:value-type="float" office:value="44" calcext:value-type="float">
            <text:p>44</text:p>
          </table:table-cell>
          <table:table-cell office:value-type="float" office:value="811" calcext:value-type="float">
            <text:p>811</text:p>
          </table:table-cell>
          <table:table-cell office:value-type="float" office:value="2236" calcext:value-type="float">
            <text:p>2236</text:p>
          </table:table-cell>
          <table:table-cell office:value-type="float" office:value="8818" calcext:value-type="float">
            <text:p>8818</text:p>
          </table:table-cell>
          <table:table-cell table:formula="of:=LN([Sheet2.F47]/[Sheet2.E47])" office:value-type="float" office:value="1.37210653164289" calcext:value-type="float">
            <text:p>1.3721065316</text:p>
          </table:table-cell>
          <table:table-cell office:value-type="float" office:value="811" calcext:value-type="float">
            <text:p>811</text:p>
          </table:table-cell>
          <table:table-cell office:value-type="float" office:value="6822" calcext:value-type="float">
            <text:p>6822</text:p>
          </table:table-cell>
          <table:table-cell office:value-type="float" office:value="7863" calcext:value-type="float">
            <text:p>7863</text:p>
          </table:table-cell>
          <table:table-cell table:formula="of:=LN([.J47]/[.I47])" office:value-type="float" office:value="0.142015529012925" calcext:value-type="float">
            <text:p>0.142015529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Sheet1.I47] / [Sheet1.N47]" office:value-type="float" office:value="13.5152607251965" calcext:value-type="float">
            <text:p>13.5152607252</text:p>
          </table:table-cell>
          <table:table-cell table:formula="of:=[.G47]/[.K47]" office:value-type="float" office:value="9.6616654613737" calcext:value-type="float">
            <text:p>9.6616654614</text:p>
          </table:table-cell>
          <table:table-cell table:formula="of:=[.O47]-[.N47]" office:value-type="float" office:value="-3.85359526382278" calcext:value-type="float">
            <text:p>-3.8535952638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23.75" calcext:value-type="float">
            <text:p>23.75</text:p>
          </table:table-cell>
          <table:table-cell office:value-type="float" office:value="45" calcext:value-type="float">
            <text:p>45</text:p>
          </table:table-cell>
          <table:table-cell office:value-type="float" office:value="812" calcext:value-type="float">
            <text:p>812</text:p>
          </table:table-cell>
          <table:table-cell office:value-type="float" office:value="2178" calcext:value-type="float">
            <text:p>2178</text:p>
          </table:table-cell>
          <table:table-cell office:value-type="float" office:value="8869" calcext:value-type="float">
            <text:p>8869</text:p>
          </table:table-cell>
          <table:table-cell table:formula="of:=LN([Sheet2.F48]/[Sheet2.E48])" office:value-type="float" office:value="1.40415502588355" calcext:value-type="float">
            <text:p>1.4041550259</text:p>
          </table:table-cell>
          <table:table-cell office:value-type="float" office:value="812" calcext:value-type="float">
            <text:p>812</text:p>
          </table:table-cell>
          <table:table-cell office:value-type="float" office:value="6889" calcext:value-type="float">
            <text:p>6889</text:p>
          </table:table-cell>
          <table:table-cell office:value-type="float" office:value="7837" calcext:value-type="float">
            <text:p>7837</text:p>
          </table:table-cell>
          <table:table-cell table:formula="of:=LN([.J48]/[.I48])" office:value-type="float" office:value="0.128930171459669" calcext:value-type="float">
            <text:p>0.128930171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Sheet1.I48] / [Sheet1.N48]" office:value-type="float" office:value="12.4803122874305" calcext:value-type="float">
            <text:p>12.4803122874</text:p>
          </table:table-cell>
          <table:table-cell table:formula="of:=[.G48]/[.K48]" office:value-type="float" office:value="10.8908179519701" calcext:value-type="float">
            <text:p>10.890817952</text:p>
          </table:table-cell>
          <table:table-cell table:formula="of:=[.O48]-[.N48]" office:value-type="float" office:value="-1.58949433546036" calcext:value-type="float">
            <text:p>-1.5894943355</text:p>
          </table:table-cell>
        </table:table-row>
        <table:table-row table:style-name="ro1">
          <table:table-cell office:value-type="time" office:time-value="PT15H19M00S" calcext:value-type="time">
            <text:p>03:19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6" calcext:value-type="float">
            <text:p>46</text:p>
          </table:table-cell>
          <table:table-cell office:value-type="float" office:value="813" calcext:value-type="float">
            <text:p>813</text:p>
          </table:table-cell>
          <table:table-cell office:value-type="float" office:value="1817" calcext:value-type="float">
            <text:p>1817</text:p>
          </table:table-cell>
          <table:table-cell office:value-type="float" office:value="8797" calcext:value-type="float">
            <text:p>8797</text:p>
          </table:table-cell>
          <table:table-cell table:formula="of:=LN([Sheet2.F49]/[Sheet2.E49])" office:value-type="float" office:value="1.5772239648565" calcext:value-type="float">
            <text:p>1.5772239649</text:p>
          </table:table-cell>
          <table:table-cell office:value-type="float" office:value="813" calcext:value-type="float">
            <text:p>813</text:p>
          </table:table-cell>
          <table:table-cell office:value-type="float" office:value="6700" calcext:value-type="float">
            <text:p>6700</text:p>
          </table:table-cell>
          <table:table-cell office:value-type="float" office:value="7892" calcext:value-type="float">
            <text:p>7892</text:p>
          </table:table-cell>
          <table:table-cell table:formula="of:=LN([.J49]/[.I49])" office:value-type="float" office:value="0.163742061763449" calcext:value-type="float">
            <text:p>0.1637420618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Sheet1.I49] / [Sheet1.N49]" office:value-type="float" office:value="11.0822479629481" calcext:value-type="float">
            <text:p>11.0822479629</text:p>
          </table:table-cell>
          <table:table-cell table:formula="of:=[.G49]/[.K49]" office:value-type="float" office:value="9.63236903133084" calcext:value-type="float">
            <text:p>9.6323690313</text:p>
          </table:table-cell>
          <table:table-cell table:formula="of:=[.O49]-[.N49]" office:value-type="float" office:value="-1.44987893161729" calcext:value-type="float">
            <text:p>-1.4498789316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3.74" calcext:value-type="float">
            <text:p>23.74</text:p>
          </table:table-cell>
          <table:table-cell office:value-type="float" office:value="47" calcext:value-type="float">
            <text:p>47</text:p>
          </table:table-cell>
          <table:table-cell office:value-type="float" office:value="814" calcext:value-type="float">
            <text:p>814</text:p>
          </table:table-cell>
          <table:table-cell office:value-type="float" office:value="2051" calcext:value-type="float">
            <text:p>2051</text:p>
          </table:table-cell>
          <table:table-cell office:value-type="float" office:value="8788" calcext:value-type="float">
            <text:p>8788</text:p>
          </table:table-cell>
          <table:table-cell table:formula="of:=LN([Sheet2.F50]/[Sheet2.E50])" office:value-type="float" office:value="1.45505967543212" calcext:value-type="float">
            <text:p>1.4550596754</text:p>
          </table:table-cell>
          <table:table-cell office:value-type="float" office:value="814" calcext:value-type="float">
            <text:p>814</text:p>
          </table:table-cell>
          <table:table-cell office:value-type="float" office:value="6944" calcext:value-type="float">
            <text:p>6944</text:p>
          </table:table-cell>
          <table:table-cell office:value-type="float" office:value="7865" calcext:value-type="float">
            <text:p>7865</text:p>
          </table:table-cell>
          <table:table-cell table:formula="of:=LN([.J50]/[.I50])" office:value-type="float" office:value="0.124544559152192" calcext:value-type="float">
            <text:p>0.1245445592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Sheet1.I50] / [Sheet1.N50]" office:value-type="float" office:value="10.8405358038498" calcext:value-type="float">
            <text:p>10.8405358038</text:p>
          </table:table-cell>
          <table:table-cell table:formula="of:=[.G50]/[.K50]" office:value-type="float" office:value="11.6830448904159" calcext:value-type="float">
            <text:p>11.6830448904</text:p>
          </table:table-cell>
          <table:table-cell table:formula="of:=[.O50]-[.N50]" office:value-type="float" office:value="0.842509086566142" calcext:value-type="float">
            <text:p>0.8425090866</text:p>
          </table:table-cell>
        </table:table-row>
        <table:table-row table:style-name="ro1">
          <table:table-cell office:value-type="time" office:time-value="PT15H26M00S" calcext:value-type="time">
            <text:p>03:26:00 PM</text:p>
          </table:table-cell>
          <table:table-cell office:value-type="float" office:value="23.73" calcext:value-type="float">
            <text:p>23.73</text:p>
          </table:table-cell>
          <table:table-cell office:value-type="float" office:value="48" calcext:value-type="float">
            <text:p>48</text:p>
          </table:table-cell>
          <table:table-cell office:value-type="float" office:value="815" calcext:value-type="float">
            <text:p>815</text:p>
          </table:table-cell>
          <table:table-cell office:value-type="float" office:value="2126" calcext:value-type="float">
            <text:p>2126</text:p>
          </table:table-cell>
          <table:table-cell office:value-type="float" office:value="8813" calcext:value-type="float">
            <text:p>8813</text:p>
          </table:table-cell>
          <table:table-cell table:formula="of:=LN([Sheet2.F51]/[Sheet2.E51])" office:value-type="float" office:value="1.42198562419777" calcext:value-type="float">
            <text:p>1.4219856242</text:p>
          </table:table-cell>
          <table:table-cell office:value-type="float" office:value="815" calcext:value-type="float">
            <text:p>815</text:p>
          </table:table-cell>
          <table:table-cell office:value-type="float" office:value="6782" calcext:value-type="float">
            <text:p>6782</text:p>
          </table:table-cell>
          <table:table-cell office:value-type="float" office:value="7841" calcext:value-type="float">
            <text:p>7841</text:p>
          </table:table-cell>
          <table:table-cell table:formula="of:=LN([.J51]/[.I51])" office:value-type="float" office:value="0.145094333545338" calcext:value-type="float">
            <text:p>0.1450943335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Sheet1.I51] / [Sheet1.N51]" office:value-type="float" office:value="11.0210983459369" calcext:value-type="float">
            <text:p>11.0210983459</text:p>
          </table:table-cell>
          <table:table-cell table:formula="of:=[.G51]/[.K51]" office:value-type="float" office:value="9.80042148753822" calcext:value-type="float">
            <text:p>9.8004214875</text:p>
          </table:table-cell>
          <table:table-cell table:formula="of:=[.O51]-[.N51]" office:value-type="float" office:value="-1.22067685839868" calcext:value-type="float">
            <text:p>-1.2206768584</text:p>
          </table:table-cell>
        </table:table-row>
        <table:table-row table:style-name="ro1">
          <table:table-cell table:style-name="Default"/>
          <table:table-cell/>
          <table:table-cell office:value-type="float" office:value="49" calcext:value-type="float">
            <text:p>49</text:p>
          </table:table-cell>
          <table:table-cell office:value-type="float" office:value="816" calcext:value-type="float">
            <text:p>816</text:p>
          </table:table-cell>
          <table:table-cell office:value-type="float" office:value="2169" calcext:value-type="float">
            <text:p>2169</text:p>
          </table:table-cell>
          <table:table-cell office:value-type="float" office:value="8880" calcext:value-type="float">
            <text:p>8880</text:p>
          </table:table-cell>
          <table:table-cell table:formula="of:=LN([Sheet2.F52]/[Sheet2.E52])" office:value-type="float" office:value="1.40953532515934" calcext:value-type="float">
            <text:p>1.4095353252</text:p>
          </table:table-cell>
          <table:table-cell office:value-type="float" office:value="816" calcext:value-type="float">
            <text:p>816</text:p>
          </table:table-cell>
          <table:table-cell office:value-type="float" office:value="7031" calcext:value-type="float">
            <text:p>7031</text:p>
          </table:table-cell>
          <table:table-cell office:value-type="float" office:value="7748" calcext:value-type="float">
            <text:p>7748</text:p>
          </table:table-cell>
          <table:table-cell table:formula="of:=LN([.J52]/[.I52])" office:value-type="float" office:value="0.0971058023277252" calcext:value-type="float">
            <text:p>0.0971058023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Sheet1.I52] / [Sheet1.N52]" office:value-type="float" office:value="14.0358857022338" calcext:value-type="float">
            <text:p>14.0358857022</text:p>
          </table:table-cell>
          <table:table-cell table:formula="of:=[.G52]/[.K52]" office:value-type="float" office:value="14.51545933787" calcext:value-type="float">
            <text:p>14.5154593379</text:p>
          </table:table-cell>
          <table:table-cell table:formula="of:=[.O52]-[.N52]" office:value-type="float" office:value="0.479573635636244" calcext:value-type="float">
            <text:p>0.4795736356</text:p>
          </table:table-cell>
        </table:table-row>
        <table:table-row table:style-name="ro1"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817" calcext:value-type="float">
            <text:p>817</text:p>
          </table:table-cell>
          <table:table-cell office:value-type="float" office:value="2263" calcext:value-type="float">
            <text:p>2263</text:p>
          </table:table-cell>
          <table:table-cell office:value-type="float" office:value="8848" calcext:value-type="float">
            <text:p>8848</text:p>
          </table:table-cell>
          <table:table-cell table:formula="of:=LN([Sheet2.F53]/[Sheet2.E53])" office:value-type="float" office:value="1.36350007812858" calcext:value-type="float">
            <text:p>1.3635000781</text:p>
          </table:table-cell>
          <table:table-cell office:value-type="float" office:value="817" calcext:value-type="float">
            <text:p>817</text:p>
          </table:table-cell>
          <table:table-cell office:value-type="float" office:value="6815" calcext:value-type="float">
            <text:p>6815</text:p>
          </table:table-cell>
          <table:table-cell office:value-type="float" office:value="7880" calcext:value-type="float">
            <text:p>7880</text:p>
          </table:table-cell>
          <table:table-cell table:formula="of:=LN([.J53]/[.I53])" office:value-type="float" office:value="0.145201838721292" calcext:value-type="float">
            <text:p>0.145201838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Sheet1.I53] / [Sheet1.N53]" office:value-type="float" office:value="11.0679106258048" calcext:value-type="float">
            <text:p>11.0679106258</text:p>
          </table:table-cell>
          <table:table-cell table:formula="of:=[.G53]/[.K53]" office:value-type="float" office:value="9.39037749202167" calcext:value-type="float">
            <text:p>9.390377492</text:p>
          </table:table-cell>
          <table:table-cell table:formula="of:=[.O53]-[.N53]" office:value-type="float" office:value="-1.67753313378314" calcext:value-type="float">
            <text:p>-1.6775331338</text:p>
          </table:table-cell>
        </table:table-row>
        <table:table-row table:style-name="ro1">
          <table:table-cell table:style-name="Default"/>
          <table:table-cell/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2155" calcext:value-type="float">
            <text:p>2155</text:p>
          </table:table-cell>
          <table:table-cell office:value-type="float" office:value="8881" calcext:value-type="float">
            <text:p>8881</text:p>
          </table:table-cell>
          <table:table-cell table:formula="of:=LN([Sheet2.F54]/[Sheet2.E54])" office:value-type="float" office:value="1.41612343972066" calcext:value-type="float">
            <text:p>1.4161234397</text:p>
          </table:table-cell>
          <table:table-cell office:value-type="float" office:value="818" calcext:value-type="float">
            <text:p>818</text:p>
          </table:table-cell>
          <table:table-cell office:value-type="float" office:value="6912" calcext:value-type="float">
            <text:p>6912</text:p>
          </table:table-cell>
          <table:table-cell office:value-type="float" office:value="7854" calcext:value-type="float">
            <text:p>7854</text:p>
          </table:table-cell>
          <table:table-cell table:formula="of:=LN([.J54]/[.I54])" office:value-type="float" office:value="0.127763924654063" calcext:value-type="float">
            <text:p>0.127763924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Sheet1.I54] / [Sheet1.N54]" office:value-type="float" office:value="16.0932279997742" calcext:value-type="float">
            <text:p>16.0932279998</text:p>
          </table:table-cell>
          <table:table-cell table:formula="of:=[.G54]/[.K54]" office:value-type="float" office:value="11.0839068505056" calcext:value-type="float">
            <text:p>11.0839068505</text:p>
          </table:table-cell>
          <table:table-cell table:formula="of:=[.O54]-[.N54]" office:value-type="float" office:value="-5.00932114926862" calcext:value-type="float">
            <text:p>-5.0093211493</text:p>
          </table:table-cell>
        </table:table-row>
        <table:table-row table:style-name="ro1">
          <table:table-cell table:style-name="Default"/>
          <table:table-cell/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2096" calcext:value-type="float">
            <text:p>2096</text:p>
          </table:table-cell>
          <table:table-cell office:value-type="float" office:value="8966" calcext:value-type="float">
            <text:p>8966</text:p>
          </table:table-cell>
          <table:table-cell table:formula="of:=LN([Sheet2.F55]/[Sheet2.E55])" office:value-type="float" office:value="1.45340887927445" calcext:value-type="float">
            <text:p>1.4534088793</text:p>
          </table:table-cell>
          <table:table-cell office:value-type="float" office:value="819" calcext:value-type="float">
            <text:p>819</text:p>
          </table:table-cell>
          <table:table-cell office:value-type="float" office:value="6888" calcext:value-type="float">
            <text:p>6888</text:p>
          </table:table-cell>
          <table:table-cell office:value-type="float" office:value="7737" calcext:value-type="float">
            <text:p>7737</text:p>
          </table:table-cell>
          <table:table-cell table:formula="of:=LN([.J55]/[.I55])" office:value-type="float" office:value="0.116233248441888" calcext:value-type="float">
            <text:p>0.1162332484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Sheet1.I55] / [Sheet1.N55]" office:value-type="float" office:value="14.7055876001504" calcext:value-type="float">
            <text:p>14.7055876002</text:p>
          </table:table-cell>
          <table:table-cell table:formula="of:=[.G55]/[.K55]" office:value-type="float" office:value="12.5042438265941" calcext:value-type="float">
            <text:p>12.5042438266</text:p>
          </table:table-cell>
          <table:table-cell table:formula="of:=[.O55]-[.N55]" office:value-type="float" office:value="-2.20134377355634" calcext:value-type="float">
            <text:p>-2.2013437736</text:p>
          </table:table-cell>
        </table:table-row>
        <table:table-row table:style-name="ro1">
          <table:table-cell table:style-name="Default"/>
          <table:table-cell/>
          <table:table-cell office:value-type="float" office:value="53" calcext:value-type="float">
            <text:p>53</text:p>
          </table:table-cell>
          <table:table-cell office:value-type="float" office:value="820" calcext:value-type="float">
            <text:p>820</text:p>
          </table:table-cell>
          <table:table-cell office:value-type="float" office:value="2150" calcext:value-type="float">
            <text:p>2150</text:p>
          </table:table-cell>
          <table:table-cell office:value-type="float" office:value="8981" calcext:value-type="float">
            <text:p>8981</text:p>
          </table:table-cell>
          <table:table-cell table:formula="of:=LN([Sheet2.F56]/[Sheet2.E56])" office:value-type="float" office:value="1.42964339254924" calcext:value-type="float">
            <text:p>1.4296433925</text:p>
          </table:table-cell>
          <table:table-cell office:value-type="float" office:value="820" calcext:value-type="float">
            <text:p>820</text:p>
          </table:table-cell>
          <table:table-cell office:value-type="float" office:value="6808" calcext:value-type="float">
            <text:p>6808</text:p>
          </table:table-cell>
          <table:table-cell office:value-type="float" office:value="7790" calcext:value-type="float">
            <text:p>7790</text:p>
          </table:table-cell>
          <table:table-cell table:formula="of:=LN([.J56]/[.I56])" office:value-type="float" office:value="0.134742468611584" calcext:value-type="float">
            <text:p>0.1347424686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Sheet1.I56] / [Sheet1.N56]" office:value-type="float" office:value="12.9449574823169" calcext:value-type="float">
            <text:p>12.9449574823</text:p>
          </table:table-cell>
          <table:table-cell table:formula="of:=[.G56]/[.K56]" office:value-type="float" office:value="10.6101914806861" calcext:value-type="float">
            <text:p>10.6101914807</text:p>
          </table:table-cell>
          <table:table-cell table:formula="of:=[.O56]-[.N56]" office:value-type="float" office:value="-2.33476600163077" calcext:value-type="float">
            <text:p>-2.3347660016</text:p>
          </table:table-cell>
        </table:table-row>
        <table:table-row table:style-name="ro1">
          <table:table-cell table:style-name="Default"/>
          <table:table-cell/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 office:value-type="float" office:value="2161" calcext:value-type="float">
            <text:p>2161</text:p>
          </table:table-cell>
          <table:table-cell office:value-type="float" office:value="8940" calcext:value-type="float">
            <text:p>8940</text:p>
          </table:table-cell>
          <table:table-cell table:formula="of:=LN([Sheet2.F57]/[Sheet2.E57])" office:value-type="float" office:value="1.41996451166067" calcext:value-type="float">
            <text:p>1.4199645117</text:p>
          </table:table-cell>
          <table:table-cell office:value-type="float" office:value="821" calcext:value-type="float">
            <text:p>821</text:p>
          </table:table-cell>
          <table:table-cell office:value-type="float" office:value="6884" calcext:value-type="float">
            <text:p>6884</text:p>
          </table:table-cell>
          <table:table-cell office:value-type="float" office:value="7817" calcext:value-type="float">
            <text:p>7817</text:p>
          </table:table-cell>
          <table:table-cell table:formula="of:=LN([.J57]/[.I57])" office:value-type="float" office:value="0.1271009708889" calcext:value-type="float">
            <text:p>0.1271009709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Sheet1.I57] / [Sheet1.N57]" office:value-type="float" office:value="10.9888074659743" calcext:value-type="float">
            <text:p>10.988807466</text:p>
          </table:table-cell>
          <table:table-cell table:formula="of:=[.G57]/[.K57]" office:value-type="float" office:value="11.1719407155581" calcext:value-type="float">
            <text:p>11.1719407156</text:p>
          </table:table-cell>
          <table:table-cell table:formula="of:=[.O57]-[.N57]" office:value-type="float" office:value="0.183133249583779" calcext:value-type="float">
            <text:p>0.1831332496</text:p>
          </table:table-cell>
        </table:table-row>
        <table:table-row table:style-name="ro1">
          <table:table-cell table:style-name="Default"/>
          <table:table-cell/>
          <table:table-cell office:value-type="float" office:value="55" calcext:value-type="float">
            <text:p>55</text:p>
          </table:table-cell>
          <table:table-cell office:value-type="float" office:value="822" calcext:value-type="float">
            <text:p>822</text:p>
          </table:table-cell>
          <table:table-cell office:value-type="float" office:value="2149" calcext:value-type="float">
            <text:p>2149</text:p>
          </table:table-cell>
          <table:table-cell office:value-type="float" office:value="8873" calcext:value-type="float">
            <text:p>8873</text:p>
          </table:table-cell>
          <table:table-cell table:formula="of:=LN([Sheet2.F58]/[Sheet2.E58])" office:value-type="float" office:value="1.41801034019283" calcext:value-type="float">
            <text:p>1.4180103402</text:p>
          </table:table-cell>
          <table:table-cell office:value-type="float" office:value="822" calcext:value-type="float">
            <text:p>822</text:p>
          </table:table-cell>
          <table:table-cell office:value-type="float" office:value="6755" calcext:value-type="float">
            <text:p>6755</text:p>
          </table:table-cell>
          <table:table-cell office:value-type="float" office:value="7842" calcext:value-type="float">
            <text:p>7842</text:p>
          </table:table-cell>
          <table:table-cell table:formula="of:=LN([.J58]/[.I58])" office:value-type="float" office:value="0.149210932457978" calcext:value-type="float">
            <text:p>0.1492109325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Sheet1.I58] / [Sheet1.N58]" office:value-type="float" office:value="11.9286574087038" calcext:value-type="float">
            <text:p>11.9286574087</text:p>
          </table:table-cell>
          <table:table-cell table:formula="of:=[.G58]/[.K58]" office:value-type="float" office:value="9.50339440169494" calcext:value-type="float">
            <text:p>9.5033944017</text:p>
          </table:table-cell>
          <table:table-cell table:formula="of:=[.O58]-[.N58]" office:value-type="float" office:value="-2.42526300700882" calcext:value-type="float">
            <text:p>-2.425263007</text:p>
          </table:table-cell>
        </table:table-row>
        <table:table-row table:style-name="ro1">
          <table:table-cell table:style-name="Default"/>
          <table:table-cell/>
          <table:table-cell office:value-type="float" office:value="56" calcext:value-type="float">
            <text:p>56</text:p>
          </table:table-cell>
          <table:table-cell office:value-type="float" office:value="823" calcext:value-type="float">
            <text:p>823</text:p>
          </table:table-cell>
          <table:table-cell office:value-type="float" office:value="2090" calcext:value-type="float">
            <text:p>2090</text:p>
          </table:table-cell>
          <table:table-cell office:value-type="float" office:value="8760" calcext:value-type="float">
            <text:p>8760</text:p>
          </table:table-cell>
          <table:table-cell table:formula="of:=LN([Sheet2.F59]/[Sheet2.E59])" office:value-type="float" office:value="1.43303183897158" calcext:value-type="float">
            <text:p>1.433031839</text:p>
          </table:table-cell>
          <table:table-cell office:value-type="float" office:value="823" calcext:value-type="float">
            <text:p>823</text:p>
          </table:table-cell>
          <table:table-cell office:value-type="float" office:value="6859" calcext:value-type="float">
            <text:p>6859</text:p>
          </table:table-cell>
          <table:table-cell office:value-type="float" office:value="7772" calcext:value-type="float">
            <text:p>7772</text:p>
          </table:table-cell>
          <table:table-cell table:formula="of:=LN([.J59]/[.I59])" office:value-type="float" office:value="0.124965872998009" calcext:value-type="float">
            <text:p>0.124965873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Sheet1.I59] / [Sheet1.N59]" office:value-type="float" office:value="16.3933368511598" calcext:value-type="float">
            <text:p>16.3933368512</text:p>
          </table:table-cell>
          <table:table-cell table:formula="of:=[.G59]/[.K59]" office:value-type="float" office:value="11.4673854916727" calcext:value-type="float">
            <text:p>11.4673854917</text:p>
          </table:table-cell>
          <table:table-cell table:formula="of:=[.O59]-[.N59]" office:value-type="float" office:value="-4.92595135948717" calcext:value-type="float">
            <text:p>-4.9259513595</text:p>
          </table:table-cell>
        </table:table-row>
        <table:table-row table:style-name="ro1">
          <table:table-cell table:style-name="Default"/>
          <table:table-cell/>
          <table:table-cell office:value-type="float" office:value="57" calcext:value-type="float">
            <text:p>57</text:p>
          </table:table-cell>
          <table:table-cell office:value-type="float" office:value="824" calcext:value-type="float">
            <text:p>824</text:p>
          </table:table-cell>
          <table:table-cell office:value-type="float" office:value="2146" calcext:value-type="float">
            <text:p>2146</text:p>
          </table:table-cell>
          <table:table-cell office:value-type="float" office:value="8854" calcext:value-type="float">
            <text:p>8854</text:p>
          </table:table-cell>
          <table:table-cell table:formula="of:=LN([Sheet2.F60]/[Sheet2.E60])" office:value-type="float" office:value="1.41726369010144" calcext:value-type="float">
            <text:p>1.4172636901</text:p>
          </table:table-cell>
          <table:table-cell office:value-type="float" office:value="824" calcext:value-type="float">
            <text:p>824</text:p>
          </table:table-cell>
          <table:table-cell office:value-type="float" office:value="6824" calcext:value-type="float">
            <text:p>6824</text:p>
          </table:table-cell>
          <table:table-cell office:value-type="float" office:value="7824" calcext:value-type="float">
            <text:p>7824</text:p>
          </table:table-cell>
          <table:table-cell table:formula="of:=LN([.J60]/[.I60])" office:value-type="float" office:value="0.136750122543138" calcext:value-type="float">
            <text:p>0.1367501225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Sheet1.I60] / [Sheet1.N60]" office:value-type="string" office:string-value="" calcext:value-type="error">
            <text:p>#DIV/0!</text:p>
          </table:table-cell>
          <table:table-cell table:formula="of:=[.G60]/[.K60]" office:value-type="float" office:value="10.3638933826503" calcext:value-type="float">
            <text:p>10.3638933827</text:p>
          </table:table-cell>
          <table:table-cell table:formula="of:=[.O60]-[.N60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office:value-type="float" office:value="58" calcext:value-type="float">
            <text:p>58</text:p>
          </table:table-cell>
          <table:table-cell office:value-type="float" office:value="825" calcext:value-type="float">
            <text:p>825</text:p>
          </table:table-cell>
          <table:table-cell office:value-type="float" office:value="2157" calcext:value-type="float">
            <text:p>2157</text:p>
          </table:table-cell>
          <table:table-cell office:value-type="float" office:value="8785" calcext:value-type="float">
            <text:p>8785</text:p>
          </table:table-cell>
          <table:table-cell table:formula="of:=LN([Sheet2.F61]/[Sheet2.E61])" office:value-type="float" office:value="1.40432735423204" calcext:value-type="float">
            <text:p>1.4043273542</text:p>
          </table:table-cell>
          <table:table-cell office:value-type="float" office:value="825" calcext:value-type="float">
            <text:p>825</text:p>
          </table:table-cell>
          <table:table-cell office:value-type="float" office:value="6840" calcext:value-type="float">
            <text:p>6840</text:p>
          </table:table-cell>
          <table:table-cell office:value-type="float" office:value="7812" calcext:value-type="float">
            <text:p>7812</text:p>
          </table:table-cell>
          <table:table-cell table:formula="of:=LN([.J61]/[.I61])" office:value-type="float" office:value="0.132873281379973" calcext:value-type="float">
            <text:p>0.1328732814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Sheet1.I61] / [Sheet1.N61]" office:value-type="float" office:value="12.220063862155" calcext:value-type="float">
            <text:p>12.2200638622</text:p>
          </table:table-cell>
          <table:table-cell table:formula="of:=[.G61]/[.K61]" office:value-type="float" office:value="10.5689220560162" calcext:value-type="float">
            <text:p>10.568922056</text:p>
          </table:table-cell>
          <table:table-cell table:formula="of:=[.O61]-[.N61]" office:value-type="float" office:value="-1.65114180613887" calcext:value-type="float">
            <text:p>-1.6511418061</text:p>
          </table:table-cell>
        </table:table-row>
        <table:table-row table:style-name="ro1">
          <table:table-cell table:style-name="Default"/>
          <table:table-cell/>
          <table:table-cell office:value-type="float" office:value="59" calcext:value-type="float">
            <text:p>59</text:p>
          </table:table-cell>
          <table:table-cell office:value-type="float" office:value="826" calcext:value-type="float">
            <text:p>826</text:p>
          </table:table-cell>
          <table:table-cell office:value-type="float" office:value="2188" calcext:value-type="float">
            <text:p>2188</text:p>
          </table:table-cell>
          <table:table-cell office:value-type="float" office:value="8752" calcext:value-type="float">
            <text:p>8752</text:p>
          </table:table-cell>
          <table:table-cell table:formula="of:=LN([Sheet2.F62]/[Sheet2.E62])" office:value-type="float" office:value="1.38629436111989" calcext:value-type="float">
            <text:p>1.3862943611</text:p>
          </table:table-cell>
          <table:table-cell office:value-type="float" office:value="826" calcext:value-type="float">
            <text:p>826</text:p>
          </table:table-cell>
          <table:table-cell office:value-type="float" office:value="6946" calcext:value-type="float">
            <text:p>6946</text:p>
          </table:table-cell>
          <table:table-cell office:value-type="float" office:value="7832" calcext:value-type="float">
            <text:p>7832</text:p>
          </table:table-cell>
          <table:table-cell table:formula="of:=LN([.J62]/[.I62])" office:value-type="float" office:value="0.120051950906327" calcext:value-type="float">
            <text:p>0.120051950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Sheet1.I62] / [Sheet1.N62]" office:value-type="float" office:value="10.7794389452758" calcext:value-type="float">
            <text:p>10.7794389453</text:p>
          </table:table-cell>
          <table:table-cell table:formula="of:=[.G62]/[.K62]" office:value-type="float" office:value="11.5474538368941" calcext:value-type="float">
            <text:p>11.5474538369</text:p>
          </table:table-cell>
          <table:table-cell table:formula="of:=[.O62]-[.N62]" office:value-type="float" office:value="0.7680148916183" calcext:value-type="float">
            <text:p>0.7680148916</text:p>
          </table:table-cell>
        </table:table-row>
        <table:table-row table:style-name="ro1">
          <table:table-cell table:style-name="Default"/>
          <table:table-cell/>
          <table:table-cell office:value-type="float" office:value="60" calcext:value-type="float">
            <text:p>60</text:p>
          </table:table-cell>
          <table:table-cell office:value-type="float" office:value="827" calcext:value-type="float">
            <text:p>827</text:p>
          </table:table-cell>
          <table:table-cell office:value-type="float" office:value="2005" calcext:value-type="float">
            <text:p>2005</text:p>
          </table:table-cell>
          <table:table-cell office:value-type="float" office:value="8738" calcext:value-type="float">
            <text:p>8738</text:p>
          </table:table-cell>
          <table:table-cell table:formula="of:=LN([Sheet2.F63]/[Sheet2.E63])" office:value-type="float" office:value="1.47203726977071" calcext:value-type="float">
            <text:p>1.4720372698</text:p>
          </table:table-cell>
          <table:table-cell office:value-type="float" office:value="827" calcext:value-type="float">
            <text:p>827</text:p>
          </table:table-cell>
          <table:table-cell office:value-type="float" office:value="6898" calcext:value-type="float">
            <text:p>6898</text:p>
          </table:table-cell>
          <table:table-cell office:value-type="float" office:value="7877" calcext:value-type="float">
            <text:p>7877</text:p>
          </table:table-cell>
          <table:table-cell table:formula="of:=LN([.J63]/[.I63])" office:value-type="float" office:value="0.132715606206538" calcext:value-type="float">
            <text:p>0.1327156062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Sheet1.I63] / [Sheet1.N63]" office:value-type="float" office:value="18.6947248643127" calcext:value-type="float">
            <text:p>18.6947248643</text:p>
          </table:table-cell>
          <table:table-cell table:formula="of:=[.G63]/[.K63]" office:value-type="float" office:value="11.0916666987894" calcext:value-type="float">
            <text:p>11.0916666988</text:p>
          </table:table-cell>
          <table:table-cell table:formula="of:=[.O63]-[.N63]" office:value-type="float" office:value="-7.60305816552322" calcext:value-type="float">
            <text:p>-7.6030581655</text:p>
          </table:table-cell>
        </table:table-row>
        <table:table-row table:style-name="ro1">
          <table:table-cell table:style-name="Default"/>
          <table:table-cell/>
          <table:table-cell office:value-type="float" office:value="61" calcext:value-type="float">
            <text:p>61</text:p>
          </table:table-cell>
          <table:table-cell office:value-type="float" office:value="828" calcext:value-type="float">
            <text:p>828</text:p>
          </table:table-cell>
          <table:table-cell office:value-type="float" office:value="2026" calcext:value-type="float">
            <text:p>2026</text:p>
          </table:table-cell>
          <table:table-cell office:value-type="float" office:value="8825" calcext:value-type="float">
            <text:p>8825</text:p>
          </table:table-cell>
          <table:table-cell table:formula="of:=LN([Sheet2.F64]/[Sheet2.E64])" office:value-type="float" office:value="1.47152519699287" calcext:value-type="float">
            <text:p>1.471525197</text:p>
          </table:table-cell>
          <table:table-cell office:value-type="float" office:value="828" calcext:value-type="float">
            <text:p>828</text:p>
          </table:table-cell>
          <table:table-cell office:value-type="float" office:value="6952" calcext:value-type="float">
            <text:p>6952</text:p>
          </table:table-cell>
          <table:table-cell office:value-type="float" office:value="7867" calcext:value-type="float">
            <text:p>7867</text:p>
          </table:table-cell>
          <table:table-cell table:formula="of:=LN([.J64]/[.I64])" office:value-type="float" office:value="0.123647407384015" calcext:value-type="float">
            <text:p>0.1236474074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Sheet1.I64] / [Sheet1.N64]" office:value-type="float" office:value="14.1060855130853" calcext:value-type="float">
            <text:p>14.1060855131</text:p>
          </table:table-cell>
          <table:table-cell table:formula="of:=[.G64]/[.K64]" office:value-type="float" office:value="11.9009789863423" calcext:value-type="float">
            <text:p>11.9009789863</text:p>
          </table:table-cell>
          <table:table-cell table:formula="of:=[.O64]-[.N64]" office:value-type="float" office:value="-2.20510652674294" calcext:value-type="float">
            <text:p>-2.2051065267</text:p>
          </table:table-cell>
        </table:table-row>
        <table:table-row table:style-name="ro1">
          <table:table-cell table:style-name="Default"/>
          <table:table-cell/>
          <table:table-cell office:value-type="float" office:value="62" calcext:value-type="float">
            <text:p>62</text:p>
          </table:table-cell>
          <table:table-cell office:value-type="float" office:value="829" calcext:value-type="float">
            <text:p>829</text:p>
          </table:table-cell>
          <table:table-cell office:value-type="float" office:value="2018" calcext:value-type="float">
            <text:p>2018</text:p>
          </table:table-cell>
          <table:table-cell office:value-type="float" office:value="8914" calcext:value-type="float">
            <text:p>8914</text:p>
          </table:table-cell>
          <table:table-cell table:formula="of:=LN([Sheet2.F65]/[Sheet2.E65])" office:value-type="float" office:value="1.48551615259295" calcext:value-type="float">
            <text:p>1.4855161526</text:p>
          </table:table-cell>
          <table:table-cell office:value-type="float" office:value="829" calcext:value-type="float">
            <text:p>829</text:p>
          </table:table-cell>
          <table:table-cell office:value-type="float" office:value="6876" calcext:value-type="float">
            <text:p>6876</text:p>
          </table:table-cell>
          <table:table-cell office:value-type="float" office:value="7860" calcext:value-type="float">
            <text:p>7860</text:p>
          </table:table-cell>
          <table:table-cell table:formula="of:=LN([.J65]/[.I65])" office:value-type="float" office:value="0.133749518920512" calcext:value-type="float">
            <text:p>0.1337495189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Sheet1.I65] / [Sheet1.N65]" office:value-type="float" office:value="21.1614453501527" calcext:value-type="float">
            <text:p>21.1614453502</text:p>
          </table:table-cell>
          <table:table-cell table:formula="of:=[.G65]/[.K65]" office:value-type="float" office:value="11.1067027723352" calcext:value-type="float">
            <text:p>11.1067027723</text:p>
          </table:table-cell>
          <table:table-cell table:formula="of:=[.O65]-[.N65]" office:value-type="float" office:value="-10.0547425778175" calcext:value-type="float">
            <text:p>-10.0547425778</text:p>
          </table:table-cell>
        </table:table-row>
        <table:table-row table:style-name="ro1">
          <table:table-cell table:style-name="Default"/>
          <table:table-cell/>
          <table:table-cell office:value-type="float" office:value="63" calcext:value-type="float">
            <text:p>63</text:p>
          </table:table-cell>
          <table:table-cell office:value-type="float" office:value="830" calcext:value-type="float">
            <text:p>830</text:p>
          </table:table-cell>
          <table:table-cell office:value-type="float" office:value="2064" calcext:value-type="float">
            <text:p>2064</text:p>
          </table:table-cell>
          <table:table-cell office:value-type="float" office:value="8730" calcext:value-type="float">
            <text:p>8730</text:p>
          </table:table-cell>
          <table:table-cell table:formula="of:=LN([Sheet2.F66]/[Sheet2.E66])" office:value-type="float" office:value="1.44211952223219" calcext:value-type="float">
            <text:p>1.4421195222</text:p>
          </table:table-cell>
          <table:table-cell office:value-type="float" office:value="830" calcext:value-type="float">
            <text:p>830</text:p>
          </table:table-cell>
          <table:table-cell office:value-type="float" office:value="6970" calcext:value-type="float">
            <text:p>6970</text:p>
          </table:table-cell>
          <table:table-cell office:value-type="float" office:value="7837" calcext:value-type="float">
            <text:p>7837</text:p>
          </table:table-cell>
          <table:table-cell table:formula="of:=LN([.J66]/[.I66])" office:value-type="float" office:value="0.117240883298295" calcext:value-type="float">
            <text:p>0.117240883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Sheet1.I66] / [Sheet1.N66]" office:value-type="float" office:value="11.3147624726954" calcext:value-type="float">
            <text:p>11.3147624727</text:p>
          </table:table-cell>
          <table:table-cell table:formula="of:=[.G66]/[.K66]" office:value-type="float" office:value="12.3004832585833" calcext:value-type="float">
            <text:p>12.3004832586</text:p>
          </table:table-cell>
          <table:table-cell table:formula="of:=[.O66]-[.N66]" office:value-type="float" office:value="0.98572078588785" calcext:value-type="float">
            <text:p>0.9857207859</text:p>
          </table:table-cell>
        </table:table-row>
        <table:table-row table:style-name="ro1">
          <table:table-cell table:style-name="Default"/>
          <table:table-cell/>
          <table:table-cell office:value-type="float" office:value="64" calcext:value-type="float">
            <text:p>64</text:p>
          </table:table-cell>
          <table:table-cell office:value-type="float" office:value="831" calcext:value-type="float">
            <text:p>831</text:p>
          </table:table-cell>
          <table:table-cell office:value-type="float" office:value="1851" calcext:value-type="float">
            <text:p>1851</text:p>
          </table:table-cell>
          <table:table-cell office:value-type="float" office:value="8962" calcext:value-type="float">
            <text:p>8962</text:p>
          </table:table-cell>
          <table:table-cell table:formula="of:=LN([Sheet2.F67]/[Sheet2.E67])" office:value-type="float" office:value="1.57726738277259" calcext:value-type="float">
            <text:p>1.5772673828</text:p>
          </table:table-cell>
          <table:table-cell office:value-type="float" office:value="831" calcext:value-type="float">
            <text:p>831</text:p>
          </table:table-cell>
          <table:table-cell office:value-type="float" office:value="6879" calcext:value-type="float">
            <text:p>6879</text:p>
          </table:table-cell>
          <table:table-cell office:value-type="float" office:value="7760" calcext:value-type="float">
            <text:p>7760</text:p>
          </table:table-cell>
          <table:table-cell table:formula="of:=LN([.J67]/[.I67])" office:value-type="float" office:value="0.12050904165125" calcext:value-type="float">
            <text:p>0.1205090417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Sheet1.I67] / [Sheet1.N67]" office:value-type="float" office:value="13.4285286092643" calcext:value-type="float">
            <text:p>13.4285286093</text:p>
          </table:table-cell>
          <table:table-cell table:formula="of:=[.G67]/[.K67]" office:value-type="float" office:value="13.0883737946996" calcext:value-type="float">
            <text:p>13.0883737947</text:p>
          </table:table-cell>
          <table:table-cell table:formula="of:=[.O67]-[.N67]" office:value-type="float" office:value="-0.340154814564716" calcext:value-type="float">
            <text:p>-0.3401548146</text:p>
          </table:table-cell>
        </table:table-row>
        <table:table-row table:style-name="ro1">
          <table:table-cell table:style-name="Default"/>
          <table:table-cell/>
          <table:table-cell office:value-type="float" office:value="65" calcext:value-type="float">
            <text:p>65</text:p>
          </table:table-cell>
          <table:table-cell office:value-type="float" office:value="832" calcext:value-type="float">
            <text:p>832</text:p>
          </table:table-cell>
          <table:table-cell office:value-type="float" office:value="1852" calcext:value-type="float">
            <text:p>1852</text:p>
          </table:table-cell>
          <table:table-cell office:value-type="float" office:value="8816" calcext:value-type="float">
            <text:p>8816</text:p>
          </table:table-cell>
          <table:table-cell table:formula="of:=LN([Sheet2.F68]/[Sheet2.E68])" office:value-type="float" office:value="1.56030211618657" calcext:value-type="float">
            <text:p>1.5603021162</text:p>
          </table:table-cell>
          <table:table-cell office:value-type="float" office:value="832" calcext:value-type="float">
            <text:p>832</text:p>
          </table:table-cell>
          <table:table-cell office:value-type="float" office:value="6728" calcext:value-type="float">
            <text:p>6728</text:p>
          </table:table-cell>
          <table:table-cell office:value-type="float" office:value="7798" calcext:value-type="float">
            <text:p>7798</text:p>
          </table:table-cell>
          <table:table-cell table:formula="of:=LN([.J68]/[.I68])" office:value-type="float" office:value="0.147589367889759" calcext:value-type="float">
            <text:p>0.147589367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Sheet1.I68] / [Sheet1.N68]" office:value-type="float" office:value="9.9737425724928" calcext:value-type="float">
            <text:p>9.9737425725</text:p>
          </table:table-cell>
          <table:table-cell table:formula="of:=[.G68]/[.K68]" office:value-type="float" office:value="10.5719140782013" calcext:value-type="float">
            <text:p>10.5719140782</text:p>
          </table:table-cell>
          <table:table-cell table:formula="of:=[.O68]-[.N68]" office:value-type="float" office:value="0.598171505708509" calcext:value-type="float">
            <text:p>0.5981715057</text:p>
          </table:table-cell>
        </table:table-row>
        <table:table-row table:style-name="ro1">
          <table:table-cell table:style-name="Default"/>
          <table:table-cell/>
          <table:table-cell office:value-type="float" office:value="66" calcext:value-type="float">
            <text:p>66</text:p>
          </table:table-cell>
          <table:table-cell office:value-type="float" office:value="833" calcext:value-type="float">
            <text:p>833</text:p>
          </table:table-cell>
          <table:table-cell office:value-type="float" office:value="1821" calcext:value-type="float">
            <text:p>1821</text:p>
          </table:table-cell>
          <table:table-cell office:value-type="float" office:value="8814" calcext:value-type="float">
            <text:p>8814</text:p>
          </table:table-cell>
          <table:table-cell table:formula="of:=LN([Sheet2.F69]/[Sheet2.E69])" office:value-type="float" office:value="1.57695556567432" calcext:value-type="float">
            <text:p>1.5769555657</text:p>
          </table:table-cell>
          <table:table-cell office:value-type="float" office:value="833" calcext:value-type="float">
            <text:p>833</text:p>
          </table:table-cell>
          <table:table-cell office:value-type="float" office:value="6790" calcext:value-type="float">
            <text:p>6790</text:p>
          </table:table-cell>
          <table:table-cell office:value-type="float" office:value="7811" calcext:value-type="float">
            <text:p>7811</text:p>
          </table:table-cell>
          <table:table-cell table:formula="of:=LN([.J69]/[.I69])" office:value-type="float" office:value="0.140082055057555" calcext:value-type="float">
            <text:p>0.1400820551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Sheet1.I69] / [Sheet1.N69]" office:value-type="float" office:value="14.5671889673473" calcext:value-type="float">
            <text:p>14.5671889673</text:p>
          </table:table-cell>
          <table:table-cell table:formula="of:=[.G69]/[.K69]" office:value-type="float" office:value="11.2573702964766" calcext:value-type="float">
            <text:p>11.2573702965</text:p>
          </table:table-cell>
          <table:table-cell table:formula="of:=[.O69]-[.N69]" office:value-type="float" office:value="-3.30981867087065" calcext:value-type="float">
            <text:p>-3.3098186709</text:p>
          </table:table-cell>
        </table:table-row>
        <table:table-row table:style-name="ro1">
          <table:table-cell table:style-name="Default"/>
          <table:table-cell/>
          <table:table-cell office:value-type="float" office:value="67" calcext:value-type="float">
            <text:p>67</text:p>
          </table:table-cell>
          <table:table-cell office:value-type="float" office:value="834" calcext:value-type="float">
            <text:p>834</text:p>
          </table:table-cell>
          <table:table-cell office:value-type="float" office:value="2111" calcext:value-type="float">
            <text:p>2111</text:p>
          </table:table-cell>
          <table:table-cell office:value-type="float" office:value="8883" calcext:value-type="float">
            <text:p>8883</text:p>
          </table:table-cell>
          <table:table-cell table:formula="of:=LN([Sheet2.F70]/[Sheet2.E70])" office:value-type="float" office:value="1.43697756892138" calcext:value-type="float">
            <text:p>1.4369775689</text:p>
          </table:table-cell>
          <table:table-cell office:value-type="float" office:value="834" calcext:value-type="float">
            <text:p>834</text:p>
          </table:table-cell>
          <table:table-cell office:value-type="float" office:value="6893" calcext:value-type="float">
            <text:p>6893</text:p>
          </table:table-cell>
          <table:table-cell office:value-type="float" office:value="7837" calcext:value-type="float">
            <text:p>7837</text:p>
          </table:table-cell>
          <table:table-cell table:formula="of:=LN([.J70]/[.I70])" office:value-type="float" office:value="0.128349704167213" calcext:value-type="float">
            <text:p>0.1283497042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Sheet1.I70] / [Sheet1.N70]" office:value-type="string" office:string-value="" calcext:value-type="error">
            <text:p>#DIV/0!</text:p>
          </table:table-cell>
          <table:table-cell table:formula="of:=[.G70]/[.K70]" office:value-type="float" office:value="11.195799618278" calcext:value-type="float">
            <text:p>11.1957996183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float" office:value="68" calcext:value-type="float">
            <text:p>68</text:p>
          </table:table-cell>
          <table:table-cell office:value-type="float" office:value="835" calcext:value-type="float">
            <text:p>835</text:p>
          </table:table-cell>
          <table:table-cell office:value-type="float" office:value="2187" calcext:value-type="float">
            <text:p>2187</text:p>
          </table:table-cell>
          <table:table-cell office:value-type="float" office:value="8787" calcext:value-type="float">
            <text:p>8787</text:p>
          </table:table-cell>
          <table:table-cell table:formula="of:=LN([Sheet2.F71]/[Sheet2.E71])" office:value-type="float" office:value="1.39074261481908" calcext:value-type="float">
            <text:p>1.3907426148</text:p>
          </table:table-cell>
          <table:table-cell office:value-type="float" office:value="835" calcext:value-type="float">
            <text:p>835</text:p>
          </table:table-cell>
          <table:table-cell office:value-type="float" office:value="6970" calcext:value-type="float">
            <text:p>6970</text:p>
          </table:table-cell>
          <table:table-cell office:value-type="float" office:value="7841" calcext:value-type="float">
            <text:p>7841</text:p>
          </table:table-cell>
          <table:table-cell table:formula="of:=LN([.J71]/[.I71])" office:value-type="float" office:value="0.117751152476352" calcext:value-type="float">
            <text:p>0.1177511525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Sheet1.I71] / [Sheet1.N71]" office:value-type="string" office:string-value="" calcext:value-type="error">
            <text:p>#DIV/0!</text:p>
          </table:table-cell>
          <table:table-cell table:formula="of:=[.G71]/[.K71]" office:value-type="float" office:value="11.8108620219099" calcext:value-type="float">
            <text:p>11.810862021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1.3638in" svg:height="3.6839in" svg:x="3.4547in" svg:y="7.4429in">
            <draw:object draw:notify-on-update-of-ranges="Sheet3.C4:Sheet3.C40 Sheet3.D1:Sheet3.D1 Sheet3.J4:Sheet3.J40 Sheet3.M4:Sheet3.M40 Sheet3.K1:Sheet3.K1 Sheet3.T4:Sheet3.T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RUN 4, beam splitter off, no cooling, start lamp and detector when taking data, no N2 gaz</text:p>
          </table:table-cell>
          <table:covered-table-cell table:number-columns-repeated="2"/>
          <table:covered-table-cell table:style-name="ce5"/>
          <table:covered-table-cell table:number-columns-repeated="2"/>
          <table:table-cell/>
          <table:table-cell table:style-name="ce8" office:value-type="string" calcext:value-type="string" table:number-columns-spanned="9" table:number-rows-spanned="1">
            <text:p>RUN 5, beam splitter off, no colling, leave the detecor on, start lamp while taking data, no N2 gaz</text:p>
          </table:table-cell>
          <table:covered-table-cell table:number-columns-repeated="5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  <table:table-cell table:style-name="Default"/>
          <table:table-cell table:number-columns-repeated="5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/>
        </table:table-row>
        <table:table-row table:style-name="ro1"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table:style-name="ce7" office:value-type="string" calcext:value-type="string">
            <text:p>hours 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in nor</text:p>
          </table:table-cell>
          <table:table-cell table:style-name="ce7" office:value-type="string" calcext:value-type="string">
            <text:p>Temp (°C)</text:p>
          </table:table-cell>
          <table:table-cell table:style-name="ce7"/>
          <table:table-cell table:style-name="ce7" office:value-type="string" calcext:value-type="string">
            <text:p>file number</text:p>
          </table:table-cell>
          <table:table-cell table:style-name="ce7" office:value-type="string" calcext:value-type="string">
            <text:p>Light Region</text:p>
          </table:table-cell>
          <table:table-cell table:style-name="ce7" office:value-type="string" calcext:value-type="string">
            <text:p>Dark Region</text:p>
          </table:table-cell>
          <table:table-cell table:style-name="ce7"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0H52M00S" calcext:value-type="time">
            <text:p>10:52:00 AM</text:p>
          </table:table-cell>
          <table:table-cell table:formula="of:=HOUR([.A4])*60 + MINUTE([.A4])" office:value-type="float" office:value="652" calcext:value-type="float">
            <text:p>652</text:p>
          </table:table-cell>
          <table:table-cell table:formula="of:=[.B4] - [.B$4]" office:value-type="float" office:value="0" calcext:value-type="float">
            <text:p>0</text:p>
          </table:table-cell>
          <table:table-cell office:value-type="float" office:value="25.06" calcext:value-type="float">
            <text:p>25.06</text:p>
          </table:table-cell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  <table:table-cell office:value-type="float" office:value="5312" calcext:value-type="float">
            <text:p>5312</text:p>
          </table:table-cell>
          <table:table-cell office:value-type="float" office:value="8759" calcext:value-type="float">
            <text:p>8759</text:p>
          </table:table-cell>
          <table:table-cell table:formula="of:=LN([Sheet3.H4]/[Sheet3.G4])" office:value-type="float" office:value="0.500113331006819" calcext:value-type="float">
            <text:p>0.500113331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time" office:time-value="PT14H51M00S" calcext:value-type="time">
            <text:p>02:51:00 PM</text:p>
          </table:table-cell>
          <table:table-cell table:formula="of:=HOUR([.K4])*60+MINUTE([.K4])" office:value-type="float" office:value="891" calcext:value-type="float">
            <text:p>891</text:p>
          </table:table-cell>
          <table:table-cell table:formula="of:=[.L4]-[.L$4]" office:value-type="float" office:value="0" calcext:value-type="float">
            <text:p>0</text:p>
          </table:table-cell>
          <table:table-cell office:value-type="float" office:value="25.09" calcext:value-type="float">
            <text:p>25.09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float" office:value="5246" calcext:value-type="float">
            <text:p>5246</text:p>
          </table:table-cell>
          <table:table-cell office:value-type="float" office:value="8687" calcext:value-type="float">
            <text:p>8687</text:p>
          </table:table-cell>
          <table:table-cell table:formula="of:=LN([Sheet3.R4]/[Sheet3.Q4])" office:value-type="float" office:value="0.504361773833102" calcext:value-type="float">
            <text:p>0.5043617738</text:p>
          </table:table-cell>
          <table:table-cell table:formula="of:=[.S4]/[.S$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0H56M00S" calcext:value-type="time">
            <text:p>10:56:00 AM</text:p>
          </table:table-cell>
          <table:table-cell table:formula="of:=HOUR([.A5])*60 + MINUTE([.A5])" office:value-type="float" office:value="656" calcext:value-type="float">
            <text:p>656</text:p>
          </table:table-cell>
          <table:table-cell table:formula="of:=[.B5] - [.B$4]" office:value-type="float" office:value="4" calcext:value-type="float">
            <text:p>4</text:p>
          </table:table-cell>
          <table:table-cell office:value-type="float" office:value="25.07" calcext:value-type="float">
            <text:p>25.07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5184" calcext:value-type="float">
            <text:p>5184</text:p>
          </table:table-cell>
          <table:table-cell office:value-type="float" office:value="8694" calcext:value-type="float">
            <text:p>8694</text:p>
          </table:table-cell>
          <table:table-cell table:formula="of:=LN([Sheet3.H5]/[Sheet3.G5])" office:value-type="float" office:value="0.517056173516627" calcext:value-type="float">
            <text:p>0.5170561735</text:p>
          </table:table-cell>
          <table:table-cell table:formula="of:=[.I5]/[.I$4]" office:value-type="float" office:value="1.03387800616252" calcext:value-type="float">
            <text:p>1.0338780062</text:p>
          </table:table-cell>
          <table:table-cell office:value-type="time" office:time-value="PT14H54M00S" calcext:value-type="time">
            <text:p>02:54:00 PM</text:p>
          </table:table-cell>
          <table:table-cell table:formula="of:=HOUR([.K5])*60+MINUTE([.K5])" office:value-type="float" office:value="894" calcext:value-type="float">
            <text:p>894</text:p>
          </table:table-cell>
          <table:table-cell table:formula="of:=[.L5]-[.L$4]" office:value-type="float" office:value="3" calcext:value-type="float">
            <text:p>3</text:p>
          </table:table-cell>
          <table:table-cell office:value-type="float" office:value="25.08" calcext:value-type="float">
            <text:p>25.08</text:p>
          </table:table-cell>
          <table:table-cell office:value-type="float" office:value="2" calcext:value-type="float">
            <text:p>2</text:p>
          </table:table-cell>
          <table:table-cell office:value-type="float" office:value="1210" calcext:value-type="float">
            <text:p>1210</text:p>
          </table:table-cell>
          <table:table-cell office:value-type="float" office:value="5253" calcext:value-type="float">
            <text:p>5253</text:p>
          </table:table-cell>
          <table:table-cell office:value-type="float" office:value="8748" calcext:value-type="float">
            <text:p>8748</text:p>
          </table:table-cell>
          <table:table-cell table:formula="of:=LN([Sheet3.R5]/[Sheet3.Q5])" office:value-type="float" office:value="0.510025760842697" calcext:value-type="float">
            <text:p>0.5100257608</text:p>
          </table:table-cell>
          <table:table-cell table:formula="of:=[.S5]/[.S$4]" office:value-type="float" office:value="1.01123000850471" calcext:value-type="float">
            <text:p>1.0112300085</text:p>
          </table:table-cell>
        </table:table-row>
        <table:table-row table:style-name="ro1">
          <table:table-cell office:value-type="time" office:time-value="PT10H59M00S" calcext:value-type="time">
            <text:p>10:59:00 AM</text:p>
          </table:table-cell>
          <table:table-cell table:formula="of:=HOUR([.A6])*60 + MINUTE([.A6])" office:value-type="float" office:value="659" calcext:value-type="float">
            <text:p>659</text:p>
          </table:table-cell>
          <table:table-cell table:formula="of:=[.B6] - [.B$4]" office:value-type="float" office:value="7" calcext:value-type="float">
            <text:p>7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174" calcext:value-type="float">
            <text:p>1174</text:p>
          </table:table-cell>
          <table:table-cell office:value-type="float" office:value="5322" calcext:value-type="float">
            <text:p>5322</text:p>
          </table:table-cell>
          <table:table-cell office:value-type="float" office:value="8796" calcext:value-type="float">
            <text:p>8796</text:p>
          </table:table-cell>
          <table:table-cell table:formula="of:=LN([Sheet3.H6]/[Sheet3.G6])" office:value-type="float" office:value="0.502447900137017" calcext:value-type="float">
            <text:p>0.5024479001</text:p>
          </table:table-cell>
          <table:table-cell table:formula="of:=[.I6]/[.I$4]" office:value-type="float" office:value="1.00466808018394" calcext:value-type="float">
            <text:p>1.0046680802</text:p>
          </table:table-cell>
          <table:table-cell office:value-type="time" office:time-value="PT14H57M00S" calcext:value-type="time">
            <text:p>02:57:00 PM</text:p>
          </table:table-cell>
          <table:table-cell table:formula="of:=HOUR([.K6])*60+MINUTE([.K6])" office:value-type="float" office:value="897" calcext:value-type="float">
            <text:p>897</text:p>
          </table:table-cell>
          <table:table-cell table:formula="of:=[.L6]-[.L$4]" office:value-type="float" office:value="6" calcext:value-type="float">
            <text:p>6</text:p>
          </table:table-cell>
          <table:table-cell office:value-type="float" office:value="25.08" calcext:value-type="float">
            <text:p>25.08</text:p>
          </table:table-cell>
          <table:table-cell office:value-type="float" office:value="3" calcext:value-type="float">
            <text:p>3</text:p>
          </table:table-cell>
          <table:table-cell office:value-type="float" office:value="1211" calcext:value-type="float">
            <text:p>1211</text:p>
          </table:table-cell>
          <table:table-cell office:value-type="float" office:value="5183" calcext:value-type="float">
            <text:p>5183</text:p>
          </table:table-cell>
          <table:table-cell office:value-type="float" office:value="8653" calcext:value-type="float">
            <text:p>8653</text:p>
          </table:table-cell>
          <table:table-cell table:formula="of:=LN([Sheet3.R6]/[Sheet3.Q6])" office:value-type="float" office:value="0.512522042417032" calcext:value-type="float">
            <text:p>0.5125220424</text:p>
          </table:table-cell>
          <table:table-cell table:formula="of:=[.S6]/[.S$4]" office:value-type="float" office:value="1.01617939544053" calcext:value-type="float">
            <text:p>1.0161793954</text:p>
          </table:table-cell>
        </table:table-row>
        <table:table-row table:style-name="ro1">
          <table:table-cell office:value-type="time" office:time-value="PT11H02M00S" calcext:value-type="time">
            <text:p>11:02:00 AM</text:p>
          </table:table-cell>
          <table:table-cell table:formula="of:=HOUR([.A7])*60 + MINUTE([.A7])" office:value-type="float" office:value="662" calcext:value-type="float">
            <text:p>662</text:p>
          </table:table-cell>
          <table:table-cell table:formula="of:=[.B7] - [.B$4]" office:value-type="float" office:value="10" calcext:value-type="float">
            <text:p>10</text:p>
          </table:table-cell>
          <table:table-cell office:value-type="float" office:value="25.09" calcext:value-type="float">
            <text:p>25.09</text:p>
          </table:table-cell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5228" calcext:value-type="float">
            <text:p>5228</text:p>
          </table:table-cell>
          <table:table-cell office:value-type="float" office:value="8775" calcext:value-type="float">
            <text:p>8775</text:p>
          </table:table-cell>
          <table:table-cell table:formula="of:=LN([Sheet3.H7]/[Sheet3.G7])" office:value-type="float" office:value="0.517877973589954" calcext:value-type="float">
            <text:p>0.5178779736</text:p>
          </table:table-cell>
          <table:table-cell table:formula="of:=[.I7]/[.I$4]" office:value-type="float" office:value="1.03552123385188" calcext:value-type="float">
            <text:p>1.0355212339</text:p>
          </table:table-cell>
          <table:table-cell office:value-type="time" office:time-value="PT15H01M00S" calcext:value-type="time">
            <text:p>03:01:00 PM</text:p>
          </table:table-cell>
          <table:table-cell table:formula="of:=HOUR([.K7])*60+MINUTE([.K7])" office:value-type="float" office:value="901" calcext:value-type="float">
            <text:p>901</text:p>
          </table:table-cell>
          <table:table-cell table:formula="of:=[.L7]-[.L$4]" office:value-type="float" office:value="10" calcext:value-type="float">
            <text:p>10</text:p>
          </table:table-cell>
          <table:table-cell office:value-type="float" office:value="25.07" calcext:value-type="float">
            <text:p>25.07</text:p>
          </table:table-cell>
          <table:table-cell office:value-type="float" office:value="4" calcext:value-type="float">
            <text:p>4</text:p>
          </table:table-cell>
          <table:table-cell office:value-type="float" office:value="1212" calcext:value-type="float">
            <text:p>1212</text:p>
          </table:table-cell>
          <table:table-cell office:value-type="float" office:value="5235" calcext:value-type="float">
            <text:p>5235</text:p>
          </table:table-cell>
          <table:table-cell office:value-type="float" office:value="8792" calcext:value-type="float">
            <text:p>8792</text:p>
          </table:table-cell>
          <table:table-cell table:formula="of:=LN([Sheet3.R7]/[Sheet3.Q7])" office:value-type="float" office:value="0.51847537277882" calcext:value-type="float">
            <text:p>0.5184753728</text:p>
          </table:table-cell>
          <table:table-cell table:formula="of:=[.S7]/[.S$4]" office:value-type="float" office:value="1.02798308610594" calcext:value-type="float">
            <text:p>1.0279830861</text:p>
          </table:table-cell>
        </table:table-row>
        <table:table-row table:style-name="ro1">
          <table:table-cell office:value-type="time" office:time-value="PT11H05M00S" calcext:value-type="time">
            <text:p>11:05:00 AM</text:p>
          </table:table-cell>
          <table:table-cell table:formula="of:=HOUR([.A8])*60 + MINUTE([.A8])" office:value-type="float" office:value="665" calcext:value-type="float">
            <text:p>665</text:p>
          </table:table-cell>
          <table:table-cell table:formula="of:=[.B8] - [.B$4]" office:value-type="float" office:value="13" calcext:value-type="float">
            <text:p>13</text:p>
          </table:table-cell>
          <table:table-cell office:value-type="float" office:value="25.1" calcext:value-type="float">
            <text:p>25.1</text:p>
          </table:table-cell>
          <table:table-cell office:value-type="float" office:value="5" calcext:value-type="float">
            <text:p>5</text:p>
          </table:table-cell>
          <table:table-cell office:value-type="float" office:value="1176" calcext:value-type="float">
            <text:p>1176</text:p>
          </table:table-cell>
          <table:table-cell office:value-type="float" office:value="5174" calcext:value-type="float">
            <text:p>5174</text:p>
          </table:table-cell>
          <table:table-cell office:value-type="float" office:value="8715" calcext:value-type="float">
            <text:p>8715</text:p>
          </table:table-cell>
          <table:table-cell table:formula="of:=LN([Sheet3.H8]/[Sheet3.G8])" office:value-type="float" office:value="0.521399595208147" calcext:value-type="float">
            <text:p>0.5213995952</text:p>
          </table:table-cell>
          <table:table-cell table:formula="of:=[.I8]/[.I$4]" office:value-type="float" office:value="1.04256288101434" calcext:value-type="float">
            <text:p>1.042562881</text:p>
          </table:table-cell>
          <table:table-cell office:value-type="time" office:time-value="PT15H04M00S" calcext:value-type="time">
            <text:p>03:04:00 PM</text:p>
          </table:table-cell>
          <table:table-cell table:formula="of:=HOUR([.K8])*60+MINUTE([.K8])" office:value-type="float" office:value="904" calcext:value-type="float">
            <text:p>904</text:p>
          </table:table-cell>
          <table:table-cell table:formula="of:=[.L8]-[.L$4]" office:value-type="float" office:value="13" calcext:value-type="float">
            <text:p>13</text:p>
          </table:table-cell>
          <table:table-cell office:value-type="float" office:value="25.06" calcext:value-type="float">
            <text:p>25.06</text:p>
          </table:table-cell>
          <table:table-cell office:value-type="float" office:value="5" calcext:value-type="float">
            <text:p>5</text:p>
          </table:table-cell>
          <table:table-cell office:value-type="float" office:value="1213" calcext:value-type="float">
            <text:p>1213</text:p>
          </table:table-cell>
          <table:table-cell office:value-type="float" office:value="5123" calcext:value-type="float">
            <text:p>5123</text:p>
          </table:table-cell>
          <table:table-cell office:value-type="float" office:value="8744" calcext:value-type="float">
            <text:p>8744</text:p>
          </table:table-cell>
          <table:table-cell table:formula="of:=LN([Sheet3.R8]/[Sheet3.Q8])" office:value-type="float" office:value="0.534627545917172" calcext:value-type="float">
            <text:p>0.5346275459</text:p>
          </table:table-cell>
          <table:table-cell table:formula="of:=[.S8]/[.S$4]" office:value-type="float" office:value="1.06000806098776" calcext:value-type="float">
            <text:p>1.060008061</text:p>
          </table:table-cell>
        </table:table-row>
        <table:table-row table:style-name="ro1">
          <table:table-cell office:value-type="time" office:time-value="PT11H09M00S" calcext:value-type="time">
            <text:p>11:09:00 AM</text:p>
          </table:table-cell>
          <table:table-cell table:formula="of:=HOUR([.A9])*60 + MINUTE([.A9])" office:value-type="float" office:value="669" calcext:value-type="float">
            <text:p>669</text:p>
          </table:table-cell>
          <table:table-cell table:formula="of:=[.B9] - [.B$4]" office:value-type="float" office:value="17" calcext:value-type="float">
            <text:p>17</text:p>
          </table:table-cell>
          <table:table-cell office:value-type="float" office:value="25.11" calcext:value-type="float">
            <text:p>25.11</text:p>
          </table:table-cell>
          <table:table-cell office:value-type="float" office:value="6" calcext:value-type="float">
            <text:p>6</text:p>
          </table:table-cell>
          <table:table-cell office:value-type="float" office:value="1177" calcext:value-type="float">
            <text:p>1177</text:p>
          </table:table-cell>
          <table:table-cell office:value-type="float" office:value="5258" calcext:value-type="float">
            <text:p>5258</text:p>
          </table:table-cell>
          <table:table-cell office:value-type="float" office:value="8753" calcext:value-type="float">
            <text:p>8753</text:p>
          </table:table-cell>
          <table:table-cell table:formula="of:=LN([Sheet3.H9]/[Sheet3.G9])" office:value-type="float" office:value="0.509645772442611" calcext:value-type="float">
            <text:p>0.5096457724</text:p>
          </table:table-cell>
          <table:table-cell table:formula="of:=[.I9]/[.I$4]" office:value-type="float" office:value="1.01906056256609" calcext:value-type="float">
            <text:p>1.0190605626</text:p>
          </table:table-cell>
          <table:table-cell office:value-type="time" office:time-value="PT15H07M00S" calcext:value-type="time">
            <text:p>03:07:00 PM</text:p>
          </table:table-cell>
          <table:table-cell table:formula="of:=HOUR([.K9])*60+MINUTE([.K9])" office:value-type="float" office:value="907" calcext:value-type="float">
            <text:p>907</text:p>
          </table:table-cell>
          <table:table-cell table:formula="of:=[.L9]-[.L$4]" office:value-type="float" office:value="16" calcext:value-type="float">
            <text:p>16</text:p>
          </table:table-cell>
          <table:table-cell office:value-type="float" office:value="25.06" calcext:value-type="float">
            <text:p>25.06</text:p>
          </table:table-cell>
          <table:table-cell office:value-type="float" office:value="6" calcext:value-type="float">
            <text:p>6</text:p>
          </table:table-cell>
          <table:table-cell office:value-type="float" office:value="1214" calcext:value-type="float">
            <text:p>1214</text:p>
          </table:table-cell>
          <table:table-cell office:value-type="float" office:value="5280" calcext:value-type="float">
            <text:p>5280</text:p>
          </table:table-cell>
          <table:table-cell office:value-type="float" office:value="8801" calcext:value-type="float">
            <text:p>8801</text:p>
          </table:table-cell>
          <table:table-cell table:formula="of:=LN([Sheet3.R9]/[Sheet3.Q9])" office:value-type="float" office:value="0.510939253673505" calcext:value-type="float">
            <text:p>0.5109392537</text:p>
          </table:table-cell>
          <table:table-cell table:formula="of:=[.S9]/[.S$4]" office:value-type="float" office:value="1.01304119420156" calcext:value-type="float">
            <text:p>1.0130411942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table:formula="of:=HOUR([.A10])*60 + MINUTE([.A10])" office:value-type="float" office:value="673" calcext:value-type="float">
            <text:p>673</text:p>
          </table:table-cell>
          <table:table-cell table:formula="of:=[.B10] - [.B$4]" office:value-type="float" office:value="21" calcext:value-type="float">
            <text:p>21</text:p>
          </table:table-cell>
          <table:table-cell office:value-type="float" office:value="25.12" calcext:value-type="float">
            <text:p>25.12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  <table:table-cell office:value-type="float" office:value="5126" calcext:value-type="float">
            <text:p>5126</text:p>
          </table:table-cell>
          <table:table-cell office:value-type="float" office:value="8710" calcext:value-type="float">
            <text:p>8710</text:p>
          </table:table-cell>
          <table:table-cell table:formula="of:=LN([Sheet3.H10]/[Sheet3.G10])" office:value-type="float" office:value="0.530146162922532" calcext:value-type="float">
            <text:p>0.5301461629</text:p>
          </table:table-cell>
          <table:table-cell table:formula="of:=[.I10]/[.I$4]" office:value-type="float" office:value="1.06005205231233" calcext:value-type="float">
            <text:p>1.0600520523</text:p>
          </table:table-cell>
          <table:table-cell office:value-type="time" office:time-value="PT15H10M00S" calcext:value-type="time">
            <text:p>03:10:00 PM</text:p>
          </table:table-cell>
          <table:table-cell table:formula="of:=HOUR([.K10])*60+MINUTE([.K10])" office:value-type="float" office:value="910" calcext:value-type="float">
            <text:p>910</text:p>
          </table:table-cell>
          <table:table-cell table:formula="of:=[.L10]-[.L$4]" office:value-type="float" office:value="19" calcext:value-type="float">
            <text:p>19</text:p>
          </table:table-cell>
          <table:table-cell office:value-type="float" office:value="25.05" calcext:value-type="float">
            <text:p>25.05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215</text:p>
          </table:table-cell>
          <table:table-cell office:value-type="float" office:value="5273" calcext:value-type="float">
            <text:p>5273</text:p>
          </table:table-cell>
          <table:table-cell office:value-type="float" office:value="8849" calcext:value-type="float">
            <text:p>8849</text:p>
          </table:table-cell>
          <table:table-cell table:formula="of:=LN([Sheet3.R10]/[Sheet3.Q10])" office:value-type="float" office:value="0.51770499773688" calcext:value-type="float">
            <text:p>0.5177049977</text:p>
          </table:table-cell>
          <table:table-cell table:formula="of:=[.S10]/[.S$4]" office:value-type="float" office:value="1.02645566059135" calcext:value-type="float">
            <text:p>1.0264556606</text:p>
          </table:table-cell>
        </table:table-row>
        <table:table-row table:style-name="ro1">
          <table:table-cell office:value-type="time" office:time-value="PT11H16M00S" calcext:value-type="time">
            <text:p>11:16:00 AM</text:p>
          </table:table-cell>
          <table:table-cell table:formula="of:=HOUR([.A11])*60 + MINUTE([.A11])" office:value-type="float" office:value="676" calcext:value-type="float">
            <text:p>676</text:p>
          </table:table-cell>
          <table:table-cell table:formula="of:=[.B11] - [.B$4]" office:value-type="float" office:value="24" calcext:value-type="float">
            <text:p>24</text:p>
          </table:table-cell>
          <table:table-cell office:value-type="float" office:value="25.12" calcext:value-type="float">
            <text:p>25.12</text:p>
          </table:table-cell>
          <table:table-cell office:value-type="float" office:value="8" calcext:value-type="float">
            <text:p>8</text:p>
          </table:table-cell>
          <table:table-cell office:value-type="float" office:value="1179" calcext:value-type="float">
            <text:p>1179</text:p>
          </table:table-cell>
          <table:table-cell office:value-type="float" office:value="5157" calcext:value-type="float">
            <text:p>5157</text:p>
          </table:table-cell>
          <table:table-cell office:value-type="float" office:value="8706" calcext:value-type="float">
            <text:p>8706</text:p>
          </table:table-cell>
          <table:table-cell table:formula="of:=LN([Sheet3.H11]/[Sheet3.G11])" office:value-type="float" office:value="0.523657428061284" calcext:value-type="float">
            <text:p>0.5236574281</text:p>
          </table:table-cell>
          <table:table-cell table:formula="of:=[.I11]/[.I$4]" office:value-type="float" office:value="1.04707752342267" calcext:value-type="float">
            <text:p>1.0470775234</text:p>
          </table:table-cell>
          <table:table-cell office:value-type="time" office:time-value="PT15H13M00S" calcext:value-type="time">
            <text:p>03:13:00 PM</text:p>
          </table:table-cell>
          <table:table-cell table:formula="of:=HOUR([.K11])*60+MINUTE([.K11])" office:value-type="float" office:value="913" calcext:value-type="float">
            <text:p>913</text:p>
          </table:table-cell>
          <table:table-cell table:formula="of:=[.L11]-[.L$4]" office:value-type="float" office:value="22" calcext:value-type="float">
            <text:p>22</text:p>
          </table:table-cell>
          <table:table-cell office:value-type="float" office:value="25.04" calcext:value-type="float">
            <text:p>25.04</text:p>
          </table:table-cell>
          <table:table-cell office:value-type="float" office:value="8" calcext:value-type="float">
            <text:p>8</text:p>
          </table:table-cell>
          <table:table-cell office:value-type="float" office:value="1216" calcext:value-type="float">
            <text:p>1216</text:p>
          </table:table-cell>
          <table:table-cell office:value-type="float" office:value="5156" calcext:value-type="float">
            <text:p>5156</text:p>
          </table:table-cell>
          <table:table-cell office:value-type="float" office:value="8830" calcext:value-type="float">
            <text:p>8830</text:p>
          </table:table-cell>
          <table:table-cell table:formula="of:=LN([Sheet3.R11]/[Sheet3.Q11])" office:value-type="float" office:value="0.537993929538928" calcext:value-type="float">
            <text:p>0.5379939295</text:p>
          </table:table-cell>
          <table:table-cell table:formula="of:=[.S11]/[.S$4]" office:value-type="float" office:value="1.0666826025498" calcext:value-type="float">
            <text:p>1.0666826025</text:p>
          </table:table-cell>
        </table:table-row>
        <table:table-row table:style-name="ro1">
          <table:table-cell office:value-type="time" office:time-value="PT11H19M00S" calcext:value-type="time">
            <text:p>11:19:00 AM</text:p>
          </table:table-cell>
          <table:table-cell table:formula="of:=HOUR([.A12])*60 + MINUTE([.A12])" office:value-type="float" office:value="679" calcext:value-type="float">
            <text:p>679</text:p>
          </table:table-cell>
          <table:table-cell table:formula="of:=[.B12] - [.B$4]" office:value-type="float" office:value="27" calcext:value-type="float">
            <text:p>27</text:p>
          </table:table-cell>
          <table:table-cell office:value-type="float" office:value="25.14" calcext:value-type="float">
            <text:p>25.14</text:p>
          </table:table-cell>
          <table:table-cell office:value-type="float" office:value="9" calcext:value-type="float">
            <text:p>9</text:p>
          </table:table-cell>
          <table:table-cell office:value-type="float" office:value="1180" calcext:value-type="float">
            <text:p>1180</text:p>
          </table:table-cell>
          <table:table-cell office:value-type="float" office:value="5186" calcext:value-type="float">
            <text:p>5186</text:p>
          </table:table-cell>
          <table:table-cell office:value-type="float" office:value="8653" calcext:value-type="float">
            <text:p>8653</text:p>
          </table:table-cell>
          <table:table-cell table:formula="of:=LN([Sheet3.H12]/[Sheet3.G12])" office:value-type="float" office:value="0.511943394508129" calcext:value-type="float">
            <text:p>0.5119433945</text:p>
          </table:table-cell>
          <table:table-cell table:formula="of:=[.I12]/[.I$4]" office:value-type="float" office:value="1.02365476536587" calcext:value-type="float">
            <text:p>1.0236547654</text:p>
          </table:table-cell>
          <table:table-cell office:value-type="time" office:time-value="PT15H17M00S" calcext:value-type="time">
            <text:p>03:17:00 PM</text:p>
          </table:table-cell>
          <table:table-cell table:formula="of:=HOUR([.K12])*60+MINUTE([.K12])" office:value-type="float" office:value="917" calcext:value-type="float">
            <text:p>917</text:p>
          </table:table-cell>
          <table:table-cell table:formula="of:=[.L12]-[.L$4]" office:value-type="float" office:value="26" calcext:value-type="float">
            <text:p>26</text:p>
          </table:table-cell>
          <table:table-cell office:value-type="float" office:value="25.04" calcext:value-type="float">
            <text:p>25.04</text:p>
          </table:table-cell>
          <table:table-cell office:value-type="float" office:value="9" calcext:value-type="float">
            <text:p>9</text:p>
          </table:table-cell>
          <table:table-cell office:value-type="float" office:value="1217" calcext:value-type="float">
            <text:p>1217</text:p>
          </table:table-cell>
          <table:table-cell office:value-type="float" office:value="5128" calcext:value-type="float">
            <text:p>5128</text:p>
          </table:table-cell>
          <table:table-cell office:value-type="float" office:value="8730" calcext:value-type="float">
            <text:p>8730</text:p>
          </table:table-cell>
          <table:table-cell table:formula="of:=LN([Sheet3.R12]/[Sheet3.Q12])" office:value-type="float" office:value="0.532049650233142" calcext:value-type="float">
            <text:p>0.5320496502</text:p>
          </table:table-cell>
          <table:table-cell table:formula="of:=[.S12]/[.S$4]" office:value-type="float" office:value="1.05489685744741" calcext:value-type="float">
            <text:p>1.0548968574</text:p>
          </table:table-cell>
        </table:table-row>
        <table:table-row table:style-name="ro1">
          <table:table-cell office:value-type="time" office:time-value="PT11H22M00S" calcext:value-type="time">
            <text:p>11:22:00 AM</text:p>
          </table:table-cell>
          <table:table-cell table:formula="of:=HOUR([.A13])*60 + MINUTE([.A13])" office:value-type="float" office:value="682" calcext:value-type="float">
            <text:p>682</text:p>
          </table:table-cell>
          <table:table-cell table:formula="of:=[.B13] - [.B$4]" office:value-type="float" office:value="30" calcext:value-type="float">
            <text:p>30</text:p>
          </table:table-cell>
          <table:table-cell office:value-type="float" office:value="25.14" calcext:value-type="float">
            <text:p>25.14</text:p>
          </table:table-cell>
          <table:table-cell office:value-type="float" office:value="10" calcext:value-type="float">
            <text:p>10</text:p>
          </table:table-cell>
          <table:table-cell office:value-type="float" office:value="1181" calcext:value-type="float">
            <text:p>1181</text:p>
          </table:table-cell>
          <table:table-cell office:value-type="float" office:value="5088" calcext:value-type="float">
            <text:p>5088</text:p>
          </table:table-cell>
          <table:table-cell office:value-type="float" office:value="8552" calcext:value-type="float">
            <text:p>8552</text:p>
          </table:table-cell>
          <table:table-cell table:formula="of:=LN([Sheet3.H13]/[Sheet3.G13])" office:value-type="float" office:value="0.519280347684923" calcext:value-type="float">
            <text:p>0.5192803477</text:p>
          </table:table-cell>
          <table:table-cell table:formula="of:=[.I13]/[.I$4]" office:value-type="float" office:value="1.03832534645601" calcext:value-type="float">
            <text:p>1.0383253465</text:p>
          </table:table-cell>
          <table:table-cell office:value-type="time" office:time-value="PT15H20M00S" calcext:value-type="time">
            <text:p>03:20:00 PM</text:p>
          </table:table-cell>
          <table:table-cell table:formula="of:=HOUR([.K13])*60+MINUTE([.K13])" office:value-type="float" office:value="920" calcext:value-type="float">
            <text:p>920</text:p>
          </table:table-cell>
          <table:table-cell table:formula="of:=[.L13]-[.L$4]" office:value-type="float" office:value="29" calcext:value-type="float">
            <text:p>29</text:p>
          </table:table-cell>
          <table:table-cell office:value-type="float" office:value="25.03" calcext:value-type="float">
            <text:p>25.03</text:p>
          </table:table-cell>
          <table:table-cell office:value-type="float" office:value="10" calcext:value-type="float">
            <text:p>10</text:p>
          </table:table-cell>
          <table:table-cell office:value-type="float" office:value="1218" calcext:value-type="float">
            <text:p>1218</text:p>
          </table:table-cell>
          <table:table-cell office:value-type="float" office:value="5246" calcext:value-type="float">
            <text:p>5246</text:p>
          </table:table-cell>
          <table:table-cell office:value-type="float" office:value="8860" calcext:value-type="float">
            <text:p>8860</text:p>
          </table:table-cell>
          <table:table-cell table:formula="of:=LN([Sheet3.R13]/[Sheet3.Q13])" office:value-type="float" office:value="0.524080883172308" calcext:value-type="float">
            <text:p>0.5240808832</text:p>
          </table:table-cell>
          <table:table-cell table:formula="of:=[.S13]/[.S$4]" office:value-type="float" office:value="1.03909715280233" calcext:value-type="float">
            <text:p>1.0390971528</text:p>
          </table:table-cell>
        </table:table-row>
        <table:table-row table:style-name="ro1">
          <table:table-cell office:value-type="time" office:time-value="PT11H25M00S" calcext:value-type="time">
            <text:p>11:25:00 AM</text:p>
          </table:table-cell>
          <table:table-cell table:formula="of:=HOUR([.A14])*60 + MINUTE([.A14])" office:value-type="float" office:value="685" calcext:value-type="float">
            <text:p>685</text:p>
          </table:table-cell>
          <table:table-cell table:formula="of:=[.B14] - [.B$4]" office:value-type="float" office:value="33" calcext:value-type="float">
            <text:p>33</text:p>
          </table:table-cell>
          <table:table-cell office:value-type="float" office:value="25.15" calcext:value-type="float">
            <text:p>25.15</text:p>
          </table:table-cell>
          <table:table-cell office:value-type="float" office:value="11" calcext:value-type="float">
            <text:p>11</text:p>
          </table:table-cell>
          <table:table-cell office:value-type="float" office:value="1182" calcext:value-type="float">
            <text:p>1182</text:p>
          </table:table-cell>
          <table:table-cell office:value-type="float" office:value="5219" calcext:value-type="float">
            <text:p>5219</text:p>
          </table:table-cell>
          <table:table-cell office:value-type="float" office:value="8694" calcext:value-type="float">
            <text:p>8694</text:p>
          </table:table-cell>
          <table:table-cell table:formula="of:=LN([Sheet3.H14]/[Sheet3.G14])" office:value-type="float" office:value="0.510327319905324" calcext:value-type="float">
            <text:p>0.5103273199</text:p>
          </table:table-cell>
          <table:table-cell table:formula="of:=[.I14]/[.I$4]" office:value-type="float" office:value="1.02042334859969" calcext:value-type="float">
            <text:p>1.0204233486</text:p>
          </table:table-cell>
          <table:table-cell office:value-type="time" office:time-value="PT15H23M00S" calcext:value-type="time">
            <text:p>03:23:00 PM</text:p>
          </table:table-cell>
          <table:table-cell table:formula="of:=HOUR([.K14])*60+MINUTE([.K14])" office:value-type="float" office:value="923" calcext:value-type="float">
            <text:p>923</text:p>
          </table:table-cell>
          <table:table-cell table:formula="of:=[.L14]-[.L$4]" office:value-type="float" office:value="32" calcext:value-type="float">
            <text:p>32</text:p>
          </table:table-cell>
          <table:table-cell office:value-type="float" office:value="25.02" calcext:value-type="float">
            <text:p>25.02</text:p>
          </table:table-cell>
          <table:table-cell office:value-type="float" office:value="11" calcext:value-type="float">
            <text:p>11</text:p>
          </table:table-cell>
          <table:table-cell office:value-type="float" office:value="1219" calcext:value-type="float">
            <text:p>1219</text:p>
          </table:table-cell>
          <table:table-cell office:value-type="float" office:value="5220" calcext:value-type="float">
            <text:p>5220</text:p>
          </table:table-cell>
          <table:table-cell office:value-type="float" office:value="8814" calcext:value-type="float">
            <text:p>8814</text:p>
          </table:table-cell>
          <table:table-cell table:formula="of:=LN([Sheet3.R14]/[Sheet3.Q14])" office:value-type="float" office:value="0.523843964525248" calcext:value-type="float">
            <text:p>0.5238439645</text:p>
          </table:table-cell>
          <table:table-cell table:formula="of:=[.S14]/[.S$4]" office:value-type="float" office:value="1.03862741330312" calcext:value-type="float">
            <text:p>1.0386274133</text:p>
          </table:table-cell>
        </table:table-row>
        <table:table-row table:style-name="ro1">
          <table:table-cell office:value-type="time" office:time-value="PT11H29M00S" calcext:value-type="time">
            <text:p>11:29:00 AM</text:p>
          </table:table-cell>
          <table:table-cell table:formula="of:=HOUR([.A15])*60 + MINUTE([.A15])" office:value-type="float" office:value="689" calcext:value-type="float">
            <text:p>689</text:p>
          </table:table-cell>
          <table:table-cell table:formula="of:=[.B15] - [.B$4]" office:value-type="float" office:value="37" calcext:value-type="float">
            <text:p>37</text:p>
          </table:table-cell>
          <table:table-cell office:value-type="float" office:value="25.15" calcext:value-type="float">
            <text:p>25.15</text:p>
          </table:table-cell>
          <table:table-cell office:value-type="float" office:value="12" calcext:value-type="float">
            <text:p>12</text:p>
          </table:table-cell>
          <table:table-cell office:value-type="float" office:value="1183" calcext:value-type="float">
            <text:p>1183</text:p>
          </table:table-cell>
          <table:table-cell office:value-type="float" office:value="5141" calcext:value-type="float">
            <text:p>5141</text:p>
          </table:table-cell>
          <table:table-cell office:value-type="float" office:value="8784" calcext:value-type="float">
            <text:p>8784</text:p>
          </table:table-cell>
          <table:table-cell table:formula="of:=LN([Sheet3.H15]/[Sheet3.G15])" office:value-type="float" office:value="0.535684271693807" calcext:value-type="float">
            <text:p>0.5356842717</text:p>
          </table:table-cell>
          <table:table-cell table:formula="of:=[.I15]/[.I$4]" office:value-type="float" office:value="1.07112575986602" calcext:value-type="float">
            <text:p>1.0711257599</text:p>
          </table:table-cell>
          <table:table-cell office:value-type="time" office:time-value="PT15H27M00S" calcext:value-type="time">
            <text:p>03:27:00 PM</text:p>
          </table:table-cell>
          <table:table-cell table:formula="of:=HOUR([.K15])*60+MINUTE([.K15])" office:value-type="float" office:value="927" calcext:value-type="float">
            <text:p>927</text:p>
          </table:table-cell>
          <table:table-cell table:formula="of:=[.L15]-[.L$4]" office:value-type="float" office:value="36" calcext:value-type="float">
            <text:p>36</text:p>
          </table:table-cell>
          <table:table-cell office:value-type="float" office:value="25.01" calcext:value-type="float">
            <text:p>25.01</text:p>
          </table:table-cell>
          <table:table-cell office:value-type="float" office:value="12" calcext:value-type="float">
            <text:p>12</text:p>
          </table:table-cell>
          <table:table-cell office:value-type="float" office:value="1220" calcext:value-type="float">
            <text:p>1220</text:p>
          </table:table-cell>
          <table:table-cell office:value-type="float" office:value="5164" calcext:value-type="float">
            <text:p>5164</text:p>
          </table:table-cell>
          <table:table-cell office:value-type="float" office:value="8885" calcext:value-type="float">
            <text:p>8885</text:p>
          </table:table-cell>
          <table:table-cell table:formula="of:=LN([Sheet3.R15]/[Sheet3.Q15])" office:value-type="float" office:value="0.542652988622219" calcext:value-type="float">
            <text:p>0.5426529886</text:p>
          </table:table-cell>
          <table:table-cell table:formula="of:=[.S15]/[.S$4]" office:value-type="float" office:value="1.07592013664737" calcext:value-type="float">
            <text:p>1.0759201366</text:p>
          </table:table-cell>
        </table:table-row>
        <table:table-row table:style-name="ro1">
          <table:table-cell office:value-type="time" office:time-value="PT11H32M00S" calcext:value-type="time">
            <text:p>11:32:00 AM</text:p>
          </table:table-cell>
          <table:table-cell table:formula="of:=HOUR([.A16])*60 + MINUTE([.A16])" office:value-type="float" office:value="692" calcext:value-type="float">
            <text:p>692</text:p>
          </table:table-cell>
          <table:table-cell table:formula="of:=[.B16] - [.B$4]" office:value-type="float" office:value="40" calcext:value-type="float">
            <text:p>40</text:p>
          </table:table-cell>
          <table:table-cell office:value-type="float" office:value="25.16" calcext:value-type="float">
            <text:p>25.16</text:p>
          </table:table-cell>
          <table:table-cell office:value-type="float" office:value="13" calcext:value-type="float">
            <text:p>13</text:p>
          </table:table-cell>
          <table:table-cell office:value-type="float" office:value="1184" calcext:value-type="float">
            <text:p>1184</text:p>
          </table:table-cell>
          <table:table-cell office:value-type="float" office:value="5268" calcext:value-type="float">
            <text:p>5268</text:p>
          </table:table-cell>
          <table:table-cell office:value-type="float" office:value="8647" calcext:value-type="float">
            <text:p>8647</text:p>
          </table:table-cell>
          <table:table-cell table:formula="of:=LN([Sheet3.H16]/[Sheet3.G16])" office:value-type="float" office:value="0.495561656097259" calcext:value-type="float">
            <text:p>0.4955616561</text:p>
          </table:table-cell>
          <table:table-cell table:formula="of:=[.I16]/[.I$4]" office:value-type="float" office:value="0.990898713096895" calcext:value-type="float">
            <text:p>0.9908987131</text:p>
          </table:table-cell>
          <table:table-cell office:value-type="time" office:time-value="PT15H30M00S" calcext:value-type="time">
            <text:p>03:30:00 PM</text:p>
          </table:table-cell>
          <table:table-cell table:formula="of:=HOUR([.K16])*60+MINUTE([.K16])" office:value-type="float" office:value="930" calcext:value-type="float">
            <text:p>930</text:p>
          </table:table-cell>
          <table:table-cell table:formula="of:=[.L16]-[.L$4]" office:value-type="float" office:value="39" calcext:value-type="float">
            <text:p>39</text:p>
          </table:table-cell>
          <table:table-cell office:value-type="float" office:value="25.01" calcext:value-type="float">
            <text:p>25.01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5124" calcext:value-type="float">
            <text:p>5124</text:p>
          </table:table-cell>
          <table:table-cell office:value-type="float" office:value="8736" calcext:value-type="float">
            <text:p>8736</text:p>
          </table:table-cell>
          <table:table-cell table:formula="of:=LN([Sheet3.R16]/[Sheet3.Q16])" office:value-type="float" office:value="0.533517034968061" calcext:value-type="float">
            <text:p>0.533517035</text:p>
          </table:table-cell>
          <table:table-cell table:formula="of:=[.S16]/[.S$4]" office:value-type="float" office:value="1.05780624672124" calcext:value-type="float">
            <text:p>1.0578062467</text:p>
          </table:table-cell>
        </table:table-row>
        <table:table-row table:style-name="ro1">
          <table:table-cell office:value-type="time" office:time-value="PT11H35M00S" calcext:value-type="time">
            <text:p>11:35:00 AM</text:p>
          </table:table-cell>
          <table:table-cell table:formula="of:=HOUR([.A17])*60 + MINUTE([.A17])" office:value-type="float" office:value="695" calcext:value-type="float">
            <text:p>695</text:p>
          </table:table-cell>
          <table:table-cell table:formula="of:=[.B17] - [.B$4]" office:value-type="float" office:value="43" calcext:value-type="float">
            <text:p>43</text:p>
          </table:table-cell>
          <table:table-cell office:value-type="float" office:value="25.17" calcext:value-type="float">
            <text:p>25.17</text:p>
          </table:table-cell>
          <table:table-cell office:value-type="float" office:value="14" calcext:value-type="float">
            <text:p>14</text:p>
          </table:table-cell>
          <table:table-cell office:value-type="float" office:value="1185" calcext:value-type="float">
            <text:p>1185</text:p>
          </table:table-cell>
          <table:table-cell office:value-type="float" office:value="5218" calcext:value-type="float">
            <text:p>5218</text:p>
          </table:table-cell>
          <table:table-cell office:value-type="float" office:value="8582" calcext:value-type="float">
            <text:p>8582</text:p>
          </table:table-cell>
          <table:table-cell table:formula="of:=LN([Sheet3.H17]/[Sheet3.G17])" office:value-type="float" office:value="0.497552799854796" calcext:value-type="float">
            <text:p>0.4975527999</text:p>
          </table:table-cell>
          <table:table-cell table:formula="of:=[.I17]/[.I$4]" office:value-type="float" office:value="0.99488009818321" calcext:value-type="float">
            <text:p>0.9948800982</text:p>
          </table:table-cell>
          <table:table-cell office:value-type="time" office:time-value="PT15H33M00S" calcext:value-type="time">
            <text:p>03:33:00 PM</text:p>
          </table:table-cell>
          <table:table-cell table:formula="of:=HOUR([.K17])*60+MINUTE([.K17])" office:value-type="float" office:value="933" calcext:value-type="float">
            <text:p>933</text:p>
          </table:table-cell>
          <table:table-cell table:formula="of:=[.L17]-[.L$4]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22" calcext:value-type="float">
            <text:p>1222</text:p>
          </table:table-cell>
          <table:table-cell office:value-type="float" office:value="5180" calcext:value-type="float">
            <text:p>5180</text:p>
          </table:table-cell>
          <table:table-cell office:value-type="float" office:value="8866" calcext:value-type="float">
            <text:p>8866</text:p>
          </table:table-cell>
          <table:table-cell table:formula="of:=LN([Sheet3.R17]/[Sheet3.Q17])" office:value-type="float" office:value="0.53741868005147" calcext:value-type="float">
            <text:p>0.5374186801</text:p>
          </table:table-cell>
          <table:table-cell table:formula="of:=[.S17]/[.S$4]" office:value-type="float" office:value="1.06554205321141" calcext:value-type="float">
            <text:p>1.0655420532</text:p>
          </table:table-cell>
        </table:table-row>
        <table:table-row table:style-name="ro1">
          <table:table-cell office:value-type="time" office:time-value="PT11H39M00S" calcext:value-type="time">
            <text:p>11:39:00 AM</text:p>
          </table:table-cell>
          <table:table-cell table:formula="of:=HOUR([.A18])*60 + MINUTE([.A18])" office:value-type="float" office:value="699" calcext:value-type="float">
            <text:p>699</text:p>
          </table:table-cell>
          <table:table-cell table:formula="of:=[.B18] - [.B$4]" office:value-type="float" office:value="47" calcext:value-type="float">
            <text:p>47</text:p>
          </table:table-cell>
          <table:table-cell office:value-type="float" office:value="25.17" calcext:value-type="float">
            <text:p>25.17</text:p>
          </table:table-cell>
          <table:table-cell office:value-type="float" office:value="15" calcext:value-type="float">
            <text:p>15</text:p>
          </table:table-cell>
          <table:table-cell office:value-type="float" office:value="1186" calcext:value-type="float">
            <text:p>1186</text:p>
          </table:table-cell>
          <table:table-cell office:value-type="float" office:value="5177" calcext:value-type="float">
            <text:p>5177</text:p>
          </table:table-cell>
          <table:table-cell office:value-type="float" office:value="8659" calcext:value-type="float">
            <text:p>8659</text:p>
          </table:table-cell>
          <table:table-cell table:formula="of:=LN([Sheet3.H18]/[Sheet3.G18])" office:value-type="float" office:value="0.5143735045459" calcext:value-type="float">
            <text:p>0.5143735045</text:p>
          </table:table-cell>
          <table:table-cell table:formula="of:=[.I18]/[.I$4]" office:value-type="float" office:value="1.02851388406378" calcext:value-type="float">
            <text:p>1.0285138841</text:p>
          </table:table-cell>
          <table:table-cell office:value-type="time" office:time-value="PT15H36M00S" calcext:value-type="time">
            <text:p>03:36:00 PM</text:p>
          </table:table-cell>
          <table:table-cell table:formula="of:=HOUR([.K18])*60+MINUTE([.K18])" office:value-type="float" office:value="936" calcext:value-type="float">
            <text:p>936</text:p>
          </table:table-cell>
          <table:table-cell table:formula="of:=[.L18]-[.L$4]" office:value-type="float" office:value="45" calcext:value-type="float">
            <text:p>45</text:p>
          </table:table-cell>
          <table:table-cell office:value-type="float" office:value="24.99" calcext:value-type="float">
            <text:p>24.99</text:p>
          </table:table-cell>
          <table:table-cell office:value-type="float" office:value="15" calcext:value-type="float">
            <text:p>15</text:p>
          </table:table-cell>
          <table:table-cell office:value-type="float" office:value="1223" calcext:value-type="float">
            <text:p>1223</text:p>
          </table:table-cell>
          <table:table-cell office:value-type="float" office:value="5149" calcext:value-type="float">
            <text:p>5149</text:p>
          </table:table-cell>
          <table:table-cell office:value-type="float" office:value="8778" calcext:value-type="float">
            <text:p>8778</text:p>
          </table:table-cell>
          <table:table-cell table:formula="of:=LN([Sheet3.R18]/[Sheet3.Q18])" office:value-type="float" office:value="0.533446070202038" calcext:value-type="float">
            <text:p>0.5334460702</text:p>
          </table:table-cell>
          <table:table-cell table:formula="of:=[.S18]/[.S$4]" office:value-type="float" office:value="1.05766554461076" calcext:value-type="float">
            <text:p>1.0576655446</text:p>
          </table:table-cell>
        </table:table-row>
        <table:table-row table:style-name="ro1">
          <table:table-cell office:value-type="time" office:time-value="PT11H43M00S" calcext:value-type="time">
            <text:p>11:43:00 AM</text:p>
          </table:table-cell>
          <table:table-cell table:formula="of:=HOUR([.A19])*60 + MINUTE([.A19])" office:value-type="float" office:value="703" calcext:value-type="float">
            <text:p>703</text:p>
          </table:table-cell>
          <table:table-cell table:formula="of:=[.B19] - [.B$4]" office:value-type="float" office:value="51" calcext:value-type="float">
            <text:p>51</text:p>
          </table:table-cell>
          <table:table-cell office:value-type="float" office:value="25.18" calcext:value-type="float">
            <text:p>25.18</text:p>
          </table:table-cell>
          <table:table-cell office:value-type="float" office:value="16" calcext:value-type="float">
            <text:p>16</text:p>
          </table:table-cell>
          <table:table-cell office:value-type="float" office:value="1187" calcext:value-type="float">
            <text:p>1187</text:p>
          </table:table-cell>
          <table:table-cell office:value-type="float" office:value="5142" calcext:value-type="float">
            <text:p>5142</text:p>
          </table:table-cell>
          <table:table-cell office:value-type="float" office:value="8591" calcext:value-type="float">
            <text:p>8591</text:p>
          </table:table-cell>
          <table:table-cell table:formula="of:=LN([Sheet3.H19]/[Sheet3.G19])" office:value-type="float" office:value="0.513273034812222" calcext:value-type="float">
            <text:p>0.5132730348</text:p>
          </table:table-cell>
          <table:table-cell table:formula="of:=[.I19]/[.I$4]" office:value-type="float" office:value="1.02631344335275" calcext:value-type="float">
            <text:p>1.0263134434</text:p>
          </table:table-cell>
          <table:table-cell office:value-type="time" office:time-value="PT15H40M00S" calcext:value-type="time">
            <text:p>03:40:00 PM</text:p>
          </table:table-cell>
          <table:table-cell table:formula="of:=HOUR([.K19])*60+MINUTE([.K19])" office:value-type="float" office:value="940" calcext:value-type="float">
            <text:p>940</text:p>
          </table:table-cell>
          <table:table-cell table:formula="of:=[.L19]-[.L$4]" office:value-type="float" office:value="49" calcext:value-type="float">
            <text:p>49</text:p>
          </table:table-cell>
          <table:table-cell office:value-type="float" office:value="24.98" calcext:value-type="float">
            <text:p>24.98</text:p>
          </table:table-cell>
          <table:table-cell office:value-type="float" office:value="16" calcext:value-type="float">
            <text:p>16</text:p>
          </table:table-cell>
          <table:table-cell office:value-type="float" office:value="1224" calcext:value-type="float">
            <text:p>1224</text:p>
          </table:table-cell>
          <table:table-cell office:value-type="float" office:value="5320" calcext:value-type="float">
            <text:p>5320</text:p>
          </table:table-cell>
          <table:table-cell office:value-type="float" office:value="8825" calcext:value-type="float">
            <text:p>8825</text:p>
          </table:table-cell>
          <table:table-cell table:formula="of:=LN([Sheet3.R19]/[Sheet3.Q19])" office:value-type="float" office:value="0.506115299465807" calcext:value-type="float">
            <text:p>0.5061152995</text:p>
          </table:table-cell>
          <table:table-cell table:formula="of:=[.S19]/[.S$4]" office:value-type="float" office:value="1.00347672191605" calcext:value-type="float">
            <text:p>1.0034767219</text:p>
          </table:table-cell>
        </table:table-row>
        <table:table-row table:style-name="ro1">
          <table:table-cell office:value-type="time" office:time-value="PT11H47M00S" calcext:value-type="time">
            <text:p>11:47:00 AM</text:p>
          </table:table-cell>
          <table:table-cell table:formula="of:=HOUR([.A20])*60 + MINUTE([.A20])" office:value-type="float" office:value="707" calcext:value-type="float">
            <text:p>707</text:p>
          </table:table-cell>
          <table:table-cell table:formula="of:=[.B20] - [.B$4]" office:value-type="float" office:value="55" calcext:value-type="float">
            <text:p>55</text:p>
          </table:table-cell>
          <table:table-cell office:value-type="float" office:value="25.19" calcext:value-type="float">
            <text:p>25.19</text:p>
          </table:table-cell>
          <table:table-cell office:value-type="float" office:value="17" calcext:value-type="float">
            <text:p>17</text:p>
          </table:table-cell>
          <table:table-cell office:value-type="float" office:value="1188" calcext:value-type="float">
            <text:p>1188</text:p>
          </table:table-cell>
          <table:table-cell office:value-type="float" office:value="5176" calcext:value-type="float">
            <text:p>5176</text:p>
          </table:table-cell>
          <table:table-cell office:value-type="float" office:value="8736" calcext:value-type="float">
            <text:p>8736</text:p>
          </table:table-cell>
          <table:table-cell table:formula="of:=LN([Sheet3.H19]/[Sheet3.G19])" office:value-type="float" office:value="0.513273034812222" calcext:value-type="float">
            <text:p>0.5132730348</text:p>
          </table:table-cell>
          <table:table-cell table:formula="of:=[.I20]/[.I$4]" office:value-type="float" office:value="1.02631344335275" calcext:value-type="float">
            <text:p>1.0263134434</text:p>
          </table:table-cell>
          <table:table-cell office:value-type="time" office:time-value="PT15H44M00S" calcext:value-type="time">
            <text:p>03:44:00 PM</text:p>
          </table:table-cell>
          <table:table-cell table:formula="of:=HOUR([.K20])*60+MINUTE([.K20])" office:value-type="float" office:value="944" calcext:value-type="float">
            <text:p>944</text:p>
          </table:table-cell>
          <table:table-cell table:formula="of:=[.L20]-[.L$4]" office:value-type="float" office:value="53" calcext:value-type="float">
            <text:p>53</text:p>
          </table:table-cell>
          <table:table-cell office:value-type="float" office:value="24.98" calcext:value-type="float">
            <text:p>24.98</text:p>
          </table:table-cell>
          <table:table-cell office:value-type="float" office:value="17" calcext:value-type="float">
            <text:p>17</text:p>
          </table:table-cell>
          <table:table-cell office:value-type="float" office:value="1225" calcext:value-type="float">
            <text:p>1225</text:p>
          </table:table-cell>
          <table:table-cell office:value-type="float" office:value="5237" calcext:value-type="float">
            <text:p>5237</text:p>
          </table:table-cell>
          <table:table-cell office:value-type="float" office:value="8818" calcext:value-type="float">
            <text:p>8818</text:p>
          </table:table-cell>
          <table:table-cell table:formula="of:=LN([Sheet3.R20]/[Sheet3.Q20])" office:value-type="float" office:value="0.521046271638395" calcext:value-type="float">
            <text:p>0.5210462716</text:p>
          </table:table-cell>
          <table:table-cell table:formula="of:=[.S20]/[.S$4]" office:value-type="float" office:value="1.03308041701593" calcext:value-type="float">
            <text:p>1.033080417</text:p>
          </table:table-cell>
        </table:table-row>
        <table:table-row table:style-name="ro1">
          <table:table-cell office:value-type="time" office:time-value="PT11H50M00S" calcext:value-type="time">
            <text:p>11:50:00 AM</text:p>
          </table:table-cell>
          <table:table-cell table:formula="of:=HOUR([.A21])*60 + MINUTE([.A21])" office:value-type="float" office:value="710" calcext:value-type="float">
            <text:p>710</text:p>
          </table:table-cell>
          <table:table-cell table:formula="of:=[.B21] - [.B$4]" office:value-type="float" office:value="58" calcext:value-type="float">
            <text:p>58</text:p>
          </table:table-cell>
          <table:table-cell office:value-type="float" office:value="25.19" calcext:value-type="float">
            <text:p>25.19</text:p>
          </table:table-cell>
          <table:table-cell office:value-type="float" office:value="18" calcext:value-type="float">
            <text:p>18</text:p>
          </table:table-cell>
          <table:table-cell office:value-type="float" office:value="1189" calcext:value-type="float">
            <text:p>1189</text:p>
          </table:table-cell>
          <table:table-cell office:value-type="float" office:value="5206" calcext:value-type="float">
            <text:p>5206</text:p>
          </table:table-cell>
          <table:table-cell office:value-type="float" office:value="8633" calcext:value-type="float">
            <text:p>8633</text:p>
          </table:table-cell>
          <table:table-cell table:formula="of:=LN([Sheet3.H20]/[Sheet3.G20])" office:value-type="float" office:value="0.52341986180395" calcext:value-type="float">
            <text:p>0.5234198618</text:p>
          </table:table-cell>
          <table:table-cell table:formula="of:=[.I21]/[.I$4]" office:value-type="float" office:value="1.04660249857809" calcext:value-type="float">
            <text:p>1.0466024986</text:p>
          </table:table-cell>
          <table:table-cell office:value-type="time" office:time-value="PT15H47M00S" calcext:value-type="time">
            <text:p>03:47:00 PM</text:p>
          </table:table-cell>
          <table:table-cell table:formula="of:=HOUR([.K21])*60+MINUTE([.K21])" office:value-type="float" office:value="947" calcext:value-type="float">
            <text:p>947</text:p>
          </table:table-cell>
          <table:table-cell table:formula="of:=[.L21]-[.L$4]" office:value-type="float" office:value="56" calcext:value-type="float">
            <text:p>56</text:p>
          </table:table-cell>
          <table:table-cell office:value-type="float" office:value="24.97" calcext:value-type="float">
            <text:p>24.97</text:p>
          </table:table-cell>
          <table:table-cell office:value-type="float" office:value="18" calcext:value-type="float">
            <text:p>18</text:p>
          </table:table-cell>
          <table:table-cell office:value-type="float" office:value="1226" calcext:value-type="float">
            <text:p>1226</text:p>
          </table:table-cell>
          <table:table-cell office:value-type="float" office:value="5280" calcext:value-type="float">
            <text:p>5280</text:p>
          </table:table-cell>
          <table:table-cell office:value-type="float" office:value="8743" calcext:value-type="float">
            <text:p>8743</text:p>
          </table:table-cell>
          <table:table-cell table:formula="of:=LN([Sheet3.R21]/[Sheet3.Q21])" office:value-type="float" office:value="0.504327282480584" calcext:value-type="float">
            <text:p>0.5043272825</text:p>
          </table:table-cell>
          <table:table-cell table:formula="of:=[.S21]/[.S$4]" office:value-type="float" office:value="0.999931613864676" calcext:value-type="float">
            <text:p>0.9999316139</text:p>
          </table:table-cell>
        </table:table-row>
        <table:table-row table:style-name="ro1">
          <table:table-cell office:value-type="time" office:time-value="PT11H53M00S" calcext:value-type="time">
            <text:p>11:53:00 AM</text:p>
          </table:table-cell>
          <table:table-cell table:formula="of:=HOUR([.A22])*60 + MINUTE([.A22])" office:value-type="float" office:value="713" calcext:value-type="float">
            <text:p>713</text:p>
          </table:table-cell>
          <table:table-cell table:formula="of:=[.B22] - [.B$4]" office:value-type="float" office:value="61" calcext:value-type="float">
            <text:p>61</text:p>
          </table:table-cell>
          <table:table-cell office:value-type="float" office:value="25.19" calcext:value-type="float">
            <text:p>25.19</text:p>
          </table:table-cell>
          <table:table-cell office:value-type="float" office:value="19" calcext:value-type="float">
            <text:p>19</text:p>
          </table:table-cell>
          <table:table-cell office:value-type="float" office:value="1190" calcext:value-type="float">
            <text:p>1190</text:p>
          </table:table-cell>
          <table:table-cell office:value-type="float" office:value="5264" calcext:value-type="float">
            <text:p>5264</text:p>
          </table:table-cell>
          <table:table-cell office:value-type="float" office:value="8647" calcext:value-type="float">
            <text:p>8647</text:p>
          </table:table-cell>
          <table:table-cell table:formula="of:=LN([Sheet3.H21]/[Sheet3.G21])" office:value-type="float" office:value="0.505780262681012" calcext:value-type="float">
            <text:p>0.5057802627</text:p>
          </table:table-cell>
          <table:table-cell table:formula="of:=[.I22]/[.I$4]" office:value-type="float" office:value="1.01133129497425" calcext:value-type="float">
            <text:p>1.011331295</text:p>
          </table:table-cell>
          <table:table-cell office:value-type="time" office:time-value="PT15H50M00S" calcext:value-type="time">
            <text:p>03:50:00 PM</text:p>
          </table:table-cell>
          <table:table-cell table:formula="of:=HOUR([.K22])*60+MINUTE([.K22])" office:value-type="float" office:value="950" calcext:value-type="float">
            <text:p>950</text:p>
          </table:table-cell>
          <table:table-cell table:formula="of:=[.L22]-[.L$4]" office:value-type="float" office:value="59" calcext:value-type="float">
            <text:p>59</text:p>
          </table:table-cell>
          <table:table-cell office:value-type="float" office:value="24.96" calcext:value-type="float">
            <text:p>24.96</text:p>
          </table:table-cell>
          <table:table-cell office:value-type="float" office:value="19" calcext:value-type="float">
            <text:p>19</text:p>
          </table:table-cell>
          <table:table-cell office:value-type="float" office:value="1227" calcext:value-type="float">
            <text:p>1227</text:p>
          </table:table-cell>
          <table:table-cell office:value-type="float" office:value="5213" calcext:value-type="float">
            <text:p>5213</text:p>
          </table:table-cell>
          <table:table-cell office:value-type="float" office:value="8798" calcext:value-type="float">
            <text:p>8798</text:p>
          </table:table-cell>
          <table:table-cell table:formula="of:=LN([Sheet3.R22]/[Sheet3.Q22])" office:value-type="float" office:value="0.523368917140559" calcext:value-type="float">
            <text:p>0.5233689171</text:p>
          </table:table-cell>
          <table:table-cell table:formula="of:=[.S22]/[.S$4]" office:value-type="float" office:value="1.03768553505355" calcext:value-type="float">
            <text:p>1.0376855351</text:p>
          </table:table-cell>
        </table:table-row>
        <table:table-row table:style-name="ro1">
          <table:table-cell office:value-type="time" office:time-value="PT11H56M00S" calcext:value-type="time">
            <text:p>11:56:00 AM</text:p>
          </table:table-cell>
          <table:table-cell table:formula="of:=HOUR([.A23])*60 + MINUTE([.A23])" office:value-type="float" office:value="716" calcext:value-type="float">
            <text:p>716</text:p>
          </table:table-cell>
          <table:table-cell table:formula="of:=[.B23] - [.B$4]" office:value-type="float" office:value="64" calcext:value-type="float">
            <text:p>64</text:p>
          </table:table-cell>
          <table:table-cell office:value-type="float" office:value="25.2" calcext:value-type="float">
            <text:p>25.2</text:p>
          </table:table-cell>
          <table:table-cell office:value-type="float" office:value="20" calcext:value-type="float">
            <text:p>20</text:p>
          </table:table-cell>
          <table:table-cell office:value-type="float" office:value="1191" calcext:value-type="float">
            <text:p>1191</text:p>
          </table:table-cell>
          <table:table-cell office:value-type="float" office:value="5237" calcext:value-type="float">
            <text:p>5237</text:p>
          </table:table-cell>
          <table:table-cell office:value-type="float" office:value="8703" calcext:value-type="float">
            <text:p>8703</text:p>
          </table:table-cell>
          <table:table-cell table:formula="of:=LN([Sheet3.H22]/[Sheet3.G22])" office:value-type="float" office:value="0.496321245955277" calcext:value-type="float">
            <text:p>0.496321246</text:p>
          </table:table-cell>
          <table:table-cell table:formula="of:=[.I23]/[.I$4]" office:value-type="float" office:value="0.99241754855063" calcext:value-type="float">
            <text:p>0.9924175486</text:p>
          </table:table-cell>
          <table:table-cell office:value-type="time" office:time-value="PT15H53M00S" calcext:value-type="time">
            <text:p>03:53:00 PM</text:p>
          </table:table-cell>
          <table:table-cell table:formula="of:=HOUR([.K23])*60+MINUTE([.K23])" office:value-type="float" office:value="953" calcext:value-type="float">
            <text:p>953</text:p>
          </table:table-cell>
          <table:table-cell table:formula="of:=[.L23]-[.L$4]" office:value-type="float" office:value="62" calcext:value-type="float">
            <text:p>62</text:p>
          </table:table-cell>
          <table:table-cell office:value-type="float" office:value="24.96" calcext:value-type="float">
            <text:p>24.96</text:p>
          </table:table-cell>
          <table:table-cell office:value-type="float" office:value="20" calcext:value-type="float">
            <text:p>20</text:p>
          </table:table-cell>
          <table:table-cell office:value-type="float" office:value="1228" calcext:value-type="float">
            <text:p>1228</text:p>
          </table:table-cell>
          <table:table-cell office:value-type="float" office:value="5138" calcext:value-type="float">
            <text:p>5138</text:p>
          </table:table-cell>
          <table:table-cell office:value-type="float" office:value="8797" calcext:value-type="float">
            <text:p>8797</text:p>
          </table:table-cell>
          <table:table-cell table:formula="of:=LN([Sheet3.R23]/[Sheet3.Q23])" office:value-type="float" office:value="0.537746855582846" calcext:value-type="float">
            <text:p>0.5377468556</text:p>
          </table:table-cell>
          <table:table-cell table:formula="of:=[.S23]/[.S$4]" office:value-type="float" office:value="1.06619272808092" calcext:value-type="float">
            <text:p>1.0661927281</text:p>
          </table:table-cell>
        </table:table-row>
        <table:table-row table:style-name="ro1">
          <table:table-cell office:value-type="time" office:time-value="PT11H59M00S" calcext:value-type="time">
            <text:p>11:59:00 AM</text:p>
          </table:table-cell>
          <table:table-cell table:formula="of:=HOUR([.A24])*60 + MINUTE([.A24])" office:value-type="float" office:value="719" calcext:value-type="float">
            <text:p>719</text:p>
          </table:table-cell>
          <table:table-cell table:formula="of:=[.B24] - [.B$4]" office:value-type="float" office:value="67" calcext:value-type="float">
            <text:p>67</text:p>
          </table:table-cell>
          <table:table-cell office:value-type="float" office:value="25.2" calcext:value-type="float">
            <text:p>25.2</text:p>
          </table:table-cell>
          <table:table-cell office:value-type="float" office:value="21" calcext:value-type="float">
            <text:p>21</text:p>
          </table:table-cell>
          <table:table-cell office:value-type="float" office:value="1192" calcext:value-type="float">
            <text:p>1192</text:p>
          </table:table-cell>
          <table:table-cell office:value-type="float" office:value="5128" calcext:value-type="float">
            <text:p>5128</text:p>
          </table:table-cell>
          <table:table-cell office:value-type="float" office:value="8640" calcext:value-type="float">
            <text:p>8640</text:p>
          </table:table-cell>
          <table:table-cell table:formula="of:=LN([Sheet3.H23]/[Sheet3.G23])" office:value-type="float" office:value="0.507918978510026" calcext:value-type="float">
            <text:p>0.5079189785</text:p>
          </table:table-cell>
          <table:table-cell table:formula="of:=[.I24]/[.I$4]" office:value-type="float" office:value="1.01560775732071" calcext:value-type="float">
            <text:p>1.0156077573</text:p>
          </table:table-cell>
          <table:table-cell office:value-type="time" office:time-value="PT15H56M00S" calcext:value-type="time">
            <text:p>03:56:00 PM</text:p>
          </table:table-cell>
          <table:table-cell table:formula="of:=HOUR([.K24])*60+MINUTE([.K24])" office:value-type="float" office:value="956" calcext:value-type="float">
            <text:p>956</text:p>
          </table:table-cell>
          <table:table-cell table:formula="of:=[.L24]-[.L$4]" office:value-type="float" office:value="65" calcext:value-type="float">
            <text:p>65</text:p>
          </table:table-cell>
          <table:table-cell office:value-type="float" office:value="24.96" calcext:value-type="float">
            <text:p>24.96</text:p>
          </table:table-cell>
          <table:table-cell office:value-type="float" office:value="21" calcext:value-type="float">
            <text:p>21</text:p>
          </table:table-cell>
          <table:table-cell office:value-type="float" office:value="1229" calcext:value-type="float">
            <text:p>1229</text:p>
          </table:table-cell>
          <table:table-cell office:value-type="float" office:value="5214" calcext:value-type="float">
            <text:p>5214</text:p>
          </table:table-cell>
          <table:table-cell office:value-type="float" office:value="8763" calcext:value-type="float">
            <text:p>8763</text:p>
          </table:table-cell>
          <table:table-cell table:formula="of:=LN([Sheet3.R24]/[Sheet3.Q24])" office:value-type="float" office:value="0.519190996562404" calcext:value-type="float">
            <text:p>0.5191909966</text:p>
          </table:table-cell>
          <table:table-cell table:formula="of:=[.S24]/[.S$4]" office:value-type="float" office:value="1.02940195609315" calcext:value-type="float">
            <text:p>1.0294019561</text:p>
          </table:table-cell>
        </table:table-row>
        <table:table-row table:style-name="ro1">
          <table:table-cell office:value-type="time" office:time-value="PT12H03M00S" calcext:value-type="time">
            <text:p>12:03:00 PM</text:p>
          </table:table-cell>
          <table:table-cell table:formula="of:=HOUR([.A25])*60 + MINUTE([.A25])" office:value-type="float" office:value="723" calcext:value-type="float">
            <text:p>723</text:p>
          </table:table-cell>
          <table:table-cell table:formula="of:=[.B25] - [.B$4]" office:value-type="float" office:value="71" calcext:value-type="float">
            <text:p>71</text:p>
          </table:table-cell>
          <table:table-cell office:value-type="float" office:value="25.21" calcext:value-type="float">
            <text:p>25.21</text:p>
          </table:table-cell>
          <table:table-cell office:value-type="float" office:value="22" calcext:value-type="float">
            <text:p>22</text:p>
          </table:table-cell>
          <table:table-cell office:value-type="float" office:value="1193" calcext:value-type="float">
            <text:p>1193</text:p>
          </table:table-cell>
          <table:table-cell office:value-type="float" office:value="5175" calcext:value-type="float">
            <text:p>5175</text:p>
          </table:table-cell>
          <table:table-cell office:value-type="float" office:value="8690" calcext:value-type="float">
            <text:p>8690</text:p>
          </table:table-cell>
          <table:table-cell table:formula="of:=LN([Sheet3.H24]/[Sheet3.G24])" office:value-type="float" office:value="0.521686863197595" calcext:value-type="float">
            <text:p>0.5216868632</text:p>
          </table:table-cell>
          <table:table-cell table:formula="of:=[.I25]/[.I$4]" office:value-type="float" office:value="1.04313728679726" calcext:value-type="float">
            <text:p>1.0431372868</text:p>
          </table:table-cell>
          <table:table-cell office:value-type="time" office:time-value="PT15H59M00S" calcext:value-type="time">
            <text:p>03:59:00 PM</text:p>
          </table:table-cell>
          <table:table-cell table:formula="of:=HOUR([.K25])*60+MINUTE([.K25])" office:value-type="float" office:value="959" calcext:value-type="float">
            <text:p>959</text:p>
          </table:table-cell>
          <table:table-cell table:formula="of:=[.L25]-[.L$4]" office:value-type="float" office:value="68" calcext:value-type="float">
            <text:p>68</text:p>
          </table:table-cell>
          <table:table-cell office:value-type="float" office:value="24.95" calcext:value-type="float">
            <text:p>24.95</text:p>
          </table:table-cell>
          <table:table-cell office:value-type="float" office:value="22" calcext:value-type="float">
            <text:p>22</text:p>
          </table:table-cell>
          <table:table-cell office:value-type="float" office:value="1230" calcext:value-type="float">
            <text:p>1230</text:p>
          </table:table-cell>
          <table:table-cell office:value-type="float" office:value="5154" calcext:value-type="float">
            <text:p>5154</text:p>
          </table:table-cell>
          <table:table-cell office:value-type="float" office:value="8757" calcext:value-type="float">
            <text:p>8757</text:p>
          </table:table-cell>
          <table:table-cell table:formula="of:=LN([Sheet3.R25]/[Sheet3.Q25])" office:value-type="float" office:value="0.530080268309914" calcext:value-type="float">
            <text:p>0.5300802683</text:p>
          </table:table-cell>
          <table:table-cell table:formula="of:=[.S25]/[.S$4]" office:value-type="float" office:value="1.05099215644626" calcext:value-type="float">
            <text:p>1.0509921564</text:p>
          </table:table-cell>
        </table:table-row>
        <table:table-row table:style-name="ro1">
          <table:table-cell office:value-type="time" office:time-value="PT12H06M00S" calcext:value-type="time">
            <text:p>12:06:00 PM</text:p>
          </table:table-cell>
          <table:table-cell table:formula="of:=HOUR([.A26])*60 + MINUTE([.A26])" office:value-type="float" office:value="726" calcext:value-type="float">
            <text:p>726</text:p>
          </table:table-cell>
          <table:table-cell table:formula="of:=[.B26] - [.B$4]" office:value-type="float" office:value="74" calcext:value-type="float">
            <text:p>74</text:p>
          </table:table-cell>
          <table:table-cell office:value-type="float" office:value="25.21" calcext:value-type="float">
            <text:p>25.21</text:p>
          </table:table-cell>
          <table:table-cell office:value-type="float" office:value="23" calcext:value-type="float">
            <text:p>23</text:p>
          </table:table-cell>
          <table:table-cell office:value-type="float" office:value="1194" calcext:value-type="float">
            <text:p>1194</text:p>
          </table:table-cell>
          <table:table-cell office:value-type="float" office:value="5218" calcext:value-type="float">
            <text:p>5218</text:p>
          </table:table-cell>
          <table:table-cell office:value-type="float" office:value="8633" calcext:value-type="float">
            <text:p>8633</text:p>
          </table:table-cell>
          <table:table-cell table:formula="of:=LN([Sheet3.H25]/[Sheet3.G25])" office:value-type="float" office:value="0.518333600125868" calcext:value-type="float">
            <text:p>0.5183336001</text:p>
          </table:table-cell>
          <table:table-cell table:formula="of:=[.I26]/[.I$4]" office:value-type="float" office:value="1.03643228042405" calcext:value-type="float">
            <text:p>1.0364322804</text:p>
          </table:table-cell>
          <table:table-cell office:value-type="time" office:time-value="PT16H03M00S" calcext:value-type="time">
            <text:p>04:03:00 PM</text:p>
          </table:table-cell>
          <table:table-cell table:formula="of:=HOUR([.K26])*60+MINUTE([.K26])" office:value-type="float" office:value="963" calcext:value-type="float">
            <text:p>963</text:p>
          </table:table-cell>
          <table:table-cell table:formula="of:=[.L26]-[.L$4]" office:value-type="float" office:value="72" calcext:value-type="float">
            <text:p>72</text:p>
          </table:table-cell>
          <table:table-cell office:value-type="float" office:value="24.94" calcext:value-type="float">
            <text:p>24.94</text:p>
          </table:table-cell>
          <table:table-cell office:value-type="float" office:value="23" calcext:value-type="float">
            <text:p>23</text:p>
          </table:table-cell>
          <table:table-cell office:value-type="float" office:value="1231" calcext:value-type="float">
            <text:p>1231</text:p>
          </table:table-cell>
          <table:table-cell office:value-type="float" office:value="5215" calcext:value-type="float">
            <text:p>5215</text:p>
          </table:table-cell>
          <table:table-cell office:value-type="float" office:value="8680" calcext:value-type="float">
            <text:p>8680</text:p>
          </table:table-cell>
          <table:table-cell table:formula="of:=LN([Sheet3.R26]/[Sheet3.Q26])" office:value-type="float" office:value="0.509482440219523" calcext:value-type="float">
            <text:p>0.5094824402</text:p>
          </table:table-cell>
          <table:table-cell table:formula="of:=[.S26]/[.S$4]" office:value-type="float" office:value="1.01015276464651" calcext:value-type="float">
            <text:p>1.0101527646</text:p>
          </table:table-cell>
        </table:table-row>
        <table:table-row table:style-name="ro1">
          <table:table-cell office:value-type="time" office:time-value="PT12H10M00S" calcext:value-type="time">
            <text:p>12:10:00 PM</text:p>
          </table:table-cell>
          <table:table-cell table:formula="of:=HOUR([.A27])*60 + MINUTE([.A27])" office:value-type="float" office:value="730" calcext:value-type="float">
            <text:p>730</text:p>
          </table:table-cell>
          <table:table-cell table:formula="of:=[.B27] - [.B$4]" office:value-type="float" office:value="78" calcext:value-type="float">
            <text:p>78</text:p>
          </table:table-cell>
          <table:table-cell office:value-type="float" office:value="25.22" calcext:value-type="float">
            <text:p>25.22</text:p>
          </table:table-cell>
          <table:table-cell office:value-type="float" office:value="24" calcext:value-type="float">
            <text:p>24</text:p>
          </table:table-cell>
          <table:table-cell office:value-type="float" office:value="1195" calcext:value-type="float">
            <text:p>1195</text:p>
          </table:table-cell>
          <table:table-cell office:value-type="float" office:value="5191" calcext:value-type="float">
            <text:p>5191</text:p>
          </table:table-cell>
          <table:table-cell office:value-type="float" office:value="8708" calcext:value-type="float">
            <text:p>8708</text:p>
          </table:table-cell>
          <table:table-cell table:formula="of:=LN([Sheet3.H27]/[Sheet3.G27])" office:value-type="float" office:value="0.517315786527209" calcext:value-type="float">
            <text:p>0.5173157865</text:p>
          </table:table-cell>
          <table:table-cell table:formula="of:=[.I27]/[.I$4]" office:value-type="float" office:value="1.03439711452154" calcext:value-type="float">
            <text:p>1.0343971145</text:p>
          </table:table-cell>
          <table:table-cell office:value-type="time" office:time-value="PT16H06M00S" calcext:value-type="time">
            <text:p>04:06:00 PM</text:p>
          </table:table-cell>
          <table:table-cell table:formula="of:=HOUR([.K27])*60+MINUTE([.K27])" office:value-type="float" office:value="966" calcext:value-type="float">
            <text:p>966</text:p>
          </table:table-cell>
          <table:table-cell table:formula="of:=[.L27]-[.L$4]" office:value-type="float" office:value="75" calcext:value-type="float">
            <text:p>75</text:p>
          </table:table-cell>
          <table:table-cell office:value-type="float" office:value="24.94" calcext:value-type="float">
            <text:p>24.94</text:p>
          </table:table-cell>
          <table:table-cell office:value-type="float" office:value="24" calcext:value-type="float">
            <text:p>24</text:p>
          </table:table-cell>
          <table:table-cell office:value-type="float" office:value="1232" calcext:value-type="float">
            <text:p>1232</text:p>
          </table:table-cell>
          <table:table-cell office:value-type="float" office:value="5321" calcext:value-type="float">
            <text:p>5321</text:p>
          </table:table-cell>
          <table:table-cell office:value-type="float" office:value="8789" calcext:value-type="float">
            <text:p>8789</text:p>
          </table:table-cell>
          <table:table-cell table:formula="of:=LN([Sheet3.R27]/[Sheet3.Q27])" office:value-type="float" office:value="0.501839683968276" calcext:value-type="float">
            <text:p>0.501839684</text:p>
          </table:table-cell>
          <table:table-cell table:formula="of:=[.S27]/[.S$4]" office:value-type="float" office:value="0.99499944286884" calcext:value-type="float">
            <text:p>0.9949994429</text:p>
          </table:table-cell>
        </table:table-row>
        <table:table-row table:style-name="ro1">
          <table:table-cell office:value-type="time" office:time-value="PT12H13M00S" calcext:value-type="time">
            <text:p>12:13:00 PM</text:p>
          </table:table-cell>
          <table:table-cell table:formula="of:=HOUR([.A28])*60 + MINUTE([.A28])" office:value-type="float" office:value="733" calcext:value-type="float">
            <text:p>733</text:p>
          </table:table-cell>
          <table:table-cell table:formula="of:=[.B28] - [.B$4]" office:value-type="float" office:value="81" calcext:value-type="float">
            <text:p>81</text:p>
          </table:table-cell>
          <table:table-cell office:value-type="float" office:value="25.22" calcext:value-type="float">
            <text:p>25.22</text:p>
          </table:table-cell>
          <table:table-cell office:value-type="float" office:value="25" calcext:value-type="float">
            <text:p>25</text:p>
          </table:table-cell>
          <table:table-cell office:value-type="float" office:value="1196" calcext:value-type="float">
            <text:p>1196</text:p>
          </table:table-cell>
          <table:table-cell office:value-type="float" office:value="5175" calcext:value-type="float">
            <text:p>5175</text:p>
          </table:table-cell>
          <table:table-cell office:value-type="float" office:value="8699" calcext:value-type="float">
            <text:p>8699</text:p>
          </table:table-cell>
          <table:table-cell table:formula="of:=LN([Sheet3.H28]/[Sheet3.G28])" office:value-type="float" office:value="0.519368737373971" calcext:value-type="float">
            <text:p>0.5193687374</text:p>
          </table:table-cell>
          <table:table-cell table:formula="of:=[.I28]/[.I$4]" office:value-type="float" office:value="1.03850208577401" calcext:value-type="float">
            <text:p>1.0385020858</text:p>
          </table:table-cell>
          <table:table-cell office:value-type="time" office:time-value="PT16H09M00S" calcext:value-type="time">
            <text:p>04:09:00 PM</text:p>
          </table:table-cell>
          <table:table-cell table:formula="of:=HOUR([.K28])*60+MINUTE([.K28])" office:value-type="float" office:value="969" calcext:value-type="float">
            <text:p>969</text:p>
          </table:table-cell>
          <table:table-cell table:formula="of:=[.L28]-[.L$4]" office:value-type="float" office:value="78" calcext:value-type="float">
            <text:p>78</text:p>
          </table:table-cell>
          <table:table-cell office:value-type="float" office:value="24.93" calcext:value-type="float">
            <text:p>24.93</text:p>
          </table:table-cell>
          <table:table-cell office:value-type="float" office:value="25" calcext:value-type="float">
            <text:p>25</text:p>
          </table:table-cell>
          <table:table-cell office:value-type="float" office:value="1233" calcext:value-type="float">
            <text:p>1233</text:p>
          </table:table-cell>
          <table:table-cell office:value-type="float" office:value="5137" calcext:value-type="float">
            <text:p>5137</text:p>
          </table:table-cell>
          <table:table-cell office:value-type="float" office:value="8655" calcext:value-type="float">
            <text:p>8655</text:p>
          </table:table-cell>
          <table:table-cell table:formula="of:=LN([Sheet3.R28]/[Sheet3.Q28])" office:value-type="float" office:value="0.521667937143042" calcext:value-type="float">
            <text:p>0.5216679371</text:p>
          </table:table-cell>
          <table:table-cell table:formula="of:=[.S28]/[.S$4]" office:value-type="float" office:value="1.03431299556748" calcext:value-type="float">
            <text:p>1.0343129956</text:p>
          </table:table-cell>
        </table:table-row>
        <table:table-row table:style-name="ro1">
          <table:table-cell office:value-type="time" office:time-value="PT12H16M00S" calcext:value-type="time">
            <text:p>12:16:00 PM</text:p>
          </table:table-cell>
          <table:table-cell table:formula="of:=HOUR([.A29])*60 + MINUTE([.A29])" office:value-type="float" office:value="736" calcext:value-type="float">
            <text:p>736</text:p>
          </table:table-cell>
          <table:table-cell table:formula="of:=[.B29] - [.B$4]" office:value-type="float" office:value="84" calcext:value-type="float">
            <text:p>84</text:p>
          </table:table-cell>
          <table:table-cell office:value-type="float" office:value="25.22" calcext:value-type="float">
            <text:p>25.22</text:p>
          </table:table-cell>
          <table:table-cell office:value-type="float" office:value="26" calcext:value-type="float">
            <text:p>26</text:p>
          </table:table-cell>
          <table:table-cell office:value-type="float" office:value="1197" calcext:value-type="float">
            <text:p>1197</text:p>
          </table:table-cell>
          <table:table-cell office:value-type="float" office:value="5147" calcext:value-type="float">
            <text:p>5147</text:p>
          </table:table-cell>
          <table:table-cell office:value-type="float" office:value="8682" calcext:value-type="float">
            <text:p>8682</text:p>
          </table:table-cell>
          <table:table-cell table:formula="of:=LN([Sheet3.H29]/[Sheet3.G29])" office:value-type="float" office:value="0.522837896206784" calcext:value-type="float">
            <text:p>0.5228378962</text:p>
          </table:table-cell>
          <table:table-cell table:formula="of:=[.I29]/[.I$4]" office:value-type="float" office:value="1.04543883114297" calcext:value-type="float">
            <text:p>1.0454388311</text:p>
          </table:table-cell>
          <table:table-cell office:value-type="time" office:time-value="PT16H12M00S" calcext:value-type="time">
            <text:p>04:12:00 PM</text:p>
          </table:table-cell>
          <table:table-cell table:formula="of:=HOUR([.K29])*60+MINUTE([.K29])" office:value-type="float" office:value="972" calcext:value-type="float">
            <text:p>972</text:p>
          </table:table-cell>
          <table:table-cell table:formula="of:=[.L29]-[.L$4]" office:value-type="float" office:value="81" calcext:value-type="float">
            <text:p>81</text:p>
          </table:table-cell>
          <table:table-cell office:value-type="float" office:value="24.93" calcext:value-type="float">
            <text:p>24.93</text:p>
          </table:table-cell>
          <table:table-cell office:value-type="float" office:value="26" calcext:value-type="float">
            <text:p>26</text:p>
          </table:table-cell>
          <table:table-cell office:value-type="float" office:value="1234" calcext:value-type="float">
            <text:p>1234</text:p>
          </table:table-cell>
          <table:table-cell office:value-type="float" office:value="5153" calcext:value-type="float">
            <text:p>5153</text:p>
          </table:table-cell>
          <table:table-cell office:value-type="float" office:value="8753" calcext:value-type="float">
            <text:p>8753</text:p>
          </table:table-cell>
          <table:table-cell table:formula="of:=LN([Sheet3.R29]/[Sheet3.Q29])" office:value-type="float" office:value="0.529817429404214" calcext:value-type="float">
            <text:p>0.5298174294</text:p>
          </table:table-cell>
          <table:table-cell table:formula="of:=[.S29]/[.S$4]" office:value-type="float" office:value="1.05047102475204" calcext:value-type="float">
            <text:p>1.0504710248</text:p>
          </table:table-cell>
        </table:table-row>
        <table:table-row table:style-name="ro1">
          <table:table-cell office:value-type="time" office:time-value="PT12H19M00S" calcext:value-type="time">
            <text:p>12:19:00 PM</text:p>
          </table:table-cell>
          <table:table-cell table:formula="of:=HOUR([.A30])*60 + MINUTE([.A30])" office:value-type="float" office:value="739" calcext:value-type="float">
            <text:p>739</text:p>
          </table:table-cell>
          <table:table-cell table:formula="of:=[.B30] - [.B$4]" office:value-type="float" office:value="87" calcext:value-type="float">
            <text:p>87</text:p>
          </table:table-cell>
          <table:table-cell office:value-type="float" office:value="25.22" calcext:value-type="float">
            <text:p>25.22</text:p>
          </table:table-cell>
          <table:table-cell office:value-type="float" office:value="27" calcext:value-type="float">
            <text:p>27</text:p>
          </table:table-cell>
          <table:table-cell office:value-type="float" office:value="1198" calcext:value-type="float">
            <text:p>1198</text:p>
          </table:table-cell>
          <table:table-cell office:value-type="float" office:value="5171" calcext:value-type="float">
            <text:p>5171</text:p>
          </table:table-cell>
          <table:table-cell office:value-type="float" office:value="8541" calcext:value-type="float">
            <text:p>8541</text:p>
          </table:table-cell>
          <table:table-cell table:formula="of:=LN([Sheet3.H30]/[Sheet3.G30])" office:value-type="float" office:value="0.501812003549926" calcext:value-type="float">
            <text:p>0.5018120035</text:p>
          </table:table-cell>
          <table:table-cell table:formula="of:=[.I30]/[.I$4]" office:value-type="float" office:value="1.00339657521164" calcext:value-type="float">
            <text:p>1.0033965752</text:p>
          </table:table-cell>
          <table:table-cell office:value-type="time" office:time-value="PT16H15M00S" calcext:value-type="time">
            <text:p>04:15:00 PM</text:p>
          </table:table-cell>
          <table:table-cell table:formula="of:=HOUR([.K30])*60+MINUTE([.K30])" office:value-type="float" office:value="975" calcext:value-type="float">
            <text:p>975</text:p>
          </table:table-cell>
          <table:table-cell table:formula="of:=[.L30]-[.L$4]" office:value-type="float" office:value="84" calcext:value-type="float">
            <text:p>84</text:p>
          </table:table-cell>
          <table:table-cell office:value-type="float" office:value="24.92" calcext:value-type="float">
            <text:p>24.92</text:p>
          </table:table-cell>
          <table:table-cell office:value-type="float" office:value="27" calcext:value-type="float">
            <text:p>27</text:p>
          </table:table-cell>
          <table:table-cell office:value-type="float" office:value="1235" calcext:value-type="float">
            <text:p>1235</text:p>
          </table:table-cell>
          <table:table-cell office:value-type="float" office:value="5182" calcext:value-type="float">
            <text:p>5182</text:p>
          </table:table-cell>
          <table:table-cell office:value-type="float" office:value="8780" calcext:value-type="float">
            <text:p>8780</text:p>
          </table:table-cell>
          <table:table-cell table:formula="of:=LN([Sheet3.R30]/[Sheet3.Q30])" office:value-type="float" office:value="0.527285325507107" calcext:value-type="float">
            <text:p>0.5272853255</text:p>
          </table:table-cell>
          <table:table-cell table:formula="of:=[.S30]/[.S$4]" office:value-type="float" office:value="1.04545061276113" calcext:value-type="float">
            <text:p>1.0454506128</text:p>
          </table:table-cell>
        </table:table-row>
        <table:table-row table:style-name="ro1">
          <table:table-cell office:value-type="time" office:time-value="PT12H23M00S" calcext:value-type="time">
            <text:p>12:23:00 PM</text:p>
          </table:table-cell>
          <table:table-cell table:formula="of:=HOUR([.A31])*60 + MINUTE([.A31])" office:value-type="float" office:value="743" calcext:value-type="float">
            <text:p>743</text:p>
          </table:table-cell>
          <table:table-cell table:formula="of:=[.B31] - [.B$4]" office:value-type="float" office:value="91" calcext:value-type="float">
            <text:p>91</text:p>
          </table:table-cell>
          <table:table-cell office:value-type="float" office:value="25.22" calcext:value-type="float">
            <text:p>25.22</text:p>
          </table:table-cell>
          <table:table-cell office:value-type="float" office:value="28" calcext:value-type="float">
            <text:p>28</text:p>
          </table:table-cell>
          <table:table-cell office:value-type="float" office:value="1199" calcext:value-type="float">
            <text:p>1199</text:p>
          </table:table-cell>
          <table:table-cell office:value-type="float" office:value="5132" calcext:value-type="float">
            <text:p>5132</text:p>
          </table:table-cell>
          <table:table-cell office:value-type="float" office:value="8721" calcext:value-type="float">
            <text:p>8721</text:p>
          </table:table-cell>
          <table:table-cell table:formula="of:=LN([Sheet3.H31]/[Sheet3.G31])" office:value-type="float" office:value="0.530238463491459" calcext:value-type="float">
            <text:p>0.5302384635</text:p>
          </table:table-cell>
          <table:table-cell table:formula="of:=[.I31]/[.I$4]" office:value-type="float" office:value="1.06023661161759" calcext:value-type="float">
            <text:p>1.0602366116</text:p>
          </table:table-cell>
          <table:table-cell office:value-type="time" office:time-value="PT16H19M00S" calcext:value-type="time">
            <text:p>04:19:00 PM</text:p>
          </table:table-cell>
          <table:table-cell table:formula="of:=HOUR([.K31])*60+MINUTE([.K31])" office:value-type="float" office:value="979" calcext:value-type="float">
            <text:p>979</text:p>
          </table:table-cell>
          <table:table-cell table:formula="of:=[.L31]-[.L$4]" office:value-type="float" office:value="88" calcext:value-type="float">
            <text:p>88</text:p>
          </table:table-cell>
          <table:table-cell office:value-type="float" office:value="24.92" calcext:value-type="float">
            <text:p>24.92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266" calcext:value-type="float">
            <text:p>5266</text:p>
          </table:table-cell>
          <table:table-cell office:value-type="float" office:value="8796" calcext:value-type="float">
            <text:p>8796</text:p>
          </table:table-cell>
          <table:table-cell table:formula="of:=LN([Sheet3.R31]/[Sheet3.Q31])" office:value-type="float" office:value="0.513026011618397" calcext:value-type="float">
            <text:p>0.5130260116</text:p>
          </table:table-cell>
          <table:table-cell table:formula="of:=[.S31]/[.S$4]" office:value-type="float" office:value="1.01717861708561" calcext:value-type="float">
            <text:p>1.0171786171</text:p>
          </table:table-cell>
        </table:table-row>
        <table:table-row table:style-name="ro1">
          <table:table-cell office:value-type="time" office:time-value="PT12H26M00S" calcext:value-type="time">
            <text:p>12:26:00 PM</text:p>
          </table:table-cell>
          <table:table-cell table:formula="of:=HOUR([.A32])*60 + MINUTE([.A32])" office:value-type="float" office:value="746" calcext:value-type="float">
            <text:p>746</text:p>
          </table:table-cell>
          <table:table-cell table:formula="of:=[.B32] - [.B$4]" office:value-type="float" office:value="94" calcext:value-type="float">
            <text:p>94</text:p>
          </table:table-cell>
          <table:table-cell office:value-type="float" office:value="25.23" calcext:value-type="float">
            <text:p>25.23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float" office:value="5272" calcext:value-type="float">
            <text:p>5272</text:p>
          </table:table-cell>
          <table:table-cell office:value-type="float" office:value="8687" calcext:value-type="float">
            <text:p>8687</text:p>
          </table:table-cell>
          <table:table-cell table:formula="of:=LN([Sheet3.H32]/[Sheet3.G32])" office:value-type="float" office:value="0.499417858077577" calcext:value-type="float">
            <text:p>0.4994178581</text:p>
          </table:table-cell>
          <table:table-cell table:formula="of:=[.I32]/[.I$4]" office:value-type="float" office:value="0.998609369344661" calcext:value-type="float">
            <text:p>0.9986093693</text:p>
          </table:table-cell>
          <table:table-cell office:value-type="time" office:time-value="PT16H22M00S" calcext:value-type="time">
            <text:p>04:22:00 PM</text:p>
          </table:table-cell>
          <table:table-cell table:formula="of:=HOUR([.K32])*60+MINUTE([.K32])" office:value-type="float" office:value="982" calcext:value-type="float">
            <text:p>982</text:p>
          </table:table-cell>
          <table:table-cell table:formula="of:=[.L32]-[.L$4]" office:value-type="float" office:value="91" calcext:value-type="float">
            <text:p>91</text:p>
          </table:table-cell>
          <table:table-cell office:value-type="float" office:value="24.91" calcext:value-type="float">
            <text:p>24.91</text:p>
          </table:table-cell>
          <table:table-cell office:value-type="float" office:value="29" calcext:value-type="float">
            <text:p>29</text:p>
          </table:table-cell>
          <table:table-cell office:value-type="float" office:value="1237" calcext:value-type="float">
            <text:p>1237</text:p>
          </table:table-cell>
          <table:table-cell office:value-type="float" office:value="5234" calcext:value-type="float">
            <text:p>5234</text:p>
          </table:table-cell>
          <table:table-cell office:value-type="float" office:value="8812" calcext:value-type="float">
            <text:p>8812</text:p>
          </table:table-cell>
          <table:table-cell table:formula="of:=LN([Sheet3.R32]/[Sheet3.Q32])" office:value-type="float" office:value="0.520938624832143" calcext:value-type="float">
            <text:p>0.5209386248</text:p>
          </table:table-cell>
          <table:table-cell table:formula="of:=[.S32]/[.S$4]" office:value-type="float" office:value="1.0328669852853" calcext:value-type="float">
            <text:p>1.0328669853</text:p>
          </table:table-cell>
        </table:table-row>
        <table:table-row table:style-name="ro1">
          <table:table-cell office:value-type="time" office:time-value="PT12H29M00S" calcext:value-type="time">
            <text:p>12:29:00 PM</text:p>
          </table:table-cell>
          <table:table-cell table:formula="of:=HOUR([.A33])*60 + MINUTE([.A33])" office:value-type="float" office:value="749" calcext:value-type="float">
            <text:p>749</text:p>
          </table:table-cell>
          <table:table-cell table:formula="of:=[.B33] - [.B$4]" office:value-type="float" office:value="97" calcext:value-type="float">
            <text:p>97</text:p>
          </table:table-cell>
          <table:table-cell office:value-type="float" office:value="25.23" calcext:value-type="float">
            <text:p>25.23</text:p>
          </table:table-cell>
          <table:table-cell office:value-type="float" office:value="30" calcext:value-type="float">
            <text:p>30</text:p>
          </table:table-cell>
          <table:table-cell office:value-type="float" office:value="1201" calcext:value-type="float">
            <text:p>1201</text:p>
          </table:table-cell>
          <table:table-cell office:value-type="float" office:value="5167" calcext:value-type="float">
            <text:p>5167</text:p>
          </table:table-cell>
          <table:table-cell office:value-type="float" office:value="8740" calcext:value-type="float">
            <text:p>8740</text:p>
          </table:table-cell>
          <table:table-cell table:formula="of:=LN([Sheet3.H33]/[Sheet3.G33])" office:value-type="float" office:value="0.525617940362397" calcext:value-type="float">
            <text:p>0.5256179404</text:p>
          </table:table-cell>
          <table:table-cell table:formula="of:=[.I33]/[.I$4]" office:value-type="float" office:value="1.05099765947897" calcext:value-type="float">
            <text:p>1.0509976595</text:p>
          </table:table-cell>
          <table:table-cell office:value-type="time" office:time-value="PT16H25M00S" calcext:value-type="time">
            <text:p>04:25:00 PM</text:p>
          </table:table-cell>
          <table:table-cell table:formula="of:=HOUR([.K33])*60+MINUTE([.K33])" office:value-type="float" office:value="985" calcext:value-type="float">
            <text:p>985</text:p>
          </table:table-cell>
          <table:table-cell table:formula="of:=[.L33]-[.L$4]" office:value-type="float" office:value="94" calcext:value-type="float">
            <text:p>94</text:p>
          </table:table-cell>
          <table:table-cell office:value-type="float" office:value="24.91" calcext:value-type="float">
            <text:p>24.91</text:p>
          </table:table-cell>
          <table:table-cell office:value-type="float" office:value="30" calcext:value-type="float">
            <text:p>30</text:p>
          </table:table-cell>
          <table:table-cell office:value-type="float" office:value="1238" calcext:value-type="float">
            <text:p>1238</text:p>
          </table:table-cell>
          <table:table-cell office:value-type="float" office:value="5174" calcext:value-type="float">
            <text:p>5174</text:p>
          </table:table-cell>
          <table:table-cell office:value-type="float" office:value="8732" calcext:value-type="float">
            <text:p>8732</text:p>
          </table:table-cell>
          <table:table-cell table:formula="of:=LN([Sheet3.R33]/[Sheet3.Q33])" office:value-type="float" office:value="0.52334835492386" calcext:value-type="float">
            <text:p>0.5233483549</text:p>
          </table:table-cell>
          <table:table-cell table:formula="of:=[.S33]/[.S$4]" office:value-type="float" office:value="1.03764476626859" calcext:value-type="float">
            <text:p>1.0376447663</text:p>
          </table:table-cell>
        </table:table-row>
        <table:table-row table:style-name="ro1">
          <table:table-cell office:value-type="time" office:time-value="PT12H32M00S" calcext:value-type="time">
            <text:p>12:32:00 PM</text:p>
          </table:table-cell>
          <table:table-cell table:formula="of:=HOUR([.A34])*60 + MINUTE([.A34])" office:value-type="float" office:value="752" calcext:value-type="float">
            <text:p>752</text:p>
          </table:table-cell>
          <table:table-cell table:formula="of:=[.B34] - [.B$4]" office:value-type="float" office:value="100" calcext:value-type="float">
            <text:p>100</text:p>
          </table:table-cell>
          <table:table-cell office:value-type="float" office:value="25.24" calcext:value-type="float">
            <text:p>25.24</text:p>
          </table:table-cell>
          <table:table-cell office:value-type="float" office:value="31" calcext:value-type="float">
            <text:p>31</text:p>
          </table:table-cell>
          <table:table-cell office:value-type="float" office:value="1202" calcext:value-type="float">
            <text:p>1202</text:p>
          </table:table-cell>
          <table:table-cell office:value-type="float" office:value="5280" calcext:value-type="float">
            <text:p>5280</text:p>
          </table:table-cell>
          <table:table-cell office:value-type="float" office:value="8784" calcext:value-type="float">
            <text:p>8784</text:p>
          </table:table-cell>
          <table:table-cell table:formula="of:=LN([Sheet3.H34]/[Sheet3.G34])" office:value-type="float" office:value="0.509005787049005" calcext:value-type="float">
            <text:p>0.509005787</text:p>
          </table:table-cell>
          <table:table-cell table:formula="of:=[.I34]/[.I$4]" office:value-type="float" office:value="1.01778088183389" calcext:value-type="float">
            <text:p>1.0177808818</text:p>
          </table:table-cell>
          <table:table-cell office:value-type="time" office:time-value="PT16H28M00S" calcext:value-type="time">
            <text:p>04:28:00 PM</text:p>
          </table:table-cell>
          <table:table-cell table:formula="of:=HOUR([.K34])*60+MINUTE([.K34])" office:value-type="float" office:value="988" calcext:value-type="float">
            <text:p>988</text:p>
          </table:table-cell>
          <table:table-cell table:formula="of:=[.L34]-[.L$4]" office:value-type="float" office:value="97" calcext:value-type="float">
            <text:p>97</text:p>
          </table:table-cell>
          <table:table-cell office:value-type="float" office:value="24.91" calcext:value-type="float">
            <text:p>24.91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5261" calcext:value-type="float">
            <text:p>5261</text:p>
          </table:table-cell>
          <table:table-cell office:value-type="float" office:value="8718" calcext:value-type="float">
            <text:p>8718</text:p>
          </table:table-cell>
          <table:table-cell table:formula="of:=LN([Sheet3.R34]/[Sheet3.Q34])" office:value-type="float" office:value="0.505068731067531" calcext:value-type="float">
            <text:p>0.5050687311</text:p>
          </table:table-cell>
          <table:table-cell table:formula="of:=[.S34]/[.S$4]" office:value-type="float" office:value="1.00140168678736" calcext:value-type="float">
            <text:p>1.0014016868</text:p>
          </table:table-cell>
        </table:table-row>
        <table:table-row table:style-name="ro1">
          <table:table-cell office:value-type="time" office:time-value="PT12H36M00S" calcext:value-type="time">
            <text:p>12:36:00 PM</text:p>
          </table:table-cell>
          <table:table-cell table:formula="of:=HOUR([.A35])*60 + MINUTE([.A35])" office:value-type="float" office:value="756" calcext:value-type="float">
            <text:p>756</text:p>
          </table:table-cell>
          <table:table-cell table:formula="of:=[.B35] - [.B$4]" office:value-type="float" office:value="104" calcext:value-type="float">
            <text:p>104</text:p>
          </table:table-cell>
          <table:table-cell office:value-type="float" office:value="25.24" calcext:value-type="float">
            <text:p>25.24</text:p>
          </table:table-cell>
          <table:table-cell office:value-type="float" office:value="32" calcext:value-type="float">
            <text:p>32</text:p>
          </table:table-cell>
          <table:table-cell office:value-type="float" office:value="1203" calcext:value-type="float">
            <text:p>1203</text:p>
          </table:table-cell>
          <table:table-cell office:value-type="float" office:value="5152" calcext:value-type="float">
            <text:p>5152</text:p>
          </table:table-cell>
          <table:table-cell office:value-type="float" office:value="8758" calcext:value-type="float">
            <text:p>8758</text:p>
          </table:table-cell>
          <table:table-cell table:formula="of:=LN([Sheet3.H35]/[Sheet3.G35])" office:value-type="float" office:value="0.530582579577154" calcext:value-type="float">
            <text:p>0.5305825796</text:p>
          </table:table-cell>
          <table:table-cell table:formula="of:=[.I35]/[.I$4]" office:value-type="float" office:value="1.06092468782825" calcext:value-type="float">
            <text:p>1.0609246878</text:p>
          </table:table-cell>
          <table:table-cell office:value-type="time" office:time-value="PT16H31M00S" calcext:value-type="time">
            <text:p>04:31:00 PM</text:p>
          </table:table-cell>
          <table:table-cell table:formula="of:=HOUR([.K35])*60+MINUTE([.K35])" office:value-type="float" office:value="991" calcext:value-type="float">
            <text:p>991</text:p>
          </table:table-cell>
          <table:table-cell table:formula="of:=[.L35]-[.L$4]" office:value-type="float" office:value="100" calcext:value-type="float">
            <text:p>100</text:p>
          </table:table-cell>
          <table:table-cell office:value-type="float" office:value="24.91" calcext:value-type="float">
            <text:p>24.91</text:p>
          </table:table-cell>
          <table:table-cell office:value-type="float" office:value="32" calcext:value-type="float">
            <text:p>32</text:p>
          </table:table-cell>
          <table:table-cell office:value-type="float" office:value="1240" calcext:value-type="float">
            <text:p>1240</text:p>
          </table:table-cell>
          <table:table-cell office:value-type="float" office:value="5104" calcext:value-type="float">
            <text:p>5104</text:p>
          </table:table-cell>
          <table:table-cell office:value-type="float" office:value="8756" calcext:value-type="float">
            <text:p>8756</text:p>
          </table:table-cell>
          <table:table-cell table:formula="of:=LN([Sheet3.R35]/[Sheet3.Q35])" office:value-type="float" office:value="0.539714633618128" calcext:value-type="float">
            <text:p>0.5397146336</text:p>
          </table:table-cell>
          <table:table-cell table:formula="of:=[.S35]/[.S$4]" office:value-type="float" office:value="1.07009424904736" calcext:value-type="float">
            <text:p>1.070094249</text:p>
          </table:table-cell>
        </table:table-row>
        <table:table-row table:style-name="ro1">
          <table:table-cell office:value-type="time" office:time-value="PT12H39M00S" calcext:value-type="time">
            <text:p>12:39:00 PM</text:p>
          </table:table-cell>
          <table:table-cell table:formula="of:=HOUR([.A36])*60 + MINUTE([.A36])" office:value-type="float" office:value="759" calcext:value-type="float">
            <text:p>759</text:p>
          </table:table-cell>
          <table:table-cell table:formula="of:=[.B36] - [.B$4]" office:value-type="float" office:value="107" calcext:value-type="float">
            <text:p>107</text:p>
          </table:table-cell>
          <table:table-cell office:value-type="float" office:value="25.24" calcext:value-type="float">
            <text:p>25.24</text:p>
          </table:table-cell>
          <table:table-cell office:value-type="float" office:value="33" calcext:value-type="float">
            <text:p>33</text:p>
          </table:table-cell>
          <table:table-cell office:value-type="float" office:value="1204" calcext:value-type="float">
            <text:p>1204</text:p>
          </table:table-cell>
          <table:table-cell office:value-type="float" office:value="5295" calcext:value-type="float">
            <text:p>5295</text:p>
          </table:table-cell>
          <table:table-cell office:value-type="float" office:value="8695" calcext:value-type="float">
            <text:p>8695</text:p>
          </table:table-cell>
          <table:table-cell table:formula="of:=LN([Sheet3.H36]/[Sheet3.G36])" office:value-type="float" office:value="0.495985168752877" calcext:value-type="float">
            <text:p>0.4959851688</text:p>
          </table:table-cell>
          <table:table-cell table:formula="of:=[.I36]/[.I$4]" office:value-type="float" office:value="0.991745546463175" calcext:value-type="float">
            <text:p>0.9917455465</text:p>
          </table:table-cell>
          <table:table-cell office:value-type="time" office:time-value="PT16H35M00S" calcext:value-type="time">
            <text:p>04:35:00 PM</text:p>
          </table:table-cell>
          <table:table-cell table:formula="of:=HOUR([.K36])*60+MINUTE([.K36])" office:value-type="float" office:value="995" calcext:value-type="float">
            <text:p>995</text:p>
          </table:table-cell>
          <table:table-cell table:formula="of:=[.L36]-[.L$4]" office:value-type="float" office:value="104" calcext:value-type="float">
            <text:p>104</text:p>
          </table:table-cell>
          <table:table-cell office:value-type="float" office:value="24.91" calcext:value-type="float">
            <text:p>24.91</text:p>
          </table:table-cell>
          <table:table-cell office:value-type="float" office:value="33" calcext:value-type="float">
            <text:p>33</text:p>
          </table:table-cell>
          <table:table-cell office:value-type="float" office:value="1241" calcext:value-type="float">
            <text:p>1241</text:p>
          </table:table-cell>
          <table:table-cell office:value-type="float" office:value="5204" calcext:value-type="float">
            <text:p>5204</text:p>
          </table:table-cell>
          <table:table-cell office:value-type="float" office:value="8842" calcext:value-type="float">
            <text:p>8842</text:p>
          </table:table-cell>
          <table:table-cell table:formula="of:=LN([Sheet3.R36]/[Sheet3.Q36])" office:value-type="float" office:value="0.530085534753793" calcext:value-type="float">
            <text:p>0.5300855348</text:p>
          </table:table-cell>
          <table:table-cell table:formula="of:=[.S36]/[.S$4]" office:value-type="float" office:value="1.0510025982445" calcext:value-type="float">
            <text:p>1.0510025982</text:p>
          </table:table-cell>
        </table:table-row>
        <table:table-row table:style-name="ro1">
          <table:table-cell office:value-type="time" office:time-value="PT12H42M00S" calcext:value-type="time">
            <text:p>12:42:00 PM</text:p>
          </table:table-cell>
          <table:table-cell table:formula="of:=HOUR([.A37])*60 + MINUTE([.A37])" office:value-type="float" office:value="762" calcext:value-type="float">
            <text:p>762</text:p>
          </table:table-cell>
          <table:table-cell table:formula="of:=[.B37] - [.B$4]" office:value-type="float" office:value="110" calcext:value-type="float">
            <text:p>110</text:p>
          </table:table-cell>
          <table:table-cell office:value-type="float" office:value="25.24" calcext:value-type="float">
            <text:p>25.24</text:p>
          </table:table-cell>
          <table:table-cell office:value-type="float" office:value="34" calcext:value-type="float">
            <text:p>34</text:p>
          </table:table-cell>
          <table:table-cell office:value-type="float" office:value="1205" calcext:value-type="float">
            <text:p>1205</text:p>
          </table:table-cell>
          <table:table-cell office:value-type="float" office:value="5172" calcext:value-type="float">
            <text:p>5172</text:p>
          </table:table-cell>
          <table:table-cell office:value-type="float" office:value="8697" calcext:value-type="float">
            <text:p>8697</text:p>
          </table:table-cell>
          <table:table-cell table:formula="of:=LN([Sheet3.H37]/[Sheet3.G37])" office:value-type="float" office:value="0.519718677698017" calcext:value-type="float">
            <text:p>0.5197186777</text:p>
          </table:table-cell>
          <table:table-cell table:formula="of:=[.I37]/[.I$4]" office:value-type="float" office:value="1.0392018078217" calcext:value-type="float">
            <text:p>1.0392018078</text:p>
          </table:table-cell>
          <table:table-cell office:value-type="time" office:time-value="PT16H38M00S" calcext:value-type="time">
            <text:p>04:38:00 PM</text:p>
          </table:table-cell>
          <table:table-cell table:formula="of:=HOUR([.K37])*60+MINUTE([.K37])" office:value-type="float" office:value="998" calcext:value-type="float">
            <text:p>998</text:p>
          </table:table-cell>
          <table:table-cell table:formula="of:=[.L37]-[.L$4]" office:value-type="float" office:value="107" calcext:value-type="float">
            <text:p>107</text:p>
          </table:table-cell>
          <table:table-cell office:value-type="float" office:value="24.9" calcext:value-type="float">
            <text:p>24.9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5219" calcext:value-type="float">
            <text:p>5219</text:p>
          </table:table-cell>
          <table:table-cell office:value-type="float" office:value="8843" calcext:value-type="float">
            <text:p>8843</text:p>
          </table:table-cell>
          <table:table-cell table:formula="of:=LN([Sheet3.R37]/[Sheet3.Q37])" office:value-type="float" office:value="0.527320372932322" calcext:value-type="float">
            <text:p>0.5273203729</text:p>
          </table:table-cell>
          <table:table-cell table:formula="of:=[.S37]/[.S$4]" office:value-type="float" office:value="1.0455201014239" calcext:value-type="float">
            <text:p>1.0455201014</text:p>
          </table:table-cell>
        </table:table-row>
        <table:table-row table:style-name="ro1">
          <table:table-cell office:value-type="time" office:time-value="PT12H46M00S" calcext:value-type="time">
            <text:p>12:46:00 PM</text:p>
          </table:table-cell>
          <table:table-cell table:formula="of:=HOUR([.A38])*60 + MINUTE([.A38])" office:value-type="float" office:value="766" calcext:value-type="float">
            <text:p>766</text:p>
          </table:table-cell>
          <table:table-cell table:formula="of:=[.B38] - [.B$4]" office:value-type="float" office:value="114" calcext:value-type="float">
            <text:p>114</text:p>
          </table:table-cell>
          <table:table-cell office:value-type="float" office:value="25.24" calcext:value-type="float">
            <text:p>25.24</text:p>
          </table:table-cell>
          <table:table-cell office:value-type="float" office:value="35" calcext:value-type="float">
            <text:p>35</text:p>
          </table:table-cell>
          <table:table-cell office:value-type="float" office:value="1206" calcext:value-type="float">
            <text:p>1206</text:p>
          </table:table-cell>
          <table:table-cell office:value-type="float" office:value="5240" calcext:value-type="float">
            <text:p>5240</text:p>
          </table:table-cell>
          <table:table-cell office:value-type="float" office:value="8629" calcext:value-type="float">
            <text:p>8629</text:p>
          </table:table-cell>
          <table:table-cell table:formula="of:=LN([Sheet3.H38]/[Sheet3.G38])" office:value-type="float" office:value="0.49880712519322" calcext:value-type="float">
            <text:p>0.4988071252</text:p>
          </table:table-cell>
          <table:table-cell table:formula="of:=[.I38]/[.I$4]" office:value-type="float" office:value="0.997388180373097" calcext:value-type="float">
            <text:p>0.9973881804</text:p>
          </table:table-cell>
          <table:table-cell office:value-type="time" office:time-value="PT16H41M00S" calcext:value-type="time">
            <text:p>04:41:00 PM</text:p>
          </table:table-cell>
          <table:table-cell table:formula="of:=HOUR([.K38])*60+MINUTE([.K38])" office:value-type="float" office:value="1001" calcext:value-type="float">
            <text:p>1001</text:p>
          </table:table-cell>
          <table:table-cell table:formula="of:=[.L38]-[.L$4]" office:value-type="float" office:value="110" calcext:value-type="float">
            <text:p>110</text:p>
          </table:table-cell>
          <table:table-cell office:value-type="float" office:value="24.9" calcext:value-type="float">
            <text:p>24.9</text:p>
          </table:table-cell>
          <table:table-cell office:value-type="float" office:value="35" calcext:value-type="float">
            <text:p>35</text:p>
          </table:table-cell>
          <table:table-cell office:value-type="float" office:value="1243" calcext:value-type="float">
            <text:p>1243</text:p>
          </table:table-cell>
          <table:table-cell office:value-type="float" office:value="5215" calcext:value-type="float">
            <text:p>5215</text:p>
          </table:table-cell>
          <table:table-cell office:value-type="float" office:value="8895" calcext:value-type="float">
            <text:p>8895</text:p>
          </table:table-cell>
          <table:table-cell table:formula="of:=LN([Sheet3.R38]/[Sheet3.Q38])" office:value-type="float" office:value="0.533950232665063" calcext:value-type="float">
            <text:p>0.5339502327</text:p>
          </table:table-cell>
          <table:table-cell table:formula="of:=[.S38]/[.S$4]" office:value-type="float" office:value="1.05866514943647" calcext:value-type="float">
            <text:p>1.0586651494</text:p>
          </table:table-cell>
        </table:table-row>
        <table:table-row table:style-name="ro1">
          <table:table-cell office:value-type="time" office:time-value="PT12H49M00S" calcext:value-type="time">
            <text:p>12:49:00 PM</text:p>
          </table:table-cell>
          <table:table-cell table:formula="of:=HOUR([.A39])*60 + MINUTE([.A39])" office:value-type="float" office:value="769" calcext:value-type="float">
            <text:p>769</text:p>
          </table:table-cell>
          <table:table-cell table:formula="of:=[.B39] - [.B$4]" office:value-type="float" office:value="117" calcext:value-type="float">
            <text:p>117</text:p>
          </table:table-cell>
          <table:table-cell office:value-type="float" office:value="25.24" calcext:value-type="float">
            <text:p>25.24</text:p>
          </table:table-cell>
          <table:table-cell office:value-type="float" office:value="36" calcext:value-type="float">
            <text:p>36</text:p>
          </table:table-cell>
          <table:table-cell office:value-type="float" office:value="1207" calcext:value-type="float">
            <text:p>1207</text:p>
          </table:table-cell>
          <table:table-cell office:value-type="float" office:value="5325" calcext:value-type="float">
            <text:p>5325</text:p>
          </table:table-cell>
          <table:table-cell office:value-type="float" office:value="8722" calcext:value-type="float">
            <text:p>8722</text:p>
          </table:table-cell>
          <table:table-cell table:formula="of:=LN([Sheet3.H39]/[Sheet3.G39])" office:value-type="float" office:value="0.493435857825086" calcext:value-type="float">
            <text:p>0.4934358578</text:p>
          </table:table-cell>
          <table:table-cell table:formula="of:=[.I39]/[.I$4]" office:value-type="float" office:value="0.986648080009604" calcext:value-type="float">
            <text:p>0.98664808</text:p>
          </table:table-cell>
          <table:table-cell office:value-type="time" office:time-value="PT16H44M00S" calcext:value-type="time">
            <text:p>04:44:00 PM</text:p>
          </table:table-cell>
          <table:table-cell table:formula="of:=HOUR([.K39])*60+MINUTE([.K39])" office:value-type="float" office:value="1004" calcext:value-type="float">
            <text:p>1004</text:p>
          </table:table-cell>
          <table:table-cell table:formula="of:=[.L39]-[.L$4]" office:value-type="float" office:value="113" calcext:value-type="float">
            <text:p>113</text:p>
          </table:table-cell>
          <table:table-cell office:value-type="float" office:value="24.89" calcext:value-type="float">
            <text:p>24.8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float" office:value="5256" calcext:value-type="float">
            <text:p>5256</text:p>
          </table:table-cell>
          <table:table-cell office:value-type="float" office:value="8737" calcext:value-type="float">
            <text:p>8737</text:p>
          </table:table-cell>
          <table:table-cell table:formula="of:=LN([Sheet3.R39]/[Sheet3.Q39])" office:value-type="float" office:value="0.508196600133648" calcext:value-type="float">
            <text:p>0.5081966001</text:p>
          </table:table-cell>
          <table:table-cell table:formula="of:=[.S39]/[.S$4]" office:value-type="float" office:value="1.00760332463621" calcext:value-type="float">
            <text:p>1.0076033246</text:p>
          </table:table-cell>
        </table:table-row>
        <table:table-row table:style-name="ro1">
          <table:table-cell office:value-type="time" office:time-value="PT12H52M00S" calcext:value-type="time">
            <text:p>12:52:00 PM</text:p>
          </table:table-cell>
          <table:table-cell table:formula="of:=HOUR([.A40])*60 + MINUTE([.A40])" office:value-type="float" office:value="772" calcext:value-type="float">
            <text:p>772</text:p>
          </table:table-cell>
          <table:table-cell table:formula="of:=[.B40] - [.B$4]" office:value-type="float" office:value="120" calcext:value-type="float">
            <text:p>120</text:p>
          </table:table-cell>
          <table:table-cell office:value-type="float" office:value="25.24" calcext:value-type="float">
            <text:p>25.24</text:p>
          </table:table-cell>
          <table:table-cell office:value-type="float" office:value="37" calcext:value-type="float">
            <text:p>37</text:p>
          </table:table-cell>
          <table:table-cell office:value-type="float" office:value="1208" calcext:value-type="float">
            <text:p>1208</text:p>
          </table:table-cell>
          <table:table-cell office:value-type="float" office:value="5236" calcext:value-type="float">
            <text:p>5236</text:p>
          </table:table-cell>
          <table:table-cell office:value-type="float" office:value="8646" calcext:value-type="float">
            <text:p>8646</text:p>
          </table:table-cell>
          <table:table-cell table:formula="of:=LN([Sheet3.H40]/[Sheet3.G40])" office:value-type="float" office:value="0.501538938197786" calcext:value-type="float">
            <text:p>0.5015389382</text:p>
          </table:table-cell>
          <table:table-cell table:formula="of:=[.I40]/[.I$4]" office:value-type="float" office:value="1.00285056826639" calcext:value-type="float">
            <text:p>1.0028505683</text:p>
          </table:table-cell>
          <table:table-cell office:value-type="time" office:time-value="PT16H48M00S" calcext:value-type="time">
            <text:p>04:48:00 PM</text:p>
          </table:table-cell>
          <table:table-cell table:formula="of:=HOUR([.K40])*60+MINUTE([.K40])" office:value-type="float" office:value="1008" calcext:value-type="float">
            <text:p>1008</text:p>
          </table:table-cell>
          <table:table-cell table:formula="of:=[.L40]-[.L$4]" office:value-type="float" office:value="117" calcext:value-type="float">
            <text:p>117</text:p>
          </table:table-cell>
          <table:table-cell office:value-type="float" office:value="24.89" calcext:value-type="float">
            <text:p>24.89</text:p>
          </table:table-cell>
          <table:table-cell office:value-type="float" office:value="37" calcext:value-type="float">
            <text:p>37</text:p>
          </table:table-cell>
          <table:table-cell office:value-type="float" office:value="1245" calcext:value-type="float">
            <text:p>1245</text:p>
          </table:table-cell>
          <table:table-cell office:value-type="float" office:value="5102" calcext:value-type="float">
            <text:p>5102</text:p>
          </table:table-cell>
          <table:table-cell office:value-type="float" office:value="8751" calcext:value-type="float">
            <text:p>8751</text:p>
          </table:table-cell>
          <table:table-cell table:formula="of:=LN([Sheet3.R40]/[Sheet3.Q40])" office:value-type="float" office:value="0.539535359834074" calcext:value-type="float">
            <text:p>0.5395353598</text:p>
          </table:table-cell>
          <table:table-cell table:formula="of:=[.S40]/[.S$4]" office:value-type="float" office:value="1.06973880223645" calcext:value-type="float">
            <text:p>1.069738802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9"/>
        </table:table-row>
      </table:table>
      <table:table table:name="Sheet4" table:style-name="ta1">
        <table:shapes>
          <draw:frame draw:z-index="0" draw:style-name="gr1" draw:text-style-name="P1" svg:width="9.9268in" svg:height="4.9177in" svg:x="15.2874in" svg:y="0.5205in">
            <draw:object draw:notify-on-update-of-ranges="Sheet4.D4:Sheet4.D60 Sheet4.G2:Sheet4.G2 Sheet4.I4:Sheet4.I71 Sheet6.G2:Sheet6.G2 Sheet6.I4:Sheet6.I60 Sheet6.D4:Sheet6.D60 Sheet6.K2:Sheet6.K2 Sheet6.M4:Sheet6.M60 Sheet6.D4:Sheet6.D60 Sheet4.D4:Sheet4.D60 Sheet4.K2:Sheet4.K2 Sheet4.M4:Sheet4.M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4744in" svg:height="4.2457in" svg:x="15.0673in" svg:y="5.7205in">
            <draw:object draw:notify-on-update-of-ranges="Sheet4.D4:Sheet4.D60 Sheet4.G2:Sheet4.G2 Sheet4.J4:Sheet4.J60 Sheet6.D4:Sheet6.D60 Sheet6.G2:Sheet6.G2 Sheet6.J4:Sheet6.J60 Sheet1.D4:Sheet1.D69 Sheet1.L2:Sheet1.L2 Sheet4.O4:Sheet4.O60 Sheet4.D4:Sheet4.D60 Sheet4.K2:Sheet4.K2 Sheet4.O4:Sheet4.O6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6, bean splitter on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6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6 </text:p>
          </table:table-cell>
          <table:covered-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table:style-name="Default" office:value-type="string" calcext:value-type="string">
            <text:p>&lt;PE&gt; nor</text:p>
          </table:table-cell>
          <table:table-cell/>
        </table:table-row>
        <table:table-row table:style-name="ro1">
          <table:table-cell office:value-type="time" office:time-value="PT08H51M00S" calcext:value-type="time">
            <text:p>08:51:00 AM</text:p>
          </table:table-cell>
          <table:table-cell office:value-type="float" office:value="-100.04" calcext:value-type="float">
            <text:p>-100.04</text:p>
          </table:table-cell>
          <table:table-cell table:formula="of:=HOUR([.A4])*60 + MINUTE([.A4])" office:value-type="float" office:value="531" calcext:value-type="float">
            <text:p>531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  <table:table-cell office:value-type="float" office:value="3665" calcext:value-type="float">
            <text:p>3665</text:p>
          </table:table-cell>
          <table:table-cell office:value-type="float" office:value="9161" calcext:value-type="float">
            <text:p>9161</text:p>
          </table:table-cell>
          <table:table-cell table:formula="of:=LN([.H4]/[.G4])" office:value-type="float" office:value="0.916127007694457" calcext:value-type="float">
            <text:p>0.9161270077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4683" calcext:value-type="float">
            <text:p>4683</text:p>
          </table:table-cell>
          <table:table-cell office:value-type="float" office:value="14996" calcext:value-type="float">
            <text:p>14996</text:p>
          </table:table-cell>
          <table:table-cell table:formula="of:=LN([.L4]/[.K4])" office:value-type="float" office:value="1.16384456867226" calcext:value-type="float">
            <text:p>1.1638445687</text:p>
          </table:table-cell>
          <table:table-cell office:value-type="time" office:time-value="PT08H51M00S" calcext:value-type="time">
            <text:p>08:51:00 AM</text:p>
          </table:table-cell>
          <table:table-cell table:formula="of:=[.M$4]/[.M4]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08H54M00S" calcext:value-type="time">
            <text:p>08:54:00 AM</text:p>
          </table:table-cell>
          <table:table-cell office:value-type="float" office:value="-100.05" calcext:value-type="float">
            <text:p>-100.05</text:p>
          </table:table-cell>
          <table:table-cell table:formula="of:=HOUR([.A5])*60 + MINUTE([.A5])" office:value-type="float" office:value="534" calcext:value-type="float">
            <text:p>534</text:p>
          </table:table-cell>
          <table:table-cell table:formula="of:=[.C5] - [.C$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3533" calcext:value-type="float">
            <text:p>3533</text:p>
          </table:table-cell>
          <table:table-cell office:value-type="float" office:value="9129" calcext:value-type="float">
            <text:p>9129</text:p>
          </table:table-cell>
          <table:table-cell table:formula="of:=LN([.H5]/[.G5])" office:value-type="float" office:value="0.949308791205936" calcext:value-type="float">
            <text:p>0.9493087912</text:p>
          </table:table-cell>
          <table:table-cell table:formula="of:=[.I5]/[.I$4]" office:value-type="float" office:value="1.03621963246666" calcext:value-type="float">
            <text:p>1.0362196325</text:p>
          </table:table-cell>
          <table:table-cell office:value-type="float" office:value="4774" calcext:value-type="float">
            <text:p>4774</text:p>
          </table:table-cell>
          <table:table-cell office:value-type="float" office:value="14993" calcext:value-type="float">
            <text:p>14993</text:p>
          </table:table-cell>
          <table:table-cell table:formula="of:=LN([.L5]/[.K5])" office:value-type="float" office:value="1.14439889759613" calcext:value-type="float">
            <text:p>1.1443988976</text:p>
          </table:table-cell>
          <table:table-cell office:value-type="time" office:time-value="PT08H54M00S" calcext:value-type="time">
            <text:p>08:54:00 AM</text:p>
          </table:table-cell>
          <table:table-cell table:formula="of:=[.M$4]/[.M5]" office:value-type="float" office:value="1.0169920393291" calcext:value-type="float">
            <text:p>1.0169920393</text:p>
          </table:table-cell>
        </table:table-row>
        <table:table-row table:style-name="ro1">
          <table:table-cell office:value-type="time" office:time-value="PT08H57M00S" calcext:value-type="time">
            <text:p>08:57:00 AM</text:p>
          </table:table-cell>
          <table:table-cell office:value-type="float" office:value="-100.23" calcext:value-type="float">
            <text:p>-100.23</text:p>
          </table:table-cell>
          <table:table-cell table:formula="of:=HOUR([.A6])*60 + MINUTE([.A6])" office:value-type="float" office:value="537" calcext:value-type="float">
            <text:p>537</text:p>
          </table:table-cell>
          <table:table-cell table:formula="of:=[.C6] - [.C$4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48" calcext:value-type="float">
            <text:p>1248</text:p>
          </table:table-cell>
          <table:table-cell office:value-type="float" office:value="3453" calcext:value-type="float">
            <text:p>3453</text:p>
          </table:table-cell>
          <table:table-cell office:value-type="float" office:value="9105" calcext:value-type="float">
            <text:p>9105</text:p>
          </table:table-cell>
          <table:table-cell table:formula="of:=LN([.H6]/[.G6])" office:value-type="float" office:value="0.969580294771716" calcext:value-type="float">
            <text:p>0.9695802948</text:p>
          </table:table-cell>
          <table:table-cell table:formula="of:=[.I6]/[.I$4]" office:value-type="float" office:value="1.05834702680776" calcext:value-type="float">
            <text:p>1.0583470268</text:p>
          </table:table-cell>
          <table:table-cell office:value-type="float" office:value="5015" calcext:value-type="float">
            <text:p>5015</text:p>
          </table:table-cell>
          <table:table-cell office:value-type="float" office:value="14994" calcext:value-type="float">
            <text:p>14994</text:p>
          </table:table-cell>
          <table:table-cell table:formula="of:=LN([.L6]/[.K6])" office:value-type="float" office:value="1.09521669966697" calcext:value-type="float">
            <text:p>1.0952166997</text:p>
          </table:table-cell>
          <table:table-cell office:value-type="time" office:time-value="PT08H57M00S" calcext:value-type="time">
            <text:p>08:57:00 AM</text:p>
          </table:table-cell>
          <table:table-cell table:formula="of:=[.M$4]/[.M6]" office:value-type="float" office:value="1.06266145231912" calcext:value-type="float">
            <text:p>1.0626614523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float" office:value="-99.88" calcext:value-type="float">
            <text:p>-99.88</text:p>
          </table:table-cell>
          <table:table-cell table:formula="of:=HOUR([.A7])*60 + MINUTE([.A7])" office:value-type="float" office:value="541" calcext:value-type="float">
            <text:p>541</text:p>
          </table:table-cell>
          <table:table-cell table:formula="of:=[.C7] - [.C$4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49" calcext:value-type="float">
            <text:p>1249</text:p>
          </table:table-cell>
          <table:table-cell office:value-type="float" office:value="3309" calcext:value-type="float">
            <text:p>3309</text:p>
          </table:table-cell>
          <table:table-cell office:value-type="float" office:value="9164" calcext:value-type="float">
            <text:p>9164</text:p>
          </table:table-cell>
          <table:table-cell table:formula="of:=LN([.H7]/[.G7])" office:value-type="float" office:value="1.01863673565177" calcext:value-type="float">
            <text:p>1.0186367357</text:p>
          </table:table-cell>
          <table:table-cell table:formula="of:=[.I7]/[.I$4]" office:value-type="float" office:value="1.11189466863912" calcext:value-type="float">
            <text:p>1.1118946686</text:p>
          </table:table-cell>
          <table:table-cell office:value-type="float" office:value="5054" calcext:value-type="float">
            <text:p>5054</text:p>
          </table:table-cell>
          <table:table-cell office:value-type="float" office:value="14997" calcext:value-type="float">
            <text:p>14997</text:p>
          </table:table-cell>
          <table:table-cell table:formula="of:=LN([.L7]/[.K7])" office:value-type="float" office:value="1.08767017213354" calcext:value-type="float">
            <text:p>1.0876701721</text:p>
          </table:table-cell>
          <table:table-cell office:value-type="time" office:time-value="PT09H01M00S" calcext:value-type="time">
            <text:p>09:01:00 AM</text:p>
          </table:table-cell>
          <table:table-cell table:formula="of:=[.M$4]/[.M7]" office:value-type="float" office:value="1.07003446310318" calcext:value-type="float">
            <text:p>1.0700344631</text:p>
          </table:table-cell>
        </table:table-row>
        <table:table-row table:style-name="ro1">
          <table:table-cell office:value-type="time" office:time-value="PT09H04M00S" calcext:value-type="time">
            <text:p>09:04:00 AM</text:p>
          </table:table-cell>
          <table:table-cell office:value-type="float" office:value="-100.15" calcext:value-type="float">
            <text:p>-100.15</text:p>
          </table:table-cell>
          <table:table-cell table:formula="of:=HOUR([.A8])*60 + MINUTE([.A8])" office:value-type="float" office:value="544" calcext:value-type="float">
            <text:p>544</text:p>
          </table:table-cell>
          <table:table-cell table:formula="of:=[.C8] - [.C$4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office:value-type="float" office:value="3230" calcext:value-type="float">
            <text:p>3230</text:p>
          </table:table-cell>
          <table:table-cell office:value-type="float" office:value="9185" calcext:value-type="float">
            <text:p>9185</text:p>
          </table:table-cell>
          <table:table-cell table:formula="of:=LN([.H8]/[.G8])" office:value-type="float" office:value="1.04508958143252" calcext:value-type="float">
            <text:p>1.0450895814</text:p>
          </table:table-cell>
          <table:table-cell table:formula="of:=[.I8]/[.I$4]" office:value-type="float" office:value="1.14076931763273" calcext:value-type="float">
            <text:p>1.1407693176</text:p>
          </table:table-cell>
          <table:table-cell office:value-type="float" office:value="5282" calcext:value-type="float">
            <text:p>5282</text:p>
          </table:table-cell>
          <table:table-cell office:value-type="float" office:value="14995" calcext:value-type="float">
            <text:p>14995</text:p>
          </table:table-cell>
          <table:table-cell table:formula="of:=LN([.L8]/[.K8])" office:value-type="float" office:value="1.04341199832603" calcext:value-type="float">
            <text:p>1.0434119983</text:p>
          </table:table-cell>
          <table:table-cell office:value-type="time" office:time-value="PT09H04M00S" calcext:value-type="time">
            <text:p>09:04:00 AM</text:p>
          </table:table-cell>
          <table:table-cell table:formula="of:=[.M$4]/[.M8]" office:value-type="float" office:value="1.11542187605609" calcext:value-type="float">
            <text:p>1.1154218761</text:p>
          </table:table-cell>
        </table:table-row>
        <table:table-row table:style-name="ro1">
          <table:table-cell office:value-type="time" office:time-value="PT09H07M00S" calcext:value-type="time">
            <text:p>09:07:00 AM</text:p>
          </table:table-cell>
          <table:table-cell office:value-type="float" office:value="-100.28" calcext:value-type="float">
            <text:p>-100.28</text:p>
          </table:table-cell>
          <table:table-cell table:formula="of:=HOUR([.A9])*60 + MINUTE([.A9])" office:value-type="float" office:value="547" calcext:value-type="float">
            <text:p>547</text:p>
          </table:table-cell>
          <table:table-cell table:formula="of:=[.C9] - [.C$4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51" calcext:value-type="float">
            <text:p>1251</text:p>
          </table:table-cell>
          <table:table-cell office:value-type="float" office:value="3123" calcext:value-type="float">
            <text:p>3123</text:p>
          </table:table-cell>
          <table:table-cell office:value-type="float" office:value="9218" calcext:value-type="float">
            <text:p>9218</text:p>
          </table:table-cell>
          <table:table-cell table:formula="of:=LN([.H9]/[.G9])" office:value-type="float" office:value="1.08236401599738" calcext:value-type="float">
            <text:p>1.082364016</text:p>
          </table:table-cell>
          <table:table-cell table:formula="of:=[.I9]/[.I$4]" office:value-type="float" office:value="1.18145629034698" calcext:value-type="float">
            <text:p>1.1814562903</text:p>
          </table:table-cell>
          <table:table-cell office:value-type="float" office:value="5574" calcext:value-type="float">
            <text:p>5574</text:p>
          </table:table-cell>
          <table:table-cell office:value-type="float" office:value="14997" calcext:value-type="float">
            <text:p>14997</text:p>
          </table:table-cell>
          <table:table-cell table:formula="of:=LN([.L9]/[.K9])" office:value-type="float" office:value="0.989737252039786" calcext:value-type="float">
            <text:p>0.989737252</text:p>
          </table:table-cell>
          <table:table-cell office:value-type="time" office:time-value="PT09H07M00S" calcext:value-type="time">
            <text:p>09:07:00 AM</text:p>
          </table:table-cell>
          <table:table-cell table:formula="of:=[.M$4]/[.M9]" office:value-type="float" office:value="1.17591266396576" calcext:value-type="float">
            <text:p>1.175912664</text:p>
          </table:table-cell>
        </table:table-row>
        <table:table-row table:style-name="ro1">
          <table:table-cell office:value-type="time" office:time-value="PT09H11M00S" calcext:value-type="time">
            <text:p>09:11:00 AM</text:p>
          </table:table-cell>
          <table:table-cell office:value-type="float" office:value="-99.75" calcext:value-type="float">
            <text:p>-99.75</text:p>
          </table:table-cell>
          <table:table-cell table:formula="of:=HOUR([.A10])*60 + MINUTE([.A10])" office:value-type="float" office:value="551" calcext:value-type="float">
            <text:p>551</text:p>
          </table:table-cell>
          <table:table-cell table:formula="of:=[.C10] - [.C$4]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52" calcext:value-type="float">
            <text:p>1252</text:p>
          </table:table-cell>
          <table:table-cell office:value-type="float" office:value="3011" calcext:value-type="float">
            <text:p>3011</text:p>
          </table:table-cell>
          <table:table-cell office:value-type="float" office:value="9309" calcext:value-type="float">
            <text:p>9309</text:p>
          </table:table-cell>
          <table:table-cell table:formula="of:=LN([.H10]/[.G10])" office:value-type="float" office:value="1.12870942463476" calcext:value-type="float">
            <text:p>1.1287094246</text:p>
          </table:table-cell>
          <table:table-cell table:formula="of:=[.I10]/[.I$4]" office:value-type="float" office:value="1.23204470030339" calcext:value-type="float">
            <text:p>1.2320447003</text:p>
          </table:table-cell>
          <table:table-cell office:value-type="float" office:value="5661" calcext:value-type="float">
            <text:p>5661</text:p>
          </table:table-cell>
          <table:table-cell office:value-type="float" office:value="14995" calcext:value-type="float">
            <text:p>14995</text:p>
          </table:table-cell>
          <table:table-cell table:formula="of:=LN([.L10]/[.K10])" office:value-type="float" office:value="0.974116257146449" calcext:value-type="float">
            <text:p>0.9741162571</text:p>
          </table:table-cell>
          <table:table-cell office:value-type="time" office:time-value="PT09H11M00S" calcext:value-type="time">
            <text:p>09:11:00 AM</text:p>
          </table:table-cell>
          <table:table-cell table:formula="of:=[.M$4]/[.M10]" office:value-type="float" office:value="1.19476967983431" calcext:value-type="float">
            <text:p>1.1947696798</text:p>
          </table:table-cell>
        </table:table-row>
        <table:table-row table:style-name="ro1">
          <table:table-cell office:value-type="time" office:time-value="PT09H14M00S" calcext:value-type="time">
            <text:p>09:14:00 AM</text:p>
          </table:table-cell>
          <table:table-cell office:value-type="float" office:value="-99.79" calcext:value-type="float">
            <text:p>-99.79</text:p>
          </table:table-cell>
          <table:table-cell table:formula="of:=HOUR([.A11])*60 + MINUTE([.A11])" office:value-type="float" office:value="554" calcext:value-type="float">
            <text:p>554</text:p>
          </table:table-cell>
          <table:table-cell table:formula="of:=[.C11] - [.C$4]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53" calcext:value-type="float">
            <text:p>1253</text:p>
          </table:table-cell>
          <table:table-cell office:value-type="float" office:value="2906" calcext:value-type="float">
            <text:p>2906</text:p>
          </table:table-cell>
          <table:table-cell office:value-type="float" office:value="9409" calcext:value-type="float">
            <text:p>9409</text:p>
          </table:table-cell>
          <table:table-cell table:formula="of:=LN([.H11]/[.G11])" office:value-type="float" office:value="1.17488911287654" calcext:value-type="float">
            <text:p>1.1748891129</text:p>
          </table:table-cell>
          <table:table-cell table:formula="of:=[.I11]/[.I$4]" office:value-type="float" office:value="1.28245221787892" calcext:value-type="float">
            <text:p>1.2824522179</text:p>
          </table:table-cell>
          <table:table-cell office:value-type="float" office:value="5903" calcext:value-type="float">
            <text:p>5903</text:p>
          </table:table-cell>
          <table:table-cell office:value-type="float" office:value="14996" calcext:value-type="float">
            <text:p>14996</text:p>
          </table:table-cell>
          <table:table-cell table:formula="of:=LN([.L11]/[.K11])" office:value-type="float" office:value="0.932322802615113" calcext:value-type="float">
            <text:p>0.9323228026</text:p>
          </table:table-cell>
          <table:table-cell office:value-type="time" office:time-value="PT09H14M00S" calcext:value-type="time">
            <text:p>09:14:00 AM</text:p>
          </table:table-cell>
          <table:table-cell table:formula="of:=[.M$4]/[.M11]" office:value-type="float" office:value="1.24832790253305" calcext:value-type="float">
            <text:p>1.2483279025</text:p>
          </table:table-cell>
        </table:table-row>
        <table:table-row table:style-name="ro1">
          <table:table-cell office:value-type="time" office:time-value="PT09H21M00S" calcext:value-type="time">
            <text:p>09:21:00 AM</text:p>
          </table:table-cell>
          <table:table-cell office:value-type="float" office:value="-100.11" calcext:value-type="float">
            <text:p>-100.11</text:p>
          </table:table-cell>
          <table:table-cell table:formula="of:=HOUR([.A12])*60 + MINUTE([.A12])" office:value-type="float" office:value="561" calcext:value-type="float">
            <text:p>561</text:p>
          </table:table-cell>
          <table:table-cell table:formula="of:=[.C12] - [.C$4]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54" calcext:value-type="float">
            <text:p>1254</text:p>
          </table:table-cell>
          <table:table-cell office:value-type="float" office:value="2783" calcext:value-type="float">
            <text:p>2783</text:p>
          </table:table-cell>
          <table:table-cell office:value-type="float" office:value="9470" calcext:value-type="float">
            <text:p>9470</text:p>
          </table:table-cell>
          <table:table-cell table:formula="of:=LN([.H12]/[.G12])" office:value-type="float" office:value="1.22459942465423" calcext:value-type="float">
            <text:p>1.2245994247</text:p>
          </table:table-cell>
          <table:table-cell table:formula="of:=[.I12]/[.I$4]" office:value-type="float" office:value="1.33671359360542" calcext:value-type="float">
            <text:p>1.3367135936</text:p>
          </table:table-cell>
          <table:table-cell office:value-type="float" office:value="6412" calcext:value-type="float">
            <text:p>6412</text:p>
          </table:table-cell>
          <table:table-cell office:value-type="float" office:value="14991" calcext:value-type="float">
            <text:p>14991</text:p>
          </table:table-cell>
          <table:table-cell table:formula="of:=LN([.L12]/[.K12])" office:value-type="float" office:value="0.849278786282871" calcext:value-type="float">
            <text:p>0.8492787863</text:p>
          </table:table-cell>
          <table:table-cell office:value-type="time" office:time-value="PT09H21M00S" calcext:value-type="time">
            <text:p>09:21:00 AM</text:p>
          </table:table-cell>
          <table:table-cell table:formula="of:=[.M$4]/[.M12]" office:value-type="float" office:value="1.37039166345622" calcext:value-type="float">
            <text:p>1.3703916635</text:p>
          </table:table-cell>
        </table:table-row>
        <table:table-row table:style-name="ro1">
          <table:table-cell office:value-type="time" office:time-value="PT09H24M00S" calcext:value-type="time">
            <text:p>09:24:00 AM</text:p>
          </table:table-cell>
          <table:table-cell office:value-type="float" office:value="-100" calcext:value-type="float">
            <text:p>-100</text:p>
          </table:table-cell>
          <table:table-cell table:formula="of:=HOUR([.A13])*60 + MINUTE([.A13])" office:value-type="float" office:value="564" calcext:value-type="float">
            <text:p>564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679" calcext:value-type="float">
            <text:p>2679</text:p>
          </table:table-cell>
          <table:table-cell office:value-type="float" office:value="9315" calcext:value-type="float">
            <text:p>9315</text:p>
          </table:table-cell>
          <table:table-cell table:formula="of:=LN([.H13]/[.G13])" office:value-type="float" office:value="1.24618241349108" calcext:value-type="float">
            <text:p>1.2461824135</text:p>
          </table:table-cell>
          <table:table-cell table:formula="of:=[.I13]/[.I$4]" office:value-type="float" office:value="1.36027254193417" calcext:value-type="float">
            <text:p>1.3602725419</text:p>
          </table:table-cell>
          <table:table-cell office:value-type="float" office:value="6684" calcext:value-type="float">
            <text:p>6684</text:p>
          </table:table-cell>
          <table:table-cell office:value-type="float" office:value="14990" calcext:value-type="float">
            <text:p>14990</text:p>
          </table:table-cell>
          <table:table-cell table:formula="of:=LN([.L13]/[.K13])" office:value-type="float" office:value="0.807666701381359" calcext:value-type="float">
            <text:p>0.8076667014</text:p>
          </table:table-cell>
          <table:table-cell office:value-type="time" office:time-value="PT09H24M00S" calcext:value-type="time">
            <text:p>09:24:00 AM</text:p>
          </table:table-cell>
          <table:table-cell table:formula="of:=[.M$4]/[.M13]" office:value-type="float" office:value="1.44099610232999" calcext:value-type="float">
            <text:p>1.4409961023</text:p>
          </table:table-cell>
        </table:table-row>
        <table:table-row table:style-name="ro1">
          <table:table-cell office:value-type="time" office:time-value="PT09H27M00S" calcext:value-type="time">
            <text:p>09:27:00 AM</text:p>
          </table:table-cell>
          <table:table-cell office:value-type="float" office:value="-99.96" calcext:value-type="float">
            <text:p>-99.96</text:p>
          </table:table-cell>
          <table:table-cell table:formula="of:=HOUR([.A14])*60 + MINUTE([.A14])" office:value-type="float" office:value="567" calcext:value-type="float">
            <text:p>567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56" calcext:value-type="float">
            <text:p>1256</text:p>
          </table:table-cell>
          <table:table-cell office:value-type="float" office:value="2553" calcext:value-type="float">
            <text:p>2553</text:p>
          </table:table-cell>
          <table:table-cell office:value-type="float" office:value="9442" calcext:value-type="float">
            <text:p>9442</text:p>
          </table:table-cell>
          <table:table-cell table:formula="of:=LN([.H14]/[.G14])" office:value-type="float" office:value="1.30789868386475" calcext:value-type="float">
            <text:p>1.3078986839</text:p>
          </table:table-cell>
          <table:table-cell table:formula="of:=[.I14]/[.I$4]" office:value-type="float" office:value="1.42763904227235" calcext:value-type="float">
            <text:p>1.4276390423</text:p>
          </table:table-cell>
          <table:table-cell office:value-type="float" office:value="6793" calcext:value-type="float">
            <text:p>6793</text:p>
          </table:table-cell>
          <table:table-cell office:value-type="float" office:value="14995" calcext:value-type="float">
            <text:p>14995</text:p>
          </table:table-cell>
          <table:table-cell table:formula="of:=LN([.L14]/[.K14])" office:value-type="float" office:value="0.791824141991808" calcext:value-type="float">
            <text:p>0.791824142</text:p>
          </table:table-cell>
          <table:table-cell office:value-type="time" office:time-value="PT09H27M00S" calcext:value-type="time">
            <text:p>09:27:00 AM</text:p>
          </table:table-cell>
          <table:table-cell table:formula="of:=[.M$4]/[.M14]" office:value-type="float" office:value="1.46982708274674" calcext:value-type="float">
            <text:p>1.4698270827</text:p>
          </table:table-cell>
        </table:table-row>
        <table:table-row table:style-name="ro1">
          <table:table-cell office:value-type="time" office:time-value="PT09H31M00S" calcext:value-type="time">
            <text:p>09:31:00 AM</text:p>
          </table:table-cell>
          <table:table-cell office:value-type="float" office:value="-99.93" calcext:value-type="float">
            <text:p>-99.93</text:p>
          </table:table-cell>
          <table:table-cell table:formula="of:=HOUR([.A15])*60 + MINUTE([.A15])" office:value-type="float" office:value="571" calcext:value-type="float">
            <text:p>571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float" office:value="2475" calcext:value-type="float">
            <text:p>2475</text:p>
          </table:table-cell>
          <table:table-cell office:value-type="float" office:value="9516" calcext:value-type="float">
            <text:p>9516</text:p>
          </table:table-cell>
          <table:table-cell table:formula="of:=LN([.H15]/[.G15])" office:value-type="float" office:value="1.34673419642006" calcext:value-type="float">
            <text:p>1.3467341964</text:p>
          </table:table-cell>
          <table:table-cell table:formula="of:=[.I15]/[.I$4]" office:value-type="float" office:value="1.47003001233342" calcext:value-type="float">
            <text:p>1.4700300123</text:p>
          </table:table-cell>
          <table:table-cell office:value-type="float" office:value="7054" calcext:value-type="float">
            <text:p>7054</text:p>
          </table:table-cell>
          <table:table-cell office:value-type="float" office:value="14997" calcext:value-type="float">
            <text:p>14997</text:p>
          </table:table-cell>
          <table:table-cell table:formula="of:=LN([.L15]/[.K15])" office:value-type="float" office:value="0.754255349285683" calcext:value-type="float">
            <text:p>0.7542553493</text:p>
          </table:table-cell>
          <table:table-cell office:value-type="time" office:time-value="PT09H31M00S" calcext:value-type="time">
            <text:p>09:31:00 AM</text:p>
          </table:table-cell>
          <table:table-cell table:formula="of:=[.M$4]/[.M15]" office:value-type="float" office:value="1.54303787142442" calcext:value-type="float">
            <text:p>1.5430378714</text:p>
          </table:table-cell>
        </table:table-row>
        <table:table-row table:style-name="ro1">
          <table:table-cell office:value-type="time" office:time-value="PT09H35M00S" calcext:value-type="time">
            <text:p>09:35:00 AM</text:p>
          </table:table-cell>
          <table:table-cell office:value-type="float" office:value="-99.27" calcext:value-type="float">
            <text:p>-99.27</text:p>
          </table:table-cell>
          <table:table-cell table:formula="of:=HOUR([.A16])*60 + MINUTE([.A16])" office:value-type="float" office:value="575" calcext:value-type="float">
            <text:p>575</text:p>
          </table:table-cell>
          <table:table-cell table:formula="of:=[.C16] - [.C$4]"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258" calcext:value-type="float">
            <text:p>1258</text:p>
          </table:table-cell>
          <table:table-cell office:value-type="float" office:value="2343" calcext:value-type="float">
            <text:p>2343</text:p>
          </table:table-cell>
          <table:table-cell office:value-type="float" office:value="9397" calcext:value-type="float">
            <text:p>9397</text:p>
          </table:table-cell>
          <table:table-cell table:formula="of:=LN([.H16]/[.G16])" office:value-type="float" office:value="1.38895832987527" calcext:value-type="float">
            <text:p>1.3889583299</text:p>
          </table:table-cell>
          <table:table-cell table:formula="of:=[.I16]/[.I$4]" office:value-type="float" office:value="1.51611983732556" calcext:value-type="float">
            <text:p>1.5161198373</text:p>
          </table:table-cell>
          <table:table-cell office:value-type="float" office:value="7128" calcext:value-type="float">
            <text:p>7128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743752808705157" calcext:value-type="float">
            <text:p>0.7437528087</text:p>
          </table:table-cell>
          <table:table-cell office:value-type="time" office:time-value="PT09H35M00S" calcext:value-type="time">
            <text:p>09:35:00 AM</text:p>
          </table:table-cell>
          <table:table-cell table:formula="of:=[.M$4]/[.M16]" office:value-type="float" office:value="1.56482712407966" calcext:value-type="float">
            <text:p>1.5648271241</text:p>
          </table:table-cell>
        </table:table-row>
        <table:table-row table:style-name="ro1">
          <table:table-cell office:value-type="time" office:time-value="PT09H38M00S" calcext:value-type="time">
            <text:p>09:38:00 AM</text:p>
          </table:table-cell>
          <table:table-cell office:value-type="float" office:value="-100.12" calcext:value-type="float">
            <text:p>-100.12</text:p>
          </table:table-cell>
          <table:table-cell table:formula="of:=HOUR([.A17])*60 + MINUTE([.A17])" office:value-type="float" office:value="578" calcext:value-type="float">
            <text:p>578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259" calcext:value-type="float">
            <text:p>1259</text:p>
          </table:table-cell>
          <table:table-cell office:value-type="float" office:value="2234" calcext:value-type="float">
            <text:p>2234</text:p>
          </table:table-cell>
          <table:table-cell office:value-type="float" office:value="9541" calcext:value-type="float">
            <text:p>9541</text:p>
          </table:table-cell>
          <table:table-cell table:formula="of:=LN([.H17]/[.G17])" office:value-type="float" office:value="1.4518046011227" calcext:value-type="float">
            <text:p>1.4518046011</text:p>
          </table:table-cell>
          <table:table-cell table:formula="of:=[.I17]/[.I$4]" office:value-type="float" office:value="1.58471979204755" calcext:value-type="float">
            <text:p>1.584719792</text:p>
          </table:table-cell>
          <table:table-cell office:value-type="float" office:value="7254" calcext:value-type="float">
            <text:p>7254</text:p>
          </table:table-cell>
          <table:table-cell office:value-type="float" office:value="14990" calcext:value-type="float">
            <text:p>14990</text:p>
          </table:table-cell>
          <table:table-cell table:formula="of:=LN([.L17]/[.K17])" office:value-type="float" office:value="0.725830271253796" calcext:value-type="float">
            <text:p>0.7258302713</text:p>
          </table:table-cell>
          <table:table-cell office:value-type="time" office:time-value="PT09H38M00S" calcext:value-type="time">
            <text:p>09:38:00 AM</text:p>
          </table:table-cell>
          <table:table-cell table:formula="of:=[.M$4]/[.M17]" office:value-type="float" office:value="1.60346656066279" calcext:value-type="float">
            <text:p>1.6034665607</text:p>
          </table:table-cell>
        </table:table-row>
        <table:table-row table:style-name="ro1">
          <table:table-cell office:value-type="time" office:time-value="PT09H42M00S" calcext:value-type="time">
            <text:p>09:42:00 AM</text:p>
          </table:table-cell>
          <table:table-cell office:value-type="float" office:value="-100.01" calcext:value-type="float">
            <text:p>-100.01</text:p>
          </table:table-cell>
          <table:table-cell table:formula="of:=HOUR([.A18])*60 + MINUTE([.A18])" office:value-type="float" office:value="582" calcext:value-type="float">
            <text:p>582</text:p>
          </table:table-cell>
          <table:table-cell table:formula="of:=[.C18] - [.C$4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60" calcext:value-type="float">
            <text:p>1260</text:p>
          </table:table-cell>
          <table:table-cell office:value-type="float" office:value="2179" calcext:value-type="float">
            <text:p>2179</text:p>
          </table:table-cell>
          <table:table-cell office:value-type="float" office:value="9445" calcext:value-type="float">
            <text:p>9445</text:p>
          </table:table-cell>
          <table:table-cell table:formula="of:=LN([.H18]/[.G18])" office:value-type="float" office:value="1.46661944499099" calcext:value-type="float">
            <text:p>1.466619445</text:p>
          </table:table-cell>
          <table:table-cell table:formula="of:=[.I18]/[.I$4]" office:value-type="float" office:value="1.60089096017583" calcext:value-type="float">
            <text:p>1.6008909602</text:p>
          </table:table-cell>
          <table:table-cell office:value-type="float" office:value="7472" calcext:value-type="float">
            <text:p>7472</text:p>
          </table:table-cell>
          <table:table-cell office:value-type="float" office:value="14997" calcext:value-type="float">
            <text:p>14997</text:p>
          </table:table-cell>
          <table:table-cell table:formula="of:=LN([.L18]/[.K18])" office:value-type="float" office:value="0.696687480173001" calcext:value-type="float">
            <text:p>0.6966874802</text:p>
          </table:table-cell>
          <table:table-cell office:value-type="time" office:time-value="PT09H42M00S" calcext:value-type="time">
            <text:p>09:42:00 AM</text:p>
          </table:table-cell>
          <table:table-cell table:formula="of:=[.M$4]/[.M18]" office:value-type="float" office:value="1.67054038115233" calcext:value-type="float">
            <text:p>1.6705403812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-100.03" calcext:value-type="float">
            <text:p>-100.03</text:p>
          </table:table-cell>
          <table:table-cell table:formula="of:=HOUR([.A19])*60 + MINUTE([.A19])" office:value-type="float" office:value="585" calcext:value-type="float">
            <text:p>585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261" calcext:value-type="float">
            <text:p>1261</text:p>
          </table:table-cell>
          <table:table-cell office:value-type="float" office:value="2173" calcext:value-type="float">
            <text:p>2173</text:p>
          </table:table-cell>
          <table:table-cell office:value-type="float" office:value="9548" calcext:value-type="float">
            <text:p>9548</text:p>
          </table:table-cell>
          <table:table-cell table:formula="of:=LN([.H19]/[.G19])" office:value-type="float" office:value="1.48022300720229" calcext:value-type="float">
            <text:p>1.4802230072</text:p>
          </table:table-cell>
          <table:table-cell table:formula="of:=[.I19]/[.I$4]" office:value-type="float" office:value="1.61573995174255" calcext:value-type="float">
            <text:p>1.6157399517</text:p>
          </table:table-cell>
          <table:table-cell office:value-type="float" office:value="7636" calcext:value-type="float">
            <text:p>7636</text:p>
          </table:table-cell>
          <table:table-cell office:value-type="float" office:value="14996" calcext:value-type="float">
            <text:p>14996</text:p>
          </table:table-cell>
          <table:table-cell table:formula="of:=LN([.L19]/[.K19])" office:value-type="float" office:value="0.674909593010164" calcext:value-type="float">
            <text:p>0.674909593</text:p>
          </table:table-cell>
          <table:table-cell office:value-type="time" office:time-value="PT09H45M00S" calcext:value-type="time">
            <text:p>09:45:00 AM</text:p>
          </table:table-cell>
          <table:table-cell table:formula="of:=[.M$4]/[.M19]" office:value-type="float" office:value="1.72444514158022" calcext:value-type="float">
            <text:p>1.7244451416</text:p>
          </table:table-cell>
        </table:table-row>
        <table:table-row table:style-name="ro1">
          <table:table-cell office:value-type="time" office:time-value="PT09H48M00S" calcext:value-type="time">
            <text:p>09:48:00 AM</text:p>
          </table:table-cell>
          <table:table-cell office:value-type="float" office:value="-99.59" calcext:value-type="float">
            <text:p>-99.59</text:p>
          </table:table-cell>
          <table:table-cell table:formula="of:=HOUR([.A20])*60 + MINUTE([.A20])" office:value-type="float" office:value="588" calcext:value-type="float">
            <text:p>588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262" calcext:value-type="float">
            <text:p>1262</text:p>
          </table:table-cell>
          <table:table-cell office:value-type="float" office:value="2097" calcext:value-type="float">
            <text:p>2097</text:p>
          </table:table-cell>
          <table:table-cell office:value-type="float" office:value="9677" calcext:value-type="float">
            <text:p>9677</text:p>
          </table:table-cell>
          <table:table-cell table:formula="of:=LN([.H20]/[.G20])" office:value-type="float" office:value="1.52924418397902" calcext:value-type="float">
            <text:p>1.529244184</text:p>
          </table:table-cell>
          <table:table-cell table:formula="of:=[.I20]/[.I$4]" office:value-type="float" office:value="1.6692491009817" calcext:value-type="float">
            <text:p>1.669249101</text:p>
          </table:table-cell>
          <table:table-cell office:value-type="float" office:value="7758" calcext:value-type="float">
            <text:p>7758</text:p>
          </table:table-cell>
          <table:table-cell office:value-type="float" office:value="14992" calcext:value-type="float">
            <text:p>14992</text:p>
          </table:table-cell>
          <table:table-cell table:formula="of:=LN([.L20]/[.K20])" office:value-type="float" office:value="0.658792156478291" calcext:value-type="float">
            <text:p>0.6587921565</text:p>
          </table:table-cell>
          <table:table-cell office:value-type="time" office:time-value="PT09H48M00S" calcext:value-type="time">
            <text:p>09:48:00 AM</text:p>
          </table:table-cell>
          <table:table-cell table:formula="of:=[.M$4]/[.M20]" office:value-type="float" office:value="1.76663391819027" calcext:value-type="float">
            <text:p>1.7666339182</text:p>
          </table:table-cell>
        </table:table-row>
        <table:table-row table:style-name="ro1">
          <table:table-cell office:value-type="time" office:time-value="PT09H52M00S" calcext:value-type="time">
            <text:p>09:52:00 AM</text:p>
          </table:table-cell>
          <table:table-cell office:value-type="float" office:value="-99.95" calcext:value-type="float">
            <text:p>-99.95</text:p>
          </table:table-cell>
          <table:table-cell table:formula="of:=HOUR([.A21])*60 + MINUTE([.A21])" office:value-type="float" office:value="592" calcext:value-type="float">
            <text:p>592</text:p>
          </table:table-cell>
          <table:table-cell table:formula="of:=[.C21] - [.C$4]"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263" calcext:value-type="float">
            <text:p>1263</text:p>
          </table:table-cell>
          <table:table-cell office:value-type="float" office:value="1979" calcext:value-type="float">
            <text:p>1979</text:p>
          </table:table-cell>
          <table:table-cell office:value-type="float" office:value="9654" calcext:value-type="float">
            <text:p>9654</text:p>
          </table:table-cell>
          <table:table-cell table:formula="of:=LN([.H21]/[.G21])" office:value-type="float" office:value="1.58478067061787" calcext:value-type="float">
            <text:p>1.5847806706</text:p>
          </table:table-cell>
          <table:table-cell table:formula="of:=[.I21]/[.I$4]" office:value-type="float" office:value="1.72987004782903" calcext:value-type="float">
            <text:p>1.7298700478</text:p>
          </table:table-cell>
          <table:table-cell office:value-type="float" office:value="7845" calcext:value-type="float">
            <text:p>7845</text:p>
          </table:table-cell>
          <table:table-cell office:value-type="float" office:value="14997" calcext:value-type="float">
            <text:p>14997</text:p>
          </table:table-cell>
          <table:table-cell table:formula="of:=LN([.L21]/[.K21])" office:value-type="float" office:value="0.647973794914547" calcext:value-type="float">
            <text:p>0.6479737949</text:p>
          </table:table-cell>
          <table:table-cell office:value-type="time" office:time-value="PT09H52M00S" calcext:value-type="time">
            <text:p>09:52:00 AM</text:p>
          </table:table-cell>
          <table:table-cell table:formula="of:=[.M$4]/[.M21]" office:value-type="float" office:value="1.79612906849998" calcext:value-type="float">
            <text:p>1.7961290685</text:p>
          </table:table-cell>
        </table:table-row>
        <table:table-row table:style-name="ro1">
          <table:table-cell office:value-type="time" office:time-value="PT09H55M00S" calcext:value-type="time">
            <text:p>09:55:00 AM</text:p>
          </table:table-cell>
          <table:table-cell office:value-type="float" office:value="-100.05" calcext:value-type="float">
            <text:p>-100.05</text:p>
          </table:table-cell>
          <table:table-cell table:formula="of:=HOUR([.A22])*60 + MINUTE([.A22])" office:value-type="float" office:value="595" calcext:value-type="float">
            <text:p>595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264" calcext:value-type="float">
            <text:p>1264</text:p>
          </table:table-cell>
          <table:table-cell office:value-type="float" office:value="1931" calcext:value-type="float">
            <text:p>1931</text:p>
          </table:table-cell>
          <table:table-cell office:value-type="float" office:value="9656" calcext:value-type="float">
            <text:p>9656</text:p>
          </table:table-cell>
          <table:table-cell table:formula="of:=LN([.H22]/[.G22])" office:value-type="float" office:value="1.60954148034885" calcext:value-type="float">
            <text:p>1.6095414803</text:p>
          </table:table-cell>
          <table:table-cell table:formula="of:=[.I22]/[.I$4]" office:value-type="float" office:value="1.75689775198251" calcext:value-type="float">
            <text:p>1.756897752</text:p>
          </table:table-cell>
          <table:table-cell office:value-type="float" office:value="7987" calcext:value-type="float">
            <text:p>7987</text:p>
          </table:table-cell>
          <table:table-cell office:value-type="float" office:value="14992" calcext:value-type="float">
            <text:p>14992</text:p>
          </table:table-cell>
          <table:table-cell table:formula="of:=LN([.L22]/[.K22])" office:value-type="float" office:value="0.629701505560815" calcext:value-type="float">
            <text:p>0.6297015056</text:p>
          </table:table-cell>
          <table:table-cell office:value-type="time" office:time-value="PT09H55M00S" calcext:value-type="time">
            <text:p>09:55:00 AM</text:p>
          </table:table-cell>
          <table:table-cell table:formula="of:=[.M$4]/[.M22]" office:value-type="float" office:value="1.84824803243203" calcext:value-type="float">
            <text:p>1.8482480324</text:p>
          </table:table-cell>
        </table:table-row>
        <table:table-row table:style-name="ro1">
          <table:table-cell office:value-type="time" office:time-value="PT09H59M00S" calcext:value-type="time">
            <text:p>09:59:00 AM</text:p>
          </table:table-cell>
          <table:table-cell office:value-type="float" office:value="-99.84" calcext:value-type="float">
            <text:p>-99.84</text:p>
          </table:table-cell>
          <table:table-cell table:formula="of:=HOUR([.A23])*60 + MINUTE([.A23])" office:value-type="float" office:value="599" calcext:value-type="float">
            <text:p>599</text:p>
          </table:table-cell>
          <table:table-cell table:formula="of:=[.C23] - [.C$4]"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1844" calcext:value-type="float">
            <text:p>1844</text:p>
          </table:table-cell>
          <table:table-cell office:value-type="float" office:value="9700" calcext:value-type="float">
            <text:p>9700</text:p>
          </table:table-cell>
          <table:table-cell table:formula="of:=LN([.H23]/[.G23])" office:value-type="float" office:value="1.66018876037494" calcext:value-type="float">
            <text:p>1.6601887604</text:p>
          </table:table-cell>
          <table:table-cell table:formula="of:=[.I23]/[.I$4]" office:value-type="float" office:value="1.81218187700087" calcext:value-type="float">
            <text:p>1.812181877</text:p>
          </table:table-cell>
          <table:table-cell office:value-type="float" office:value="7977" calcext:value-type="float">
            <text:p>7977</text:p>
          </table:table-cell>
          <table:table-cell office:value-type="float" office:value="14998" calcext:value-type="float">
            <text:p>14998</text:p>
          </table:table-cell>
          <table:table-cell table:formula="of:=LN([.L23]/[.K23])" office:value-type="float" office:value="0.631354457950205" calcext:value-type="float">
            <text:p>0.631354458</text:p>
          </table:table-cell>
          <table:table-cell office:value-type="time" office:time-value="PT09H59M00S" calcext:value-type="time">
            <text:p>09:59:00 AM</text:p>
          </table:table-cell>
          <table:table-cell table:formula="of:=[.M$4]/[.M23]" office:value-type="float" office:value="1.84340912464746" calcext:value-type="float">
            <text:p>1.8434091246</text:p>
          </table:table-cell>
        </table:table-row>
        <table:table-row table:style-name="ro1">
          <table:table-cell office:value-type="time" office:time-value="PT10H02M00S" calcext:value-type="time">
            <text:p>10:02:00 AM</text:p>
          </table:table-cell>
          <table:table-cell office:value-type="float" office:value="-99.92" calcext:value-type="float">
            <text:p>-99.92</text:p>
          </table:table-cell>
          <table:table-cell table:formula="of:=HOUR([.A24])*60 + MINUTE([.A24])" office:value-type="float" office:value="602" calcext:value-type="float">
            <text:p>602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266" calcext:value-type="float">
            <text:p>1266</text:p>
          </table:table-cell>
          <table:table-cell office:value-type="float" office:value="1879" calcext:value-type="float">
            <text:p>1879</text:p>
          </table:table-cell>
          <table:table-cell office:value-type="float" office:value="9744" calcext:value-type="float">
            <text:p>9744</text:p>
          </table:table-cell>
          <table:table-cell table:formula="of:=LN([.H24]/[.G24])" office:value-type="float" office:value="1.64591199053621" calcext:value-type="float">
            <text:p>1.6459119905</text:p>
          </table:table-cell>
          <table:table-cell table:formula="of:=[.I24]/[.I$4]" office:value-type="float" office:value="1.7965980444986" calcext:value-type="float">
            <text:p>1.7965980445</text:p>
          </table:table-cell>
          <table:table-cell office:value-type="float" office:value="8132" calcext:value-type="float">
            <text:p>8132</text:p>
          </table:table-cell>
          <table:table-cell office:value-type="float" office:value="14995" calcext:value-type="float">
            <text:p>14995</text:p>
          </table:table-cell>
          <table:table-cell table:formula="of:=LN([.L24]/[.K24])" office:value-type="float" office:value="0.611909916434872" calcext:value-type="float">
            <text:p>0.6119099164</text:p>
          </table:table-cell>
          <table:table-cell office:value-type="time" office:time-value="PT10H02M00S" calcext:value-type="time">
            <text:p>10:02:00 AM</text:p>
          </table:table-cell>
          <table:table-cell table:formula="of:=[.M$4]/[.M24]" office:value-type="float" office:value="1.90198677519901" calcext:value-type="float">
            <text:p>1.9019867752</text:p>
          </table:table-cell>
        </table:table-row>
        <table:table-row table:style-name="ro1">
          <table:table-cell office:value-type="time" office:time-value="PT10H06M00S" calcext:value-type="time">
            <text:p>10:06:00 AM</text:p>
          </table:table-cell>
          <table:table-cell office:value-type="float" office:value="-99.9" calcext:value-type="float">
            <text:p>-99.9</text:p>
          </table:table-cell>
          <table:table-cell table:formula="of:=HOUR([.A25])*60 + MINUTE([.A25])" office:value-type="float" office:value="606" calcext:value-type="float">
            <text:p>606</text:p>
          </table:table-cell>
          <table:table-cell table:formula="of:=[.C25] - [.C$4]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267" calcext:value-type="float">
            <text:p>1267</text:p>
          </table:table-cell>
          <table:table-cell office:value-type="float" office:value="1837" calcext:value-type="float">
            <text:p>1837</text:p>
          </table:table-cell>
          <table:table-cell office:value-type="float" office:value="9756" calcext:value-type="float">
            <text:p>9756</text:p>
          </table:table-cell>
          <table:table-cell table:formula="of:=LN([.H25]/[.G25])" office:value-type="float" office:value="1.66974867412069" calcext:value-type="float">
            <text:p>1.6697486741</text:p>
          </table:table-cell>
          <table:table-cell table:formula="of:=[.I25]/[.I$4]" office:value-type="float" office:value="1.82261701717845" calcext:value-type="float">
            <text:p>1.8226170172</text:p>
          </table:table-cell>
          <table:table-cell office:value-type="float" office:value="8339" calcext:value-type="float">
            <text:p>8339</text:p>
          </table:table-cell>
          <table:table-cell office:value-type="float" office:value="14998" calcext:value-type="float">
            <text:p>14998</text:p>
          </table:table-cell>
          <table:table-cell table:formula="of:=LN([.L25]/[.K25])" office:value-type="float" office:value="0.586973553774349" calcext:value-type="float">
            <text:p>0.5869735538</text:p>
          </table:table-cell>
          <table:table-cell office:value-type="time" office:time-value="PT10H06M00S" calcext:value-type="time">
            <text:p>10:06:00 AM</text:p>
          </table:table-cell>
          <table:table-cell table:formula="of:=[.M$4]/[.M25]" office:value-type="float" office:value="1.98278876652708" calcext:value-type="float">
            <text:p>1.9827887665</text:p>
          </table:table-cell>
        </table:table-row>
        <table:table-row table:style-name="ro1">
          <table:table-cell office:value-type="time" office:time-value="PT10H09M00S" calcext:value-type="time">
            <text:p>10:09:00 AM</text:p>
          </table:table-cell>
          <table:table-cell office:value-type="float" office:value="-100.04" calcext:value-type="float">
            <text:p>-100.04</text:p>
          </table:table-cell>
          <table:table-cell table:formula="of:=HOUR([.A26])*60 + MINUTE([.A26])" office:value-type="float" office:value="609" calcext:value-type="float">
            <text:p>609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268" calcext:value-type="float">
            <text:p>1268</text:p>
          </table:table-cell>
          <table:table-cell office:value-type="float" office:value="1846" calcext:value-type="float">
            <text:p>1846</text:p>
          </table:table-cell>
          <table:table-cell office:value-type="float" office:value="9698" calcext:value-type="float">
            <text:p>9698</text:p>
          </table:table-cell>
          <table:table-cell table:formula="of:=LN([.H26]/[.G26])" office:value-type="float" office:value="1.6588985426025" calcext:value-type="float">
            <text:p>1.6588985426</text:p>
          </table:table-cell>
          <table:table-cell table:formula="of:=[.I26]/[.I$4]" office:value-type="float" office:value="1.81077353758767" calcext:value-type="float">
            <text:p>1.8107735376</text:p>
          </table:table-cell>
          <table:table-cell office:value-type="float" office:value="8239" calcext:value-type="float">
            <text:p>8239</text:p>
          </table:table-cell>
          <table:table-cell office:value-type="float" office:value="14994" calcext:value-type="float">
            <text:p>14994</text:p>
          </table:table-cell>
          <table:table-cell table:formula="of:=LN([.L26]/[.K26])" office:value-type="float" office:value="0.598771143747417" calcext:value-type="float">
            <text:p>0.5987711437</text:p>
          </table:table-cell>
          <table:table-cell office:value-type="time" office:time-value="PT10H09M00S" calcext:value-type="time">
            <text:p>10:09:00 AM</text:p>
          </table:table-cell>
          <table:table-cell table:formula="of:=[.M$4]/[.M26]" office:value-type="float" office:value="1.9437218724141" calcext:value-type="float">
            <text:p>1.9437218724</text:p>
          </table:table-cell>
        </table:table-row>
        <table:table-row table:style-name="ro1">
          <table:table-cell office:value-type="time" office:time-value="PT10H13M00S" calcext:value-type="time">
            <text:p>10:13:00 AM</text:p>
          </table:table-cell>
          <table:table-cell office:value-type="float" office:value="-100.02" calcext:value-type="float">
            <text:p>-100.02</text:p>
          </table:table-cell>
          <table:table-cell table:formula="of:=HOUR([.A27])*60 + MINUTE([.A27])" office:value-type="float" office:value="613" calcext:value-type="float">
            <text:p>613</text:p>
          </table:table-cell>
          <table:table-cell table:formula="of:=[.C27] - [.C$4]"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69" calcext:value-type="float">
            <text:p>1269</text:p>
          </table:table-cell>
          <table:table-cell office:value-type="float" office:value="1858" calcext:value-type="float">
            <text:p>1858</text:p>
          </table:table-cell>
          <table:table-cell office:value-type="float" office:value="9832" calcext:value-type="float">
            <text:p>9832</text:p>
          </table:table-cell>
          <table:table-cell table:formula="of:=LN([.H27]/[.G27])" office:value-type="float" office:value="1.66614173187209" calcext:value-type="float">
            <text:p>1.6661417319</text:p>
          </table:table-cell>
          <table:table-cell table:formula="of:=[.I27]/[.I$4]" office:value-type="float" office:value="1.81867985320631" calcext:value-type="float">
            <text:p>1.8186798532</text:p>
          </table:table-cell>
          <table:table-cell office:value-type="float" office:value="8298" calcext:value-type="float">
            <text:p>8298</text:p>
          </table:table-cell>
          <table:table-cell office:value-type="float" office:value="14991" calcext:value-type="float">
            <text:p>14991</text:p>
          </table:table-cell>
          <table:table-cell table:formula="of:=LN([.L27]/[.K27])" office:value-type="float" office:value="0.591435499119502" calcext:value-type="float">
            <text:p>0.5914354991</text:p>
          </table:table-cell>
          <table:table-cell office:value-type="time" office:time-value="PT10H13M00S" calcext:value-type="time">
            <text:p>10:13:00 AM</text:p>
          </table:table-cell>
          <table:table-cell table:formula="of:=[.M$4]/[.M27]" office:value-type="float" office:value="1.96783008528391" calcext:value-type="float">
            <text:p>1.9678300853</text:p>
          </table:table-cell>
        </table:table-row>
        <table:table-row table:style-name="ro1">
          <table:table-cell office:value-type="time" office:time-value="PT10H16M00S" calcext:value-type="time">
            <text:p>10:16:00 AM</text:p>
          </table:table-cell>
          <table:table-cell office:value-type="float" office:value="-100" calcext:value-type="float">
            <text:p>-100</text:p>
          </table:table-cell>
          <table:table-cell table:formula="of:=HOUR([.A28])*60 + MINUTE([.A28])" office:value-type="float" office:value="616" calcext:value-type="float">
            <text:p>616</text:p>
          </table:table-cell>
          <table:table-cell table:formula="of:=[.C28] - [.C$4]"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270" calcext:value-type="float">
            <text:p>1270</text:p>
          </table:table-cell>
          <table:table-cell office:value-type="float" office:value="1775" calcext:value-type="float">
            <text:p>1775</text:p>
          </table:table-cell>
          <table:table-cell office:value-type="float" office:value="9840" calcext:value-type="float">
            <text:p>9840</text:p>
          </table:table-cell>
          <table:table-cell table:formula="of:=LN([.H28]/[.G28])" office:value-type="float" office:value="1.71265528813678" calcext:value-type="float">
            <text:p>1.7126552881</text:p>
          </table:table-cell>
          <table:table-cell table:formula="of:=[.I28]/[.I$4]" office:value-type="float" office:value="1.8694518049925" calcext:value-type="float">
            <text:p>1.869451805</text:p>
          </table:table-cell>
          <table:table-cell office:value-type="float" office:value="8458" calcext:value-type="float">
            <text:p>8458</text:p>
          </table:table-cell>
          <table:table-cell office:value-type="float" office:value="14997" calcext:value-type="float">
            <text:p>14997</text:p>
          </table:table-cell>
          <table:table-cell table:formula="of:=LN([.L28]/[.K28])" office:value-type="float" office:value="0.572737442049246" calcext:value-type="float">
            <text:p>0.572737442</text:p>
          </table:table-cell>
          <table:table-cell office:value-type="time" office:time-value="PT10H16M00S" calcext:value-type="time">
            <text:p>10:16:00 AM</text:p>
          </table:table-cell>
          <table:table-cell table:formula="of:=[.M$4]/[.M28]" office:value-type="float" office:value="2.03207348293494" calcext:value-type="float">
            <text:p>2.0320734829</text:p>
          </table:table-cell>
        </table:table-row>
        <table:table-row table:style-name="ro1">
          <table:table-cell office:value-type="time" office:time-value="PT10H20M00S" calcext:value-type="time">
            <text:p>10:20:00 AM</text:p>
          </table:table-cell>
          <table:table-cell office:value-type="float" office:value="-99.96" calcext:value-type="float">
            <text:p>-99.96</text:p>
          </table:table-cell>
          <table:table-cell table:formula="of:=HOUR([.A29])*60 + MINUTE([.A29])" office:value-type="float" office:value="620" calcext:value-type="float">
            <text:p>620</text:p>
          </table:table-cell>
          <table:table-cell table:formula="of:=[.C29] - [.C$4]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271" calcext:value-type="float">
            <text:p>1271</text:p>
          </table:table-cell>
          <table:table-cell office:value-type="float" office:value="1651" calcext:value-type="float">
            <text:p>1651</text:p>
          </table:table-cell>
          <table:table-cell office:value-type="float" office:value="9881" calcext:value-type="float">
            <text:p>9881</text:p>
          </table:table-cell>
          <table:table-cell table:formula="of:=LN([.H29]/[.G29])" office:value-type="float" office:value="1.78923255627483" calcext:value-type="float">
            <text:p>1.7892325563</text:p>
          </table:table-cell>
          <table:table-cell table:formula="of:=[.I29]/[.I$4]" office:value-type="float" office:value="1.95303985282308" calcext:value-type="float">
            <text:p>1.9530398528</text:p>
          </table:table-cell>
          <table:table-cell office:value-type="float" office:value="8418" calcext:value-type="float">
            <text:p>8418</text:p>
          </table:table-cell>
          <table:table-cell office:value-type="float" office:value="14998" calcext:value-type="float">
            <text:p>14998</text:p>
          </table:table-cell>
          <table:table-cell table:formula="of:=LN([.L29]/[.K29])" office:value-type="float" office:value="0.577544588530819" calcext:value-type="float">
            <text:p>0.5775445885</text:p>
          </table:table-cell>
          <table:table-cell office:value-type="time" office:time-value="PT10H20M00S" calcext:value-type="time">
            <text:p>10:20:00 AM</text:p>
          </table:table-cell>
          <table:table-cell table:formula="of:=[.M$4]/[.M29]" office:value-type="float" office:value="2.01515968080126" calcext:value-type="float">
            <text:p>2.0151596808</text:p>
          </table:table-cell>
        </table:table-row>
        <table:table-row table:style-name="ro1">
          <table:table-cell office:value-type="time" office:time-value="PT10H24M00S" calcext:value-type="time">
            <text:p>10:24:00 AM</text:p>
          </table:table-cell>
          <table:table-cell office:value-type="float" office:value="-100" calcext:value-type="float">
            <text:p>-100</text:p>
          </table:table-cell>
          <table:table-cell table:formula="of:=HOUR([.A30])*60 + MINUTE([.A30])" office:value-type="float" office:value="624" calcext:value-type="float">
            <text:p>624</text:p>
          </table:table-cell>
          <table:table-cell table:formula="of:=[.C30] - [.C$4]"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  <table:table-cell office:value-type="float" office:value="1272" calcext:value-type="float">
            <text:p>1272</text:p>
          </table:table-cell>
          <table:table-cell office:value-type="float" office:value="1695" calcext:value-type="float">
            <text:p>1695</text:p>
          </table:table-cell>
          <table:table-cell office:value-type="float" office:value="9977" calcext:value-type="float">
            <text:p>9977</text:p>
          </table:table-cell>
          <table:table-cell table:formula="of:=LN([.H30]/[.G30])" office:value-type="float" office:value="1.77259970309896" calcext:value-type="float">
            <text:p>1.7725997031</text:p>
          </table:table-cell>
          <table:table-cell table:formula="of:=[.I30]/[.I$4]" office:value-type="float" office:value="1.93488423352993" calcext:value-type="float">
            <text:p>1.9348842335</text:p>
          </table:table-cell>
          <table:table-cell office:value-type="float" office:value="8499" calcext:value-type="float">
            <text:p>8499</text:p>
          </table:table-cell>
          <table:table-cell office:value-type="float" office:value="14995" calcext:value-type="float">
            <text:p>14995</text:p>
          </table:table-cell>
          <table:table-cell table:formula="of:=LN([.L30]/[.K30])" office:value-type="float" office:value="0.567768302684483" calcext:value-type="float">
            <text:p>0.5677683027</text:p>
          </table:table-cell>
          <table:table-cell office:value-type="time" office:time-value="PT10H24M00S" calcext:value-type="time">
            <text:p>10:24:00 AM</text:p>
          </table:table-cell>
          <table:table-cell table:formula="of:=[.M$4]/[.M30]" office:value-type="float" office:value="2.04985830165131" calcext:value-type="float">
            <text:p>2.0498583017</text:p>
          </table:table-cell>
        </table:table-row>
        <table:table-row table:style-name="ro1">
          <table:table-cell office:value-type="time" office:time-value="PT10H27M00S" calcext:value-type="time">
            <text:p>10:27:00 AM</text:p>
          </table:table-cell>
          <table:table-cell office:value-type="float" office:value="-99.94" calcext:value-type="float">
            <text:p>-99.94</text:p>
          </table:table-cell>
          <table:table-cell table:formula="of:=HOUR([.A31])*60 + MINUTE([.A31])" office:value-type="float" office:value="627" calcext:value-type="float">
            <text:p>627</text:p>
          </table:table-cell>
          <table:table-cell table:formula="of:=[.C31] - [.C$4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273" calcext:value-type="float">
            <text:p>1273</text:p>
          </table:table-cell>
          <table:table-cell office:value-type="float" office:value="1585" calcext:value-type="float">
            <text:p>1585</text:p>
          </table:table-cell>
          <table:table-cell office:value-type="float" office:value="9864" calcext:value-type="float">
            <text:p>9864</text:p>
          </table:table-cell>
          <table:table-cell table:formula="of:=LN([.H31]/[.G31])" office:value-type="float" office:value="1.8283073585328" calcext:value-type="float">
            <text:p>1.8283073585</text:p>
          </table:table-cell>
          <table:table-cell table:formula="of:=[.I31]/[.I$4]" office:value-type="float" office:value="1.99569201996779" calcext:value-type="float">
            <text:p>1.99569202</text:p>
          </table:table-cell>
          <table:table-cell office:value-type="float" office:value="8494" calcext:value-type="float">
            <text:p>8494</text:p>
          </table:table-cell>
          <table:table-cell office:value-type="float" office:value="14998" calcext:value-type="float">
            <text:p>14998</text:p>
          </table:table-cell>
          <table:table-cell table:formula="of:=LN([.L31]/[.K31])" office:value-type="float" office:value="0.568556826988118" calcext:value-type="float">
            <text:p>0.568556827</text:p>
          </table:table-cell>
          <table:table-cell office:value-type="time" office:time-value="PT10H27M00S" calcext:value-type="time">
            <text:p>10:27:00 AM</text:p>
          </table:table-cell>
          <table:table-cell table:formula="of:=[.M$4]/[.M31]" office:value-type="float" office:value="2.04701537898618" calcext:value-type="float">
            <text:p>2.047015379</text:p>
          </table:table-cell>
        </table:table-row>
        <table:table-row table:style-name="ro1">
          <table:table-cell office:value-type="time" office:time-value="PT10H31M00S" calcext:value-type="time">
            <text:p>10:31:00 AM</text:p>
          </table:table-cell>
          <table:table-cell office:value-type="float" office:value="-100.18" calcext:value-type="float">
            <text:p>-100.18</text:p>
          </table:table-cell>
          <table:table-cell table:formula="of:=HOUR([.A32])*60 + MINUTE([.A32])" office:value-type="float" office:value="631" calcext:value-type="float">
            <text:p>631</text:p>
          </table:table-cell>
          <table:table-cell table:formula="of:=[.C32] - [.C$4]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74" calcext:value-type="float">
            <text:p>1274</text:p>
          </table:table-cell>
          <table:table-cell office:value-type="float" office:value="1580" calcext:value-type="float">
            <text:p>1580</text:p>
          </table:table-cell>
          <table:table-cell office:value-type="float" office:value="9969" calcext:value-type="float">
            <text:p>9969</text:p>
          </table:table-cell>
          <table:table-cell table:formula="of:=LN([.H32]/[.G32])" office:value-type="float" office:value="1.84205543100169" calcext:value-type="float">
            <text:p>1.842055431</text:p>
          </table:table-cell>
          <table:table-cell table:formula="of:=[.I32]/[.I$4]" office:value-type="float" office:value="2.01069875195301" calcext:value-type="float">
            <text:p>2.010698752</text:p>
          </table:table-cell>
          <table:table-cell office:value-type="float" office:value="8622" calcext:value-type="float">
            <text:p>8622</text:p>
          </table:table-cell>
          <table:table-cell office:value-type="float" office:value="14995" calcext:value-type="float">
            <text:p>14995</text:p>
          </table:table-cell>
          <table:table-cell table:formula="of:=LN([.L32]/[.K32])" office:value-type="float" office:value="0.553399735876029" calcext:value-type="float">
            <text:p>0.5533997359</text:p>
          </table:table-cell>
          <table:table-cell office:value-type="time" office:time-value="PT10H31M00S" calcext:value-type="time">
            <text:p>10:31:00 AM</text:p>
          </table:table-cell>
          <table:table-cell table:formula="of:=[.M$4]/[.M32]" office:value-type="float" office:value="2.10308117843587" calcext:value-type="float">
            <text:p>2.1030811784</text:p>
          </table:table-cell>
        </table:table-row>
        <table:table-row table:style-name="ro1">
          <table:table-cell office:value-type="time" office:time-value="PT10H34M00S" calcext:value-type="time">
            <text:p>10:34:00 AM</text:p>
          </table:table-cell>
          <table:table-cell office:value-type="float" office:value="-99.9" calcext:value-type="float">
            <text:p>-99.9</text:p>
          </table:table-cell>
          <table:table-cell table:formula="of:=HOUR([.A33])*60 + MINUTE([.A33])" office:value-type="float" office:value="634" calcext:value-type="float">
            <text:p>634</text:p>
          </table:table-cell>
          <table:table-cell table:formula="of:=[.C33] - [.C$4]"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75" calcext:value-type="float">
            <text:p>1275</text:p>
          </table:table-cell>
          <table:table-cell office:value-type="float" office:value="1516" calcext:value-type="float">
            <text:p>1516</text:p>
          </table:table-cell>
          <table:table-cell office:value-type="float" office:value="9939" calcext:value-type="float">
            <text:p>9939</text:p>
          </table:table-cell>
          <table:table-cell table:formula="of:=LN([.H33]/[.G33])" office:value-type="float" office:value="1.88039112476569" calcext:value-type="float">
            <text:p>1.8803911248</text:p>
          </table:table-cell>
          <table:table-cell table:formula="of:=[.I33]/[.I$4]" office:value-type="float" office:value="2.05254414395873" calcext:value-type="float">
            <text:p>2.052544144</text:p>
          </table:table-cell>
          <table:table-cell office:value-type="float" office:value="8601" calcext:value-type="float">
            <text:p>8601</text:p>
          </table:table-cell>
          <table:table-cell office:value-type="float" office:value="14993" calcext:value-type="float">
            <text:p>14993</text:p>
          </table:table-cell>
          <table:table-cell table:formula="of:=LN([.L33]/[.K33])" office:value-type="float" office:value="0.555704949943424" calcext:value-type="float">
            <text:p>0.5557049499</text:p>
          </table:table-cell>
          <table:table-cell office:value-type="time" office:time-value="PT10H34M00S" calcext:value-type="time">
            <text:p>10:34:00 AM</text:p>
          </table:table-cell>
          <table:table-cell table:formula="of:=[.M$4]/[.M33]" office:value-type="float" office:value="2.09435703027434" calcext:value-type="float">
            <text:p>2.0943570303</text:p>
          </table:table-cell>
        </table:table-row>
        <table:table-row table:style-name="ro1">
          <table:table-cell office:value-type="time" office:time-value="PT10H38M00S" calcext:value-type="time">
            <text:p>10:38:00 AM</text:p>
          </table:table-cell>
          <table:table-cell office:value-type="float" office:value="-100.05" calcext:value-type="float">
            <text:p>-100.05</text:p>
          </table:table-cell>
          <table:table-cell table:formula="of:=HOUR([.A34])*60 + MINUTE([.A34])" office:value-type="float" office:value="638" calcext:value-type="float">
            <text:p>638</text:p>
          </table:table-cell>
          <table:table-cell table:formula="of:=[.C34] - [.C$4]"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76" calcext:value-type="float">
            <text:p>1276</text:p>
          </table:table-cell>
          <table:table-cell office:value-type="float" office:value="1577" calcext:value-type="float">
            <text:p>1577</text:p>
          </table:table-cell>
          <table:table-cell office:value-type="float" office:value="9874" calcext:value-type="float">
            <text:p>9874</text:p>
          </table:table-cell>
          <table:table-cell table:formula="of:=LN([.H34]/[.G34])" office:value-type="float" office:value="1.83438073185577" calcext:value-type="float">
            <text:p>1.8343807319</text:p>
          </table:table-cell>
          <table:table-cell table:formula="of:=[.I34]/[.I$4]" office:value-type="float" office:value="2.00232142099184" calcext:value-type="float">
            <text:p>2.002321421</text:p>
          </table:table-cell>
          <table:table-cell office:value-type="float" office:value="8580" calcext:value-type="float">
            <text:p>8580</text:p>
          </table:table-cell>
          <table:table-cell office:value-type="float" office:value="14995" calcext:value-type="float">
            <text:p>14995</text:p>
          </table:table-cell>
          <table:table-cell table:formula="of:=LN([.L34]/[.K34])" office:value-type="float" office:value="0.558282898701101" calcext:value-type="float">
            <text:p>0.5582828987</text:p>
          </table:table-cell>
          <table:table-cell office:value-type="time" office:time-value="PT10H38M00S" calcext:value-type="time">
            <text:p>10:38:00 AM</text:p>
          </table:table-cell>
          <table:table-cell table:formula="of:=[.M$4]/[.M34]" office:value-type="float" office:value="2.0846860460531" calcext:value-type="float">
            <text:p>2.0846860461</text:p>
          </table:table-cell>
        </table:table-row>
        <table:table-row table:style-name="ro1">
          <table:table-cell office:value-type="time" office:time-value="PT10H42M00S" calcext:value-type="time">
            <text:p>10:42:00 AM</text:p>
          </table:table-cell>
          <table:table-cell office:value-type="float" office:value="-100.12" calcext:value-type="float">
            <text:p>-100.12</text:p>
          </table:table-cell>
          <table:table-cell table:formula="of:=HOUR([.A35])*60 + MINUTE([.A35])" office:value-type="float" office:value="642" calcext:value-type="float">
            <text:p>642</text:p>
          </table:table-cell>
          <table:table-cell table:formula="of:=[.C35] - [.C$4]"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1277" calcext:value-type="float">
            <text:p>1277</text:p>
          </table:table-cell>
          <table:table-cell office:value-type="float" office:value="1572" calcext:value-type="float">
            <text:p>1572</text:p>
          </table:table-cell>
          <table:table-cell office:value-type="float" office:value="9992" calcext:value-type="float">
            <text:p>9992</text:p>
          </table:table-cell>
          <table:table-cell table:formula="of:=LN([.H35]/[.G35])" office:value-type="float" office:value="1.84943607881626" calcext:value-type="float">
            <text:p>1.8494360788</text:p>
          </table:table-cell>
          <table:table-cell table:formula="of:=[.I35]/[.I$4]" office:value-type="float" office:value="2.0187551106812" calcext:value-type="float">
            <text:p>2.0187551107</text:p>
          </table:table-cell>
          <table:table-cell office:value-type="float" office:value="8655" calcext:value-type="float">
            <text:p>8655</text:p>
          </table:table-cell>
          <table:table-cell office:value-type="float" office:value="14992" calcext:value-type="float">
            <text:p>14992</text:p>
          </table:table-cell>
          <table:table-cell table:formula="of:=LN([.L35]/[.K35])" office:value-type="float" office:value="0.549379536867894" calcext:value-type="float">
            <text:p>0.5493795369</text:p>
          </table:table-cell>
          <table:table-cell office:value-type="time" office:time-value="PT10H42M00S" calcext:value-type="time">
            <text:p>10:42:00 AM</text:p>
          </table:table-cell>
          <table:table-cell table:formula="of:=[.M$4]/[.M35]" office:value-type="float" office:value="2.11847091230871" calcext:value-type="float">
            <text:p>2.1184709123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-100.1" calcext:value-type="float">
            <text:p>-100.1</text:p>
          </table:table-cell>
          <table:table-cell table:formula="of:=HOUR([.A36])*60 + MINUTE([.A36])" office:value-type="float" office:value="645" calcext:value-type="float">
            <text:p>645</text:p>
          </table:table-cell>
          <table:table-cell table:formula="of:=[.C36] - [.C$4]"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  <table:table-cell office:value-type="float" office:value="1278" calcext:value-type="float">
            <text:p>1278</text:p>
          </table:table-cell>
          <table:table-cell office:value-type="float" office:value="1484" calcext:value-type="float">
            <text:p>1484</text:p>
          </table:table-cell>
          <table:table-cell office:value-type="float" office:value="9945" calcext:value-type="float">
            <text:p>9945</text:p>
          </table:table-cell>
          <table:table-cell table:formula="of:=LN([.H36]/[.G36])" office:value-type="float" office:value="1.90232876756075" calcext:value-type="float">
            <text:p>1.9023287676</text:p>
          </table:table-cell>
          <table:table-cell table:formula="of:=[.I36]/[.I$4]" office:value-type="float" office:value="2.07649021542131" calcext:value-type="float">
            <text:p>2.0764902154</text:p>
          </table:table-cell>
          <table:table-cell office:value-type="float" office:value="8600" calcext:value-type="float">
            <text:p>8600</text:p>
          </table:table-cell>
          <table:table-cell office:value-type="float" office:value="14993" calcext:value-type="float">
            <text:p>14993</text:p>
          </table:table-cell>
          <table:table-cell table:formula="of:=LN([.L36]/[.K36])" office:value-type="float" office:value="0.555821222253304" calcext:value-type="float">
            <text:p>0.5558212223</text:p>
          </table:table-cell>
          <table:table-cell office:value-type="time" office:time-value="PT10H45M00S" calcext:value-type="time">
            <text:p>10:45:00 AM</text:p>
          </table:table-cell>
          <table:table-cell table:formula="of:=[.M$4]/[.M36]" office:value-type="float" office:value="2.09391891146946" calcext:value-type="float">
            <text:p>2.0939189115</text:p>
          </table:table-cell>
        </table:table-row>
        <table:table-row table:style-name="ro1">
          <table:table-cell office:value-type="time" office:time-value="PT10H48M00S" calcext:value-type="time">
            <text:p>10:48:00 AM</text:p>
          </table:table-cell>
          <table:table-cell office:value-type="float" office:value="-100.15" calcext:value-type="float">
            <text:p>-100.15</text:p>
          </table:table-cell>
          <table:table-cell table:formula="of:=HOUR([.A37])*60 + MINUTE([.A37])" office:value-type="float" office:value="648" calcext:value-type="float">
            <text:p>648</text:p>
          </table:table-cell>
          <table:table-cell table:formula="of:=[.C37] - [.C$4]"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1279" calcext:value-type="float">
            <text:p>1279</text:p>
          </table:table-cell>
          <table:table-cell office:value-type="float" office:value="1418" calcext:value-type="float">
            <text:p>1418</text:p>
          </table:table-cell>
          <table:table-cell office:value-type="float" office:value="9906" calcext:value-type="float">
            <text:p>9906</text:p>
          </table:table-cell>
          <table:table-cell table:formula="of:=LN([.H37]/[.G37])" office:value-type="float" office:value="1.94389320605611" calcext:value-type="float">
            <text:p>1.9438932061</text:p>
          </table:table-cell>
          <table:table-cell table:formula="of:=[.I37]/[.I$4]" office:value-type="float" office:value="2.12185994925327" calcext:value-type="float">
            <text:p>2.1218599493</text:p>
          </table:table-cell>
          <table:table-cell office:value-type="float" office:value="8820" calcext:value-type="float">
            <text:p>8820</text:p>
          </table:table-cell>
          <table:table-cell office:value-type="float" office:value="14997" calcext:value-type="float">
            <text:p>14997</text:p>
          </table:table-cell>
          <table:table-cell table:formula="of:=LN([.L37]/[.K37])" office:value-type="float" office:value="0.530828311080843" calcext:value-type="float">
            <text:p>0.5308283111</text:p>
          </table:table-cell>
          <table:table-cell office:value-type="time" office:time-value="PT10H48M00S" calcext:value-type="time">
            <text:p>10:48:00 AM</text:p>
          </table:table-cell>
          <table:table-cell table:formula="of:=[.M$4]/[.M37]" office:value-type="float" office:value="2.19250658711572" calcext:value-type="float">
            <text:p>2.1925065871</text:p>
          </table:table-cell>
        </table:table-row>
        <table:table-row table:style-name="ro1">
          <table:table-cell office:value-type="time" office:time-value="PT10H53M00S" calcext:value-type="time">
            <text:p>10:53:00 AM</text:p>
          </table:table-cell>
          <table:table-cell office:value-type="float" office:value="-100.18" calcext:value-type="float">
            <text:p>-100.18</text:p>
          </table:table-cell>
          <table:table-cell table:formula="of:=HOUR([.A38])*60 + MINUTE([.A38])" office:value-type="float" office:value="653" calcext:value-type="float">
            <text:p>653</text:p>
          </table:table-cell>
          <table:table-cell table:formula="of:=[.C38] - [.C$4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280" calcext:value-type="float">
            <text:p>1280</text:p>
          </table:table-cell>
          <table:table-cell office:value-type="float" office:value="1473" calcext:value-type="float">
            <text:p>1473</text:p>
          </table:table-cell>
          <table:table-cell office:value-type="float" office:value="9984" calcext:value-type="float">
            <text:p>9984</text:p>
          </table:table-cell>
          <table:table-cell table:formula="of:=LN([.H38]/[.G38])" office:value-type="float" office:value="1.91368267414658" calcext:value-type="float">
            <text:p>1.9136826741</text:p>
          </table:table-cell>
          <table:table-cell table:formula="of:=[.I38]/[.I$4]" office:value-type="float" office:value="2.08888359154763" calcext:value-type="float">
            <text:p>2.0888835915</text:p>
          </table:table-cell>
          <table:table-cell office:value-type="float" office:value="8802" calcext:value-type="float">
            <text:p>8802</text:p>
          </table:table-cell>
          <table:table-cell office:value-type="float" office:value="14994" calcext:value-type="float">
            <text:p>14994</text:p>
          </table:table-cell>
          <table:table-cell table:formula="of:=LN([.L38]/[.K38])" office:value-type="float" office:value="0.532671152691971" calcext:value-type="float">
            <text:p>0.5326711527</text:p>
          </table:table-cell>
          <table:table-cell office:value-type="time" office:time-value="PT10H53M00S" calcext:value-type="time">
            <text:p>10:53:00 AM</text:p>
          </table:table-cell>
          <table:table-cell table:formula="of:=[.M$4]/[.M38]" office:value-type="float" office:value="2.18492133991209" calcext:value-type="float">
            <text:p>2.1849213399</text:p>
          </table:table-cell>
        </table:table-row>
        <table:table-row table:style-name="ro1">
          <table:table-cell office:value-type="time" office:time-value="PT10H57M00S" calcext:value-type="time">
            <text:p>10:57:00 AM</text:p>
          </table:table-cell>
          <table:table-cell office:value-type="float" office:value="-100.18" calcext:value-type="float">
            <text:p>-100.18</text:p>
          </table:table-cell>
          <table:table-cell table:formula="of:=HOUR([.A39])*60 + MINUTE([.A39])" office:value-type="float" office:value="657" calcext:value-type="float">
            <text:p>657</text:p>
          </table:table-cell>
          <table:table-cell table:formula="of:=[.C39] - [.C$4]"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1281" calcext:value-type="float">
            <text:p>1281</text:p>
          </table:table-cell>
          <table:table-cell office:value-type="float" office:value="1376" calcext:value-type="float">
            <text:p>1376</text:p>
          </table:table-cell>
          <table:table-cell office:value-type="float" office:value="10144" calcext:value-type="float">
            <text:p>10144</text:p>
          </table:table-cell>
          <table:table-cell table:formula="of:=LN([.H39]/[.G39])" office:value-type="float" office:value="1.99770165818372" calcext:value-type="float">
            <text:p>1.9977016582</text:p>
          </table:table-cell>
          <table:table-cell table:formula="of:=[.I39]/[.I$4]" office:value-type="float" office:value="2.18059465707836" calcext:value-type="float">
            <text:p>2.1805946571</text:p>
          </table:table-cell>
          <table:table-cell office:value-type="float" office:value="8726" calcext:value-type="float">
            <text:p>8726</text:p>
          </table:table-cell>
          <table:table-cell office:value-type="float" office:value="14997" calcext:value-type="float">
            <text:p>14997</text:p>
          </table:table-cell>
          <table:table-cell table:formula="of:=LN([.L39]/[.K39])" office:value-type="float" office:value="0.541543106398125" calcext:value-type="float">
            <text:p>0.5415431064</text:p>
          </table:table-cell>
          <table:table-cell office:value-type="time" office:time-value="PT10H57M00S" calcext:value-type="time">
            <text:p>10:57:00 AM</text:p>
          </table:table-cell>
          <table:table-cell table:formula="of:=[.M$4]/[.M39]" office:value-type="float" office:value="2.14912636671371" calcext:value-type="float">
            <text:p>2.1491263667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-99.67" calcext:value-type="float">
            <text:p>-99.67</text:p>
          </table:table-cell>
          <table:table-cell table:formula="of:=HOUR([.A40])*60 + MINUTE([.A40])" office:value-type="float" office:value="660" calcext:value-type="float">
            <text:p>660</text:p>
          </table:table-cell>
          <table:table-cell table:formula="of:=[.C40] - [.C$4]"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1282" calcext:value-type="float">
            <text:p>1282</text:p>
          </table:table-cell>
          <table:table-cell office:value-type="float" office:value="1388" calcext:value-type="float">
            <text:p>1388</text:p>
          </table:table-cell>
          <table:table-cell office:value-type="float" office:value="9934" calcext:value-type="float">
            <text:p>9934</text:p>
          </table:table-cell>
          <table:table-cell table:formula="of:=LN([.H40]/[.G40])" office:value-type="float" office:value="1.96809935460055" calcext:value-type="float">
            <text:p>1.9680993546</text:p>
          </table:table-cell>
          <table:table-cell table:formula="of:=[.I40]/[.I$4]" office:value-type="float" office:value="2.14828221204121" calcext:value-type="float">
            <text:p>2.148282212</text:p>
          </table:table-cell>
          <table:table-cell office:value-type="float" office:value="8760" calcext:value-type="float">
            <text:p>8760</text:p>
          </table:table-cell>
          <table:table-cell office:value-type="float" office:value="14993" calcext:value-type="float">
            <text:p>14993</text:p>
          </table:table-cell>
          <table:table-cell table:formula="of:=LN([.L40]/[.K40])" office:value-type="float" office:value="0.537387520564466" calcext:value-type="float">
            <text:p>0.5373875206</text:p>
          </table:table-cell>
          <table:table-cell office:value-type="time" office:time-value="PT11H00M00S" calcext:value-type="time">
            <text:p>11:00:00 AM</text:p>
          </table:table-cell>
          <table:table-cell table:formula="of:=[.M$4]/[.M40]" office:value-type="float" office:value="2.16574543348117" calcext:value-type="float">
            <text:p>2.1657454335</text:p>
          </table:table-cell>
        </table:table-row>
        <table:table-row table:style-name="ro1">
          <table:table-cell office:value-type="time" office:time-value="PT11H03M00S" calcext:value-type="time">
            <text:p>11:03:00 AM</text:p>
          </table:table-cell>
          <table:table-cell office:value-type="float" office:value="-99.92" calcext:value-type="float">
            <text:p>-99.92</text:p>
          </table:table-cell>
          <table:table-cell table:formula="of:=HOUR([.A41])*60 + MINUTE([.A41])" office:value-type="float" office:value="663" calcext:value-type="float">
            <text:p>663</text:p>
          </table:table-cell>
          <table:table-cell table:formula="of:=[.C41] - [.C$4]"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283" calcext:value-type="float">
            <text:p>1283</text:p>
          </table:table-cell>
          <table:table-cell office:value-type="float" office:value="1330" calcext:value-type="float">
            <text:p>1330</text:p>
          </table:table-cell>
          <table:table-cell office:value-type="float" office:value="9973" calcext:value-type="float">
            <text:p>9973</text:p>
          </table:table-cell>
          <table:table-cell table:formula="of:=LN([.H41]/[.G41])" office:value-type="float" office:value="2.01470249918607" calcext:value-type="float">
            <text:p>2.0147024992</text:p>
          </table:table-cell>
          <table:table-cell table:formula="of:=[.I41]/[.I$4]" office:value-type="float" office:value="2.19915195411203" calcext:value-type="float">
            <text:p>2.1991519541</text:p>
          </table:table-cell>
          <table:table-cell office:value-type="float" office:value="8749" calcext:value-type="float">
            <text:p>8749</text:p>
          </table:table-cell>
          <table:table-cell office:value-type="float" office:value="14994" calcext:value-type="float">
            <text:p>14994</text:p>
          </table:table-cell>
          <table:table-cell table:formula="of:=LN([.L41]/[.K41])" office:value-type="float" office:value="0.538710712956743" calcext:value-type="float">
            <text:p>0.538710713</text:p>
          </table:table-cell>
          <table:table-cell office:value-type="time" office:time-value="PT11H03M00S" calcext:value-type="time">
            <text:p>11:03:00 AM</text:p>
          </table:table-cell>
          <table:table-cell table:formula="of:=[.M$4]/[.M41]" office:value-type="float" office:value="2.16042588476557" calcext:value-type="float">
            <text:p>2.1604258848</text:p>
          </table:table-cell>
        </table:table-row>
        <table:table-row table:style-name="ro1">
          <table:table-cell office:value-type="time" office:time-value="PT11H07M00S" calcext:value-type="time">
            <text:p>11:07:00 AM</text:p>
          </table:table-cell>
          <table:table-cell office:value-type="float" office:value="-99.68" calcext:value-type="float">
            <text:p>-99.68</text:p>
          </table:table-cell>
          <table:table-cell table:formula="of:=HOUR([.A42])*60 + MINUTE([.A42])" office:value-type="float" office:value="667" calcext:value-type="float">
            <text:p>667</text:p>
          </table:table-cell>
          <table:table-cell table:formula="of:=[.C42] - [.C$4]" office:value-type="float" office:value="136" calcext:value-type="float">
            <text:p>136</text:p>
          </table:table-cell>
          <table:table-cell office:value-type="float" office:value="39" calcext:value-type="float">
            <text:p>39</text:p>
          </table:table-cell>
          <table:table-cell office:value-type="float" office:value="1284" calcext:value-type="float">
            <text:p>1284</text:p>
          </table:table-cell>
          <table:table-cell office:value-type="float" office:value="1304" calcext:value-type="float">
            <text:p>1304</text:p>
          </table:table-cell>
          <table:table-cell office:value-type="float" office:value="10046" calcext:value-type="float">
            <text:p>10046</text:p>
          </table:table-cell>
          <table:table-cell table:formula="of:=LN([.H42]/[.G42])" office:value-type="float" office:value="2.04173808182339" calcext:value-type="float">
            <text:p>2.0417380818</text:p>
          </table:table-cell>
          <table:table-cell table:formula="of:=[.I42]/[.I$4]" office:value-type="float" office:value="2.22866269051675" calcext:value-type="float">
            <text:p>2.2286626905</text:p>
          </table:table-cell>
          <table:table-cell office:value-type="float" office:value="8830" calcext:value-type="float">
            <text:p>8830</text:p>
          </table:table-cell>
          <table:table-cell office:value-type="float" office:value="14996" calcext:value-type="float">
            <text:p>14996</text:p>
          </table:table-cell>
          <table:table-cell table:formula="of:=LN([.L42]/[.K42])" office:value-type="float" office:value="0.529628484257797" calcext:value-type="float">
            <text:p>0.5296284843</text:p>
          </table:table-cell>
          <table:table-cell office:value-type="time" office:time-value="PT11H07M00S" calcext:value-type="time">
            <text:p>11:07:00 AM</text:p>
          </table:table-cell>
          <table:table-cell table:formula="of:=[.M$4]/[.M42]" office:value-type="float" office:value="2.19747351825919" calcext:value-type="float">
            <text:p>2.1974735183</text:p>
          </table:table-cell>
        </table:table-row>
        <table:table-row table:style-name="ro1">
          <table:table-cell office:value-type="time" office:time-value="PT11H10M00S" calcext:value-type="time">
            <text:p>11:10:00 AM</text:p>
          </table:table-cell>
          <table:table-cell office:value-type="float" office:value="-100.14" calcext:value-type="float">
            <text:p>-100.14</text:p>
          </table:table-cell>
          <table:table-cell table:formula="of:=HOUR([.A43])*60 + MINUTE([.A43])" office:value-type="float" office:value="670" calcext:value-type="float">
            <text:p>670</text:p>
          </table:table-cell>
          <table:table-cell table:formula="of:=[.C43] - [.C$4]"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1348" calcext:value-type="float">
            <text:p>1348</text:p>
          </table:table-cell>
          <table:table-cell office:value-type="float" office:value="10207" calcext:value-type="float">
            <text:p>10207</text:p>
          </table:table-cell>
          <table:table-cell table:formula="of:=LN([.H43]/[.G43])" office:value-type="float" office:value="2.02445174693125" calcext:value-type="float">
            <text:p>2.0244517469</text:p>
          </table:table-cell>
          <table:table-cell table:formula="of:=[.I43]/[.I$4]" office:value-type="float" office:value="2.20979376214006" calcext:value-type="float">
            <text:p>2.2097937621</text:p>
          </table:table-cell>
          <table:table-cell office:value-type="float" office:value="8864" calcext:value-type="float">
            <text:p>8864</text:p>
          </table:table-cell>
          <table:table-cell office:value-type="float" office:value="14995" calcext:value-type="float">
            <text:p>14995</text:p>
          </table:table-cell>
          <table:table-cell table:formula="of:=LN([.L43]/[.K43])" office:value-type="float" office:value="0.525718682196044" calcext:value-type="float">
            <text:p>0.5257186822</text:p>
          </table:table-cell>
          <table:table-cell office:value-type="time" office:time-value="PT11H10M00S" calcext:value-type="time">
            <text:p>11:10:00 AM</text:p>
          </table:table-cell>
          <table:table-cell table:formula="of:=[.M$4]/[.M43]" office:value-type="float" office:value="2.21381626350165" calcext:value-type="float">
            <text:p>2.2138162635</text:p>
          </table:table-cell>
        </table:table-row>
        <table:table-row table:style-name="ro1">
          <table:table-cell office:value-type="time" office:time-value="PT11H13M00S" calcext:value-type="time">
            <text:p>11:13:00 AM</text:p>
          </table:table-cell>
          <table:table-cell office:value-type="float" office:value="-99.84" calcext:value-type="float">
            <text:p>-99.84</text:p>
          </table:table-cell>
          <table:table-cell table:formula="of:=HOUR([.A44])*60 + MINUTE([.A44])" office:value-type="float" office:value="673" calcext:value-type="float">
            <text:p>673</text:p>
          </table:table-cell>
          <table:table-cell table:formula="of:=[.C44] - [.C$4]"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0032" calcext:value-type="float">
            <text:p>10032</text:p>
          </table:table-cell>
          <table:table-cell table:formula="of:=LN([.H44]/[.G44])" office:value-type="float" office:value="2.06833912787553" calcext:value-type="float">
            <text:p>2.0683391279</text:p>
          </table:table-cell>
          <table:table-cell table:formula="of:=[.I44]/[.I$4]" office:value-type="float" office:value="2.25769910776973" calcext:value-type="float">
            <text:p>2.2576991078</text:p>
          </table:table-cell>
          <table:table-cell office:value-type="float" office:value="8889" calcext:value-type="float">
            <text:p>8889</text:p>
          </table:table-cell>
          <table:table-cell office:value-type="float" office:value="14997" calcext:value-type="float">
            <text:p>14997</text:p>
          </table:table-cell>
          <table:table-cell table:formula="of:=LN([.L44]/[.K44])" office:value-type="float" office:value="0.523035623840005" calcext:value-type="float">
            <text:p>0.5230356238</text:p>
          </table:table-cell>
          <table:table-cell office:value-type="time" office:time-value="PT11H13M00S" calcext:value-type="time">
            <text:p>11:13:00 AM</text:p>
          </table:table-cell>
          <table:table-cell table:formula="of:=[.M$4]/[.M44]" office:value-type="float" office:value="2.22517265674484" calcext:value-type="float">
            <text:p>2.2251726567</text:p>
          </table:table-cell>
        </table:table-row>
        <table:table-row table:style-name="ro1">
          <table:table-cell office:value-type="time" office:time-value="PT11H17M00S" calcext:value-type="time">
            <text:p>11:17:00 AM</text:p>
          </table:table-cell>
          <table:table-cell office:value-type="float" office:value="-99.87" calcext:value-type="float">
            <text:p>-99.87</text:p>
          </table:table-cell>
          <table:table-cell table:formula="of:=HOUR([.A45])*60 + MINUTE([.A45])" office:value-type="float" office:value="677" calcext:value-type="float">
            <text:p>677</text:p>
          </table:table-cell>
          <table:table-cell table:formula="of:=[.C45] - [.C$4]"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1287" calcext:value-type="float">
            <text:p>1287</text:p>
          </table:table-cell>
          <table:table-cell office:value-type="float" office:value="1313" calcext:value-type="float">
            <text:p>1313</text:p>
          </table:table-cell>
          <table:table-cell office:value-type="float" office:value="10102" calcext:value-type="float">
            <text:p>10102</text:p>
          </table:table-cell>
          <table:table-cell table:formula="of:=LN([.H45]/[.G45])" office:value-type="float" office:value="2.0404188287252" calcext:value-type="float">
            <text:p>2.0404188287</text:p>
          </table:table-cell>
          <table:table-cell table:formula="of:=[.I45]/[.I$4]" office:value-type="float" office:value="2.22722265754413" calcext:value-type="float">
            <text:p>2.2272226575</text:p>
          </table:table-cell>
          <table:table-cell office:value-type="float" office:value="8801" calcext:value-type="float">
            <text:p>8801</text:p>
          </table:table-cell>
          <table:table-cell office:value-type="float" office:value="14993" calcext:value-type="float">
            <text:p>14993</text:p>
          </table:table-cell>
          <table:table-cell table:formula="of:=LN([.L45]/[.K45])" office:value-type="float" office:value="0.532718074121091" calcext:value-type="float">
            <text:p>0.5327180741</text:p>
          </table:table-cell>
          <table:table-cell office:value-type="time" office:time-value="PT11H17M00S" calcext:value-type="time">
            <text:p>11:17:00 AM</text:p>
          </table:table-cell>
          <table:table-cell table:formula="of:=[.M$4]/[.M45]" office:value-type="float" office:value="2.1847288935943" calcext:value-type="float">
            <text:p>2.1847288936</text:p>
          </table:table-cell>
        </table:table-row>
        <table:table-row table:style-name="ro1">
          <table:table-cell office:value-type="time" office:time-value="PT11H21M00S" calcext:value-type="time">
            <text:p>11:21:00 AM</text:p>
          </table:table-cell>
          <table:table-cell office:value-type="float" office:value="-99.64" calcext:value-type="float">
            <text:p>-99.64</text:p>
          </table:table-cell>
          <table:table-cell table:formula="of:=HOUR([.A46])*60 + MINUTE([.A46])" office:value-type="float" office:value="681" calcext:value-type="float">
            <text:p>681</text:p>
          </table:table-cell>
          <table:table-cell table:formula="of:=[.C46] - [.C$4]"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288" calcext:value-type="float">
            <text:p>1288</text:p>
          </table:table-cell>
          <table:table-cell office:value-type="float" office:value="1276" calcext:value-type="float">
            <text:p>1276</text:p>
          </table:table-cell>
          <table:table-cell office:value-type="float" office:value="10116" calcext:value-type="float">
            <text:p>10116</text:p>
          </table:table-cell>
          <table:table-cell table:formula="of:=LN([.H46]/[.G46])" office:value-type="float" office:value="2.07038814388512" calcext:value-type="float">
            <text:p>2.0703881439</text:p>
          </table:table-cell>
          <table:table-cell table:formula="of:=[.I46]/[.I$4]" office:value-type="float" office:value="2.25993571469473" calcext:value-type="float">
            <text:p>2.2599357147</text:p>
          </table:table-cell>
          <table:table-cell office:value-type="float" office:value="8909" calcext:value-type="float">
            <text:p>8909</text:p>
          </table:table-cell>
          <table:table-cell office:value-type="float" office:value="14995" calcext:value-type="float">
            <text:p>14995</text:p>
          </table:table-cell>
          <table:table-cell table:formula="of:=LN([.L46]/[.K46])" office:value-type="float" office:value="0.520654810462466" calcext:value-type="float">
            <text:p>0.5206548105</text:p>
          </table:table-cell>
          <table:table-cell office:value-type="time" office:time-value="PT11H21M00S" calcext:value-type="time">
            <text:p>11:21:00 AM</text:p>
          </table:table-cell>
          <table:table-cell table:formula="of:=[.M$4]/[.M46]" office:value-type="float" office:value="2.23534776839666" calcext:value-type="float">
            <text:p>2.2353477684</text:p>
          </table:table-cell>
        </table:table-row>
        <table:table-row table:style-name="ro1">
          <table:table-cell office:value-type="time" office:time-value="PT11H24M00S" calcext:value-type="time">
            <text:p>11:24:00 AM</text:p>
          </table:table-cell>
          <table:table-cell office:value-type="float" office:value="-99.89" calcext:value-type="float">
            <text:p>-99.89</text:p>
          </table:table-cell>
          <table:table-cell table:formula="of:=HOUR([.A47])*60 + MINUTE([.A47])" office:value-type="float" office:value="684" calcext:value-type="float">
            <text:p>684</text:p>
          </table:table-cell>
          <table:table-cell table:formula="of:=[.C47] - [.C$4]" office:value-type="float" office:value="153" calcext:value-type="float">
            <text:p>153</text:p>
          </table:table-cell>
          <table:table-cell office:value-type="float" office:value="44" calcext:value-type="float">
            <text:p>44</text:p>
          </table:table-cell>
          <table:table-cell office:value-type="float" office:value="1289" calcext:value-type="float">
            <text:p>1289</text:p>
          </table:table-cell>
          <table:table-cell office:value-type="float" office:value="1298" calcext:value-type="float">
            <text:p>1298</text:p>
          </table:table-cell>
          <table:table-cell office:value-type="float" office:value="10127" calcext:value-type="float">
            <text:p>10127</text:p>
          </table:table-cell>
          <table:table-cell table:formula="of:=LN([.H47]/[.G47])" office:value-type="float" office:value="2.05438050606825" calcext:value-type="float">
            <text:p>2.0543805061</text:p>
          </table:table-cell>
          <table:table-cell table:formula="of:=[.I47]/[.I$4]" office:value-type="float" office:value="2.24246255029457" calcext:value-type="float">
            <text:p>2.2424625503</text:p>
          </table:table-cell>
          <table:table-cell office:value-type="float" office:value="8907" calcext:value-type="float">
            <text:p>8907</text:p>
          </table:table-cell>
          <table:table-cell office:value-type="float" office:value="14994" calcext:value-type="float">
            <text:p>14994</text:p>
          </table:table-cell>
          <table:table-cell table:formula="of:=LN([.L47]/[.K47])" office:value-type="float" office:value="0.520812636631138" calcext:value-type="float">
            <text:p>0.5208126366</text:p>
          </table:table-cell>
          <table:table-cell office:value-type="time" office:time-value="PT11H24M00S" calcext:value-type="time">
            <text:p>11:24:00 AM</text:p>
          </table:table-cell>
          <table:table-cell table:formula="of:=[.M$4]/[.M47]" office:value-type="float" office:value="2.23467037244057" calcext:value-type="float">
            <text:p>2.2346703724</text:p>
          </table:table-cell>
        </table:table-row>
        <table:table-row table:style-name="ro1">
          <table:table-cell office:value-type="time" office:time-value="PT11H28M00S" calcext:value-type="time">
            <text:p>11:28:00 AM</text:p>
          </table:table-cell>
          <table:table-cell office:value-type="float" office:value="-100.12" calcext:value-type="float">
            <text:p>-100.12</text:p>
          </table:table-cell>
          <table:table-cell table:formula="of:=HOUR([.A48])*60 + MINUTE([.A48])" office:value-type="float" office:value="688" calcext:value-type="float">
            <text:p>688</text:p>
          </table:table-cell>
          <table:table-cell table:formula="of:=[.C48] - [.C$4]"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290" calcext:value-type="float">
            <text:p>1290</text:p>
          </table:table-cell>
          <table:table-cell office:value-type="float" office:value="1316" calcext:value-type="float">
            <text:p>1316</text:p>
          </table:table-cell>
          <table:table-cell office:value-type="float" office:value="10134" calcext:value-type="float">
            <text:p>10134</text:p>
          </table:table-cell>
          <table:table-cell table:formula="of:=LN([.H48]/[.G48])" office:value-type="float" office:value="2.04129927415059" calcext:value-type="float">
            <text:p>2.0412992742</text:p>
          </table:table-cell>
          <table:table-cell table:formula="of:=[.I48]/[.I$4]" office:value-type="float" office:value="2.22818370925202" calcext:value-type="float">
            <text:p>2.2281837093</text:p>
          </table:table-cell>
          <table:table-cell office:value-type="float" office:value="8968" calcext:value-type="float">
            <text:p>8968</text:p>
          </table:table-cell>
          <table:table-cell office:value-type="float" office:value="14999" calcext:value-type="float">
            <text:p>14999</text:p>
          </table:table-cell>
          <table:table-cell table:formula="of:=LN([.L48]/[.K48])" office:value-type="float" office:value="0.514320846443364" calcext:value-type="float">
            <text:p>0.5143208464</text:p>
          </table:table-cell>
          <table:table-cell office:value-type="time" office:time-value="PT11H28M00S" calcext:value-type="time">
            <text:p>11:28:00 AM</text:p>
          </table:table-cell>
          <table:table-cell table:formula="of:=[.M$4]/[.M48]" office:value-type="float" office:value="2.26287652293406" calcext:value-type="float">
            <text:p>2.2628765229</text:p>
          </table:table-cell>
        </table:table-row>
        <table:table-row table:style-name="ro1">
          <table:table-cell office:value-type="time" office:time-value="PT11H31M00S" calcext:value-type="time">
            <text:p>11:31:00 AM</text:p>
          </table:table-cell>
          <table:table-cell office:value-type="float" office:value="-100.28" calcext:value-type="float">
            <text:p>-100.28</text:p>
          </table:table-cell>
          <table:table-cell table:formula="of:=HOUR([.A49])*60 + MINUTE([.A49])" office:value-type="float" office:value="691" calcext:value-type="float">
            <text:p>691</text:p>
          </table:table-cell>
          <table:table-cell table:formula="of:=[.C49] - [.C$4]"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291" calcext:value-type="float">
            <text:p>1291</text:p>
          </table:table-cell>
          <table:table-cell office:value-type="float" office:value="1294" calcext:value-type="float">
            <text:p>1294</text:p>
          </table:table-cell>
          <table:table-cell office:value-type="float" office:value="10114" calcext:value-type="float">
            <text:p>10114</text:p>
          </table:table-cell>
          <table:table-cell table:formula="of:=LN([.H49]/[.G49])" office:value-type="float" office:value="2.05618240657908" calcext:value-type="float">
            <text:p>2.0561824066</text:p>
          </table:table-cell>
          <table:table-cell table:formula="of:=[.I49]/[.I$4]" office:value-type="float" office:value="2.24442941787483" calcext:value-type="float">
            <text:p>2.2444294179</text:p>
          </table:table-cell>
          <table:table-cell office:value-type="float" office:value="8945" calcext:value-type="float">
            <text:p>8945</text:p>
          </table:table-cell>
          <table:table-cell office:value-type="float" office:value="14997" calcext:value-type="float">
            <text:p>14997</text:p>
          </table:table-cell>
          <table:table-cell table:formula="of:=LN([.L49]/[.K49])" office:value-type="float" office:value="0.516755464138861" calcext:value-type="float">
            <text:p>0.5167554641</text:p>
          </table:table-cell>
          <table:table-cell office:value-type="time" office:time-value="PT11H31M00S" calcext:value-type="time">
            <text:p>11:31:00 AM</text:p>
          </table:table-cell>
          <table:table-cell table:formula="of:=[.M$4]/[.M49]" office:value-type="float" office:value="2.25221531157243" calcext:value-type="float">
            <text:p>2.2522153116</text:p>
          </table:table-cell>
        </table:table-row>
        <table:table-row table:style-name="ro1">
          <table:table-cell office:value-type="time" office:time-value="PT11H34M00S" calcext:value-type="time">
            <text:p>11:34:00 AM</text:p>
          </table:table-cell>
          <table:table-cell office:value-type="float" office:value="-99.92" calcext:value-type="float">
            <text:p>-99.92</text:p>
          </table:table-cell>
          <table:table-cell table:formula="of:=HOUR([.A50])*60 + MINUTE([.A50])" office:value-type="float" office:value="694" calcext:value-type="float">
            <text:p>694</text:p>
          </table:table-cell>
          <table:table-cell table:formula="of:=[.C50] - [.C$4]" office:value-type="float" office:value="163" calcext:value-type="float">
            <text:p>163</text:p>
          </table:table-cell>
          <table:table-cell office:value-type="float" office:value="47" calcext:value-type="float">
            <text:p>47</text:p>
          </table:table-cell>
          <table:table-cell office:value-type="float" office:value="1292" calcext:value-type="float">
            <text:p>1292</text:p>
          </table:table-cell>
          <table:table-cell office:value-type="float" office:value="1219" calcext:value-type="float">
            <text:p>1219</text:p>
          </table:table-cell>
          <table:table-cell office:value-type="float" office:value="10169" calcext:value-type="float">
            <text:p>10169</text:p>
          </table:table-cell>
          <table:table-cell table:formula="of:=LN([.H50]/[.G50])" office:value-type="float" office:value="2.12131302630987" calcext:value-type="float">
            <text:p>2.1213130263</text:p>
          </table:table-cell>
          <table:table-cell table:formula="of:=[.I50]/[.I$4]" office:value-type="float" office:value="2.31552285708551" calcext:value-type="float">
            <text:p>2.3155228571</text:p>
          </table:table-cell>
          <table:table-cell office:value-type="float" office:value="8840" calcext:value-type="float">
            <text:p>8840</text:p>
          </table:table-cell>
          <table:table-cell office:value-type="float" office:value="14992" calcext:value-type="float">
            <text:p>14992</text:p>
          </table:table-cell>
          <table:table-cell table:formula="of:=LN([.L50]/[.K50])" office:value-type="float" office:value="0.528229848846514" calcext:value-type="float">
            <text:p>0.5282298488</text:p>
          </table:table-cell>
          <table:table-cell office:value-type="time" office:time-value="PT11H34M00S" calcext:value-type="time">
            <text:p>11:34:00 AM</text:p>
          </table:table-cell>
          <table:table-cell table:formula="of:=[.M$4]/[.M50]" office:value-type="float" office:value="2.20329194045684" calcext:value-type="float">
            <text:p>2.2032919405</text:p>
          </table:table-cell>
        </table:table-row>
        <table:table-row table:style-name="ro1">
          <table:table-cell office:value-type="time" office:time-value="PT11H38M00S" calcext:value-type="time">
            <text:p>11:38:00 AM</text:p>
          </table:table-cell>
          <table:table-cell office:value-type="float" office:value="-100.15" calcext:value-type="float">
            <text:p>-100.15</text:p>
          </table:table-cell>
          <table:table-cell table:formula="of:=HOUR([.A51])*60 + MINUTE([.A51])" office:value-type="float" office:value="698" calcext:value-type="float">
            <text:p>698</text:p>
          </table:table-cell>
          <table:table-cell table:formula="of:=[.C51] - [.C$4]" office:value-type="float" office:value="167" calcext:value-type="float">
            <text:p>167</text:p>
          </table:table-cell>
          <table:table-cell office:value-type="float" office:value="48" calcext:value-type="float">
            <text:p>48</text:p>
          </table:table-cell>
          <table:table-cell office:value-type="float" office:value="1293" calcext:value-type="float">
            <text:p>1293</text:p>
          </table:table-cell>
          <table:table-cell office:value-type="float" office:value="1198" calcext:value-type="float">
            <text:p>1198</text:p>
          </table:table-cell>
          <table:table-cell office:value-type="float" office:value="10186" calcext:value-type="float">
            <text:p>10186</text:p>
          </table:table-cell>
          <table:table-cell table:formula="of:=LN([.H51]/[.G51])" office:value-type="float" office:value="2.14036072876915" calcext:value-type="float">
            <text:p>2.1403607288</text:p>
          </table:table-cell>
          <table:table-cell table:formula="of:=[.I51]/[.I$4]" office:value-type="float" office:value="2.33631440923855" calcext:value-type="float">
            <text:p>2.3363144092</text:p>
          </table:table-cell>
          <table:table-cell office:value-type="float" office:value="8835" calcext:value-type="float">
            <text:p>8835</text:p>
          </table:table-cell>
          <table:table-cell office:value-type="float" office:value="14994" calcext:value-type="float">
            <text:p>14994</text:p>
          </table:table-cell>
          <table:table-cell table:formula="of:=LN([.L51]/[.K51])" office:value-type="float" office:value="0.528929015309211" calcext:value-type="float">
            <text:p>0.5289290153</text:p>
          </table:table-cell>
          <table:table-cell office:value-type="time" office:time-value="PT11H38M00S" calcext:value-type="time">
            <text:p>11:38:00 AM</text:p>
          </table:table-cell>
          <table:table-cell table:formula="of:=[.M$4]/[.M51]" office:value-type="float" office:value="2.20037951215794" calcext:value-type="float">
            <text:p>2.2003795122</text:p>
          </table:table-cell>
        </table:table-row>
        <table:table-row table:style-name="ro1">
          <table:table-cell office:value-type="time" office:time-value="PT11H41M00S" calcext:value-type="time">
            <text:p>11:41:00 AM</text:p>
          </table:table-cell>
          <table:table-cell office:value-type="float" office:value="-99.52" calcext:value-type="float">
            <text:p>-99.52</text:p>
          </table:table-cell>
          <table:table-cell table:formula="of:=HOUR([.A52])*60 + MINUTE([.A52])" office:value-type="float" office:value="701" calcext:value-type="float">
            <text:p>701</text:p>
          </table:table-cell>
          <table:table-cell table:formula="of:=[.C52] - [.C$4]"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217" calcext:value-type="float">
            <text:p>1217</text:p>
          </table:table-cell>
          <table:table-cell office:value-type="float" office:value="10233" calcext:value-type="float">
            <text:p>10233</text:p>
          </table:table-cell>
          <table:table-cell table:formula="of:=LN([.H52]/[.G52])" office:value-type="float" office:value="2.12922897809923" calcext:value-type="float">
            <text:p>2.1292289781</text:p>
          </table:table-cell>
          <table:table-cell table:formula="of:=[.I52]/[.I$4]" office:value-type="float" office:value="2.32416352778169" calcext:value-type="float">
            <text:p>2.3241635278</text:p>
          </table:table-cell>
          <table:table-cell office:value-type="float" office:value="8968" calcext:value-type="float">
            <text:p>8968</text:p>
          </table:table-cell>
          <table:table-cell office:value-type="float" office:value="14994" calcext:value-type="float">
            <text:p>14994</text:p>
          </table:table-cell>
          <table:table-cell table:formula="of:=LN([.L52]/[.K52])" office:value-type="float" office:value="0.513987435311011" calcext:value-type="float">
            <text:p>0.5139874353</text:p>
          </table:table-cell>
          <table:table-cell office:value-type="time" office:time-value="PT11H41M00S" calcext:value-type="time">
            <text:p>11:41:00 AM</text:p>
          </table:table-cell>
          <table:table-cell table:formula="of:=[.M$4]/[.M52]" office:value-type="float" office:value="2.26434439582754" calcext:value-type="float">
            <text:p>2.2643443958</text:p>
          </table:table-cell>
        </table:table-row>
        <table:table-row table:style-name="ro1">
          <table:table-cell office:value-type="time" office:time-value="PT11H44M00S" calcext:value-type="time">
            <text:p>11:44:00 AM</text:p>
          </table:table-cell>
          <table:table-cell office:value-type="float" office:value="-99.93" calcext:value-type="float">
            <text:p>-99.93</text:p>
          </table:table-cell>
          <table:table-cell table:formula="of:=HOUR([.A53])*60 + MINUTE([.A53])" office:value-type="float" office:value="704" calcext:value-type="float">
            <text:p>704</text:p>
          </table:table-cell>
          <table:table-cell table:formula="of:=[.C53] - [.C$4]"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295" calcext:value-type="float">
            <text:p>1295</text:p>
          </table:table-cell>
          <table:table-cell office:value-type="float" office:value="1212" calcext:value-type="float">
            <text:p>1212</text:p>
          </table:table-cell>
          <table:table-cell office:value-type="float" office:value="10180" calcext:value-type="float">
            <text:p>10180</text:p>
          </table:table-cell>
          <table:table-cell table:formula="of:=LN([.H53]/[.G53])" office:value-type="float" office:value="2.12815312347525" calcext:value-type="float">
            <text:p>2.1281531235</text:p>
          </table:table-cell>
          <table:table-cell table:formula="of:=[.I53]/[.I$4]" office:value-type="float" office:value="2.32298917682932" calcext:value-type="float">
            <text:p>2.3229891768</text:p>
          </table:table-cell>
          <table:table-cell office:value-type="float" office:value="9036" calcext:value-type="float">
            <text:p>9036</text:p>
          </table:table-cell>
          <table:table-cell office:value-type="float" office:value="14992" calcext:value-type="float">
            <text:p>14992</text:p>
          </table:table-cell>
          <table:table-cell table:formula="of:=LN([.L53]/[.K53])" office:value-type="float" office:value="0.506300126890309" calcext:value-type="float">
            <text:p>0.5063001269</text:p>
          </table:table-cell>
          <table:table-cell office:value-type="time" office:time-value="PT11H44M00S" calcext:value-type="time">
            <text:p>11:44:00 AM</text:p>
          </table:table-cell>
          <table:table-cell table:formula="of:=[.M$4]/[.M53]" office:value-type="float" office:value="2.29872462371397" calcext:value-type="float">
            <text:p>2.2987246237</text:p>
          </table:table-cell>
        </table:table-row>
        <table:table-row table:style-name="ro1">
          <table:table-cell office:value-type="time" office:time-value="PT11H48M00S" calcext:value-type="time">
            <text:p>11:48:00 AM</text:p>
          </table:table-cell>
          <table:table-cell office:value-type="float" office:value="-99.93" calcext:value-type="float">
            <text:p>-99.93</text:p>
          </table:table-cell>
          <table:table-cell table:formula="of:=HOUR([.A54])*60 + MINUTE([.A54])" office:value-type="float" office:value="708" calcext:value-type="float">
            <text:p>708</text:p>
          </table:table-cell>
          <table:table-cell table:formula="of:=[.C54] - [.C$4]" office:value-type="float" office:value="177" calcext:value-type="float">
            <text:p>177</text:p>
          </table:table-cell>
          <table:table-cell office:value-type="float" office:value="51" calcext:value-type="float">
            <text:p>51</text:p>
          </table:table-cell>
          <table:table-cell office:value-type="float" office:value="1296" calcext:value-type="float">
            <text:p>1296</text:p>
          </table:table-cell>
          <table:table-cell office:value-type="float" office:value="1186" calcext:value-type="float">
            <text:p>1186</text:p>
          </table:table-cell>
          <table:table-cell office:value-type="float" office:value="10164" calcext:value-type="float">
            <text:p>10164</text:p>
          </table:table-cell>
          <table:table-cell table:formula="of:=LN([.H54]/[.G54])" office:value-type="float" office:value="2.14826576488238" calcext:value-type="float">
            <text:p>2.1482657649</text:p>
          </table:table-cell>
          <table:table-cell table:formula="of:=[.I54]/[.I$4]" office:value-type="float" office:value="2.3449431649098" calcext:value-type="float">
            <text:p>2.3449431649</text:p>
          </table:table-cell>
          <table:table-cell office:value-type="float" office:value="8983" calcext:value-type="float">
            <text:p>8983</text:p>
          </table:table-cell>
          <table:table-cell office:value-type="float" office:value="14995" calcext:value-type="float">
            <text:p>14995</text:p>
          </table:table-cell>
          <table:table-cell table:formula="of:=LN([.L54]/[.K54])" office:value-type="float" office:value="0.512382909953903" calcext:value-type="float">
            <text:p>0.51238291</text:p>
          </table:table-cell>
          <table:table-cell office:value-type="time" office:time-value="PT11H48M00S" calcext:value-type="time">
            <text:p>11:48:00 AM</text:p>
          </table:table-cell>
          <table:table-cell table:formula="of:=[.M$4]/[.M54]" office:value-type="float" office:value="2.27143518267806" calcext:value-type="float">
            <text:p>2.2714351827</text:p>
          </table:table-cell>
        </table:table-row>
        <table:table-row table:style-name="ro1">
          <table:table-cell office:value-type="time" office:time-value="PT11H51M00S" calcext:value-type="time">
            <text:p>11:51:00 AM</text:p>
          </table:table-cell>
          <table:table-cell office:value-type="float" office:value="-99.67" calcext:value-type="float">
            <text:p>-99.67</text:p>
          </table:table-cell>
          <table:table-cell table:formula="of:=HOUR([.A55])*60 + MINUTE([.A55])" office:value-type="float" office:value="711" calcext:value-type="float">
            <text:p>711</text:p>
          </table:table-cell>
          <table:table-cell table:formula="of:=[.C55] - [.C$4]" office:value-type="float" office:value="180" calcext:value-type="float">
            <text:p>180</text:p>
          </table:table-cell>
          <table:table-cell office:value-type="float" office:value="52" calcext:value-type="float">
            <text:p>52</text:p>
          </table:table-cell>
          <table:table-cell office:value-type="float" office:value="1297" calcext:value-type="float">
            <text:p>1297</text:p>
          </table:table-cell>
          <table:table-cell office:value-type="float" office:value="1203" calcext:value-type="float">
            <text:p>1203</text:p>
          </table:table-cell>
          <table:table-cell office:value-type="float" office:value="10096" calcext:value-type="float">
            <text:p>10096</text:p>
          </table:table-cell>
          <table:table-cell table:formula="of:=LN([.H55]/[.G55])" office:value-type="float" office:value="2.12732086880632" calcext:value-type="float">
            <text:p>2.1273208688</text:p>
          </table:table-cell>
          <table:table-cell table:formula="of:=[.I55]/[.I$4]" office:value-type="float" office:value="2.32208072782394" calcext:value-type="float">
            <text:p>2.3220807278</text:p>
          </table:table-cell>
          <table:table-cell office:value-type="float" office:value="9062" calcext:value-type="float">
            <text:p>9062</text:p>
          </table:table-cell>
          <table:table-cell office:value-type="float" office:value="15000" calcext:value-type="float">
            <text:p>15000</text:p>
          </table:table-cell>
          <table:table-cell table:formula="of:=LN([.L55]/[.K55])" office:value-type="float" office:value="0.503960354857264" calcext:value-type="float">
            <text:p>0.5039603549</text:p>
          </table:table-cell>
          <table:table-cell office:value-type="time" office:time-value="PT11H51M00S" calcext:value-type="time">
            <text:p>11:51:00 AM</text:p>
          </table:table-cell>
          <table:table-cell table:formula="of:=[.M$4]/[.M55]" office:value-type="float" office:value="2.30939707350967" calcext:value-type="float">
            <text:p>2.3093970735</text:p>
          </table:table-cell>
        </table:table-row>
        <table:table-row table:style-name="ro1">
          <table:table-cell office:value-type="time" office:time-value="PT11H54M00S" calcext:value-type="time">
            <text:p>11:54:00 AM</text:p>
          </table:table-cell>
          <table:table-cell office:value-type="float" office:value="-100.06" calcext:value-type="float">
            <text:p>-100.06</text:p>
          </table:table-cell>
          <table:table-cell table:formula="of:=HOUR([.A56])*60 + MINUTE([.A56])" office:value-type="float" office:value="714" calcext:value-type="float">
            <text:p>714</text:p>
          </table:table-cell>
          <table:table-cell table:formula="of:=[.C56] - [.C$4]"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1298" calcext:value-type="float">
            <text:p>1298</text:p>
          </table:table-cell>
          <table:table-cell office:value-type="float" office:value="1201" calcext:value-type="float">
            <text:p>1201</text:p>
          </table:table-cell>
          <table:table-cell office:value-type="float" office:value="10340" calcext:value-type="float">
            <text:p>10340</text:p>
          </table:table-cell>
          <table:table-cell table:formula="of:=LN([.H56]/[.G56])" office:value-type="float" office:value="2.15286532598244" calcext:value-type="float">
            <text:p>2.152865326</text:p>
          </table:table-cell>
          <table:table-cell table:formula="of:=[.I56]/[.I$4]" office:value-type="float" office:value="2.34996382368464" calcext:value-type="float">
            <text:p>2.3499638237</text:p>
          </table:table-cell>
          <table:table-cell office:value-type="float" office:value="8985" calcext:value-type="float">
            <text:p>8985</text:p>
          </table:table-cell>
          <table:table-cell office:value-type="float" office:value="14996" calcext:value-type="float">
            <text:p>14996</text:p>
          </table:table-cell>
          <table:table-cell table:formula="of:=LN([.L56]/[.K56])" office:value-type="float" office:value="0.512226978638143" calcext:value-type="float">
            <text:p>0.5122269786</text:p>
          </table:table-cell>
          <table:table-cell office:value-type="time" office:time-value="PT11H54M00S" calcext:value-type="time">
            <text:p>11:54:00 AM</text:p>
          </table:table-cell>
          <table:table-cell table:formula="of:=[.M$4]/[.M56]" office:value-type="float" office:value="2.27212664933536" calcext:value-type="float">
            <text:p>2.2721266493</text:p>
          </table:table-cell>
        </table:table-row>
        <table:table-row table:style-name="ro1">
          <table:table-cell office:value-type="time" office:time-value="PT11H58M00S" calcext:value-type="time">
            <text:p>11:58:00 AM</text:p>
          </table:table-cell>
          <table:table-cell office:value-type="float" office:value="-99.64" calcext:value-type="float">
            <text:p>-99.64</text:p>
          </table:table-cell>
          <table:table-cell table:formula="of:=HOUR([.A57])*60 + MINUTE([.A57])" office:value-type="float" office:value="718" calcext:value-type="float">
            <text:p>718</text:p>
          </table:table-cell>
          <table:table-cell table:formula="of:=[.C57] - [.C$4]"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1299" calcext:value-type="float">
            <text:p>1299</text:p>
          </table:table-cell>
          <table:table-cell office:value-type="float" office:value="1153" calcext:value-type="float">
            <text:p>1153</text:p>
          </table:table-cell>
          <table:table-cell office:value-type="float" office:value="10272" calcext:value-type="float">
            <text:p>10272</text:p>
          </table:table-cell>
          <table:table-cell table:formula="of:=LN([.H57]/[.G57])" office:value-type="float" office:value="2.18705450566068" calcext:value-type="float">
            <text:p>2.1870545057</text:p>
          </table:table-cell>
          <table:table-cell table:formula="of:=[.I57]/[.I$4]" office:value-type="float" office:value="2.38728308115778" calcext:value-type="float">
            <text:p>2.3872830812</text:p>
          </table:table-cell>
          <table:table-cell office:value-type="float" office:value="8986" calcext:value-type="float">
            <text:p>8986</text:p>
          </table:table-cell>
          <table:table-cell office:value-type="float" office:value="14995" calcext:value-type="float">
            <text:p>14995</text:p>
          </table:table-cell>
          <table:table-cell table:formula="of:=LN([.L57]/[.K57])" office:value-type="float" office:value="0.512049001553004" calcext:value-type="float">
            <text:p>0.5120490016</text:p>
          </table:table-cell>
          <table:table-cell office:value-type="time" office:time-value="PT11H58M00S" calcext:value-type="time">
            <text:p>11:58:00 AM</text:p>
          </table:table-cell>
          <table:table-cell table:formula="of:=[.M$4]/[.M57]" office:value-type="float" office:value="2.27291639109228" calcext:value-type="float">
            <text:p>2.2729163911</text:p>
          </table:table-cell>
        </table:table-row>
        <table:table-row table:style-name="ro1">
          <table:table-cell office:value-type="time" office:time-value="PT12H01M00S" calcext:value-type="time">
            <text:p>12:01:00 PM</text:p>
          </table:table-cell>
          <table:table-cell office:value-type="float" office:value="-99.45" calcext:value-type="float">
            <text:p>-99.45</text:p>
          </table:table-cell>
          <table:table-cell table:formula="of:=HOUR([.A58])*60 + MINUTE([.A58])" office:value-type="float" office:value="721" calcext:value-type="float">
            <text:p>721</text:p>
          </table:table-cell>
          <table:table-cell table:formula="of:=[.C58] - [.C$4]"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1300" calcext:value-type="float">
            <text:p>1300</text:p>
          </table:table-cell>
          <table:table-cell office:value-type="float" office:value="1163" calcext:value-type="float">
            <text:p>1163</text:p>
          </table:table-cell>
          <table:table-cell office:value-type="float" office:value="10303" calcext:value-type="float">
            <text:p>10303</text:p>
          </table:table-cell>
          <table:table-cell table:formula="of:=LN([.H58]/[.G58])" office:value-type="float" office:value="2.1814322414264" calcext:value-type="float">
            <text:p>2.1814322414</text:p>
          </table:table-cell>
          <table:table-cell table:formula="of:=[.I58]/[.I$4]" office:value-type="float" office:value="2.38114608902999" calcext:value-type="float">
            <text:p>2.381146089</text:p>
          </table:table-cell>
          <table:table-cell office:value-type="float" office:value="9106" calcext:value-type="float">
            <text:p>9106</text:p>
          </table:table-cell>
          <table:table-cell office:value-type="float" office:value="14995" calcext:value-type="float">
            <text:p>14995</text:p>
          </table:table-cell>
          <table:table-cell table:formula="of:=LN([.L58]/[.K58])" office:value-type="float" office:value="0.498783275288382" calcext:value-type="float">
            <text:p>0.4987832753</text:p>
          </table:table-cell>
          <table:table-cell office:value-type="time" office:time-value="PT12H01M00S" calcext:value-type="time">
            <text:p>12:01:00 PM</text:p>
          </table:table-cell>
          <table:table-cell table:formula="of:=[.M$4]/[.M58]" office:value-type="float" office:value="2.33336726857844" calcext:value-type="float">
            <text:p>2.3333672686</text:p>
          </table:table-cell>
        </table:table-row>
        <table:table-row table:style-name="ro1">
          <table:table-cell office:value-type="time" office:time-value="PT12H05M00S" calcext:value-type="time">
            <text:p>12:05:00 PM</text:p>
          </table:table-cell>
          <table:table-cell office:value-type="float" office:value="-98.65" calcext:value-type="float">
            <text:p>-98.65</text:p>
          </table:table-cell>
          <table:table-cell table:formula="of:=HOUR([.A59])*60 + MINUTE([.A59])" office:value-type="float" office:value="725" calcext:value-type="float">
            <text:p>725</text:p>
          </table:table-cell>
          <table:table-cell table:formula="of:=[.C59] - [.C$4]"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1301" calcext:value-type="float">
            <text:p>1301</text:p>
          </table:table-cell>
          <table:table-cell office:value-type="float" office:value="1115" calcext:value-type="float">
            <text:p>1115</text:p>
          </table:table-cell>
          <table:table-cell office:value-type="float" office:value="10272" calcext:value-type="float">
            <text:p>10272</text:p>
          </table:table-cell>
          <table:table-cell table:formula="of:=LN([.H59]/[.G59])" office:value-type="float" office:value="2.22056734203552" calcext:value-type="float">
            <text:p>2.220567342</text:p>
          </table:table-cell>
          <table:table-cell table:formula="of:=[.I59]/[.I$4]" office:value-type="float" office:value="2.42386407494289" calcext:value-type="float">
            <text:p>2.4238640749</text:p>
          </table:table-cell>
          <table:table-cell office:value-type="float" office:value="9006" calcext:value-type="float">
            <text:p>9006</text:p>
          </table:table-cell>
          <table:table-cell office:value-type="float" office:value="14992" calcext:value-type="float">
            <text:p>14992</text:p>
          </table:table-cell>
          <table:table-cell table:formula="of:=LN([.L59]/[.K59])" office:value-type="float" office:value="0.509625703616686" calcext:value-type="float">
            <text:p>0.5096257036</text:p>
          </table:table-cell>
          <table:table-cell office:value-type="time" office:time-value="PT12H05M00S" calcext:value-type="time">
            <text:p>12:05:00 PM</text:p>
          </table:table-cell>
          <table:table-cell table:formula="of:=[.M$4]/[.M59]" office:value-type="float" office:value="2.28372423214282" calcext:value-type="float">
            <text:p>2.2837242321</text:p>
          </table:table-cell>
        </table:table-row>
        <table:table-row table:style-name="ro1">
          <table:table-cell office:value-type="time" office:time-value="PT12H09M00S" calcext:value-type="time">
            <text:p>12:09:00 PM</text:p>
          </table:table-cell>
          <table:table-cell office:value-type="float" office:value="-94.23" calcext:value-type="float">
            <text:p>-94.23</text:p>
          </table:table-cell>
          <table:table-cell table:formula="of:=HOUR([.A60])*60 + MINUTE([.A60])" office:value-type="float" office:value="729" calcext:value-type="float">
            <text:p>729</text:p>
          </table:table-cell>
          <table:table-cell table:formula="of:=[.C60] - [.C$4]"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1302" calcext:value-type="float">
            <text:p>1302</text:p>
          </table:table-cell>
          <table:table-cell office:value-type="float" office:value="1164" calcext:value-type="float">
            <text:p>1164</text:p>
          </table:table-cell>
          <table:table-cell office:value-type="float" office:value="10203" calcext:value-type="float">
            <text:p>10203</text:p>
          </table:table-cell>
          <table:table-cell table:formula="of:=LN([.H60]/[.G60])" office:value-type="float" office:value="2.17081944538392" calcext:value-type="float">
            <text:p>2.1708194454</text:p>
          </table:table-cell>
          <table:table-cell table:formula="of:=[.I60]/[.I$4]" office:value-type="float" office:value="2.36956167338309" calcext:value-type="float">
            <text:p>2.3695616734</text:p>
          </table:table-cell>
          <table:table-cell office:value-type="float" office:value="9119" calcext:value-type="float">
            <text:p>9119</text:p>
          </table:table-cell>
          <table:table-cell office:value-type="float" office:value="14986" calcext:value-type="float">
            <text:p>14986</text:p>
          </table:table-cell>
          <table:table-cell table:formula="of:=LN([.L60]/[.K60])" office:value-type="float" office:value="0.496756282990591" calcext:value-type="float">
            <text:p>0.496756283</text:p>
          </table:table-cell>
          <table:table-cell office:value-type="time" office:time-value="PT12H09M00S" calcext:value-type="time">
            <text:p>12:09:00 PM</text:p>
          </table:table-cell>
          <table:table-cell table:formula="of:=[.M$4]/[.M60]" office:value-type="float" office:value="2.34288847171825" calcext:value-type="float">
            <text:p>2.3428884717</text:p>
          </table:table-cell>
        </table:table-row>
        <table:table-row table:style-name="ro1" table:number-rows-repeated="11">
          <table:table-cell table:number-columns-repeated="13"/>
          <table:table-cell table:style-name="Default"/>
          <table:table-cell/>
        </table:table-row>
        <table:table-row table:style-name="ro1">
          <table:table-cell table:number-columns-repeated="13"/>
          <table:table-cell table:style-name="Default"/>
          <table:table-cell/>
        </table:table-row>
      </table:table>
      <table:table table:name="Sheet5" table:style-name="ta1">
        <table:shapes>
          <draw:frame draw:z-index="0" draw:style-name="gr1" draw:text-style-name="P1" svg:width="6.2988in" svg:height="3.5429in" svg:x="10.6472in" svg:y="0.5835in">
            <draw:object draw:notify-on-update-of-ranges="Sheet5.C4:Sheet5.C38 Sheet5.F2:Sheet5.F2 Sheet5.H4:Sheet5.H60 Sheet5.C4:Sheet5.C38 Sheet5.I2:Sheet5.I2 Sheet5.K4:Sheet5.K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UN 7, bean splitter on, no colling, all on when taking data</text:p>
          </table:table-cell>
          <table:covered-table-cell table:number-columns-repeated="4"/>
          <table:covered-table-cell table:style-name="ce5"/>
          <table:covered-table-cell table:number-columns-repeated="2"/>
          <table:covered-table-cell table:style-name="ce5"/>
          <table:covered-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ce5" office:value-type="string" calcext:value-type="string" table:number-columns-spanned="3" table:number-rows-spanned="1">
            <text:p>Top (65.5V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ottom (51.8V)</text:p>
          </table:table-cell>
          <table:covered-table-cell table:number-columns-repeated="2"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</table:table-row>
        <table:table-row table:style-name="ro1">
          <table:table-cell office:value-type="time" office:time-value="PT13H59M00S" calcext:value-type="time">
            <text:p>01:59:00 PM</text:p>
          </table:table-cell>
          <table:table-cell office:value-type="float" office:value="17.95" calcext:value-type="float">
            <text:p>17.95</text:p>
          </table:table-cell>
          <table:table-cell table:formula="of:=HOUR([.A4])*60+MINUTE([.A4])"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  <table:table-cell office:value-type="float" office:value="776" calcext:value-type="float">
            <text:p>776</text:p>
          </table:table-cell>
          <table:table-cell office:value-type="float" office:value="9379" calcext:value-type="float">
            <text:p>9379</text:p>
          </table:table-cell>
          <table:table-cell table:formula="of:=LN([.G4]/[.F4])" office:value-type="float" office:value="2.49207590632572" calcext:value-type="float">
            <text:p>2.4920759063</text:p>
          </table:table-cell>
          <table:table-cell office:value-type="float" office:value="6986" calcext:value-type="float">
            <text:p>6986</text:p>
          </table:table-cell>
          <table:table-cell office:value-type="float" office:value="8904" calcext:value-type="float">
            <text:p>8904</text:p>
          </table:table-cell>
          <table:table-cell table:formula="of:=LN([.J4]/[.I4])" office:value-type="float" office:value="0.242592467588603" calcext:value-type="float">
            <text:p>0.2425924676</text:p>
          </table:table-cell>
        </table:table-row>
        <table:table-row table:style-name="ro1">
          <table:table-cell office:value-type="time" office:time-value="PT14H02M00S" calcext:value-type="time">
            <text:p>02:02:00 PM</text:p>
          </table:table-cell>
          <table:table-cell office:value-type="float" office:value="18.08" calcext:value-type="float">
            <text:p>18.08</text:p>
          </table:table-cell>
          <table:table-cell table:formula="of:=HOUR([.A5])*60+MINUTE([.A5])" office:value-type="float" office:value="842" calcext:value-type="float">
            <text:p>842</text:p>
          </table:table-cell>
          <table:table-cell office:value-type="float" office:value="2" calcext:value-type="float">
            <text:p>2</text:p>
          </table:table-cell>
          <table:table-cell office:value-type="float" office:value="1304" calcext:value-type="float">
            <text:p>1304</text:p>
          </table:table-cell>
          <table:table-cell office:value-type="float" office:value="719" calcext:value-type="float">
            <text:p>719</text:p>
          </table:table-cell>
          <table:table-cell office:value-type="float" office:value="9348" calcext:value-type="float">
            <text:p>9348</text:p>
          </table:table-cell>
          <table:table-cell table:formula="of:=LN([.G5]/[.F5])" office:value-type="float" office:value="2.5650563379377" calcext:value-type="float">
            <text:p>2.5650563379</text:p>
          </table:table-cell>
          <table:table-cell office:value-type="float" office:value="6913" calcext:value-type="float">
            <text:p>6913</text:p>
          </table:table-cell>
          <table:table-cell office:value-type="float" office:value="8914" calcext:value-type="float">
            <text:p>8914</text:p>
          </table:table-cell>
          <table:table-cell table:formula="of:=LN([.J5]/[.I5])" office:value-type="float" office:value="0.254219377561236" calcext:value-type="float">
            <text:p>0.2542193776</text:p>
          </table:table-cell>
        </table:table-row>
        <table:table-row table:style-name="ro1">
          <table:table-cell office:value-type="time" office:time-value="PT14H05M00S" calcext:value-type="time">
            <text:p>02:05:00 PM</text:p>
          </table:table-cell>
          <table:table-cell office:value-type="float" office:value="18.2" calcext:value-type="float">
            <text:p>18.2</text:p>
          </table:table-cell>
          <table:table-cell table:formula="of:=HOUR([.A6])*60+MINUTE([.A6])"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14" calcext:value-type="float">
            <text:p>714</text:p>
          </table:table-cell>
          <table:table-cell office:value-type="float" office:value="9281" calcext:value-type="float">
            <text:p>9281</text:p>
          </table:table-cell>
          <table:table-cell table:formula="of:=LN([.G6]/[.F6])" office:value-type="float" office:value="2.56484161625581" calcext:value-type="float">
            <text:p>2.5648416163</text:p>
          </table:table-cell>
          <table:table-cell office:value-type="float" office:value="7062" calcext:value-type="float">
            <text:p>7062</text:p>
          </table:table-cell>
          <table:table-cell office:value-type="float" office:value="8903" calcext:value-type="float">
            <text:p>8903</text:p>
          </table:table-cell>
          <table:table-cell table:formula="of:=LN([.J6]/[.I6])" office:value-type="float" office:value="0.23166000108534" calcext:value-type="float">
            <text:p>0.2316600011</text:p>
          </table:table-cell>
        </table:table-row>
        <table:table-row table:style-name="ro1">
          <table:table-cell office:value-type="time" office:time-value="PT14H09M00S" calcext:value-type="time">
            <text:p>02:09:00 PM</text:p>
          </table:table-cell>
          <table:table-cell office:value-type="float" office:value="18.31" calcext:value-type="float">
            <text:p>18.31</text:p>
          </table:table-cell>
          <table:table-cell table:formula="of:=HOUR([.A7])*60+MINUTE([.A7])" office:value-type="float" office:value="849" calcext:value-type="float">
            <text:p>849</text:p>
          </table:table-cell>
          <table:table-cell office:value-type="float" office:value="4" calcext:value-type="float">
            <text:p>4</text:p>
          </table:table-cell>
          <table:table-cell office:value-type="float" office:value="1306" calcext:value-type="float">
            <text:p>1306</text:p>
          </table:table-cell>
          <table:table-cell office:value-type="float" office:value="708" calcext:value-type="float">
            <text:p>708</text:p>
          </table:table-cell>
          <table:table-cell office:value-type="float" office:value="9255" calcext:value-type="float">
            <text:p>9255</text:p>
          </table:table-cell>
          <table:table-cell table:formula="of:=LN([.G7]/[.F7])" office:value-type="float" office:value="2.57047513131388" calcext:value-type="float">
            <text:p>2.5704751313</text:p>
          </table:table-cell>
          <table:table-cell office:value-type="float" office:value="7035" calcext:value-type="float">
            <text:p>7035</text:p>
          </table:table-cell>
          <table:table-cell office:value-type="float" office:value="8791" calcext:value-type="float">
            <text:p>8791</text:p>
          </table:table-cell>
          <table:table-cell table:formula="of:=LN([.J7]/[.I7])" office:value-type="float" office:value="0.222830780302689" calcext:value-type="float">
            <text:p>0.2228307803</text:p>
          </table:table-cell>
        </table:table-row>
        <table:table-row table:style-name="ro1">
          <table:table-cell office:value-type="time" office:time-value="PT14H12M00S" calcext:value-type="time">
            <text:p>02:12:00 PM</text:p>
          </table:table-cell>
          <table:table-cell office:value-type="float" office:value="18.41" calcext:value-type="float">
            <text:p>18.41</text:p>
          </table:table-cell>
          <table:table-cell table:formula="of:=HOUR([.A8])*60+MINUTE([.A8])" office:value-type="float" office:value="852" calcext:value-type="float">
            <text:p>852</text:p>
          </table:table-cell>
          <table:table-cell office:value-type="float" office:value="5" calcext:value-type="float">
            <text:p>5</text:p>
          </table:table-cell>
          <table:table-cell office:value-type="float" office:value="1307" calcext:value-type="float">
            <text:p>1307</text:p>
          </table:table-cell>
          <table:table-cell office:value-type="float" office:value="710" calcext:value-type="float">
            <text:p>710</text:p>
          </table:table-cell>
          <table:table-cell office:value-type="float" office:value="9308" calcext:value-type="float">
            <text:p>9308</text:p>
          </table:table-cell>
          <table:table-cell table:formula="of:=LN([.G8]/[.F8])" office:value-type="float" office:value="2.57336455438682" calcext:value-type="float">
            <text:p>2.5733645544</text:p>
          </table:table-cell>
          <table:table-cell office:value-type="float" office:value="7112" calcext:value-type="float">
            <text:p>7112</text:p>
          </table:table-cell>
          <table:table-cell office:value-type="float" office:value="8872" calcext:value-type="float">
            <text:p>8872</text:p>
          </table:table-cell>
          <table:table-cell table:formula="of:=LN([.J8]/[.I8])" office:value-type="float" office:value="0.221116751836462" calcext:value-type="float">
            <text:p>0.2211167518</text:p>
          </table:table-cell>
        </table:table-row>
        <table:table-row table:style-name="ro1">
          <table:table-cell office:value-type="time" office:time-value="PT14H16M00S" calcext:value-type="time">
            <text:p>02:16:00 PM</text:p>
          </table:table-cell>
          <table:table-cell office:value-type="float" office:value="18.53" calcext:value-type="float">
            <text:p>18.53</text:p>
          </table:table-cell>
          <table:table-cell table:formula="of:=HOUR([.A9])*60+MINUTE([.A9])" office:value-type="float" office:value="856" calcext:value-type="float">
            <text:p>856</text:p>
          </table:table-cell>
          <table:table-cell office:value-type="float" office:value="6" calcext:value-type="float">
            <text:p>6</text:p>
          </table:table-cell>
          <table:table-cell office:value-type="float" office:value="1308" calcext:value-type="float">
            <text:p>1308</text:p>
          </table:table-cell>
          <table:table-cell office:value-type="float" office:value="713" calcext:value-type="float">
            <text:p>713</text:p>
          </table:table-cell>
          <table:table-cell office:value-type="float" office:value="9265" calcext:value-type="float">
            <text:p>9265</text:p>
          </table:table-cell>
          <table:table-cell table:formula="of:=LN([.G9]/[.F9])" office:value-type="float" office:value="2.56451771830516" calcext:value-type="float">
            <text:p>2.5645177183</text:p>
          </table:table-cell>
          <table:table-cell office:value-type="float" office:value="7043" calcext:value-type="float">
            <text:p>7043</text:p>
          </table:table-cell>
          <table:table-cell office:value-type="float" office:value="8786" calcext:value-type="float">
            <text:p>8786</text:p>
          </table:table-cell>
          <table:table-cell table:formula="of:=LN([.J9]/[.I9])" office:value-type="float" office:value="0.221125329790315" calcext:value-type="float">
            <text:p>0.2211253298</text:p>
          </table:table-cell>
        </table:table-row>
        <table:table-row table:style-name="ro1">
          <table:table-cell office:value-type="time" office:time-value="PT14H20M00S" calcext:value-type="time">
            <text:p>02:20:00 PM</text:p>
          </table:table-cell>
          <table:table-cell office:value-type="float" office:value="18.64" calcext:value-type="float">
            <text:p>18.64</text:p>
          </table:table-cell>
          <table:table-cell table:formula="of:=HOUR([.A10])*60+MINUTE([.A10])" office:value-type="float" office:value="860" calcext:value-type="float">
            <text:p>860</text:p>
          </table:table-cell>
          <table:table-cell office:value-type="float" office:value="7" calcext:value-type="float">
            <text:p>7</text:p>
          </table:table-cell>
          <table:table-cell office:value-type="float" office:value="1309" calcext:value-type="float">
            <text:p>1309</text:p>
          </table:table-cell>
          <table:table-cell office:value-type="float" office:value="698" calcext:value-type="float">
            <text:p>698</text:p>
          </table:table-cell>
          <table:table-cell office:value-type="float" office:value="9255" calcext:value-type="float">
            <text:p>9255</text:p>
          </table:table-cell>
          <table:table-cell table:formula="of:=LN([.G10]/[.F10])" office:value-type="float" office:value="2.58470012224523" calcext:value-type="float">
            <text:p>2.5847001222</text:p>
          </table:table-cell>
          <table:table-cell office:value-type="float" office:value="7040" calcext:value-type="float">
            <text:p>7040</text:p>
          </table:table-cell>
          <table:table-cell office:value-type="float" office:value="8744" calcext:value-type="float">
            <text:p>8744</text:p>
          </table:table-cell>
          <table:table-cell table:formula="of:=LN([.J10]/[.I10])" office:value-type="float" office:value="0.216759580704286" calcext:value-type="float">
            <text:p>0.2167595807</text:p>
          </table:table-cell>
        </table:table-row>
        <table:table-row table:style-name="ro1">
          <table:table-cell office:value-type="time" office:time-value="PT14H23M00S" calcext:value-type="time">
            <text:p>02:23:00 PM</text:p>
          </table:table-cell>
          <table:table-cell office:value-type="float" office:value="18.73" calcext:value-type="float">
            <text:p>18.73</text:p>
          </table:table-cell>
          <table:table-cell table:formula="of:=HOUR([.A11])*60+MINUTE([.A11])" office:value-type="float" office:value="863" calcext:value-type="float">
            <text:p>863</text:p>
          </table:table-cell>
          <table:table-cell office:value-type="float" office:value="8" calcext:value-type="float">
            <text:p>8</text:p>
          </table:table-cell>
          <table:table-cell office:value-type="float" office:value="1310" calcext:value-type="float">
            <text:p>1310</text:p>
          </table:table-cell>
          <table:table-cell office:value-type="float" office:value="721" calcext:value-type="float">
            <text:p>721</text:p>
          </table:table-cell>
          <table:table-cell office:value-type="float" office:value="9243" calcext:value-type="float">
            <text:p>9243</text:p>
          </table:table-cell>
          <table:table-cell table:formula="of:=LN([.G11]/[.F11])" office:value-type="float" office:value="2.55098264997983" calcext:value-type="float">
            <text:p>2.55098265</text:p>
          </table:table-cell>
          <table:table-cell office:value-type="float" office:value="7012" calcext:value-type="float">
            <text:p>7012</text:p>
          </table:table-cell>
          <table:table-cell office:value-type="float" office:value="8876" calcext:value-type="float">
            <text:p>8876</text:p>
          </table:table-cell>
          <table:table-cell table:formula="of:=LN([.J11]/[.I11])" office:value-type="float" office:value="0.235728038011359" calcext:value-type="float">
            <text:p>0.235728038</text:p>
          </table:table-cell>
        </table:table-row>
        <table:table-row table:style-name="ro1">
          <table:table-cell office:value-type="time" office:time-value="PT14H27M00S" calcext:value-type="time">
            <text:p>02:27:00 PM</text:p>
          </table:table-cell>
          <table:table-cell office:value-type="float" office:value="18.82" calcext:value-type="float">
            <text:p>18.82</text:p>
          </table:table-cell>
          <table:table-cell table:formula="of:=HOUR([.A12])*60+MINUTE([.A12])" office:value-type="float" office:value="867" calcext:value-type="float">
            <text:p>867</text:p>
          </table:table-cell>
          <table:table-cell office:value-type="float" office:value="9" calcext:value-type="float">
            <text:p>9</text:p>
          </table:table-cell>
          <table:table-cell office:value-type="float" office:value="1311" calcext:value-type="float">
            <text:p>1311</text:p>
          </table:table-cell>
          <table:table-cell office:value-type="float" office:value="743" calcext:value-type="float">
            <text:p>743</text:p>
          </table:table-cell>
          <table:table-cell office:value-type="float" office:value="9154" calcext:value-type="float">
            <text:p>9154</text:p>
          </table:table-cell>
          <table:table-cell table:formula="of:=LN([.G12]/[.F12])" office:value-type="float" office:value="2.51125017649583" calcext:value-type="float">
            <text:p>2.5112501765</text:p>
          </table:table-cell>
          <table:table-cell office:value-type="float" office:value="7061" calcext:value-type="float">
            <text:p>7061</text:p>
          </table:table-cell>
          <table:table-cell office:value-type="float" office:value="8773" calcext:value-type="float">
            <text:p>8773</text:p>
          </table:table-cell>
          <table:table-cell table:formula="of:=LN([.J12]/[.I12])" office:value-type="float" office:value="0.217092138612037" calcext:value-type="float">
            <text:p>0.2170921386</text:p>
          </table:table-cell>
        </table:table-row>
        <table:table-row table:style-name="ro1">
          <table:table-cell office:value-type="time" office:time-value="PT14H31M00S" calcext:value-type="time">
            <text:p>02:31:00 PM</text:p>
          </table:table-cell>
          <table:table-cell office:value-type="float" office:value="18.92" calcext:value-type="float">
            <text:p>18.92</text:p>
          </table:table-cell>
          <table:table-cell table:formula="of:=HOUR([.A13])*60+MINUTE([.A13])"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office:value-type="float" office:value="1312" calcext:value-type="float">
            <text:p>1312</text:p>
          </table:table-cell>
          <table:table-cell office:value-type="float" office:value="658" calcext:value-type="float">
            <text:p>658</text:p>
          </table:table-cell>
          <table:table-cell office:value-type="float" office:value="9082" calcext:value-type="float">
            <text:p>9082</text:p>
          </table:table-cell>
          <table:table-cell table:formula="of:=LN([.G13]/[.F13])" office:value-type="float" office:value="2.62484478033258" calcext:value-type="float">
            <text:p>2.6248447803</text:p>
          </table:table-cell>
          <table:table-cell office:value-type="float" office:value="7134" calcext:value-type="float">
            <text:p>7134</text:p>
          </table:table-cell>
          <table:table-cell office:value-type="float" office:value="8700" calcext:value-type="float">
            <text:p>8700</text:p>
          </table:table-cell>
          <table:table-cell table:formula="of:=LN([.J13]/[.I13])" office:value-type="float" office:value="0.198450938723838" calcext:value-type="float">
            <text:p>0.1984509387</text:p>
          </table:table-cell>
        </table:table-row>
        <table:table-row table:style-name="ro1">
          <table:table-cell office:value-type="time" office:time-value="PT14H34M00S" calcext:value-type="time">
            <text:p>02:34:00 PM</text:p>
          </table:table-cell>
          <table:table-cell office:value-type="float" office:value="18.98" calcext:value-type="float">
            <text:p>18.98</text:p>
          </table:table-cell>
          <table:table-cell table:formula="of:=HOUR([.A14])*60+MINUTE([.A14])"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office:value-type="float" office:value="1313" calcext:value-type="float">
            <text:p>1313</text:p>
          </table:table-cell>
          <table:table-cell office:value-type="float" office:value="716" calcext:value-type="float">
            <text:p>716</text:p>
          </table:table-cell>
          <table:table-cell office:value-type="float" office:value="9296" calcext:value-type="float">
            <text:p>9296</text:p>
          </table:table-cell>
          <table:table-cell table:formula="of:=LN([.G14]/[.F14])" office:value-type="float" office:value="2.56365931213105" calcext:value-type="float">
            <text:p>2.5636593121</text:p>
          </table:table-cell>
          <table:table-cell office:value-type="float" office:value="7089" calcext:value-type="float">
            <text:p>7089</text:p>
          </table:table-cell>
          <table:table-cell office:value-type="float" office:value="8712" calcext:value-type="float">
            <text:p>8712</text:p>
          </table:table-cell>
          <table:table-cell table:formula="of:=LN([.J14]/[.I14])" office:value-type="float" office:value="0.206157098757779" calcext:value-type="float">
            <text:p>0.2061570988</text:p>
          </table:table-cell>
        </table:table-row>
        <table:table-row table:style-name="ro1">
          <table:table-cell office:value-type="time" office:time-value="PT14H38M00S" calcext:value-type="time">
            <text:p>02:38:00 PM</text:p>
          </table:table-cell>
          <table:table-cell office:value-type="float" office:value="19.02" calcext:value-type="float">
            <text:p>19.02</text:p>
          </table:table-cell>
          <table:table-cell table:formula="of:=HOUR([.A15])*60+MINUTE([.A15])"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1314" calcext:value-type="float">
            <text:p>1314</text:p>
          </table:table-cell>
          <table:table-cell office:value-type="float" office:value="673" calcext:value-type="float">
            <text:p>673</text:p>
          </table:table-cell>
          <table:table-cell office:value-type="float" office:value="9140" calcext:value-type="float">
            <text:p>9140</text:p>
          </table:table-cell>
          <table:table-cell table:formula="of:=LN([.G15]/[.F15])" office:value-type="float" office:value="2.60867033480347" calcext:value-type="float">
            <text:p>2.6086703348</text:p>
          </table:table-cell>
          <table:table-cell office:value-type="float" office:value="6989" calcext:value-type="float">
            <text:p>6989</text:p>
          </table:table-cell>
          <table:table-cell office:value-type="float" office:value="8802" calcext:value-type="float">
            <text:p>8802</text:p>
          </table:table-cell>
          <table:table-cell table:formula="of:=LN([.J15]/[.I15])" office:value-type="float" office:value="0.230641483893908" calcext:value-type="float">
            <text:p>0.2306414839</text:p>
          </table:table-cell>
        </table:table-row>
        <table:table-row table:style-name="ro1">
          <table:table-cell office:value-type="time" office:time-value="PT14H41M00S" calcext:value-type="time">
            <text:p>02:41:00 PM</text:p>
          </table:table-cell>
          <table:table-cell office:value-type="float" office:value="19.16" calcext:value-type="float">
            <text:p>19.16</text:p>
          </table:table-cell>
          <table:table-cell table:formula="of:=HOUR([.A16])*60+MINUTE([.A16])" office:value-type="float" office:value="881" calcext:value-type="float">
            <text:p>881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677" calcext:value-type="float">
            <text:p>677</text:p>
          </table:table-cell>
          <table:table-cell office:value-type="float" office:value="9151" calcext:value-type="float">
            <text:p>9151</text:p>
          </table:table-cell>
          <table:table-cell table:formula="of:=LN([.G16]/[.F16])" office:value-type="float" office:value="2.6039471690031" calcext:value-type="float">
            <text:p>2.603947169</text:p>
          </table:table-cell>
          <table:table-cell office:value-type="float" office:value="7068" calcext:value-type="float">
            <text:p>7068</text:p>
          </table:table-cell>
          <table:table-cell office:value-type="float" office:value="8826" calcext:value-type="float">
            <text:p>8826</text:p>
          </table:table-cell>
          <table:table-cell table:formula="of:=LN([.J16]/[.I16])" office:value-type="float" office:value="0.222124356389906" calcext:value-type="float">
            <text:p>0.2221243564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19.24" calcext:value-type="float">
            <text:p>19.24</text:p>
          </table:table-cell>
          <table:table-cell table:formula="of:=HOUR([.A17])*60+MINUTE([.A17])" office:value-type="float" office:value="885" calcext:value-type="float">
            <text:p>885</text:p>
          </table:table-cell>
          <table:table-cell office:value-type="float" office:value="14" calcext:value-type="float">
            <text:p>14</text:p>
          </table:table-cell>
          <table:table-cell office:value-type="float" office:value="1316" calcext:value-type="float">
            <text:p>1316</text:p>
          </table:table-cell>
          <table:table-cell office:value-type="float" office:value="723" calcext:value-type="float">
            <text:p>723</text:p>
          </table:table-cell>
          <table:table-cell office:value-type="float" office:value="9186" calcext:value-type="float">
            <text:p>9186</text:p>
          </table:table-cell>
          <table:table-cell table:formula="of:=LN([.G17]/[.F17])" office:value-type="float" office:value="2.54202664272697" calcext:value-type="float">
            <text:p>2.5420266427</text:p>
          </table:table-cell>
          <table:table-cell office:value-type="float" office:value="7057" calcext:value-type="float">
            <text:p>7057</text:p>
          </table:table-cell>
          <table:table-cell office:value-type="float" office:value="8625" calcext:value-type="float">
            <text:p>8625</text:p>
          </table:table-cell>
          <table:table-cell table:formula="of:=LN([.J17]/[.I17])" office:value-type="float" office:value="0.20064493089873" calcext:value-type="float">
            <text:p>0.2006449309</text:p>
          </table:table-cell>
        </table:table-row>
        <table:table-row table:style-name="ro1">
          <table:table-cell office:value-type="time" office:time-value="PT14H48M00S" calcext:value-type="time">
            <text:p>02:48:00 PM</text:p>
          </table:table-cell>
          <table:table-cell office:value-type="float" office:value="19.3" calcext:value-type="float">
            <text:p>19.3</text:p>
          </table:table-cell>
          <table:table-cell table:formula="of:=HOUR([.A18])*60+MINUTE([.A18])" office:value-type="float" office:value="888" calcext:value-type="float">
            <text:p>888</text:p>
          </table:table-cell>
          <table:table-cell office:value-type="float" office:value="15" calcext:value-type="float">
            <text:p>15</text:p>
          </table:table-cell>
          <table:table-cell office:value-type="float" office:value="1317" calcext:value-type="float">
            <text:p>1317</text:p>
          </table:table-cell>
          <table:table-cell office:value-type="float" office:value="765" calcext:value-type="float">
            <text:p>765</text:p>
          </table:table-cell>
          <table:table-cell office:value-type="float" office:value="9248" calcext:value-type="float">
            <text:p>9248</text:p>
          </table:table-cell>
          <table:table-cell table:formula="of:=LN([.G18]/[.F18])" office:value-type="float" office:value="2.49228675708562" calcext:value-type="float">
            <text:p>2.4922867571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8]/[.I18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1M00S" calcext:value-type="time">
            <text:p>02:51:00 PM</text:p>
          </table:table-cell>
          <table:table-cell office:value-type="float" office:value="19.39" calcext:value-type="float">
            <text:p>19.39</text:p>
          </table:table-cell>
          <table:table-cell table:formula="of:=HOUR([.A19])*60+MINUTE([.A19])" office:value-type="float" office:value="891" calcext:value-type="float">
            <text:p>891</text:p>
          </table:table-cell>
          <table:table-cell office:value-type="float" office:value="16" calcext:value-type="float">
            <text:p>16</text:p>
          </table:table-cell>
          <table:table-cell office:value-type="float" office:value="1318" calcext:value-type="float">
            <text:p>1318</text:p>
          </table:table-cell>
          <table:table-cell office:value-type="float" office:value="756" calcext:value-type="float">
            <text:p>756</text:p>
          </table:table-cell>
          <table:table-cell office:value-type="float" office:value="9038" calcext:value-type="float">
            <text:p>9038</text:p>
          </table:table-cell>
          <table:table-cell table:formula="of:=LN([.G19]/[.F19])" office:value-type="float" office:value="2.48115181379169" calcext:value-type="float">
            <text:p>2.4811518138</text:p>
          </table:table-cell>
          <table:table-cell office:value-type="float" office:value="7151" calcext:value-type="float">
            <text:p>7151</text:p>
          </table:table-cell>
          <table:table-cell office:value-type="float" office:value="8566" calcext:value-type="float">
            <text:p>8566</text:p>
          </table:table-cell>
          <table:table-cell table:formula="of:=LN([.J19]/[.I19])" office:value-type="float" office:value="0.18054867212692" calcext:value-type="float">
            <text:p>0.1805486721</text:p>
          </table:table-cell>
        </table:table-row>
        <table:table-row table:style-name="ro1">
          <table:table-cell office:value-type="time" office:time-value="PT14H55M00S" calcext:value-type="time">
            <text:p>02:55:00 PM</text:p>
          </table:table-cell>
          <table:table-cell office:value-type="float" office:value="19.46" calcext:value-type="float">
            <text:p>19.46</text:p>
          </table:table-cell>
          <table:table-cell table:formula="of:=HOUR([.A20])*60+MINUTE([.A20])" office:value-type="float" office:value="895" calcext:value-type="float">
            <text:p>895</text:p>
          </table:table-cell>
          <table:table-cell office:value-type="float" office:value="17" calcext:value-type="float">
            <text:p>17</text:p>
          </table:table-cell>
          <table:table-cell office:value-type="float" office:value="1319" calcext:value-type="float">
            <text:p>1319</text:p>
          </table:table-cell>
          <table:table-cell office:value-type="float" office:value="732" calcext:value-type="float">
            <text:p>732</text:p>
          </table:table-cell>
          <table:table-cell office:value-type="float" office:value="9195" calcext:value-type="float">
            <text:p>9195</text:p>
          </table:table-cell>
          <table:table-cell table:formula="of:=LN([.G20]/[.F20])" office:value-type="float" office:value="2.53063462307711" calcext:value-type="float">
            <text:p>2.5306346231</text:p>
          </table:table-cell>
          <table:table-cell office:value-type="float" office:value="7129" calcext:value-type="float">
            <text:p>7129</text:p>
          </table:table-cell>
          <table:table-cell office:value-type="float" office:value="8699" calcext:value-type="float">
            <text:p>8699</text:p>
          </table:table-cell>
          <table:table-cell table:formula="of:=LN([.J20]/[.I20])" office:value-type="float" office:value="0.199037104389912" calcext:value-type="float">
            <text:p>0.1990371044</text:p>
          </table:table-cell>
        </table:table-row>
        <table:table-row table:style-name="ro1">
          <table:table-cell office:value-type="time" office:time-value="PT14H59M00S" calcext:value-type="time">
            <text:p>02:59:00 PM</text:p>
          </table:table-cell>
          <table:table-cell office:value-type="float" office:value="19.57" calcext:value-type="float">
            <text:p>19.57</text:p>
          </table:table-cell>
          <table:table-cell table:formula="of:=HOUR([.A21])*60+MINUTE([.A21])"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1320" calcext:value-type="float">
            <text:p>1320</text:p>
          </table:table-cell>
          <table:table-cell office:value-type="float" office:value="749" calcext:value-type="float">
            <text:p>749</text:p>
          </table:table-cell>
          <table:table-cell office:value-type="float" office:value="9121" calcext:value-type="float">
            <text:p>9121</text:p>
          </table:table-cell>
          <table:table-cell table:formula="of:=LN([.G21]/[.F21])" office:value-type="float" office:value="2.49959574266294" calcext:value-type="float">
            <text:p>2.4995957427</text:p>
          </table:table-cell>
          <table:table-cell office:value-type="float" office:value="7105" calcext:value-type="float">
            <text:p>7105</text:p>
          </table:table-cell>
          <table:table-cell office:value-type="float" office:value="8680" calcext:value-type="float">
            <text:p>8680</text:p>
          </table:table-cell>
          <table:table-cell table:formula="of:=LN([.J21]/[.I21])" office:value-type="float" office:value="0.200222767123195" calcext:value-type="float">
            <text:p>0.2002227671</text:p>
          </table:table-cell>
        </table:table-row>
        <table:table-row table:style-name="ro1">
          <table:table-cell office:value-type="time" office:time-value="PT15H02M00S" calcext:value-type="time">
            <text:p>03:02:00 PM</text:p>
          </table:table-cell>
          <table:table-cell office:value-type="float" office:value="19.61" calcext:value-type="float">
            <text:p>19.61</text:p>
          </table:table-cell>
          <table:table-cell table:formula="of:=HOUR([.A22])*60+MINUTE([.A22])"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office:value-type="float" office:value="1321" calcext:value-type="float">
            <text:p>1321</text:p>
          </table:table-cell>
          <table:table-cell office:value-type="float" office:value="718" calcext:value-type="float">
            <text:p>718</text:p>
          </table:table-cell>
          <table:table-cell office:value-type="float" office:value="9209" calcext:value-type="float">
            <text:p>9209</text:p>
          </table:table-cell>
          <table:table-cell table:formula="of:=LN([.G22]/[.F22])" office:value-type="float" office:value="2.55146697667314" calcext:value-type="float">
            <text:p>2.5514669767</text:p>
          </table:table-cell>
          <table:table-cell office:value-type="float" office:value="6988" calcext:value-type="float">
            <text:p>6988</text:p>
          </table:table-cell>
          <table:table-cell office:value-type="float" office:value="8589" calcext:value-type="float">
            <text:p>8589</text:p>
          </table:table-cell>
          <table:table-cell table:formula="of:=LN([.J22]/[.I22])" office:value-type="float" office:value="0.206287922512278" calcext:value-type="float">
            <text:p>0.2062879225</text:p>
          </table:table-cell>
        </table:table-row>
        <table:table-row table:style-name="ro1">
          <table:table-cell office:value-type="time" office:time-value="PT15H05M00S" calcext:value-type="time">
            <text:p>03:05:00 PM</text:p>
          </table:table-cell>
          <table:table-cell office:value-type="float" office:value="19.68" calcext:value-type="float">
            <text:p>19.68</text:p>
          </table:table-cell>
          <table:table-cell table:formula="of:=HOUR([.A23])*60+MINUTE([.A23])"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1322" calcext:value-type="float">
            <text:p>1322</text:p>
          </table:table-cell>
          <table:table-cell office:value-type="float" office:value="792" calcext:value-type="float">
            <text:p>792</text:p>
          </table:table-cell>
          <table:table-cell office:value-type="float" office:value="9142" calcext:value-type="float">
            <text:p>9142</text:p>
          </table:table-cell>
          <table:table-cell table:formula="of:=LN([.G23]/[.F23])" office:value-type="float" office:value="2.44607306707726" calcext:value-type="float">
            <text:p>2.4460730671</text:p>
          </table:table-cell>
          <table:table-cell office:value-type="float" office:value="7108" calcext:value-type="float">
            <text:p>7108</text:p>
          </table:table-cell>
          <table:table-cell office:value-type="float" office:value="8594" calcext:value-type="float">
            <text:p>8594</text:p>
          </table:table-cell>
          <table:table-cell table:formula="of:=LN([.J23]/[.I23])" office:value-type="float" office:value="0.189843375060399" calcext:value-type="float">
            <text:p>0.1898433751</text:p>
          </table:table-cell>
        </table:table-row>
        <table:table-row table:style-name="ro1">
          <table:table-cell office:value-type="time" office:time-value="PT15H09M00S" calcext:value-type="time">
            <text:p>03:09:00 PM</text:p>
          </table:table-cell>
          <table:table-cell office:value-type="float" office:value="19.75" calcext:value-type="float">
            <text:p>19.75</text:p>
          </table:table-cell>
          <table:table-cell table:formula="of:=HOUR([.A24])*60+MINUTE([.A24])" office:value-type="float" office:value="909" calcext:value-type="float">
            <text:p>909</text:p>
          </table:table-cell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02" calcext:value-type="float">
            <text:p>802</text:p>
          </table:table-cell>
          <table:table-cell office:value-type="float" office:value="9101" calcext:value-type="float">
            <text:p>9101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117" calcext:value-type="float">
            <text:p>7117</text:p>
          </table:table-cell>
          <table:table-cell office:value-type="float" office:value="8531" calcext:value-type="float">
            <text:p>8531</text:p>
          </table:table-cell>
          <table:table-cell table:formula="of:=LN([.J24]/[.I24])" office:value-type="float" office:value="0.181220299609424" calcext:value-type="float">
            <text:p>0.1812202996</text:p>
          </table:table-cell>
        </table:table-row>
        <table:table-row table:style-name="ro1">
          <table:table-cell office:value-type="time" office:time-value="PT15H13M00S" calcext:value-type="time">
            <text:p>03:13:00 PM</text:p>
          </table:table-cell>
          <table:table-cell office:value-type="float" office:value="19.82" calcext:value-type="float">
            <text:p>19.82</text:p>
          </table:table-cell>
          <table:table-cell table:formula="of:=HOUR([.A25])*60+MINUTE([.A25])" office:value-type="float" office:value="913" calcext:value-type="float">
            <text:p>913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775" calcext:value-type="float">
            <text:p>775</text:p>
          </table:table-cell>
          <table:table-cell office:value-type="float" office:value="9110" calcext:value-type="float">
            <text:p>9110</text:p>
          </table:table-cell>
          <table:table-cell table:formula="of:=LN([.G24]/[.F24])" office:value-type="float" office:value="2.42903096871084" calcext:value-type="float">
            <text:p>2.4290309687</text:p>
          </table:table-cell>
          <table:table-cell office:value-type="float" office:value="7053" calcext:value-type="float">
            <text:p>7053</text:p>
          </table:table-cell>
          <table:table-cell office:value-type="float" office:value="8688" calcext:value-type="float">
            <text:p>8688</text:p>
          </table:table-cell>
          <table:table-cell table:formula="of:=LN([.J25]/[.I25])" office:value-type="float" office:value="0.208489704965537" calcext:value-type="float">
            <text:p>0.208489705</text:p>
          </table:table-cell>
        </table:table-row>
        <table:table-row table:style-name="ro1">
          <table:table-cell office:value-type="time" office:time-value="PT15H16M00S" calcext:value-type="time">
            <text:p>03:16:00 PM</text:p>
          </table:table-cell>
          <table:table-cell office:value-type="float" office:value="19.88" calcext:value-type="float">
            <text:p>19.88</text:p>
          </table:table-cell>
          <table:table-cell table:formula="of:=HOUR([.A26])*60+MINUTE([.A26])" office:value-type="float" office:value="916" calcext:value-type="float">
            <text:p>916</text:p>
          </table:table-cell>
          <table:table-cell office:value-type="float" office:value="23" calcext:value-type="float">
            <text:p>23</text:p>
          </table:table-cell>
          <table:table-cell office:value-type="float" office:value="1325" calcext:value-type="float">
            <text:p>1325</text:p>
          </table:table-cell>
          <table:table-cell office:value-type="float" office:value="802" calcext:value-type="float">
            <text:p>802</text:p>
          </table:table-cell>
          <table:table-cell office:value-type="float" office:value="9140" calcext:value-type="float">
            <text:p>9140</text:p>
          </table:table-cell>
          <table:table-cell table:formula="of:=LN([.G26]/[.F26])" office:value-type="float" office:value="2.43330705658168" calcext:value-type="float">
            <text:p>2.4333070566</text:p>
          </table:table-cell>
          <table:table-cell office:value-type="float" office:value="7151" calcext:value-type="float">
            <text:p>7151</text:p>
          </table:table-cell>
          <table:table-cell office:value-type="float" office:value="8455" calcext:value-type="float">
            <text:p>8455</text:p>
          </table:table-cell>
          <table:table-cell table:formula="of:=LN([.J26]/[.I26])" office:value-type="float" office:value="0.167505775284285" calcext:value-type="float">
            <text:p>0.1675057753</text:p>
          </table:table-cell>
        </table:table-row>
        <table:table-row table:style-name="ro1">
          <table:table-cell office:value-type="time" office:time-value="PT15H20M00S" calcext:value-type="time">
            <text:p>03:20:00 PM</text:p>
          </table:table-cell>
          <table:table-cell office:value-type="float" office:value="19.97" calcext:value-type="float">
            <text:p>19.97</text:p>
          </table:table-cell>
          <table:table-cell table:formula="of:=HOUR([.A27])*60+MINUTE([.A27])" office:value-type="float" office:value="920" calcext:value-type="float">
            <text:p>920</text:p>
          </table:table-cell>
          <table:table-cell office:value-type="float" office:value="24" calcext:value-type="float">
            <text:p>24</text:p>
          </table:table-cell>
          <table:table-cell office:value-type="float" office:value="1326" calcext:value-type="float">
            <text:p>1326</text:p>
          </table:table-cell>
          <table:table-cell office:value-type="float" office:value="778" calcext:value-type="float">
            <text:p>778</text:p>
          </table:table-cell>
          <table:table-cell office:value-type="float" office:value="9072" calcext:value-type="float">
            <text:p>9072</text:p>
          </table:table-cell>
          <table:table-cell table:formula="of:=LN([.G27]/[.F27])" office:value-type="float" office:value="2.45622150178914" calcext:value-type="float">
            <text:p>2.4562215018</text:p>
          </table:table-cell>
          <table:table-cell office:value-type="float" office:value="7096" calcext:value-type="float">
            <text:p>7096</text:p>
          </table:table-cell>
          <table:table-cell office:value-type="float" office:value="8439" calcext:value-type="float">
            <text:p>8439</text:p>
          </table:table-cell>
          <table:table-cell table:formula="of:=LN([.J27]/[.I27])" office:value-type="float" office:value="0.173332573168551" calcext:value-type="float">
            <text:p>0.1733325732</text:p>
          </table:table-cell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float" office:value="20.03" calcext:value-type="float">
            <text:p>20.03</text:p>
          </table:table-cell>
          <table:table-cell table:formula="of:=HOUR([.A28])*60+MINUTE([.A28])" office:value-type="float" office:value="923" calcext:value-type="float">
            <text:p>923</text:p>
          </table:table-cell>
          <table:table-cell office:value-type="float" office:value="25" calcext:value-type="float">
            <text:p>25</text:p>
          </table:table-cell>
          <table:table-cell office:value-type="float" office:value="1327" calcext:value-type="float">
            <text:p>1327</text:p>
          </table:table-cell>
          <table:table-cell office:value-type="float" office:value="789" calcext:value-type="float">
            <text:p>789</text:p>
          </table:table-cell>
          <table:table-cell office:value-type="float" office:value="9122" calcext:value-type="float">
            <text:p>9122</text:p>
          </table:table-cell>
          <table:table-cell table:formula="of:=LN([.G28]/[.F28])" office:value-type="float" office:value="2.44767803642577" calcext:value-type="float">
            <text:p>2.4476780364</text:p>
          </table:table-cell>
          <table:table-cell office:value-type="float" office:value="7065" calcext:value-type="float">
            <text:p>7065</text:p>
          </table:table-cell>
          <table:table-cell office:value-type="float" office:value="8492" calcext:value-type="float">
            <text:p>8492</text:p>
          </table:table-cell>
          <table:table-cell table:formula="of:=LN([.J28]/[.I28])" office:value-type="float" office:value="0.183971527704519" calcext:value-type="float">
            <text:p>0.1839715277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20.1" calcext:value-type="float">
            <text:p>20.1</text:p>
          </table:table-cell>
          <table:table-cell table:formula="of:=HOUR([.A29])*60+MINUTE([.A29])" office:value-type="float" office:value="927" calcext:value-type="float">
            <text:p>927</text:p>
          </table:table-cell>
          <table:table-cell office:value-type="float" office:value="26" calcext:value-type="float">
            <text:p>26</text:p>
          </table:table-cell>
          <table:table-cell office:value-type="float" office:value="1328" calcext:value-type="float">
            <text:p>1328</text:p>
          </table:table-cell>
          <table:table-cell office:value-type="float" office:value="863" calcext:value-type="float">
            <text:p>863</text:p>
          </table:table-cell>
          <table:table-cell office:value-type="float" office:value="9102" calcext:value-type="float">
            <text:p>9102</text:p>
          </table:table-cell>
          <table:table-cell table:formula="of:=LN([.G29]/[.F29])" office:value-type="float" office:value="2.35583475749316" calcext:value-type="float">
            <text:p>2.3558347575</text:p>
          </table:table-cell>
          <table:table-cell office:value-type="float" office:value="7061" calcext:value-type="float">
            <text:p>7061</text:p>
          </table:table-cell>
          <table:table-cell office:value-type="float" office:value="8562" calcext:value-type="float">
            <text:p>8562</text:p>
          </table:table-cell>
          <table:table-cell table:formula="of:=LN([.J29]/[.I29])" office:value-type="float" office:value="0.192747123188544" calcext:value-type="float">
            <text:p>0.1927471232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20.17" calcext:value-type="float">
            <text:p>20.17</text:p>
          </table:table-cell>
          <table:table-cell table:formula="of:=HOUR([.A30])*60+MINUTE([.A30])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float" office:value="1329" calcext:value-type="float">
            <text:p>1329</text:p>
          </table:table-cell>
          <table:table-cell office:value-type="float" office:value="824" calcext:value-type="float">
            <text:p>824</text:p>
          </table:table-cell>
          <table:table-cell office:value-type="float" office:value="9071" calcext:value-type="float">
            <text:p>9071</text:p>
          </table:table-cell>
          <table:table-cell table:formula="of:=LN([.G30]/[.F30])" office:value-type="float" office:value="2.39866726070547" calcext:value-type="float">
            <text:p>2.3986672607</text:p>
          </table:table-cell>
          <table:table-cell office:value-type="float" office:value="7247" calcext:value-type="float">
            <text:p>7247</text:p>
          </table:table-cell>
          <table:table-cell office:value-type="float" office:value="8530" calcext:value-type="float">
            <text:p>8530</text:p>
          </table:table-cell>
          <table:table-cell table:formula="of:=LN([.J30]/[.I30])" office:value-type="float" office:value="0.163001771376443" calcext:value-type="float">
            <text:p>0.1630017714</text:p>
          </table:table-cell>
        </table:table-row>
        <table:table-row table:style-name="ro1">
          <table:table-cell office:value-type="time" office:time-value="PT15H34M00S" calcext:value-type="time">
            <text:p>03:34:00 PM</text:p>
          </table:table-cell>
          <table:table-cell office:value-type="float" office:value="20.23" calcext:value-type="float">
            <text:p>20.23</text:p>
          </table:table-cell>
          <table:table-cell table:formula="of:=HOUR([.A31])*60+MINUTE([.A31])" office:value-type="float" office:value="934" calcext:value-type="float">
            <text:p>934</text:p>
          </table:table-cell>
          <table:table-cell office:value-type="float" office:value="28" calcext:value-type="float">
            <text:p>28</text:p>
          </table:table-cell>
          <table:table-cell office:value-type="float" office:value="1330" calcext:value-type="float">
            <text:p>1330</text:p>
          </table:table-cell>
          <table:table-cell office:value-type="float" office:value="893" calcext:value-type="float">
            <text:p>893</text:p>
          </table:table-cell>
          <table:table-cell office:value-type="float" office:value="9127" calcext:value-type="float">
            <text:p>9127</text:p>
          </table:table-cell>
          <table:table-cell table:formula="of:=LN([.G31]/[.F31])" office:value-type="float" office:value="2.32440575164038" calcext:value-type="float">
            <text:p>2.3244057516</text:p>
          </table:table-cell>
          <table:table-cell office:value-type="float" office:value="7142" calcext:value-type="float">
            <text:p>7142</text:p>
          </table:table-cell>
          <table:table-cell office:value-type="float" office:value="8483" calcext:value-type="float">
            <text:p>8483</text:p>
          </table:table-cell>
          <table:table-cell table:formula="of:=LN([.J31]/[.I31])" office:value-type="float" office:value="0.172071311653341" calcext:value-type="float">
            <text:p>0.1720713117</text:p>
          </table:table-cell>
        </table:table-row>
        <table:table-row table:style-name="ro1">
          <table:table-cell office:value-type="time" office:time-value="PT15H37M00S" calcext:value-type="time">
            <text:p>03:37:00 PM</text:p>
          </table:table-cell>
          <table:table-cell office:value-type="float" office:value="20.3" calcext:value-type="float">
            <text:p>20.3</text:p>
          </table:table-cell>
          <table:table-cell table:formula="of:=HOUR([.A32])*60+MINUTE([.A32])" office:value-type="float" office:value="937" calcext:value-type="float">
            <text:p>937</text:p>
          </table:table-cell>
          <table:table-cell office:value-type="float" office:value="29" calcext:value-type="float">
            <text:p>29</text:p>
          </table:table-cell>
          <table:table-cell office:value-type="float" office:value="1331" calcext:value-type="float">
            <text:p>1331</text:p>
          </table:table-cell>
          <table:table-cell office:value-type="float" office:value="926" calcext:value-type="float">
            <text:p>926</text:p>
          </table:table-cell>
          <table:table-cell office:value-type="float" office:value="9106" calcext:value-type="float">
            <text:p>9106</text:p>
          </table:table-cell>
          <table:table-cell table:formula="of:=LN([.G32]/[.F32])" office:value-type="float" office:value="2.28581458124855" calcext:value-type="float">
            <text:p>2.2858145812</text:p>
          </table:table-cell>
          <table:table-cell office:value-type="float" office:value="6938" calcext:value-type="float">
            <text:p>6938</text:p>
          </table:table-cell>
          <table:table-cell office:value-type="float" office:value="8379" calcext:value-type="float">
            <text:p>8379</text:p>
          </table:table-cell>
          <table:table-cell table:formula="of:=LN([.J32]/[.I32])" office:value-type="float" office:value="0.188715027083591" calcext:value-type="float">
            <text:p>0.1887150271</text:p>
          </table:table-cell>
        </table:table-row>
        <table:table-row table:style-name="ro1">
          <table:table-cell office:value-type="time" office:time-value="PT15H41M00S" calcext:value-type="time">
            <text:p>03:41:00 PM</text:p>
          </table:table-cell>
          <table:table-cell office:value-type="float" office:value="20.37" calcext:value-type="float">
            <text:p>20.37</text:p>
          </table:table-cell>
          <table:table-cell table:formula="of:=HOUR([.A33])*60+MINUTE([.A33])" office:value-type="float" office:value="941" calcext:value-type="float">
            <text:p>941</text:p>
          </table:table-cell>
          <table:table-cell office:value-type="float" office:value="30" calcext:value-type="float">
            <text:p>30</text:p>
          </table:table-cell>
          <table:table-cell office:value-type="float" office:value="1332" calcext:value-type="float">
            <text:p>1332</text:p>
          </table:table-cell>
          <table:table-cell office:value-type="float" office:value="905" calcext:value-type="float">
            <text:p>905</text:p>
          </table:table-cell>
          <table:table-cell office:value-type="float" office:value="9025" calcext:value-type="float">
            <text:p>9025</text:p>
          </table:table-cell>
          <table:table-cell table:formula="of:=LN([.G33]/[.F33])" office:value-type="float" office:value="2.29981883950116" calcext:value-type="float">
            <text:p>2.2998188395</text:p>
          </table:table-cell>
          <table:table-cell office:value-type="float" office:value="7042" calcext:value-type="float">
            <text:p>7042</text:p>
          </table:table-cell>
          <table:table-cell office:value-type="float" office:value="8440" calcext:value-type="float">
            <text:p>8440</text:p>
          </table:table-cell>
          <table:table-cell table:formula="of:=LN([.J33]/[.I33])" office:value-type="float" office:value="0.181090087875005" calcext:value-type="float">
            <text:p>0.1810900879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0.43" calcext:value-type="float">
            <text:p>20.43</text:p>
          </table:table-cell>
          <table:table-cell table:formula="of:=HOUR([.A34])*60+MINUTE([.A34])"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1333" calcext:value-type="float">
            <text:p>1333</text:p>
          </table:table-cell>
          <table:table-cell office:value-type="float" office:value="876" calcext:value-type="float">
            <text:p>876</text:p>
          </table:table-cell>
          <table:table-cell office:value-type="float" office:value="8914" calcext:value-type="float">
            <text:p>8914</text:p>
          </table:table-cell>
          <table:table-cell table:formula="of:=LN([.G34]/[.F34])" office:value-type="float" office:value="2.32001226257011" calcext:value-type="float">
            <text:p>2.3200122626</text:p>
          </table:table-cell>
          <table:table-cell office:value-type="float" office:value="7075" calcext:value-type="float">
            <text:p>7075</text:p>
          </table:table-cell>
          <table:table-cell office:value-type="float" office:value="8382" calcext:value-type="float">
            <text:p>8382</text:p>
          </table:table-cell>
          <table:table-cell table:formula="of:=LN([.J34]/[.I34])" office:value-type="float" office:value="0.169519105973579" calcext:value-type="float">
            <text:p>0.169519106</text:p>
          </table:table-cell>
        </table:table-row>
        <table:table-row table:style-name="ro1">
          <table:table-cell office:value-type="time" office:time-value="PT15H48M00S" calcext:value-type="time">
            <text:p>03:48:00 PM</text:p>
          </table:table-cell>
          <table:table-cell office:value-type="float" office:value="20.49" calcext:value-type="float">
            <text:p>20.49</text:p>
          </table:table-cell>
          <table:table-cell table:formula="of:=HOUR([.A35])*60+MINUTE([.A35])" office:value-type="float" office:value="948" calcext:value-type="float">
            <text:p>948</text:p>
          </table:table-cell>
          <table:table-cell office:value-type="float" office:value="32" calcext:value-type="float">
            <text:p>32</text:p>
          </table:table-cell>
          <table:table-cell office:value-type="float" office:value="1334" calcext:value-type="float">
            <text:p>1334</text:p>
          </table:table-cell>
          <table:table-cell office:value-type="float" office:value="977" calcext:value-type="float">
            <text:p>977</text:p>
          </table:table-cell>
          <table:table-cell office:value-type="float" office:value="9016" calcext:value-type="float">
            <text:p>9016</text:p>
          </table:table-cell>
          <table:table-cell table:formula="of:=LN([.G35]/[.F35])" office:value-type="float" office:value="2.22226940367683" calcext:value-type="float">
            <text:p>2.2222694037</text:p>
          </table:table-cell>
          <table:table-cell office:value-type="float" office:value="7070" calcext:value-type="float">
            <text:p>7070</text:p>
          </table:table-cell>
          <table:table-cell office:value-type="float" office:value="8493" calcext:value-type="float">
            <text:p>8493</text:p>
          </table:table-cell>
          <table:table-cell table:formula="of:=LN([.J35]/[.I35])" office:value-type="float" office:value="0.183381814889391" calcext:value-type="float">
            <text:p>0.1833818149</text:p>
          </table:table-cell>
        </table:table-row>
        <table:table-row table:style-name="ro1">
          <table:table-cell office:value-type="time" office:time-value="PT15H51M00S" calcext:value-type="time">
            <text:p>03:51:00 PM</text:p>
          </table:table-cell>
          <table:table-cell office:value-type="float" office:value="20.55" calcext:value-type="float">
            <text:p>20.55</text:p>
          </table:table-cell>
          <table:table-cell table:formula="of:=HOUR([.A36])*60+MINUTE([.A36])" office:value-type="float" office:value="951" calcext:value-type="float">
            <text:p>951</text:p>
          </table:table-cell>
          <table:table-cell office:value-type="float" office:value="33" calcext:value-type="float">
            <text:p>33</text:p>
          </table:table-cell>
          <table:table-cell office:value-type="float" office:value="1335" calcext:value-type="float">
            <text:p>1335</text:p>
          </table:table-cell>
          <table:table-cell office:value-type="float" office:value="924" calcext:value-type="float">
            <text:p>924</text:p>
          </table:table-cell>
          <table:table-cell office:value-type="float" office:value="9086" calcext:value-type="float">
            <text:p>9086</text:p>
          </table:table-cell>
          <table:table-cell table:formula="of:=LN([.G36]/[.F36])" office:value-type="float" office:value="2.28577797467766" calcext:value-type="float">
            <text:p>2.2857779747</text:p>
          </table:table-cell>
          <table:table-cell office:value-type="float" office:value="7112" calcext:value-type="float">
            <text:p>7112</text:p>
          </table:table-cell>
          <table:table-cell office:value-type="float" office:value="8433" calcext:value-type="float">
            <text:p>8433</text:p>
          </table:table-cell>
          <table:table-cell table:formula="of:=LN([.J36]/[.I36])" office:value-type="float" office:value="0.170369082380901" calcext:value-type="float">
            <text:p>0.1703690824</text:p>
          </table:table-cell>
        </table:table-row>
        <table:table-row table:style-name="ro1">
          <table:table-cell office:value-type="time" office:time-value="PT15H55M00S" calcext:value-type="time">
            <text:p>03:55:00 PM</text:p>
          </table:table-cell>
          <table:table-cell office:value-type="float" office:value="20.6" calcext:value-type="float">
            <text:p>20.6</text:p>
          </table:table-cell>
          <table:table-cell table:formula="of:=HOUR([.A37])*60+MINUTE([.A37])" office:value-type="float" office:value="955" calcext:value-type="float">
            <text:p>955</text:p>
          </table:table-cell>
          <table:table-cell office:value-type="float" office:value="34" calcext:value-type="float">
            <text:p>34</text:p>
          </table:table-cell>
          <table:table-cell office:value-type="float" office:value="1336" calcext:value-type="float">
            <text:p>1336</text:p>
          </table:table-cell>
          <table:table-cell office:value-type="float" office:value="988" calcext:value-type="float">
            <text:p>988</text:p>
          </table:table-cell>
          <table:table-cell office:value-type="float" office:value="9051" calcext:value-type="float">
            <text:p>9051</text:p>
          </table:table-cell>
          <table:table-cell table:formula="of:=LN([.G37]/[.F37])" office:value-type="float" office:value="2.2149478300793" calcext:value-type="float">
            <text:p>2.2149478301</text:p>
          </table:table-cell>
          <table:table-cell office:value-type="float" office:value="7007" calcext:value-type="float">
            <text:p>7007</text:p>
          </table:table-cell>
          <table:table-cell office:value-type="float" office:value="8444" calcext:value-type="float">
            <text:p>8444</text:p>
          </table:table-cell>
          <table:table-cell table:formula="of:=LN([.J37]/[.I37])" office:value-type="float" office:value="0.186546480597677" calcext:value-type="float">
            <text:p>0.1865464806</text:p>
          </table:table-cell>
        </table:table-row>
        <table:table-row table:style-name="ro1">
          <table:table-cell office:value-type="time" office:time-value="PT15H59M00S" calcext:value-type="time">
            <text:p>03:59:00 PM</text:p>
          </table:table-cell>
          <table:table-cell office:value-type="float" office:value="20.66" calcext:value-type="float">
            <text:p>20.66</text:p>
          </table:table-cell>
          <table:table-cell table:formula="of:=HOUR([.A38])*60+MINUTE([.A38])" office:value-type="float" office:value="959" calcext:value-type="float">
            <text:p>959</text:p>
          </table:table-cell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1002" calcext:value-type="float">
            <text:p>1002</text:p>
          </table:table-cell>
          <table:table-cell office:value-type="float" office:value="9040" calcext:value-type="float">
            <text:p>9040</text:p>
          </table:table-cell>
          <table:table-cell table:formula="of:=LN([.G38]/[.F38])" office:value-type="float" office:value="2.19966117174141" calcext:value-type="float">
            <text:p>2.1996611717</text:p>
          </table:table-cell>
          <table:table-cell office:value-type="float" office:value="7048" calcext:value-type="float">
            <text:p>7048</text:p>
          </table:table-cell>
          <table:table-cell office:value-type="float" office:value="8509" calcext:value-type="float">
            <text:p>8509</text:p>
          </table:table-cell>
          <table:table-cell table:formula="of:=LN([.J38]/[.I38])" office:value-type="float" office:value="0.188380538233542" calcext:value-type="float">
            <text:p>0.1883805382</text:p>
          </table:table-cell>
        </table:table-row>
        <table:table-row table:style-name="ro1">
          <table:table-cell office:value-type="time" office:time-value="PT16H03M00S" calcext:value-type="time">
            <text:p>04:03:00 PM</text:p>
          </table:table-cell>
          <table:table-cell office:value-type="float" office:value="20.74" calcext:value-type="float">
            <text:p>20.74</text:p>
          </table:table-cell>
          <table:table-cell table:formula="of:=HOUR([.A39])*60+MINUTE([.A39])" office:value-type="float" office:value="963" calcext:value-type="float">
            <text:p>963</text:p>
          </table:table-cell>
          <table:table-cell office:value-type="float" office:value="36" calcext:value-type="float">
            <text:p>36</text:p>
          </table:table-cell>
          <table:table-cell office:value-type="float" office:value="1338" calcext:value-type="float">
            <text:p>1338</text:p>
          </table:table-cell>
          <table:table-cell office:value-type="float" office:value="1033" calcext:value-type="float">
            <text:p>1033</text:p>
          </table:table-cell>
          <table:table-cell office:value-type="float" office:value="9008" calcext:value-type="float">
            <text:p>9008</text:p>
          </table:table-cell>
          <table:table-cell table:formula="of:=LN([.G39]/[.F39])" office:value-type="float" office:value="2.16564588125983" calcext:value-type="float">
            <text:p>2.1656458813</text:p>
          </table:table-cell>
          <table:table-cell office:value-type="float" office:value="7043" calcext:value-type="float">
            <text:p>7043</text:p>
          </table:table-cell>
          <table:table-cell office:value-type="float" office:value="8462" calcext:value-type="float">
            <text:p>8462</text:p>
          </table:table-cell>
          <table:table-cell table:formula="of:=LN([.J39]/[.I39])" office:value-type="float" office:value="0.183551336534602" calcext:value-type="float">
            <text:p>0.1835513365</text:p>
          </table:table-cell>
        </table:table-row>
        <table:table-row table:style-name="ro1">
          <table:table-cell office:value-type="time" office:time-value="PT14H07M00S" calcext:value-type="time">
            <text:p>02:07:00 PM</text:p>
          </table:table-cell>
          <table:table-cell office:value-type="float" office:value="20.79" calcext:value-type="float">
            <text:p>20.79</text:p>
          </table:table-cell>
          <table:table-cell table:formula="of:=HOUR([.A40])*60+MINUTE([.A40])" office:value-type="float" office:value="847" calcext:value-type="float">
            <text:p>847</text:p>
          </table:table-cell>
          <table:table-cell office:value-type="float" office:value="37" calcext:value-type="float">
            <text:p>37</text:p>
          </table:table-cell>
          <table:table-cell office:value-type="float" office:value="1339" calcext:value-type="float">
            <text:p>1339</text:p>
          </table:table-cell>
          <table:table-cell office:value-type="float" office:value="1013" calcext:value-type="float">
            <text:p>1013</text:p>
          </table:table-cell>
          <table:table-cell office:value-type="float" office:value="9045" calcext:value-type="float">
            <text:p>9045</text:p>
          </table:table-cell>
          <table:table-cell table:formula="of:=LN([.G40]/[.F40])" office:value-type="float" office:value="2.18929589358071" calcext:value-type="float">
            <text:p>2.1892958936</text:p>
          </table:table-cell>
          <table:table-cell office:value-type="float" office:value="6994" calcext:value-type="float">
            <text:p>6994</text:p>
          </table:table-cell>
          <table:table-cell office:value-type="float" office:value="8444" calcext:value-type="float">
            <text:p>8444</text:p>
          </table:table-cell>
          <table:table-cell table:formula="of:=LN([.J40]/[.I40])" office:value-type="float" office:value="0.18840349134489" calcext:value-type="float">
            <text:p>0.1884034913</text:p>
          </table:table-cell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6" table:style-name="ta1"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RUN 8, bean splitter off, cooling down</text:p>
          </table:table-cell>
          <table:covered-table-cell table:number-columns-repeated="5"/>
          <table:covered-table-cell table:style-name="ce5"/>
          <table:covered-table-cell table:number-columns-repeated="3"/>
          <table:covered-table-cell table:style-name="ce5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5"/>
          <table:table-cell table:style-name="ce5" office:value-type="string" calcext:value-type="string" table:number-columns-spanned="3" table:number-rows-spanned="1">
            <text:p>Top (65.5V), run 8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Bottom (51.8V), run 8 </text:p>
          </table:table-cell>
          <table:covered-table-cell table:number-columns-repeated="2"/>
          <table:table-cell/>
        </table:table-row>
        <table:table-row table:style-name="ro1">
          <table:table-cell table:style-name="Default" office:value-type="string" calcext:value-type="string">
            <text:p>hours </text:p>
          </table:table-cell>
          <table:table-cell office:value-type="string" calcext:value-type="string">
            <text:p>Temp (°C)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 nor</text:p>
          </table:table-cell>
          <table:table-cell office:value-type="string" calcext:value-type="string">
            <text:p>nb of run</text:p>
          </table:table-cell>
          <table:table-cell office:value-type="string" calcext:value-type="string">
            <text:p>file numbe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  <table:table-cell office:value-type="string" calcext:value-type="string">
            <text:p>Light Region</text:p>
          </table:table-cell>
          <table:table-cell office:value-type="string" calcext:value-type="string">
            <text:p>Dark Region</text:p>
          </table:table-cell>
          <table:table-cell office:value-type="string" calcext:value-type="string">
            <text:p>&lt;PE&gt;</text:p>
          </table:table-cell>
          <table:table-cell office:value-type="string" calcext:value-type="string">
            <text:p>&lt;PE&gt; nor</text:p>
          </table:table-cell>
        </table:table-row>
        <table:table-row table:style-name="ro1">
          <table:table-cell office:value-type="time" office:time-value="PT14H03M00S" calcext:value-type="time">
            <text:p>02:03:00 PM</text:p>
          </table:table-cell>
          <table:table-cell office:value-type="float" office:value="-99.92" calcext:value-type="float">
            <text:p>-99.92</text:p>
          </table:table-cell>
          <table:table-cell table:formula="of:=HOUR([.A4])*60+MINUTE([.A4])" office:value-type="float" office:value="843" calcext:value-type="float">
            <text:p>843</text:p>
          </table:table-cell>
          <table:table-cell table:formula="of:=[.C4] - [.C$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9" calcext:value-type="float">
            <text:p>1359</text:p>
          </table:table-cell>
          <table:table-cell office:value-type="float" office:value="1320" calcext:value-type="float">
            <text:p>1320</text:p>
          </table:table-cell>
          <table:table-cell office:value-type="float" office:value="9017" calcext:value-type="float">
            <text:p>9017</text:p>
          </table:table-cell>
          <table:table-cell table:formula="of:=LN([.H4]/[.G4])" office:value-type="float" office:value="1.92147994791949" calcext:value-type="float">
            <text:p>1.9214799479</text:p>
          </table:table-cell>
          <table:table-cell table:formula="of:=[.I4]/[.I$4]" office:value-type="float" office:value="1" calcext:value-type="float">
            <text:p>1</text:p>
          </table:table-cell>
          <table:table-cell office:value-type="float" office:value="14971" calcext:value-type="float">
            <text:p>14971</text:p>
          </table:table-cell>
          <table:table-cell office:value-type="float" office:value="15000" calcext:value-type="float">
            <text:p>15000</text:p>
          </table:table-cell>
          <table:table-cell table:formula="of:=LN([.L4]/[.K4])" office:value-type="float" office:value="0.00193520463451058" calcext:value-type="float">
            <text:p>0.0019352046</text:p>
          </table:table-cell>
          <table:table-cell table:formula="of:=[.M4] - [.M$4]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4H07M00S" calcext:value-type="time">
            <text:p>02:07:00 PM</text:p>
          </table:table-cell>
          <table:table-cell office:value-type="float" office:value="-100.29" calcext:value-type="float">
            <text:p>-100.29</text:p>
          </table:table-cell>
          <table:table-cell table:formula="of:=HOUR([.A5])*60+MINUTE([.A5])" office:value-type="float" office:value="847" calcext:value-type="float">
            <text:p>847</text:p>
          </table:table-cell>
          <table:table-cell table:formula="of:=[.C5] - [.C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60" calcext:value-type="float">
            <text:p>1360</text:p>
          </table:table-cell>
          <table:table-cell office:value-type="float" office:value="1301" calcext:value-type="float">
            <text:p>1301</text:p>
          </table:table-cell>
          <table:table-cell office:value-type="float" office:value="9076" calcext:value-type="float">
            <text:p>9076</text:p>
          </table:table-cell>
          <table:table-cell table:formula="of:=LN([.H5]/[.G5])" office:value-type="float" office:value="1.94250036738723" calcext:value-type="float">
            <text:p>1.9425003674</text:p>
          </table:table-cell>
          <table:table-cell table:formula="of:=[.I5]/[.I$4]" office:value-type="float" office:value="1.01093970274865" calcext:value-type="float">
            <text:p>1.0109397027</text:p>
          </table:table-cell>
          <table:table-cell office:value-type="float" office:value="14971" calcext:value-type="float">
            <text:p>14971</text:p>
          </table:table-cell>
          <table:table-cell office:value-type="float" office:value="14999" calcext:value-type="float">
            <text:p>14999</text:p>
          </table:table-cell>
          <table:table-cell table:formula="of:=LN([.L5]/[.K5])" office:value-type="float" office:value="0.00186853574552273" calcext:value-type="float">
            <text:p>0.0018685357</text:p>
          </table:table-cell>
          <table:table-cell table:formula="of:=[.M5] - [.M$4]" office:value-type="float" office:value="-0.0000666688889878453" calcext:value-type="float">
            <text:p>-6.66688889878453E-005</text:p>
          </table:table-cell>
        </table:table-row>
        <table:table-row table:style-name="ro1">
          <table:table-cell office:value-type="time" office:time-value="PT14H10M00S" calcext:value-type="time">
            <text:p>02:10:00 PM</text:p>
          </table:table-cell>
          <table:table-cell office:value-type="float" office:value="-100.51" calcext:value-type="float">
            <text:p>-100.51</text:p>
          </table:table-cell>
          <table:table-cell table:formula="of:=HOUR([.A6])*60+MINUTE([.A6])" office:value-type="float" office:value="850" calcext:value-type="float">
            <text:p>850</text:p>
          </table:table-cell>
          <table:table-cell table:formula="of:=[.C6] - [.C$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61" calcext:value-type="float">
            <text:p>1361</text:p>
          </table:table-cell>
          <table:table-cell office:value-type="float" office:value="1177" calcext:value-type="float">
            <text:p>1177</text:p>
          </table:table-cell>
          <table:table-cell office:value-type="float" office:value="9166" calcext:value-type="float">
            <text:p>9166</text:p>
          </table:table-cell>
          <table:table-cell table:formula="of:=LN([.H6]/[.G6])" office:value-type="float" office:value="2.05253215780879" calcext:value-type="float">
            <text:p>2.0525321578</text:p>
          </table:table-cell>
          <table:table-cell table:formula="of:=[.I6]/[.I$4]" office:value-type="float" office:value="1.06820378741459" calcext:value-type="float">
            <text:p>1.0682037874</text:p>
          </table:table-cell>
          <table:table-cell office:value-type="float" office:value="14968" calcext:value-type="float">
            <text:p>14968</text:p>
          </table:table-cell>
          <table:table-cell office:value-type="float" office:value="14999" calcext:value-type="float">
            <text:p>14999</text:p>
          </table:table-cell>
          <table:table-cell table:formula="of:=LN([.L6]/[.K6])" office:value-type="float" office:value="0.00206894324143398" calcext:value-type="float">
            <text:p>0.0020689432</text:p>
          </table:table-cell>
          <table:table-cell table:formula="of:=[.M6] - [.M$4]" office:value-type="float" office:value="0.000133738606923402" calcext:value-type="float">
            <text:p>0.0001337386</text:p>
          </table:table-cell>
        </table:table-row>
        <table:table-row table:style-name="ro1">
          <table:table-cell office:value-type="time" office:time-value="PT14H14M00S" calcext:value-type="time">
            <text:p>02:14:00 PM</text:p>
          </table:table-cell>
          <table:table-cell office:value-type="float" office:value="-99.98" calcext:value-type="float">
            <text:p>-99.98</text:p>
          </table:table-cell>
          <table:table-cell table:formula="of:=HOUR([.A7])*60+MINUTE([.A7])" office:value-type="float" office:value="854" calcext:value-type="float">
            <text:p>854</text:p>
          </table:table-cell>
          <table:table-cell table:formula="of:=[.C7] - [.C$4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62" calcext:value-type="float">
            <text:p>1362</text:p>
          </table:table-cell>
          <table:table-cell office:value-type="float" office:value="1094" calcext:value-type="float">
            <text:p>1094</text:p>
          </table:table-cell>
          <table:table-cell office:value-type="float" office:value="9146" calcext:value-type="float">
            <text:p>9146</text:p>
          </table:table-cell>
          <table:table-cell table:formula="of:=LN([.H7]/[.G7])" office:value-type="float" office:value="2.12347592123607" calcext:value-type="float">
            <text:p>2.1234759212</text:p>
          </table:table-cell>
          <table:table-cell table:formula="of:=[.I7]/[.I$4]" office:value-type="float" office:value="1.10512520494179" calcext:value-type="float">
            <text:p>1.1051252049</text:p>
          </table:table-cell>
          <table:table-cell office:value-type="float" office:value="14960" calcext:value-type="float">
            <text:p>14960</text:p>
          </table:table-cell>
          <table:table-cell office:value-type="float" office:value="14998" calcext:value-type="float">
            <text:p>14998</text:p>
          </table:table-cell>
          <table:table-cell table:formula="of:=LN([.L7]/[.K7])" office:value-type="float" office:value="0.00253688633286637" calcext:value-type="float">
            <text:p>0.0025368863</text:p>
          </table:table-cell>
          <table:table-cell table:formula="of:=[.M7] - [.M$4]" office:value-type="float" office:value="0.000601681698355788" calcext:value-type="float">
            <text:p>0.0006016817</text:p>
          </table:table-cell>
        </table:table-row>
        <table:table-row table:style-name="ro1">
          <table:table-cell office:value-type="time" office:time-value="PT14H18M00S" calcext:value-type="time">
            <text:p>02:18:00 PM</text:p>
          </table:table-cell>
          <table:table-cell office:value-type="float" office:value="-100.35" calcext:value-type="float">
            <text:p>-100.35</text:p>
          </table:table-cell>
          <table:table-cell table:formula="of:=HOUR([.A8])*60+MINUTE([.A8])" office:value-type="float" office:value="858" calcext:value-type="float">
            <text:p>858</text:p>
          </table:table-cell>
          <table:table-cell table:formula="of:=[.C8] - [.C$4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1046" calcext:value-type="float">
            <text:p>1046</text:p>
          </table:table-cell>
          <table:table-cell office:value-type="float" office:value="9194" calcext:value-type="float">
            <text:p>9194</text:p>
          </table:table-cell>
          <table:table-cell table:formula="of:=LN([.H8]/[.G8])" office:value-type="float" office:value="2.17357773174131" calcext:value-type="float">
            <text:p>2.1735777317</text:p>
          </table:table-cell>
          <table:table-cell table:formula="of:=[.I8]/[.I$4]" office:value-type="float" office:value="1.13119979945395" calcext:value-type="float">
            <text:p>1.1311997995</text:p>
          </table:table-cell>
          <table:table-cell office:value-type="float" office:value="14944" calcext:value-type="float">
            <text:p>14944</text:p>
          </table:table-cell>
          <table:table-cell office:value-type="float" office:value="14999" calcext:value-type="float">
            <text:p>14999</text:p>
          </table:table-cell>
          <table:table-cell table:formula="of:=LN([.L8]/[.K8])" office:value-type="float" office:value="0.00367365072673567" calcext:value-type="float">
            <text:p>0.0036736507</text:p>
          </table:table-cell>
          <table:table-cell table:formula="of:=[.M8] - [.M$4]" office:value-type="float" office:value="0.00173844609222509" calcext:value-type="float">
            <text:p>0.0017384461</text:p>
          </table:table-cell>
        </table:table-row>
        <table:table-row table:style-name="ro1">
          <table:table-cell office:value-type="time" office:time-value="PT14H22M00S" calcext:value-type="time">
            <text:p>02:22:00 PM</text:p>
          </table:table-cell>
          <table:table-cell office:value-type="float" office:value="-100.02" calcext:value-type="float">
            <text:p>-100.02</text:p>
          </table:table-cell>
          <table:table-cell table:formula="of:=HOUR([.A9])*60+MINUTE([.A9])" office:value-type="float" office:value="862" calcext:value-type="float">
            <text:p>862</text:p>
          </table:table-cell>
          <table:table-cell table:formula="of:=[.C9] - [.C$4]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64" calcext:value-type="float">
            <text:p>1364</text:p>
          </table:table-cell>
          <table:table-cell office:value-type="float" office:value="982" calcext:value-type="float">
            <text:p>982</text:p>
          </table:table-cell>
          <table:table-cell office:value-type="float" office:value="9236" calcext:value-type="float">
            <text:p>9236</text:p>
          </table:table-cell>
          <table:table-cell table:formula="of:=LN([.H9]/[.G9])" office:value-type="float" office:value="2.24127286211992" calcext:value-type="float">
            <text:p>2.2412728621</text:p>
          </table:table-cell>
          <table:table-cell table:formula="of:=[.I9]/[.I$4]" office:value-type="float" office:value="1.16643052379844" calcext:value-type="float">
            <text:p>1.1664305238</text:p>
          </table:table-cell>
          <table:table-cell office:value-type="float" office:value="14933" calcext:value-type="float">
            <text:p>14933</text:p>
          </table:table-cell>
          <table:table-cell office:value-type="float" office:value="14999" calcext:value-type="float">
            <text:p>14999</text:p>
          </table:table-cell>
          <table:table-cell table:formula="of:=LN([.L9]/[.K9])" office:value-type="float" office:value="0.00441000313809076" calcext:value-type="float">
            <text:p>0.0044100031</text:p>
          </table:table-cell>
          <table:table-cell table:formula="of:=[.M9] - [.M$4]" office:value-type="float" office:value="0.00247479850358018" calcext:value-type="float">
            <text:p>0.0024747985</text:p>
          </table:table-cell>
        </table:table-row>
        <table:table-row table:style-name="ro1">
          <table:table-cell office:value-type="time" office:time-value="PT14H25M00S" calcext:value-type="time">
            <text:p>02:25:00 PM</text:p>
          </table:table-cell>
          <table:table-cell office:value-type="float" office:value="-100.05" calcext:value-type="float">
            <text:p>-100.05</text:p>
          </table:table-cell>
          <table:table-cell table:formula="of:=HOUR([.A10])*60+MINUTE([.A10])" office:value-type="float" office:value="865" calcext:value-type="float">
            <text:p>865</text:p>
          </table:table-cell>
          <table:table-cell table:formula="of:=[.C10] - [.C$4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365" calcext:value-type="float">
            <text:p>1365</text:p>
          </table:table-cell>
          <table:table-cell office:value-type="float" office:value="914" calcext:value-type="float">
            <text:p>914</text:p>
          </table:table-cell>
          <table:table-cell office:value-type="float" office:value="9267" calcext:value-type="float">
            <text:p>9267</text:p>
          </table:table-cell>
          <table:table-cell table:formula="of:=LN([.H10]/[.G10])" office:value-type="float" office:value="2.31638441013254" calcext:value-type="float">
            <text:p>2.3163844101</text:p>
          </table:table-cell>
          <table:table-cell table:formula="of:=[.I10]/[.I$4]" office:value-type="float" office:value="1.20552099054723" calcext:value-type="float">
            <text:p>1.2055209905</text:p>
          </table:table-cell>
          <table:table-cell office:value-type="float" office:value="14917" calcext:value-type="float">
            <text:p>14917</text:p>
          </table:table-cell>
          <table:table-cell office:value-type="float" office:value="14999" calcext:value-type="float">
            <text:p>14999</text:p>
          </table:table-cell>
          <table:table-cell table:formula="of:=LN([.L10]/[.K10])" office:value-type="float" office:value="0.00548203004142908" calcext:value-type="float">
            <text:p>0.00548203</text:p>
          </table:table-cell>
          <table:table-cell table:formula="of:=[.M10] - [.M$4]" office:value-type="float" office:value="0.0035468254069185" calcext:value-type="float">
            <text:p>0.0035468254</text:p>
          </table:table-cell>
        </table:table-row>
        <table:table-row table:style-name="ro1">
          <table:table-cell office:value-type="time" office:time-value="PT14H29M00S" calcext:value-type="time">
            <text:p>02:29:00 PM</text:p>
          </table:table-cell>
          <table:table-cell office:value-type="float" office:value="-100.03" calcext:value-type="float">
            <text:p>-100.03</text:p>
          </table:table-cell>
          <table:table-cell table:formula="of:=HOUR([.A11])*60+MINUTE([.A11])" office:value-type="float" office:value="869" calcext:value-type="float">
            <text:p>869</text:p>
          </table:table-cell>
          <table:table-cell table:formula="of:=[.C11] - [.C$4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366" calcext:value-type="float">
            <text:p>1366</text:p>
          </table:table-cell>
          <table:table-cell office:value-type="float" office:value="871" calcext:value-type="float">
            <text:p>871</text:p>
          </table:table-cell>
          <table:table-cell office:value-type="float" office:value="9416" calcext:value-type="float">
            <text:p>9416</text:p>
          </table:table-cell>
          <table:table-cell table:formula="of:=LN([.H11]/[.G11])" office:value-type="float" office:value="2.38052367208761" calcext:value-type="float">
            <text:p>2.3805236721</text:p>
          </table:table-cell>
          <table:table-cell table:formula="of:=[.I11]/[.I$4]" office:value-type="float" office:value="1.23890112653278" calcext:value-type="float">
            <text:p>1.2389011265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.L11]/[.K11])" office:value-type="float" office:value="0.00467790214176925" calcext:value-type="float">
            <text:p>0.0046779021</text:p>
          </table:table-cell>
          <table:table-cell table:formula="of:=[.M11] - [.M$4]" office:value-type="float" office:value="0.00274269750725867" calcext:value-type="float">
            <text:p>0.0027426975</text:p>
          </table:table-cell>
        </table:table-row>
        <table:table-row table:style-name="ro1">
          <table:table-cell office:value-type="time" office:time-value="PT14H32M00S" calcext:value-type="time">
            <text:p>02:32:00 PM</text:p>
          </table:table-cell>
          <table:table-cell office:value-type="float" office:value="-100.08" calcext:value-type="float">
            <text:p>-100.08</text:p>
          </table:table-cell>
          <table:table-cell table:formula="of:=HOUR([.A12])*60+MINUTE([.A12])" office:value-type="float" office:value="872" calcext:value-type="float">
            <text:p>872</text:p>
          </table:table-cell>
          <table:table-cell table:formula="of:=[.C12] - [.C$4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67" calcext:value-type="float">
            <text:p>1367</text:p>
          </table:table-cell>
          <table:table-cell office:value-type="float" office:value="861" calcext:value-type="float">
            <text:p>861</text:p>
          </table:table-cell>
          <table:table-cell office:value-type="float" office:value="9469" calcext:value-type="float">
            <text:p>9469</text:p>
          </table:table-cell>
          <table:table-cell table:formula="of:=LN([.H12]/[.G12])" office:value-type="float" office:value="2.39768407955577" calcext:value-type="float">
            <text:p>2.3976840796</text:p>
          </table:table-cell>
          <table:table-cell table:formula="of:=[.I12]/[.I$4]" office:value-type="float" office:value="1.2478319548179" calcext:value-type="float">
            <text:p>1.2478319548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.L12]/[.K12])" office:value-type="float" office:value="0.00507988526389145" calcext:value-type="float">
            <text:p>0.0050798853</text:p>
          </table:table-cell>
          <table:table-cell table:formula="of:=[.M12] - [.M$4]" office:value-type="float" office:value="0.00314468062938087" calcext:value-type="float">
            <text:p>0.0031446806</text:p>
          </table:table-cell>
        </table:table-row>
        <table:table-row table:style-name="ro1">
          <table:table-cell office:value-type="time" office:time-value="PT14H36M00S" calcext:value-type="time">
            <text:p>02:36:00 PM</text:p>
          </table:table-cell>
          <table:table-cell office:value-type="float" office:value="-99.94" calcext:value-type="float">
            <text:p>-99.94</text:p>
          </table:table-cell>
          <table:table-cell table:formula="of:=HOUR([.A13])*60+MINUTE([.A13])" office:value-type="float" office:value="876" calcext:value-type="float">
            <text:p>876</text:p>
          </table:table-cell>
          <table:table-cell table:formula="of:=[.C13] - [.C$4]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368" calcext:value-type="float">
            <text:p>1368</text:p>
          </table:table-cell>
          <table:table-cell office:value-type="float" office:value="812" calcext:value-type="float">
            <text:p>812</text:p>
          </table:table-cell>
          <table:table-cell table:style-name="ce9" office:value-type="float" office:value="9480" calcext:value-type="float">
            <text:p>9480</text:p>
          </table:table-cell>
          <table:table-cell table:formula="of:=LN([.H13]/[.G13])" office:value-type="float" office:value="2.45743925508739" calcext:value-type="float">
            <text:p>2.4574392551</text:p>
          </table:table-cell>
          <table:table-cell table:formula="of:=[.I13]/[.I$4]" office:value-type="float" office:value="1.2789304711445" calcext:value-type="float">
            <text:p>1.2789304711</text:p>
          </table:table-cell>
          <table:table-cell office:value-type="float" office:value="14921" calcext:value-type="float">
            <text:p>14921</text:p>
          </table:table-cell>
          <table:table-cell table:style-name="ce9" office:value-type="float" office:value="15000" calcext:value-type="float">
            <text:p>15000</text:p>
          </table:table-cell>
          <table:table-cell table:formula="of:=LN([.L13]/[.K13])" office:value-type="float" office:value="0.00528058444392542" calcext:value-type="float">
            <text:p>0.0052805844</text:p>
          </table:table-cell>
          <table:table-cell table:formula="of:=[.M13] - [.M$4]" office:value-type="float" office:value="0.00334537980941484" calcext:value-type="float">
            <text:p>0.0033453798</text:p>
          </table:table-cell>
        </table:table-row>
        <table:table-row table:style-name="ro1">
          <table:table-cell office:value-type="time" office:time-value="PT14H39M00S" calcext:value-type="time">
            <text:p>02:39:00 PM</text:p>
          </table:table-cell>
          <table:table-cell office:value-type="float" office:value="-99.77" calcext:value-type="float">
            <text:p>-99.77</text:p>
          </table:table-cell>
          <table:table-cell table:formula="of:=HOUR([.A14])*60+MINUTE([.A14])" office:value-type="float" office:value="879" calcext:value-type="float">
            <text:p>879</text:p>
          </table:table-cell>
          <table:table-cell table:formula="of:=[.C14] - [.C$4]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69" calcext:value-type="float">
            <text:p>1369</text:p>
          </table:table-cell>
          <table:table-cell office:value-type="float" office:value="793" calcext:value-type="float">
            <text:p>793</text:p>
          </table:table-cell>
          <table:table-cell office:value-type="float" office:value="9431" calcext:value-type="float">
            <text:p>9431</text:p>
          </table:table-cell>
          <table:table-cell table:formula="of:=LN([.H14]/[.G14])" office:value-type="float" office:value="2.47593419290904" calcext:value-type="float">
            <text:p>2.4759341929</text:p>
          </table:table-cell>
          <table:table-cell table:formula="of:=[.I14]/[.I$4]" office:value-type="float" office:value="1.28855583197206" calcext:value-type="float">
            <text:p>1.288555832</text:p>
          </table:table-cell>
          <table:table-cell office:value-type="float" office:value="14919" calcext:value-type="float">
            <text:p>14919</text:p>
          </table:table-cell>
          <table:table-cell office:value-type="float" office:value="15000" calcext:value-type="float">
            <text:p>15000</text:p>
          </table:table-cell>
          <table:table-cell table:formula="of:=LN([.L14]/[.K14])" office:value-type="float" office:value="0.00541463270149894" calcext:value-type="float">
            <text:p>0.0054146327</text:p>
          </table:table-cell>
          <table:table-cell table:formula="of:=[.M14] - [.M$4]" office:value-type="float" office:value="0.00347942806698836" calcext:value-type="float">
            <text:p>0.0034794281</text:p>
          </table:table-cell>
        </table:table-row>
        <table:table-row table:style-name="ro1">
          <table:table-cell office:value-type="time" office:time-value="PT14H43M00S" calcext:value-type="time">
            <text:p>02:43:00 PM</text:p>
          </table:table-cell>
          <table:table-cell office:value-type="float" office:value="-100.43" calcext:value-type="float">
            <text:p>-100.43</text:p>
          </table:table-cell>
          <table:table-cell table:formula="of:=HOUR([.A15])*60+MINUTE([.A15])" office:value-type="float" office:value="883" calcext:value-type="float">
            <text:p>883</text:p>
          </table:table-cell>
          <table:table-cell table:formula="of:=[.C15] - [.C$4]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70" calcext:value-type="float">
            <text:p>1370</text:p>
          </table:table-cell>
          <table:table-cell office:value-type="float" office:value="842" calcext:value-type="float">
            <text:p>842</text:p>
          </table:table-cell>
          <table:table-cell office:value-type="float" office:value="9529" calcext:value-type="float">
            <text:p>9529</text:p>
          </table:table-cell>
          <table:table-cell table:formula="of:=LN([.H15]/[.G15])" office:value-type="float" office:value="2.42631504510586" calcext:value-type="float">
            <text:p>2.4263150451</text:p>
          </table:table-cell>
          <table:table-cell table:formula="of:=[.I15]/[.I$4]" office:value-type="float" office:value="1.26273243066262" calcext:value-type="float">
            <text:p>1.2627324307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6" calcext:value-type="float">
            <text:p>14996</text:p>
          </table:table-cell>
          <table:table-cell table:formula="of:=LN([.L15]/[.K15])" office:value-type="float" office:value="0.00481284351475416" calcext:value-type="float">
            <text:p>0.0048128435</text:p>
          </table:table-cell>
          <table:table-cell table:formula="of:=[.M15] - [.M$4]" office:value-type="float" office:value="0.00287763888024358" calcext:value-type="float">
            <text:p>0.0028776389</text:p>
          </table:table-cell>
        </table:table-row>
        <table:table-row table:style-name="ro1">
          <table:table-cell office:value-type="time" office:time-value="PT14H46M00S" calcext:value-type="time">
            <text:p>02:46:00 PM</text:p>
          </table:table-cell>
          <table:table-cell office:value-type="float" office:value="-100" calcext:value-type="float">
            <text:p>-100</text:p>
          </table:table-cell>
          <table:table-cell table:formula="of:=HOUR([.A16])*60+MINUTE([.A16])" office:value-type="float" office:value="886" calcext:value-type="float">
            <text:p>886</text:p>
          </table:table-cell>
          <table:table-cell table:formula="of:=[.C16] - [.C$4]"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371" calcext:value-type="float">
            <text:p>1371</text:p>
          </table:table-cell>
          <table:table-cell office:value-type="float" office:value="761" calcext:value-type="float">
            <text:p>761</text:p>
          </table:table-cell>
          <table:table-cell office:value-type="float" office:value="9537" calcext:value-type="float">
            <text:p>9537</text:p>
          </table:table-cell>
          <table:table-cell table:formula="of:=LN([.H16]/[.G16])" office:value-type="float" office:value="2.52830089171723" calcext:value-type="float">
            <text:p>2.5283008917</text:p>
          </table:table-cell>
          <table:table-cell table:formula="of:=[.I16]/[.I$4]" office:value-type="float" office:value="1.31580914724339" calcext:value-type="float">
            <text:p>1.3158091472</text:p>
          </table:table-cell>
          <table:table-cell office:value-type="float" office:value="14926" calcext:value-type="float">
            <text:p>14926</text:p>
          </table:table-cell>
          <table:table-cell office:value-type="float" office:value="14996" calcext:value-type="float">
            <text:p>14996</text:p>
          </table:table-cell>
          <table:table-cell table:formula="of:=LN([.L16]/[.K16])" office:value-type="float" office:value="0.0046788401644698" calcext:value-type="float">
            <text:p>0.0046788402</text:p>
          </table:table-cell>
          <table:table-cell table:formula="of:=[.M16] - [.M$4]" office:value-type="float" office:value="0.00274363552995922" calcext:value-type="float">
            <text:p>0.0027436355</text:p>
          </table:table-cell>
        </table:table-row>
        <table:table-row table:style-name="ro1">
          <table:table-cell office:value-type="time" office:time-value="PT14H50M00S" calcext:value-type="time">
            <text:p>02:50:00 PM</text:p>
          </table:table-cell>
          <table:table-cell office:value-type="float" office:value="-99.92" calcext:value-type="float">
            <text:p>-99.92</text:p>
          </table:table-cell>
          <table:table-cell table:formula="of:=HOUR([.A17])*60+MINUTE([.A17])" office:value-type="float" office:value="890" calcext:value-type="float">
            <text:p>890</text:p>
          </table:table-cell>
          <table:table-cell table:formula="of:=[.C17] - [.C$4]"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72" calcext:value-type="float">
            <text:p>1372</text:p>
          </table:table-cell>
          <table:table-cell office:value-type="float" office:value="810" calcext:value-type="float">
            <text:p>810</text:p>
          </table:table-cell>
          <table:table-cell office:value-type="float" office:value="9475" calcext:value-type="float">
            <text:p>9475</text:p>
          </table:table-cell>
          <table:table-cell table:formula="of:=LN([.H17]/[.G17])" office:value-type="float" office:value="2.45937778228414" calcext:value-type="float">
            <text:p>2.4593777823</text:p>
          </table:table-cell>
          <table:table-cell table:formula="of:=[.I17]/[.I$4]" office:value-type="float" office:value="1.27993934308139" calcext:value-type="float">
            <text:p>1.2799393431</text:p>
          </table:table-cell>
          <table:table-cell office:value-type="float" office:value="14928" calcext:value-type="float">
            <text:p>14928</text:p>
          </table:table-cell>
          <table:table-cell office:value-type="float" office:value="15000" calcext:value-type="float">
            <text:p>15000</text:p>
          </table:table-cell>
          <table:table-cell table:formula="of:=LN([.L17]/[.K17])" office:value-type="float" office:value="0.00481155699722212" calcext:value-type="float">
            <text:p>0.004811557</text:p>
          </table:table-cell>
          <table:table-cell table:formula="of:=[.M17] - [.M$4]" office:value-type="float" office:value="0.00287635236271154" calcext:value-type="float">
            <text:p>0.0028763524</text:p>
          </table:table-cell>
        </table:table-row>
        <table:table-row table:style-name="ro1">
          <table:table-cell office:value-type="time" office:time-value="PT14H53M00S" calcext:value-type="time">
            <text:p>02:53:00 PM</text:p>
          </table:table-cell>
          <table:table-cell office:value-type="float" office:value="-100.23" calcext:value-type="float">
            <text:p>-100.23</text:p>
          </table:table-cell>
          <table:table-cell table:formula="of:=HOUR([.A18])*60+MINUTE([.A18])" office:value-type="float" office:value="893" calcext:value-type="float">
            <text:p>893</text:p>
          </table:table-cell>
          <table:table-cell table:formula="of:=[.C18] - [.C$4]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3" calcext:value-type="float">
            <text:p>1373</text:p>
          </table:table-cell>
          <table:table-cell office:value-type="float" office:value="797" calcext:value-type="float">
            <text:p>797</text:p>
          </table:table-cell>
          <table:table-cell office:value-type="float" office:value="9590" calcext:value-type="float">
            <text:p>9590</text:p>
          </table:table-cell>
          <table:table-cell table:formula="of:=LN([.H18]/[.G18])" office:value-type="float" office:value="2.48762148908727" calcext:value-type="float">
            <text:p>2.4876214891</text:p>
          </table:table-cell>
          <table:table-cell table:formula="of:=[.I18]/[.I$4]" office:value-type="float" office:value="1.29463827701183" calcext:value-type="float">
            <text:p>1.294638277</text:p>
          </table:table-cell>
          <table:table-cell office:value-type="float" office:value="14925" calcext:value-type="float">
            <text:p>14925</text:p>
          </table:table-cell>
          <table:table-cell office:value-type="float" office:value="14998" calcext:value-type="float">
            <text:p>14998</text:p>
          </table:table-cell>
          <table:table-cell table:formula="of:=LN([.L18]/[.K18])" office:value-type="float" office:value="0.0048791996005319" calcext:value-type="float">
            <text:p>0.0048791996</text:p>
          </table:table-cell>
          <table:table-cell table:formula="of:=[.M18] - [.M$4]" office:value-type="float" office:value="0.00294399496602132" calcext:value-type="float">
            <text:p>0.002943995</text:p>
          </table:table-cell>
        </table:table-row>
        <table:table-row table:style-name="ro1">
          <table:table-cell office:value-type="time" office:time-value="PT14H57M00S" calcext:value-type="time">
            <text:p>02:57:00 PM</text:p>
          </table:table-cell>
          <table:table-cell office:value-type="float" office:value="-99.71" calcext:value-type="float">
            <text:p>-99.71</text:p>
          </table:table-cell>
          <table:table-cell table:formula="of:=HOUR([.A19])*60+MINUTE([.A19])" office:value-type="float" office:value="897" calcext:value-type="float">
            <text:p>897</text:p>
          </table:table-cell>
          <table:table-cell table:formula="of:=[.C19] - [.C$4]"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374" calcext:value-type="float">
            <text:p>1374</text:p>
          </table:table-cell>
          <table:table-cell office:value-type="float" office:value="815" calcext:value-type="float">
            <text:p>815</text:p>
          </table:table-cell>
          <table:table-cell office:value-type="float" office:value="9563" calcext:value-type="float">
            <text:p>9563</text:p>
          </table:table-cell>
          <table:table-cell table:formula="of:=LN([.H19]/[.G19])" office:value-type="float" office:value="2.46246865110868" calcext:value-type="float">
            <text:p>2.4624686511</text:p>
          </table:table-cell>
          <table:table-cell table:formula="of:=[.I19]/[.I$4]" office:value-type="float" office:value="1.28154793068486" calcext:value-type="float">
            <text:p>1.281547930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8" calcext:value-type="float">
            <text:p>14998</text:p>
          </table:table-cell>
          <table:table-cell table:formula="of:=LN([.L19]/[.K19])" office:value-type="float" office:value="0.00474520522809497" calcext:value-type="float">
            <text:p>0.0047452052</text:p>
          </table:table-cell>
          <table:table-cell table:formula="of:=[.M19] - [.M$4]" office:value-type="float" office:value="0.00281000059358439" calcext:value-type="float">
            <text:p>0.0028100006</text:p>
          </table:table-cell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office:value-type="float" office:value="-100.28" calcext:value-type="float">
            <text:p>-100.28</text:p>
          </table:table-cell>
          <table:table-cell table:formula="of:=HOUR([.A20])*60+MINUTE([.A20])" office:value-type="float" office:value="900" calcext:value-type="float">
            <text:p>900</text:p>
          </table:table-cell>
          <table:table-cell table:formula="of:=[.C20] - [.C$4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375" calcext:value-type="float">
            <text:p>1375</text:p>
          </table:table-cell>
          <table:table-cell office:value-type="float" office:value="786" calcext:value-type="float">
            <text:p>786</text:p>
          </table:table-cell>
          <table:table-cell office:value-type="float" office:value="9555" calcext:value-type="float">
            <text:p>9555</text:p>
          </table:table-cell>
          <table:table-cell table:formula="of:=LN([.H20]/[.G20])" office:value-type="float" office:value="2.49786306424517" calcext:value-type="float">
            <text:p>2.4978630642</text:p>
          </table:table-cell>
          <table:table-cell table:formula="of:=[.I20]/[.I$4]" office:value-type="float" office:value="1.2999683223079" calcext:value-type="float">
            <text:p>1.2999683223</text:p>
          </table:table-cell>
          <table:table-cell office:value-type="float" office:value="14895" calcext:value-type="float">
            <text:p>14895</text:p>
          </table:table-cell>
          <table:table-cell office:value-type="float" office:value="14998" calcext:value-type="float">
            <text:p>14998</text:p>
          </table:table-cell>
          <table:table-cell table:formula="of:=LN([.L20]/[.K20])" office:value-type="float" office:value="0.0068912727139521" calcext:value-type="float">
            <text:p>0.0068912727</text:p>
          </table:table-cell>
          <table:table-cell table:formula="of:=[.M20] - [.M$4]" office:value-type="float" office:value="0.00495606807944152" calcext:value-type="float">
            <text:p>0.0049560681</text:p>
          </table:table-cell>
        </table:table-row>
        <table:table-row table:style-name="ro1">
          <table:table-cell office:value-type="time" office:time-value="PT15H03M00S" calcext:value-type="time">
            <text:p>03:03:00 PM</text:p>
          </table:table-cell>
          <table:table-cell office:value-type="float" office:value="-100.05" calcext:value-type="float">
            <text:p>-100.05</text:p>
          </table:table-cell>
          <table:table-cell table:formula="of:=HOUR([.A21])*60+MINUTE([.A21])" office:value-type="float" office:value="903" calcext:value-type="float">
            <text:p>903</text:p>
          </table:table-cell>
          <table:table-cell table:formula="of:=[.C21] - [.C$4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76" calcext:value-type="float">
            <text:p>1376</text:p>
          </table:table-cell>
          <table:table-cell office:value-type="float" office:value="802" calcext:value-type="float">
            <text:p>802</text:p>
          </table:table-cell>
          <table:table-cell office:value-type="float" office:value="9577" calcext:value-type="float">
            <text:p>9577</text:p>
          </table:table-cell>
          <table:table-cell table:formula="of:=LN([.H21]/[.G21])" office:value-type="float" office:value="2.4800110616551" calcext:value-type="float">
            <text:p>2.4800110617</text:p>
          </table:table-cell>
          <table:table-cell table:formula="of:=[.I21]/[.I$4]" office:value-type="float" office:value="1.29067756566514" calcext:value-type="float">
            <text:p>1.2906775657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9" calcext:value-type="float">
            <text:p>14999</text:p>
          </table:table-cell>
          <table:table-cell table:formula="of:=LN([.L21]/[.K21])" office:value-type="float" office:value="0.00481187856211988" calcext:value-type="float">
            <text:p>0.0048118786</text:p>
          </table:table-cell>
          <table:table-cell table:formula="of:=[.M21] - [.M$4]" office:value-type="float" office:value="0.0028766739276093" calcext:value-type="float">
            <text:p>0.0028766739</text:p>
          </table:table-cell>
        </table:table-row>
        <table:table-row table:style-name="ro1">
          <table:table-cell office:value-type="time" office:time-value="PT15H07M00S" calcext:value-type="time">
            <text:p>03:07:00 PM</text:p>
          </table:table-cell>
          <table:table-cell office:value-type="float" office:value="-99.76" calcext:value-type="float">
            <text:p>-99.76</text:p>
          </table:table-cell>
          <table:table-cell table:formula="of:=HOUR([.A22])*60+MINUTE([.A22])" office:value-type="float" office:value="907" calcext:value-type="float">
            <text:p>907</text:p>
          </table:table-cell>
          <table:table-cell table:formula="of:=[.C22] - [.C$4]"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77" calcext:value-type="float">
            <text:p>1377</text:p>
          </table:table-cell>
          <table:table-cell office:value-type="float" office:value="758" calcext:value-type="float">
            <text:p>758</text:p>
          </table:table-cell>
          <table:table-cell office:value-type="float" office:value="9645" calcext:value-type="float">
            <text:p>9645</text:p>
          </table:table-cell>
          <table:table-cell table:formula="of:=LN([.H22]/[.G22])" office:value-type="float" office:value="2.54351153969746" calcext:value-type="float">
            <text:p>2.5435115397</text:p>
          </table:table-cell>
          <table:table-cell table:formula="of:=[.I22]/[.I$4]" office:value-type="float" office:value="1.32372525794583" calcext:value-type="float">
            <text:p>1.3237252579</text:p>
          </table:table-cell>
          <table:table-cell office:value-type="float" office:value="14929" calcext:value-type="float">
            <text:p>14929</text:p>
          </table:table-cell>
          <table:table-cell office:value-type="float" office:value="14999" calcext:value-type="float">
            <text:p>14999</text:p>
          </table:table-cell>
          <table:table-cell table:formula="of:=LN([.L22]/[.K22])" office:value-type="float" office:value="0.00467790214176925" calcext:value-type="float">
            <text:p>0.0046779021</text:p>
          </table:table-cell>
          <table:table-cell table:formula="of:=[.M22] - [.M$4]" office:value-type="float" office:value="0.00274269750725867" calcext:value-type="float">
            <text:p>0.0027426975</text:p>
          </table:table-cell>
        </table:table-row>
        <table:table-row table:style-name="ro1">
          <table:table-cell office:value-type="time" office:time-value="PT15H10M00S" calcext:value-type="time">
            <text:p>03:10:00 PM</text:p>
          </table:table-cell>
          <table:table-cell office:value-type="float" office:value="-100.02" calcext:value-type="float">
            <text:p>-100.02</text:p>
          </table:table-cell>
          <table:table-cell table:formula="of:=HOUR([.A23])*60+MINUTE([.A23])" office:value-type="float" office:value="910" calcext:value-type="float">
            <text:p>910</text:p>
          </table:table-cell>
          <table:table-cell table:formula="of:=[.C23] - [.C$4]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78" calcext:value-type="float">
            <text:p>1378</text:p>
          </table:table-cell>
          <table:table-cell office:value-type="float" office:value="810" calcext:value-type="float">
            <text:p>810</text:p>
          </table:table-cell>
          <table:table-cell office:value-type="float" office:value="9652" calcext:value-type="float">
            <text:p>9652</text:p>
          </table:table-cell>
          <table:table-cell table:formula="of:=LN([.H23]/[.G23])" office:value-type="float" office:value="2.47788617907844" calcext:value-type="float">
            <text:p>2.4778861791</text:p>
          </table:table-cell>
          <table:table-cell table:formula="of:=[.I23]/[.I$4]" office:value-type="float" office:value="1.28957170839144" calcext:value-type="float">
            <text:p>1.2895717084</text:p>
          </table:table-cell>
          <table:table-cell office:value-type="float" office:value="14923" calcext:value-type="float">
            <text:p>14923</text:p>
          </table:table-cell>
          <table:table-cell office:value-type="float" office:value="14999" calcext:value-type="float">
            <text:p>14999</text:p>
          </table:table-cell>
          <table:table-cell table:formula="of:=LN([.L23]/[.K23])" office:value-type="float" office:value="0.00507988526389145" calcext:value-type="float">
            <text:p>0.0050798853</text:p>
          </table:table-cell>
          <table:table-cell table:formula="of:=[.M23] - [.M$4]" office:value-type="float" office:value="0.00314468062938087" calcext:value-type="float">
            <text:p>0.0031446806</text:p>
          </table:table-cell>
        </table:table-row>
        <table:table-row table:style-name="ro1">
          <table:table-cell office:value-type="time" office:time-value="PT15H14M00S" calcext:value-type="time">
            <text:p>03:14:00 PM</text:p>
          </table:table-cell>
          <table:table-cell office:value-type="float" office:value="-100.21" calcext:value-type="float">
            <text:p>-100.21</text:p>
          </table:table-cell>
          <table:table-cell table:formula="of:=HOUR([.A24])*60+MINUTE([.A24])" office:value-type="float" office:value="914" calcext:value-type="float">
            <text:p>914</text:p>
          </table:table-cell>
          <table:table-cell table:formula="of:=[.C24] - [.C$4]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79" calcext:value-type="float">
            <text:p>1379</text:p>
          </table:table-cell>
          <table:table-cell office:value-type="float" office:value="760" calcext:value-type="float">
            <text:p>760</text:p>
          </table:table-cell>
          <table:table-cell office:value-type="float" office:value="9807" calcext:value-type="float">
            <text:p>9807</text:p>
          </table:table-cell>
          <table:table-cell table:formula="of:=LN([.H24]/[.G24])" office:value-type="float" office:value="2.55753326211194" calcext:value-type="float">
            <text:p>2.5575332621</text:p>
          </table:table-cell>
          <table:table-cell table:formula="of:=[.I24]/[.I$4]" office:value-type="float" office:value="1.33102261352306" calcext:value-type="float">
            <text:p>1.3310226135</text:p>
          </table:table-cell>
          <table:table-cell office:value-type="float" office:value="14924" calcext:value-type="float">
            <text:p>14924</text:p>
          </table:table-cell>
          <table:table-cell office:value-type="float" office:value="14999" calcext:value-type="float">
            <text:p>14999</text:p>
          </table:table-cell>
          <table:table-cell table:formula="of:=LN([.L24]/[.K24])" office:value-type="float" office:value="0.00501287685431091" calcext:value-type="float">
            <text:p>0.0050128769</text:p>
          </table:table-cell>
          <table:table-cell table:formula="of:=[.M24] - [.M$4]" office:value-type="float" office:value="0.00307767221980033" calcext:value-type="float">
            <text:p>0.0030776722</text:p>
          </table:table-cell>
        </table:table-row>
        <table:table-row table:style-name="ro1">
          <table:table-cell office:value-type="time" office:time-value="PT15H17M00S" calcext:value-type="time">
            <text:p>03:17:00 PM</text:p>
          </table:table-cell>
          <table:table-cell office:value-type="float" office:value="-100.07" calcext:value-type="float">
            <text:p>-100.07</text:p>
          </table:table-cell>
          <table:table-cell table:formula="of:=HOUR([.A25])*60+MINUTE([.A25])" office:value-type="float" office:value="917" calcext:value-type="float">
            <text:p>917</text:p>
          </table:table-cell>
          <table:table-cell table:formula="of:=[.C25] - [.C$4]"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380" calcext:value-type="float">
            <text:p>1380</text:p>
          </table:table-cell>
          <table:table-cell office:value-type="float" office:value="727" calcext:value-type="float">
            <text:p>727</text:p>
          </table:table-cell>
          <table:table-cell office:value-type="float" office:value="9674" calcext:value-type="float">
            <text:p>9674</text:p>
          </table:table-cell>
          <table:table-cell table:formula="of:=LN([.H25]/[.G25])" office:value-type="float" office:value="2.58827067584941" calcext:value-type="float">
            <text:p>2.5882706758</text:p>
          </table:table-cell>
          <table:table-cell table:formula="of:=[.I25]/[.I$4]" office:value-type="float" office:value="1.34701935279205" calcext:value-type="float">
            <text:p>1.3470193528</text:p>
          </table:table-cell>
          <table:table-cell office:value-type="float" office:value="14921" calcext:value-type="float">
            <text:p>14921</text:p>
          </table:table-cell>
          <table:table-cell office:value-type="float" office:value="14996" calcext:value-type="float">
            <text:p>14996</text:p>
          </table:table-cell>
          <table:table-cell table:formula="of:=LN([.L25]/[.K25])" office:value-type="float" office:value="0.00501388221538105" calcext:value-type="float">
            <text:p>0.0050138822</text:p>
          </table:table-cell>
          <table:table-cell table:formula="of:=[.M25] - [.M$4]" office:value-type="float" office:value="0.00307867758087048" calcext:value-type="float">
            <text:p>0.0030786776</text:p>
          </table:table-cell>
        </table:table-row>
        <table:table-row table:style-name="ro1">
          <table:table-cell office:value-type="time" office:time-value="PT15H21M00S" calcext:value-type="time">
            <text:p>03:21:00 PM</text:p>
          </table:table-cell>
          <table:table-cell office:value-type="float" office:value="-100.14" calcext:value-type="float">
            <text:p>-100.14</text:p>
          </table:table-cell>
          <table:table-cell table:formula="of:=HOUR([.A26])*60+MINUTE([.A26])" office:value-type="float" office:value="921" calcext:value-type="float">
            <text:p>921</text:p>
          </table:table-cell>
          <table:table-cell table:formula="of:=[.C26] - [.C$4]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381" calcext:value-type="float">
            <text:p>1381</text:p>
          </table:table-cell>
          <table:table-cell office:value-type="float" office:value="771" calcext:value-type="float">
            <text:p>771</text:p>
          </table:table-cell>
          <table:table-cell office:value-type="float" office:value="9710" calcext:value-type="float">
            <text:p>9710</text:p>
          </table:table-cell>
          <table:table-cell table:formula="of:=LN([.H26]/[.G26])" office:value-type="float" office:value="2.53322318772204" calcext:value-type="float">
            <text:p>2.5332231877</text:p>
          </table:table-cell>
          <table:table-cell table:formula="of:=[.I26]/[.I$4]" office:value-type="float" office:value="1.3183708684886" calcext:value-type="float">
            <text:p>1.3183708685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8" calcext:value-type="float">
            <text:p>14998</text:p>
          </table:table-cell>
          <table:table-cell table:formula="of:=LN([.L26]/[.K26])" office:value-type="float" office:value="0.00615304241969567" calcext:value-type="float">
            <text:p>0.0061530424</text:p>
          </table:table-cell>
          <table:table-cell table:formula="of:=[.M26] - [.M$4]" office:value-type="float" office:value="0.00421783778518509" calcext:value-type="float">
            <text:p>0.0042178378</text:p>
          </table:table-cell>
        </table:table-row>
        <table:table-row table:style-name="ro1">
          <table:table-cell office:value-type="time" office:time-value="PT15H24M00S" calcext:value-type="time">
            <text:p>03:24:00 PM</text:p>
          </table:table-cell>
          <table:table-cell office:value-type="float" office:value="-99.9" calcext:value-type="float">
            <text:p>-99.9</text:p>
          </table:table-cell>
          <table:table-cell table:formula="of:=HOUR([.A27])*60+MINUTE([.A27])" office:value-type="float" office:value="924" calcext:value-type="float">
            <text:p>924</text:p>
          </table:table-cell>
          <table:table-cell table:formula="of:=[.C27] - [.C$4]"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382" calcext:value-type="float">
            <text:p>1382</text:p>
          </table:table-cell>
          <table:table-cell office:value-type="float" office:value="747" calcext:value-type="float">
            <text:p>747</text:p>
          </table:table-cell>
          <table:table-cell office:value-type="float" office:value="9663" calcext:value-type="float">
            <text:p>9663</text:p>
          </table:table-cell>
          <table:table-cell table:formula="of:=LN([.H27]/[.G27])" office:value-type="float" office:value="2.55999425286649" calcext:value-type="float">
            <text:p>2.5599942529</text:p>
          </table:table-cell>
          <table:table-cell table:formula="of:=[.I27]/[.I$4]" office:value-type="float" office:value="1.33230339230881" calcext:value-type="float">
            <text:p>1.3323033923</text:p>
          </table:table-cell>
          <table:table-cell office:value-type="float" office:value="14904" calcext:value-type="float">
            <text:p>14904</text:p>
          </table:table-cell>
          <table:table-cell office:value-type="float" office:value="14998" calcext:value-type="float">
            <text:p>14998</text:p>
          </table:table-cell>
          <table:table-cell table:formula="of:=LN([.L27]/[.K27])" office:value-type="float" office:value="0.00628722557991034" calcext:value-type="float">
            <text:p>0.0062872256</text:p>
          </table:table-cell>
          <table:table-cell table:formula="of:=[.M27] - [.M$4]" office:value-type="float" office:value="0.00435202094539976" calcext:value-type="float">
            <text:p>0.0043520209</text:p>
          </table:table-cell>
        </table:table-row>
        <table:table-row table:style-name="ro1">
          <table:table-cell office:value-type="time" office:time-value="PT15H27M00S" calcext:value-type="time">
            <text:p>03:27:00 PM</text:p>
          </table:table-cell>
          <table:table-cell office:value-type="float" office:value="-100.19" calcext:value-type="float">
            <text:p>-100.19</text:p>
          </table:table-cell>
          <table:table-cell table:formula="of:=HOUR([.A28])*60+MINUTE([.A28])" office:value-type="float" office:value="927" calcext:value-type="float">
            <text:p>927</text:p>
          </table:table-cell>
          <table:table-cell table:formula="of:=[.C28] - [.C$4]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83" calcext:value-type="float">
            <text:p>1383</text:p>
          </table:table-cell>
          <table:table-cell office:value-type="float" office:value="739" calcext:value-type="float">
            <text:p>739</text:p>
          </table:table-cell>
          <table:table-cell office:value-type="float" office:value="9833" calcext:value-type="float">
            <text:p>9833</text:p>
          </table:table-cell>
          <table:table-cell table:formula="of:=LN([.H28]/[.G28])" office:value-type="float" office:value="2.58820143383195" calcext:value-type="float">
            <text:p>2.5882014338</text:p>
          </table:table-cell>
          <table:table-cell table:formula="of:=[.I28]/[.I$4]" office:value-type="float" office:value="1.34698331701789" calcext:value-type="float">
            <text:p>1.346983317</text:p>
          </table:table-cell>
          <table:table-cell office:value-type="float" office:value="14900" calcext:value-type="float">
            <text:p>14900</text:p>
          </table:table-cell>
          <table:table-cell office:value-type="float" office:value="15000" calcext:value-type="float">
            <text:p>15000</text:p>
          </table:table-cell>
          <table:table-cell table:formula="of:=LN([.L28]/[.K28])" office:value-type="float" office:value="0.00668898815079671" calcext:value-type="float">
            <text:p>0.0066889882</text:p>
          </table:table-cell>
          <table:table-cell table:formula="of:=[.M28] - [.M$4]" office:value-type="float" office:value="0.00475378351628613" calcext:value-type="float">
            <text:p>0.0047537835</text:p>
          </table:table-cell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office:value-type="float" office:value="-100.24" calcext:value-type="float">
            <text:p>-100.24</text:p>
          </table:table-cell>
          <table:table-cell table:formula="of:=HOUR([.A29])*60+MINUTE([.A29])" office:value-type="float" office:value="931" calcext:value-type="float">
            <text:p>931</text:p>
          </table:table-cell>
          <table:table-cell table:formula="of:=[.C29] - [.C$4]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384" calcext:value-type="float">
            <text:p>1384</text:p>
          </table:table-cell>
          <table:table-cell office:value-type="float" office:value="719" calcext:value-type="float">
            <text:p>719</text:p>
          </table:table-cell>
          <table:table-cell office:value-type="float" office:value="9814" calcext:value-type="float">
            <text:p>9814</text:p>
          </table:table-cell>
          <table:table-cell table:formula="of:=LN([.H29]/[.G29])" office:value-type="float" office:value="2.6137038589288" calcext:value-type="float">
            <text:p>2.6137038589</text:p>
          </table:table-cell>
          <table:table-cell table:formula="of:=[.I29]/[.I$4]" office:value-type="float" office:value="1.36025559973125" calcext:value-type="float">
            <text:p>1.3602555997</text:p>
          </table:table-cell>
          <table:table-cell office:value-type="float" office:value="14919" calcext:value-type="float">
            <text:p>14919</text:p>
          </table:table-cell>
          <table:table-cell office:value-type="float" office:value="14998" calcext:value-type="float">
            <text:p>14998</text:p>
          </table:table-cell>
          <table:table-cell table:formula="of:=LN([.L29]/[.K29])" office:value-type="float" office:value="0.0052812904784864" calcext:value-type="float">
            <text:p>0.0052812905</text:p>
          </table:table-cell>
          <table:table-cell table:formula="of:=[.M29] - [.M$4]" office:value-type="float" office:value="0.00334608584397582" calcext:value-type="float">
            <text:p>0.0033460858</text:p>
          </table:table-cell>
        </table:table-row>
        <table:table-row table:style-name="ro1">
          <table:table-cell office:value-type="time" office:time-value="PT15H35M00S" calcext:value-type="time">
            <text:p>03:35:00 PM</text:p>
          </table:table-cell>
          <table:table-cell office:value-type="float" office:value="-100.04" calcext:value-type="float">
            <text:p>-100.04</text:p>
          </table:table-cell>
          <table:table-cell table:formula="of:=HOUR([.A30])*60+MINUTE([.A30])" office:value-type="float" office:value="935" calcext:value-type="float">
            <text:p>935</text:p>
          </table:table-cell>
          <table:table-cell table:formula="of:=[.C30] - [.C$4]"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1385" calcext:value-type="float">
            <text:p>1385</text:p>
          </table:table-cell>
          <table:table-cell office:value-type="float" office:value="766" calcext:value-type="float">
            <text:p>766</text:p>
          </table:table-cell>
          <table:table-cell office:value-type="float" office:value="9881" calcext:value-type="float">
            <text:p>9881</text:p>
          </table:table-cell>
          <table:table-cell table:formula="of:=LN([.H30]/[.G30])" office:value-type="float" office:value="2.55718683045437" calcext:value-type="float">
            <text:p>2.5571868305</text:p>
          </table:table-cell>
          <table:table-cell table:formula="of:=[.I30]/[.I$4]" office:value-type="float" office:value="1.33084231933995" calcext:value-type="float">
            <text:p>1.3308423193</text:p>
          </table:table-cell>
          <table:table-cell office:value-type="float" office:value="14903" calcext:value-type="float">
            <text:p>14903</text:p>
          </table:table-cell>
          <table:table-cell office:value-type="float" office:value="14998" calcext:value-type="float">
            <text:p>14998</text:p>
          </table:table-cell>
          <table:table-cell table:formula="of:=LN([.L30]/[.K30])" office:value-type="float" office:value="0.00635432391254195" calcext:value-type="float">
            <text:p>0.0063543239</text:p>
          </table:table-cell>
          <table:table-cell table:formula="of:=[.M30] - [.M$4]" office:value-type="float" office:value="0.00441911927803137" calcext:value-type="float">
            <text:p>0.0044191193</text:p>
          </table:table-cell>
        </table:table-row>
        <table:table-row table:style-name="ro1">
          <table:table-cell office:value-type="time" office:time-value="PT15H39M00S" calcext:value-type="time">
            <text:p>03:39:00 PM</text:p>
          </table:table-cell>
          <table:table-cell office:value-type="float" office:value="-100.24" calcext:value-type="float">
            <text:p>-100.24</text:p>
          </table:table-cell>
          <table:table-cell table:formula="of:=HOUR([.A31])*60+MINUTE([.A31])" office:value-type="float" office:value="939" calcext:value-type="float">
            <text:p>939</text:p>
          </table:table-cell>
          <table:table-cell table:formula="of:=[.C31] - [.C$4]"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386" calcext:value-type="float">
            <text:p>1386</text:p>
          </table:table-cell>
          <table:table-cell office:value-type="float" office:value="722" calcext:value-type="float">
            <text:p>722</text:p>
          </table:table-cell>
          <table:table-cell office:value-type="float" office:value="9843" calcext:value-type="float">
            <text:p>9843</text:p>
          </table:table-cell>
          <table:table-cell table:formula="of:=LN([.H31]/[.G31])" office:value-type="float" office:value="2.61249068273638" calcext:value-type="float">
            <text:p>2.6124906827</text:p>
          </table:table-cell>
          <table:table-cell table:formula="of:=[.I31]/[.I$4]" office:value-type="float" office:value="1.35962422379952" calcext:value-type="float">
            <text:p>1.3596242238</text:p>
          </table:table-cell>
          <table:table-cell office:value-type="float" office:value="14894" calcext:value-type="float">
            <text:p>14894</text:p>
          </table:table-cell>
          <table:table-cell office:value-type="float" office:value="15000" calcext:value-type="float">
            <text:p>15000</text:p>
          </table:table-cell>
          <table:table-cell table:formula="of:=LN([.L31]/[.K31])" office:value-type="float" office:value="0.00709175381375632" calcext:value-type="float">
            <text:p>0.0070917538</text:p>
          </table:table-cell>
          <table:table-cell table:formula="of:=[.M31] - [.M$4]" office:value-type="float" office:value="0.00515654917924575" calcext:value-type="float">
            <text:p>0.0051565492</text:p>
          </table:table-cell>
        </table:table-row>
        <table:table-row table:style-name="ro1">
          <table:table-cell office:value-type="time" office:time-value="PT15H42M00S" calcext:value-type="time">
            <text:p>03:42:00 PM</text:p>
          </table:table-cell>
          <table:table-cell office:value-type="float" office:value="-100.35" calcext:value-type="float">
            <text:p>-100.35</text:p>
          </table:table-cell>
          <table:table-cell table:formula="of:=HOUR([.A32])*60+MINUTE([.A32])" office:value-type="float" office:value="942" calcext:value-type="float">
            <text:p>942</text:p>
          </table:table-cell>
          <table:table-cell table:formula="of:=[.C32] - [.C$4]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office:value-type="float" office:value="1387" calcext:value-type="float">
            <text:p>1387</text:p>
          </table:table-cell>
          <table:table-cell office:value-type="float" office:value="756" calcext:value-type="float">
            <text:p>756</text:p>
          </table:table-cell>
          <table:table-cell office:value-type="float" office:value="9822" calcext:value-type="float">
            <text:p>9822</text:p>
          </table:table-cell>
          <table:table-cell table:formula="of:=LN([.H32]/[.G32])" office:value-type="float" office:value="2.56433867041966" calcext:value-type="float">
            <text:p>2.5643386704</text:p>
          </table:table-cell>
          <table:table-cell table:formula="of:=[.I32]/[.I$4]" office:value-type="float" office:value="1.33456436701108" calcext:value-type="float">
            <text:p>1.334564367</text:p>
          </table:table-cell>
          <table:table-cell office:value-type="float" office:value="14884" calcext:value-type="float">
            <text:p>14884</text:p>
          </table:table-cell>
          <table:table-cell office:value-type="float" office:value="14998" calcext:value-type="float">
            <text:p>14998</text:p>
          </table:table-cell>
          <table:table-cell table:formula="of:=LN([.L32]/[.K32])" office:value-type="float" office:value="0.00763004839482162" calcext:value-type="float">
            <text:p>0.0076300484</text:p>
          </table:table-cell>
          <table:table-cell table:formula="of:=[.M32] - [.M$4]" office:value-type="float" office:value="0.00569484376031104" calcext:value-type="float">
            <text:p>0.0056948438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-100.36" calcext:value-type="float">
            <text:p>-100.36</text:p>
          </table:table-cell>
          <table:table-cell table:formula="of:=HOUR([.A33])*60+MINUTE([.A33])" office:value-type="float" office:value="945" calcext:value-type="float">
            <text:p>945</text:p>
          </table:table-cell>
          <table:table-cell table:formula="of:=[.C33] - [.C$4]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388" calcext:value-type="float">
            <text:p>1388</text:p>
          </table:table-cell>
          <table:table-cell office:value-type="float" office:value="706" calcext:value-type="float">
            <text:p>706</text:p>
          </table:table-cell>
          <table:table-cell office:value-type="float" office:value="9874" calcext:value-type="float">
            <text:p>9874</text:p>
          </table:table-cell>
          <table:table-cell table:formula="of:=LN([.H33]/[.G33])" office:value-type="float" office:value="2.63804508132557" calcext:value-type="float">
            <text:p>2.6380450813</text:p>
          </table:table-cell>
          <table:table-cell table:formula="of:=[.I33]/[.I$4]" office:value-type="float" office:value="1.37292355519086" calcext:value-type="float">
            <text:p>1.3729235552</text:p>
          </table:table-cell>
          <table:table-cell office:value-type="float" office:value="14913" calcext:value-type="float">
            <text:p>14913</text:p>
          </table:table-cell>
          <table:table-cell office:value-type="float" office:value="15000" calcext:value-type="float">
            <text:p>15000</text:p>
          </table:table-cell>
          <table:table-cell table:formula="of:=LN([.L33]/[.K33])" office:value-type="float" office:value="0.00581688532156483" calcext:value-type="float">
            <text:p>0.0058168853</text:p>
          </table:table-cell>
          <table:table-cell table:formula="of:=[.M33] - [.M$4]" office:value-type="float" office:value="0.00388168068705425" calcext:value-type="float">
            <text:p>0.0038816807</text:p>
          </table:table-cell>
        </table:table-row>
        <table:table-row table:style-name="ro1">
          <table:table-cell office:value-type="time" office:time-value="PT15H49M00S" calcext:value-type="time">
            <text:p>03:49:00 PM</text:p>
          </table:table-cell>
          <table:table-cell office:value-type="float" office:value="-100.34" calcext:value-type="float">
            <text:p>-100.34</text:p>
          </table:table-cell>
          <table:table-cell table:formula="of:=HOUR([.A34])*60+MINUTE([.A34])" office:value-type="float" office:value="949" calcext:value-type="float">
            <text:p>949</text:p>
          </table:table-cell>
          <table:table-cell table:formula="of:=[.C34] - [.C$4]"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1389" calcext:value-type="float">
            <text:p>1389</text:p>
          </table:table-cell>
          <table:table-cell office:value-type="float" office:value="724" calcext:value-type="float">
            <text:p>724</text:p>
          </table:table-cell>
          <table:table-cell office:value-type="float" office:value="9780" calcext:value-type="float">
            <text:p>9780</text:p>
          </table:table-cell>
          <table:table-cell table:formula="of:=LN([.H34]/[.G34])" office:value-type="float" office:value="2.60330337064315" calcext:value-type="float">
            <text:p>2.6033033706</text:p>
          </table:table-cell>
          <table:table-cell table:formula="of:=[.I34]/[.I$4]" office:value-type="float" office:value="1.35484285092952" calcext:value-type="float">
            <text:p>1.3548428509</text:p>
          </table:table-cell>
          <table:table-cell office:value-type="float" office:value="14927" calcext:value-type="float">
            <text:p>14927</text:p>
          </table:table-cell>
          <table:table-cell office:value-type="float" office:value="14997" calcext:value-type="float">
            <text:p>14997</text:p>
          </table:table-cell>
          <table:table-cell table:formula="of:=LN([.L34]/[.K34])" office:value-type="float" office:value="0.0046785274484404" calcext:value-type="float">
            <text:p>0.0046785274</text:p>
          </table:table-cell>
          <table:table-cell table:formula="of:=[.M34] - [.M$4]" office:value-type="float" office:value="0.00274332281392982" calcext:value-type="float">
            <text:p>0.0027433228</text:p>
          </table:table-cell>
        </table:table-row>
        <table:table-row table:style-name="ro1">
          <table:table-cell office:value-type="time" office:time-value="PT15H52M00S" calcext:value-type="time">
            <text:p>03:52:00 PM</text:p>
          </table:table-cell>
          <table:table-cell office:value-type="float" office:value="-100.32" calcext:value-type="float">
            <text:p>-100.32</text:p>
          </table:table-cell>
          <table:table-cell table:formula="of:=HOUR([.A35])*60+MINUTE([.A35])" office:value-type="float" office:value="952" calcext:value-type="float">
            <text:p>952</text:p>
          </table:table-cell>
          <table:table-cell table:formula="of:=[.C35] - [.C$4]"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1390" calcext:value-type="float">
            <text:p>1390</text:p>
          </table:table-cell>
          <table:table-cell office:value-type="float" office:value="715" calcext:value-type="float">
            <text:p>715</text:p>
          </table:table-cell>
          <table:table-cell office:value-type="float" office:value="9801" calcext:value-type="float">
            <text:p>9801</text:p>
          </table:table-cell>
          <table:table-cell table:formula="of:=LN([.H35]/[.G35])" office:value-type="float" office:value="2.61795715757517" calcext:value-type="float">
            <text:p>2.6179571576</text:p>
          </table:table-cell>
          <table:table-cell table:formula="of:=[.I35]/[.I$4]" office:value-type="float" office:value="1.36246915322213" calcext:value-type="float">
            <text:p>1.3624691532</text:p>
          </table:table-cell>
          <table:table-cell office:value-type="float" office:value="14906" calcext:value-type="float">
            <text:p>14906</text:p>
          </table:table-cell>
          <table:table-cell office:value-type="float" office:value="14999" calcext:value-type="float">
            <text:p>14999</text:p>
          </table:table-cell>
          <table:table-cell table:formula="of:=LN([.L35]/[.K35])" office:value-type="float" office:value="0.00621971575372032" calcext:value-type="float">
            <text:p>0.0062197158</text:p>
          </table:table-cell>
          <table:table-cell table:formula="of:=[.M35] - [.M$4]" office:value-type="float" office:value="0.00428451111920975" calcext:value-type="float">
            <text:p>0.0042845111</text:p>
          </table:table-cell>
        </table:table-row>
        <table:table-row table:style-name="ro1">
          <table:table-cell office:value-type="time" office:time-value="PT15H56M00S" calcext:value-type="time">
            <text:p>03:56:00 PM</text:p>
          </table:table-cell>
          <table:table-cell office:value-type="float" office:value="-100.35" calcext:value-type="float">
            <text:p>-100.35</text:p>
          </table:table-cell>
          <table:table-cell table:formula="of:=HOUR([.A36])*60+MINUTE([.A36])" office:value-type="float" office:value="956" calcext:value-type="float">
            <text:p>956</text:p>
          </table:table-cell>
          <table:table-cell table:formula="of:=[.C36] - [.C$4]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office:value-type="float" office:value="1391" calcext:value-type="float">
            <text:p>1391</text:p>
          </table:table-cell>
          <table:table-cell office:value-type="float" office:value="739" calcext:value-type="float">
            <text:p>739</text:p>
          </table:table-cell>
          <table:table-cell office:value-type="float" office:value="9986" calcext:value-type="float">
            <text:p>9986</text:p>
          </table:table-cell>
          <table:table-cell table:formula="of:=LN([.H36]/[.G36])" office:value-type="float" office:value="2.60364147011235" calcext:value-type="float">
            <text:p>2.6036414701</text:p>
          </table:table-cell>
          <table:table-cell table:formula="of:=[.I36]/[.I$4]" office:value-type="float" office:value="1.35501880877367" calcext:value-type="float">
            <text:p>1.3550188088</text:p>
          </table:table-cell>
          <table:table-cell office:value-type="float" office:value="14901" calcext:value-type="float">
            <text:p>14901</text:p>
          </table:table-cell>
          <table:table-cell office:value-type="float" office:value="14998" calcext:value-type="float">
            <text:p>14998</text:p>
          </table:table-cell>
          <table:table-cell table:formula="of:=LN([.L36]/[.K36])" office:value-type="float" office:value="0.00648853408587453" calcext:value-type="float">
            <text:p>0.0064885341</text:p>
          </table:table-cell>
          <table:table-cell table:formula="of:=[.M36] - [.M$4]" office:value-type="float" office:value="0.00455332945136396" calcext:value-type="float">
            <text:p>0.0045533295</text:p>
          </table:table-cell>
        </table:table-row>
        <table:table-row table:style-name="ro1">
          <table:table-cell table:style-name="Default"/>
          <table:table-cell office:value-type="float" office:value="-99.66" calcext:value-type="float">
            <text:p>-99.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392" calcext:value-type="float">
            <text:p>1392</text:p>
          </table:table-cell>
          <table:table-cell table:number-columns-repeated="2"/>
          <table:table-cell table:formula="of:=LN([.H37]/[.G37])" office:value-type="string" office:string-value="" calcext:value-type="error">
            <text:p>#DIV/0!</text:p>
          </table:table-cell>
          <table:table-cell table:formula="of:=[.I37]/[.I$4]" office:value-type="string" office:string-value="" calcext:value-type="error">
            <text:p>#DIV/0!</text:p>
          </table:table-cell>
          <table:table-cell table:number-columns-repeated="2"/>
          <table:table-cell table:formula="of:=LN([.L37]/[.K37])" office:value-type="string" office:string-value="" calcext:value-type="error">
            <text:p>#DIV/0!</text:p>
          </table:table-cell>
          <table:table-cell table:formula="of:=[.M37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393" calcext:value-type="float">
            <text:p>1393</text:p>
          </table:table-cell>
          <table:table-cell table:number-columns-repeated="2"/>
          <table:table-cell table:formula="of:=LN([.H38]/[.G38])" office:value-type="string" office:string-value="" calcext:value-type="error">
            <text:p>#DIV/0!</text:p>
          </table:table-cell>
          <table:table-cell table:formula="of:=[.I38]/[.I$4]" office:value-type="string" office:string-value="" calcext:value-type="error">
            <text:p>#DIV/0!</text:p>
          </table:table-cell>
          <table:table-cell table:number-columns-repeated="2"/>
          <table:table-cell table:formula="of:=LN([.L38]/[.K38])" office:value-type="string" office:string-value="" calcext:value-type="error">
            <text:p>#DIV/0!</text:p>
          </table:table-cell>
          <table:table-cell table:formula="of:=[.M38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table:formula="of:=LN([.H39]/[.G39])" office:value-type="string" office:string-value="" calcext:value-type="error">
            <text:p>#DIV/0!</text:p>
          </table:table-cell>
          <table:table-cell table:formula="of:=[.I39]/[.I$4]" office:value-type="string" office:string-value="" calcext:value-type="error">
            <text:p>#DIV/0!</text:p>
          </table:table-cell>
          <table:table-cell table:number-columns-repeated="2"/>
          <table:table-cell table:formula="of:=LN([.L39]/[.K39])" office:value-type="string" office:string-value="" calcext:value-type="error">
            <text:p>#DIV/0!</text:p>
          </table:table-cell>
          <table:table-cell table:formula="of:=[.M39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395" calcext:value-type="float">
            <text:p>1395</text:p>
          </table:table-cell>
          <table:table-cell table:number-columns-repeated="2"/>
          <table:table-cell table:formula="of:=LN([.H40]/[.G40])" office:value-type="string" office:string-value="" calcext:value-type="error">
            <text:p>#DIV/0!</text:p>
          </table:table-cell>
          <table:table-cell table:formula="of:=[.I40]/[.I$4]" office:value-type="string" office:string-value="" calcext:value-type="error">
            <text:p>#DIV/0!</text:p>
          </table:table-cell>
          <table:table-cell table:number-columns-repeated="2"/>
          <table:table-cell table:formula="of:=LN([.L40]/[.K40])" office:value-type="string" office:string-value="" calcext:value-type="error">
            <text:p>#DIV/0!</text:p>
          </table:table-cell>
          <table:table-cell table:formula="of:=[.M40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LN([.H41]/[.G41])" office:value-type="string" office:string-value="" calcext:value-type="error">
            <text:p>#DIV/0!</text:p>
          </table:table-cell>
          <table:table-cell table:formula="of:=[.I41]/[.I$4]" office:value-type="string" office:string-value="" calcext:value-type="error">
            <text:p>#DIV/0!</text:p>
          </table:table-cell>
          <table:table-cell table:number-columns-repeated="2"/>
          <table:table-cell table:formula="of:=LN([.L41]/[.K41])" office:value-type="string" office:string-value="" calcext:value-type="error">
            <text:p>#DIV/0!</text:p>
          </table:table-cell>
          <table:table-cell table:formula="of:=[.M41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397" calcext:value-type="float">
            <text:p>1397</text:p>
          </table:table-cell>
          <table:table-cell table:number-columns-repeated="2"/>
          <table:table-cell table:formula="of:=LN([.H42]/[.G42])" office:value-type="string" office:string-value="" calcext:value-type="error">
            <text:p>#DIV/0!</text:p>
          </table:table-cell>
          <table:table-cell table:formula="of:=[.I42]/[.I$4]" office:value-type="string" office:string-value="" calcext:value-type="error">
            <text:p>#DIV/0!</text:p>
          </table:table-cell>
          <table:table-cell table:number-columns-repeated="2"/>
          <table:table-cell table:formula="of:=LN([.L42]/[.K42])" office:value-type="string" office:string-value="" calcext:value-type="error">
            <text:p>#DIV/0!</text:p>
          </table:table-cell>
          <table:table-cell table:formula="of:=[.M42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398" calcext:value-type="float">
            <text:p>1398</text:p>
          </table:table-cell>
          <table:table-cell table:number-columns-repeated="2"/>
          <table:table-cell table:formula="of:=LN([.H43]/[.G43])" office:value-type="string" office:string-value="" calcext:value-type="error">
            <text:p>#DIV/0!</text:p>
          </table:table-cell>
          <table:table-cell table:formula="of:=[.I43]/[.I$4]" office:value-type="string" office:string-value="" calcext:value-type="error">
            <text:p>#DIV/0!</text:p>
          </table:table-cell>
          <table:table-cell table:number-columns-repeated="2"/>
          <table:table-cell table:formula="of:=LN([.L43]/[.K43])" office:value-type="string" office:string-value="" calcext:value-type="error">
            <text:p>#DIV/0!</text:p>
          </table:table-cell>
          <table:table-cell table:formula="of:=[.M43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399" calcext:value-type="float">
            <text:p>1399</text:p>
          </table:table-cell>
          <table:table-cell table:number-columns-repeated="2"/>
          <table:table-cell table:formula="of:=LN([.H44]/[.G44])" office:value-type="string" office:string-value="" calcext:value-type="error">
            <text:p>#DIV/0!</text:p>
          </table:table-cell>
          <table:table-cell table:formula="of:=[.I44]/[.I$4]" office:value-type="string" office:string-value="" calcext:value-type="error">
            <text:p>#DIV/0!</text:p>
          </table:table-cell>
          <table:table-cell table:number-columns-repeated="2"/>
          <table:table-cell table:formula="of:=LN([.L44]/[.K44])" office:value-type="string" office:string-value="" calcext:value-type="error">
            <text:p>#DIV/0!</text:p>
          </table:table-cell>
          <table:table-cell table:formula="of:=[.M44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LN([.H45]/[.G45])" office:value-type="string" office:string-value="" calcext:value-type="error">
            <text:p>#DIV/0!</text:p>
          </table:table-cell>
          <table:table-cell table:formula="of:=[.I45]/[.I$4]" office:value-type="string" office:string-value="" calcext:value-type="error">
            <text:p>#DIV/0!</text:p>
          </table:table-cell>
          <table:table-cell table:number-columns-repeated="2"/>
          <table:table-cell table:formula="of:=LN([.L45]/[.K45])" office:value-type="string" office:string-value="" calcext:value-type="error">
            <text:p>#DIV/0!</text:p>
          </table:table-cell>
          <table:table-cell table:formula="of:=[.M45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table:formula="of:=LN([.H46]/[.G46])" office:value-type="string" office:string-value="" calcext:value-type="error">
            <text:p>#DIV/0!</text:p>
          </table:table-cell>
          <table:table-cell table:formula="of:=[.I46]/[.I$4]" office:value-type="string" office:string-value="" calcext:value-type="error">
            <text:p>#DIV/0!</text:p>
          </table:table-cell>
          <table:table-cell table:number-columns-repeated="2"/>
          <table:table-cell table:formula="of:=LN([.L46]/[.K46])" office:value-type="string" office:string-value="" calcext:value-type="error">
            <text:p>#DIV/0!</text:p>
          </table:table-cell>
          <table:table-cell table:formula="of:=[.M46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402" calcext:value-type="float">
            <text:p>1402</text:p>
          </table:table-cell>
          <table:table-cell table:number-columns-repeated="2"/>
          <table:table-cell table:formula="of:=LN([.H47]/[.G47])" office:value-type="string" office:string-value="" calcext:value-type="error">
            <text:p>#DIV/0!</text:p>
          </table:table-cell>
          <table:table-cell table:formula="of:=[.I47]/[.I$4]" office:value-type="string" office:string-value="" calcext:value-type="error">
            <text:p>#DIV/0!</text:p>
          </table:table-cell>
          <table:table-cell table:number-columns-repeated="2"/>
          <table:table-cell table:formula="of:=LN([.L47]/[.K47])" office:value-type="string" office:string-value="" calcext:value-type="error">
            <text:p>#DIV/0!</text:p>
          </table:table-cell>
          <table:table-cell table:formula="of:=[.M47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table:formula="of:=LN([.H48]/[.G48])" office:value-type="string" office:string-value="" calcext:value-type="error">
            <text:p>#DIV/0!</text:p>
          </table:table-cell>
          <table:table-cell table:formula="of:=[.I48]/[.I$4]" office:value-type="string" office:string-value="" calcext:value-type="error">
            <text:p>#DIV/0!</text:p>
          </table:table-cell>
          <table:table-cell table:number-columns-repeated="2"/>
          <table:table-cell table:formula="of:=LN([.L48]/[.K48])" office:value-type="string" office:string-value="" calcext:value-type="error">
            <text:p>#DIV/0!</text:p>
          </table:table-cell>
          <table:table-cell table:formula="of:=[.M48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404" calcext:value-type="float">
            <text:p>1404</text:p>
          </table:table-cell>
          <table:table-cell table:number-columns-repeated="2"/>
          <table:table-cell table:formula="of:=LN([.H49]/[.G49])" office:value-type="string" office:string-value="" calcext:value-type="error">
            <text:p>#DIV/0!</text:p>
          </table:table-cell>
          <table:table-cell table:formula="of:=[.I49]/[.I$4]" office:value-type="string" office:string-value="" calcext:value-type="error">
            <text:p>#DIV/0!</text:p>
          </table:table-cell>
          <table:table-cell table:number-columns-repeated="2"/>
          <table:table-cell table:formula="of:=LN([.L49]/[.K49])" office:value-type="string" office:string-value="" calcext:value-type="error">
            <text:p>#DIV/0!</text:p>
          </table:table-cell>
          <table:table-cell table:formula="of:=[.M49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405" calcext:value-type="float">
            <text:p>1405</text:p>
          </table:table-cell>
          <table:table-cell table:number-columns-repeated="2"/>
          <table:table-cell table:formula="of:=LN([.H50]/[.G50])" office:value-type="string" office:string-value="" calcext:value-type="error">
            <text:p>#DIV/0!</text:p>
          </table:table-cell>
          <table:table-cell table:formula="of:=[.I50]/[.I$4]" office:value-type="string" office:string-value="" calcext:value-type="error">
            <text:p>#DIV/0!</text:p>
          </table:table-cell>
          <table:table-cell table:number-columns-repeated="2"/>
          <table:table-cell table:formula="of:=LN([.L50]/[.K50])" office:value-type="string" office:string-value="" calcext:value-type="error">
            <text:p>#DIV/0!</text:p>
          </table:table-cell>
          <table:table-cell table:formula="of:=[.M50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406" calcext:value-type="float">
            <text:p>1406</text:p>
          </table:table-cell>
          <table:table-cell table:number-columns-repeated="2"/>
          <table:table-cell table:formula="of:=LN([.H51]/[.G51])" office:value-type="string" office:string-value="" calcext:value-type="error">
            <text:p>#DIV/0!</text:p>
          </table:table-cell>
          <table:table-cell table:formula="of:=[.I51]/[.I$4]" office:value-type="string" office:string-value="" calcext:value-type="error">
            <text:p>#DIV/0!</text:p>
          </table:table-cell>
          <table:table-cell table:number-columns-repeated="2"/>
          <table:table-cell table:formula="of:=LN([.L51]/[.K51])" office:value-type="string" office:string-value="" calcext:value-type="error">
            <text:p>#DIV/0!</text:p>
          </table:table-cell>
          <table:table-cell table:formula="of:=[.M51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407" calcext:value-type="float">
            <text:p>1407</text:p>
          </table:table-cell>
          <table:table-cell table:number-columns-repeated="2"/>
          <table:table-cell table:formula="of:=LN([.H52]/[.G52])" office:value-type="string" office:string-value="" calcext:value-type="error">
            <text:p>#DIV/0!</text:p>
          </table:table-cell>
          <table:table-cell table:formula="of:=[.I52]/[.I$4]" office:value-type="string" office:string-value="" calcext:value-type="error">
            <text:p>#DIV/0!</text:p>
          </table:table-cell>
          <table:table-cell table:number-columns-repeated="2"/>
          <table:table-cell table:formula="of:=LN([.L52]/[.K52])" office:value-type="string" office:string-value="" calcext:value-type="error">
            <text:p>#DIV/0!</text:p>
          </table:table-cell>
          <table:table-cell table:formula="of:=[.M52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table:formula="of:=LN([.H53]/[.G53])" office:value-type="string" office:string-value="" calcext:value-type="error">
            <text:p>#DIV/0!</text:p>
          </table:table-cell>
          <table:table-cell table:formula="of:=[.I53]/[.I$4]" office:value-type="string" office:string-value="" calcext:value-type="error">
            <text:p>#DIV/0!</text:p>
          </table:table-cell>
          <table:table-cell table:number-columns-repeated="2"/>
          <table:table-cell table:formula="of:=LN([.L53]/[.K53])" office:value-type="string" office:string-value="" calcext:value-type="error">
            <text:p>#DIV/0!</text:p>
          </table:table-cell>
          <table:table-cell table:formula="of:=[.M53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409" calcext:value-type="float">
            <text:p>1409</text:p>
          </table:table-cell>
          <table:table-cell table:number-columns-repeated="2"/>
          <table:table-cell table:formula="of:=LN([.H54]/[.G54])" office:value-type="string" office:string-value="" calcext:value-type="error">
            <text:p>#DIV/0!</text:p>
          </table:table-cell>
          <table:table-cell table:formula="of:=[.I54]/[.I$4]" office:value-type="string" office:string-value="" calcext:value-type="error">
            <text:p>#DIV/0!</text:p>
          </table:table-cell>
          <table:table-cell table:number-columns-repeated="2"/>
          <table:table-cell table:formula="of:=LN([.L54]/[.K54])" office:value-type="string" office:string-value="" calcext:value-type="error">
            <text:p>#DIV/0!</text:p>
          </table:table-cell>
          <table:table-cell table:formula="of:=[.M54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table:formula="of:=LN([.H55]/[.G55])" office:value-type="string" office:string-value="" calcext:value-type="error">
            <text:p>#DIV/0!</text:p>
          </table:table-cell>
          <table:table-cell table:formula="of:=[.I55]/[.I$4]" office:value-type="string" office:string-value="" calcext:value-type="error">
            <text:p>#DIV/0!</text:p>
          </table:table-cell>
          <table:table-cell table:number-columns-repeated="2"/>
          <table:table-cell table:formula="of:=LN([.L55]/[.K55])" office:value-type="string" office:string-value="" calcext:value-type="error">
            <text:p>#DIV/0!</text:p>
          </table:table-cell>
          <table:table-cell table:formula="of:=[.M55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411" calcext:value-type="float">
            <text:p>1411</text:p>
          </table:table-cell>
          <table:table-cell table:number-columns-repeated="2"/>
          <table:table-cell table:formula="of:=LN([.H56]/[.G56])" office:value-type="string" office:string-value="" calcext:value-type="error">
            <text:p>#DIV/0!</text:p>
          </table:table-cell>
          <table:table-cell table:formula="of:=[.I56]/[.I$4]" office:value-type="string" office:string-value="" calcext:value-type="error">
            <text:p>#DIV/0!</text:p>
          </table:table-cell>
          <table:table-cell table:number-columns-repeated="2"/>
          <table:table-cell table:formula="of:=LN([.L56]/[.K56])" office:value-type="string" office:string-value="" calcext:value-type="error">
            <text:p>#DIV/0!</text:p>
          </table:table-cell>
          <table:table-cell table:formula="of:=[.M56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412" calcext:value-type="float">
            <text:p>1412</text:p>
          </table:table-cell>
          <table:table-cell table:number-columns-repeated="2"/>
          <table:table-cell table:formula="of:=LN([.H57]/[.G57])" office:value-type="string" office:string-value="" calcext:value-type="error">
            <text:p>#DIV/0!</text:p>
          </table:table-cell>
          <table:table-cell table:formula="of:=[.I57]/[.I$4]" office:value-type="string" office:string-value="" calcext:value-type="error">
            <text:p>#DIV/0!</text:p>
          </table:table-cell>
          <table:table-cell table:number-columns-repeated="2"/>
          <table:table-cell table:formula="of:=LN([.L57]/[.K57])" office:value-type="string" office:string-value="" calcext:value-type="error">
            <text:p>#DIV/0!</text:p>
          </table:table-cell>
          <table:table-cell table:formula="of:=[.M57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413" calcext:value-type="float">
            <text:p>1413</text:p>
          </table:table-cell>
          <table:table-cell table:number-columns-repeated="2"/>
          <table:table-cell table:formula="of:=LN([.H58]/[.G58])" office:value-type="string" office:string-value="" calcext:value-type="error">
            <text:p>#DIV/0!</text:p>
          </table:table-cell>
          <table:table-cell table:formula="of:=[.I58]/[.I$4]" office:value-type="string" office:string-value="" calcext:value-type="error">
            <text:p>#DIV/0!</text:p>
          </table:table-cell>
          <table:table-cell table:number-columns-repeated="2"/>
          <table:table-cell table:formula="of:=LN([.L58]/[.K58])" office:value-type="string" office:string-value="" calcext:value-type="error">
            <text:p>#DIV/0!</text:p>
          </table:table-cell>
          <table:table-cell table:formula="of:=[.M58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414" calcext:value-type="float">
            <text:p>1414</text:p>
          </table:table-cell>
          <table:table-cell table:number-columns-repeated="2"/>
          <table:table-cell table:formula="of:=LN([.H59]/[.G59])" office:value-type="string" office:string-value="" calcext:value-type="error">
            <text:p>#DIV/0!</text:p>
          </table:table-cell>
          <table:table-cell table:formula="of:=[.I59]/[.I$4]" office:value-type="string" office:string-value="" calcext:value-type="error">
            <text:p>#DIV/0!</text:p>
          </table:table-cell>
          <table:table-cell table:number-columns-repeated="2"/>
          <table:table-cell table:formula="of:=LN([.L59]/[.K59])" office:value-type="string" office:string-value="" calcext:value-type="error">
            <text:p>#DIV/0!</text:p>
          </table:table-cell>
          <table:table-cell table:formula="of:=[.M59] - [.M$4]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table:formula="of:=LN([.H60]/[.G60])" office:value-type="string" office:string-value="" calcext:value-type="error">
            <text:p>#DIV/0!</text:p>
          </table:table-cell>
          <table:table-cell table:formula="of:=[.I60]/[.I$4]" office:value-type="string" office:string-value="" calcext:value-type="error">
            <text:p>#DIV/0!</text:p>
          </table:table-cell>
          <table:table-cell table:number-columns-repeated="2"/>
          <table:table-cell table:formula="of:=LN([.L60]/[.K60])" office:value-type="string" office:string-value="" calcext:value-type="error">
            <text:p>#DIV/0!</text:p>
          </table:table-cell>
          <table:table-cell table:formula="of:=[.M60] - [.M$4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08:35:38.636477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8:06:51.266715959</meta:creation-date>
    <dc:date>2015-07-28T16:01:28.870045463</dc:date>
    <meta:editing-duration>P1DT22H2M</meta:editing-duration>
    <meta:editing-cycles>444</meta:editing-cycles>
    <meta:generator>LibreOffice/4.2.8.2$Linux_X86_64 LibreOffice_project/420m0$Build-2</meta:generator>
    <meta:document-statistic meta:table-count="6" meta:cell-count="467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cm" chart:symbol-height="0.2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994cm" svg:height="17.161cm" xlink:href=".." xlink:type="simple" chart:class="chart:scatter" chart:column-mapping="1" chart:style-name="ch1">
        <chart:legend chart:legend-position="end" svg:x="30.142cm" svg:y="7.783cm" style:legend-expansion="high" chart:style-name="ch2"/>
        <chart:plot-area chart:style-name="ch3" table:cell-range-address="Sheet1.A4:Sheet1.A88 Sheet1.I4:Sheet1.I88 Sheet2.K4:Sheet2.K71 Sheet1.N4:Sheet1.N88" svg:x="1.69cm" svg:y="0.101cm" svg:width="29.908cm" svg:height="15.955cm">
          <chartooo:coordinate-region svg:x="2.656cm" svg:y="0.3cm" svg:width="27.962cm" svg:height="15.1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88" chart:class="chart:scatter">
            <chart:domain table:cell-range-address="Sheet1.A4:Sheet1.A88"/>
            <chart:data-point chart:repeated="85"/>
          </chart:series>
          <chart:series chart:style-name="ch8" chart:values-cell-range-address="Sheet2.K4:Sheet2.K71" chart:class="chart:scatter">
            <chart:domain table:cell-range-address="Sheet1.A4:Sheet1.A69"/>
            <chart:data-point chart:repeated="68"/>
          </chart:series>
          <chart:series chart:style-name="ch9" chart:values-cell-range-address="Sheet1.N4:Sheet1.N88" chart:class="chart:scatte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0138888888889">
                <text:p>0.320138888888889</text:p>
                <draw:g>
                  <svg:desc>Sheet1.A4:Sheet1.A88</svg:desc>
                </draw:g>
              </table:table-cell>
              <table:table-cell office:value-type="float" office:value="1.23381667569867">
                <text:p>1.23381667569867</text:p>
                <draw:g>
                  <svg:desc>Sheet1.I4:Sheet1.I88</svg:desc>
                </draw:g>
              </table:table-cell>
              <table:table-cell office:value-type="float" office:value="0.320138888888889">
                <text:p>0.320138888888889</text:p>
                <draw:g>
                  <svg:desc>Sheet1.A4:Sheet1.A69</svg:desc>
                </draw:g>
              </table:table-cell>
              <table:table-cell office:value-type="float" office:value="0.144842567206046">
                <text:p>0.144842567206046</text:p>
                <draw:g>
                  <svg:desc>Sheet2.K4:Sheet2.K71</svg:desc>
                </draw:g>
              </table:table-cell>
              <table:table-cell office:value-type="float" office:value="0.132049954766551">
                <text:p>0.132049954766551</text:p>
                <draw:g>
                  <svg:desc>Sheet1.N4:Sheet1.N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1.20103395288328">
                <text:p>1.2010339528832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987053254004585">
                <text:p>0.0987053254004585</text:p>
              </table:table-cell>
              <table:table-cell office:value-type="float" office:value="0.130189377311696">
                <text:p>0.13018937731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16613967682392">
                <text:p>1.1661396768239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7148569367321">
                <text:p>0.127148569367321</text:p>
              </table:table-cell>
              <table:table-cell office:value-type="float" office:value="0.120721940864342">
                <text:p>0.12072194086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1.26589786821049">
                <text:p>1.26589786821049</text:p>
              </table:table-cell>
              <table:table-cell office:value-type="float" office:value="0.336111111111111">
                <text:p>0.336111111111111</text:p>
              </table:table-cell>
              <table:table-cell office:value-type="float" office:value="0.168516005376499">
                <text:p>0.168516005376499</text:p>
              </table:table-cell>
              <table:table-cell office:value-type="float" office:value="0.0938326069761358">
                <text:p>0.093832606976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1.36175251767416">
                <text:p>1.36175251767416</text:p>
              </table:table-cell>
              <table:table-cell office:value-type="float" office:value="0.338888888888889">
                <text:p>0.338888888888889</text:p>
              </table:table-cell>
              <table:table-cell office:value-type="float" office:value="0.146671022134053">
                <text:p>0.146671022134053</text:p>
              </table:table-cell>
              <table:table-cell office:value-type="float" office:value="0.105517686581529">
                <text:p>0.105517686581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1.39907661761535">
                <text:p>1.39907661761535</text:p>
              </table:table-cell>
              <table:table-cell office:value-type="float" office:value="0.340972222222222">
                <text:p>0.340972222222222</text:p>
              </table:table-cell>
              <table:table-cell office:value-type="float" office:value="0.153355399879056">
                <text:p>0.153355399879056</text:p>
              </table:table-cell>
              <table:table-cell office:value-type="float" office:value="0.0415139284396091">
                <text:p>0.0415139284396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1.40053377149854">
                <text:p>1.40053377149854</text:p>
              </table:table-cell>
              <table:table-cell office:value-type="float" office:value="0.343055555555556">
                <text:p>0.343055555555556</text:p>
              </table:table-cell>
              <table:table-cell office:value-type="float" office:value="0.139690311702874">
                <text:p>0.139690311702874</text:p>
              </table:table-cell>
              <table:table-cell office:value-type="float" office:value="0.103442848964113">
                <text:p>0.103442848964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1.32116519743045">
                <text:p>1.32116519743045</text:p>
              </table:table-cell>
              <table:table-cell office:value-type="float" office:value="0.345833333333333">
                <text:p>0.345833333333333</text:p>
              </table:table-cell>
              <table:table-cell office:value-type="float" office:value="0.13686263159364">
                <text:p>0.13686263159364</text:p>
              </table:table-cell>
              <table:table-cell office:value-type="float" office:value="0.102385798541083">
                <text:p>0.102385798541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1.27389510348059">
                <text:p>1.27389510348059</text:p>
              </table:table-cell>
              <table:table-cell office:value-type="float" office:value="0.347916666666667">
                <text:p>0.347916666666667</text:p>
              </table:table-cell>
              <table:table-cell office:value-type="float" office:value="0.171294078967161">
                <text:p>0.171294078967161</text:p>
              </table:table-cell>
              <table:table-cell office:value-type="float" office:value="0.104256393750138">
                <text:p>0.104256393750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1.33058486084844">
                <text:p>1.33058486084844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0.152797804761839">
                <text:p>0.152797804761839</text:p>
              </table:table-cell>
              <table:table-cell office:value-type="float" office:value="0.105762165517242">
                <text:p>0.105762165517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1.42554273079758">
                <text:p>1.42554273079758</text:p>
              </table:table-cell>
              <table:table-cell office:value-type="float" office:value="0.352777777777778">
                <text:p>0.352777777777778</text:p>
              </table:table-cell>
              <table:table-cell office:value-type="float" office:value="0.00796202999035774">
                <text:p>0.00796202999035774</text:p>
              </table:table-cell>
              <table:table-cell office:value-type="float" office:value="0.0858506403656242">
                <text:p>0.0858506403656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1.4331724788177">
                <text:p>1.4331724788177</text:p>
              </table:table-cell>
              <table:table-cell office:value-type="float" office:value="0.355555555555555">
                <text:p>0.355555555555555</text:p>
              </table:table-cell>
              <table:table-cell office:value-type="float" office:value="0.144860972248238">
                <text:p>0.144860972248238</text:p>
              </table:table-cell>
              <table:table-cell office:value-type="float" office:value="0.049170209555896">
                <text:p>0.04917020955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1.46328293188478">
                <text:p>1.46328293188478</text:p>
              </table:table-cell>
              <table:table-cell office:value-type="float" office:value="0.358333333333333">
                <text:p>0.358333333333333</text:p>
              </table:table-cell>
              <table:table-cell office:value-type="float" office:value="0.132771225351125">
                <text:p>0.132771225351125</text:p>
              </table:table-cell>
              <table:table-cell office:value-type="float" office:value="0.144109309531189">
                <text:p>0.1441093095311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1.49616596310623">
                <text:p>1.49616596310623</text:p>
              </table:table-cell>
              <table:table-cell office:value-type="float" office:value="0.363194444444444">
                <text:p>0.363194444444444</text:p>
              </table:table-cell>
              <table:table-cell office:value-type="float" office:value="0.136291931494023">
                <text:p>0.136291931494023</text:p>
              </table:table-cell>
              <table:table-cell office:value-type="float" office:value="0.03692821185745">
                <text:p>0.03692821185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1.53187626813902">
                <text:p>1.53187626813902</text:p>
              </table:table-cell>
              <table:table-cell office:value-type="float" office:value="0.365972222222222">
                <text:p>0.365972222222222</text:p>
              </table:table-cell>
              <table:table-cell office:value-type="float" office:value="0.138984209908049">
                <text:p>0.138984209908049</text:p>
              </table:table-cell>
              <table:table-cell office:value-type="float" office:value="0.142872804612435">
                <text:p>0.142872804612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1.47723354639502">
                <text:p>1.47723354639502</text:p>
              </table:table-cell>
              <table:table-cell office:value-type="float" office:value="0.368055555555555">
                <text:p>0.368055555555555</text:p>
              </table:table-cell>
              <table:table-cell office:value-type="float" office:value="0.13660989685161">
                <text:p>0.13660989685161</text:p>
              </table:table-cell>
              <table:table-cell office:value-type="float" office:value="0.0164523344699333">
                <text:p>0.0164523344699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1.36017851398933">
                <text:p>1.36017851398933</text:p>
              </table:table-cell>
              <table:table-cell office:value-type="float" office:value="0.370833333333333">
                <text:p>0.370833333333333</text:p>
              </table:table-cell>
              <table:table-cell office:value-type="float" office:value="0.123620763852069">
                <text:p>0.123620763852069</text:p>
              </table:table-cell>
              <table:table-cell office:value-type="float" office:value="0.13524465525059">
                <text:p>0.13524465525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1.39226727113533">
                <text:p>1.39226727113533</text:p>
              </table:table-cell>
              <table:table-cell office:value-type="float" office:value="0.372916666666667">
                <text:p>0.372916666666667</text:p>
              </table:table-cell>
              <table:table-cell office:value-type="float" office:value="0.135025403028485">
                <text:p>0.135025403028485</text:p>
              </table:table-cell>
              <table:table-cell office:value-type="float" office:value="0.106704150391378">
                <text:p>0.106704150391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5">
                <text:p>0.375</text:p>
              </table:table-cell>
              <table:table-cell office:value-type="float" office:value="1.41119781814299">
                <text:p>1.41119781814299</text:p>
              </table:table-cell>
              <table:table-cell office:value-type="float" office:value="0.375">
                <text:p>0.375</text:p>
              </table:table-cell>
              <table:table-cell office:value-type="float" office:value="0.147720198941125">
                <text:p>0.147720198941125</text:p>
              </table:table-cell>
              <table:table-cell office:value-type="float" office:value="0.111152645665277">
                <text:p>0.111152645665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1.28918247450631">
                <text:p>1.28918247450631</text:p>
              </table:table-cell>
              <table:table-cell office:value-type="float" office:value="0.377777777777778">
                <text:p>0.377777777777778</text:p>
              </table:table-cell>
              <table:table-cell office:value-type="float" office:value="0.110397584665788">
                <text:p>0.110397584665788</text:p>
              </table:table-cell>
              <table:table-cell office:value-type="float" office:value="0.0837600265273706">
                <text:p>0.0837600265273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1.19392246847243">
                <text:p>1.19392246847243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140996796279083">
                <text:p>0.140996796279083</text:p>
              </table:table-cell>
              <table:table-cell office:value-type="float" office:value="0.082005837174495">
                <text:p>0.0820058371744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1.05747771881598">
                <text:p>1.05747771881598</text:p>
              </table:table-cell>
              <table:table-cell office:value-type="float" office:value="0.382638888888889">
                <text:p>0.382638888888889</text:p>
              </table:table-cell>
              <table:table-cell office:value-type="float" office:value="0.14063997026569">
                <text:p>0.14063997026569</text:p>
              </table:table-cell>
              <table:table-cell office:value-type="float" office:value="0.0446315462316468">
                <text:p>0.04463154623164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1.27223872614233">
                <text:p>1.27223872614233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0.145933915004614">
                <text:p>0.145933915004614</text:p>
              </table:table-cell>
              <table:table-cell office:value-type="float" office:value="0.0678100668788683">
                <text:p>0.0678100668788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75">
                <text:p>0.3875</text:p>
              </table:table-cell>
              <table:table-cell office:value-type="float" office:value="1.283462233165">
                <text:p>1.283462233165</text:p>
              </table:table-cell>
              <table:table-cell office:value-type="float" office:value="0.3875">
                <text:p>0.3875</text:p>
              </table:table-cell>
              <table:table-cell office:value-type="float" office:value="0.121827628703039">
                <text:p>0.121827628703039</text:p>
              </table:table-cell>
              <table:table-cell office:value-type="float" office:value="0.0371226627377622">
                <text:p>0.0371226627377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1.37251770818238">
                <text:p>1.37251770818238</text:p>
              </table:table-cell>
              <table:table-cell office:value-type="float" office:value="0.390277777777778">
                <text:p>0.390277777777778</text:p>
              </table:table-cell>
              <table:table-cell office:value-type="float" office:value="0.141889251937849">
                <text:p>0.141889251937849</text:p>
              </table:table-cell>
              <table:table-cell office:value-type="float" office:value="0.0754190656476727">
                <text:p>0.07541906564767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1.45002816322039">
                <text:p>1.45002816322039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0.124023305516468">
                <text:p>0.124023305516468</text:p>
              </table:table-cell>
              <table:table-cell office:value-type="float" office:value="0.0610972160841557">
                <text:p>0.06109721608415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1.46308257207034">
                <text:p>1.46308257207034</text:p>
              </table:table-cell>
              <table:table-cell office:value-type="float" office:value="0.395138888888889">
                <text:p>0.395138888888889</text:p>
              </table:table-cell>
              <table:table-cell office:value-type="float" office:value="0.160203591611996">
                <text:p>0.160203591611996</text:p>
              </table:table-cell>
              <table:table-cell office:value-type="float" office:value="0.126379377512223">
                <text:p>0.126379377512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1.50097341083868">
                <text:p>1.50097341083868</text:p>
              </table:table-cell>
              <table:table-cell office:value-type="float" office:value="0.397222222222222">
                <text:p>0.397222222222222</text:p>
              </table:table-cell>
              <table:table-cell office:value-type="float" office:value="0.140557930636561">
                <text:p>0.140557930636561</text:p>
              </table:table-cell>
              <table:table-cell office:value-type="float" office:value="0.109280885320075">
                <text:p>0.109280885320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1.43668640784346">
                <text:p>1.43668640784346</text:p>
              </table:table-cell>
              <table:table-cell office:value-type="float" office:value="0.4">
                <text:p>0.4</text:p>
              </table:table-cell>
              <table:table-cell office:value-type="float" office:value="0.138556850237441">
                <text:p>0.138556850237441</text:p>
              </table:table-cell>
              <table:table-cell office:value-type="float" office:value="0.116273283425368">
                <text:p>0.116273283425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1.41465674508213">
                <text:p>1.41465674508213</text:p>
              </table:table-cell>
              <table:table-cell office:value-type="float" office:value="0.402083333333333">
                <text:p>0.402083333333333</text:p>
              </table:table-cell>
              <table:table-cell office:value-type="float" office:value="0.149979463599044">
                <text:p>0.149979463599044</text:p>
              </table:table-cell>
              <table:table-cell office:value-type="float" office:value="0.121289314091904">
                <text:p>0.1212893140919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1.49938268524906">
                <text:p>1.49938268524906</text:p>
              </table:table-cell>
              <table:table-cell office:value-type="float" office:value="0.407638888888889">
                <text:p>0.407638888888889</text:p>
              </table:table-cell>
              <table:table-cell office:value-type="float" office:value="0.155425377259259">
                <text:p>0.155425377259259</text:p>
              </table:table-cell>
              <table:table-cell office:value-type="float" office:value="0.109340028014763">
                <text:p>0.109340028014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1.50035726085048">
                <text:p>1.50035726085048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22146877301225">
                <text:p>0.12214687730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1.45893511049776">
                <text:p>1.45893511049776</text:p>
              </table:table-cell>
              <table:table-cell office:value-type="float" office:value="0.410416666666667">
                <text:p>0.410416666666667</text:p>
              </table:table-cell>
              <table:table-cell office:value-type="float" office:value="0.135839093056963">
                <text:p>0.135839093056963</text:p>
              </table:table-cell>
              <table:table-cell office:value-type="float" office:value="0.109301545580957">
                <text:p>0.109301545580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5">
                <text:p>0.4125</text:p>
              </table:table-cell>
              <table:table-cell office:value-type="float" office:value="1.46878308721529">
                <text:p>1.46878308721529</text:p>
              </table:table-cell>
              <table:table-cell office:value-type="float" office:value="0.4125">
                <text:p>0.4125</text:p>
              </table:table-cell>
              <table:table-cell office:value-type="float" office:value="0.156526352387117">
                <text:p>0.156526352387117</text:p>
              </table:table-cell>
              <table:table-cell office:value-type="float" office:value="0.114254963095697">
                <text:p>0.1142549630956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1.49065437644413">
                <text:p>1.49065437644413</text:p>
              </table:table-cell>
              <table:table-cell office:value-type="float" office:value="0.415277777777778">
                <text:p>0.415277777777778</text:p>
              </table:table-cell>
              <table:table-cell office:value-type="float" office:value="0.137648866291268">
                <text:p>0.137648866291268</text:p>
              </table:table-cell>
              <table:table-cell office:value-type="float" office:value="0.0882249223689412">
                <text:p>0.0882249223689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1.50396212964457">
                <text:p>1.50396212964457</text:p>
              </table:table-cell>
              <table:table-cell office:value-type="float" office:value="0.417361111111111">
                <text:p>0.417361111111111</text:p>
              </table:table-cell>
              <table:table-cell office:value-type="float" office:value="0.14667045477423">
                <text:p>0.14667045477423</text:p>
              </table:table-cell>
              <table:table-cell office:value-type="float" office:value="0.147709941426625">
                <text:p>0.147709941426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1.45435906761996">
                <text:p>1.45435906761996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0.153981553785673">
                <text:p>0.153981553785673</text:p>
              </table:table-cell>
              <table:table-cell office:value-type="float" office:value="0.118478978338798">
                <text:p>0.1184789783387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1.49330326363419">
                <text:p>1.49330326363419</text:p>
              </table:table-cell>
              <table:table-cell office:value-type="float" office:value="0.422222222222222">
                <text:p>0.422222222222222</text:p>
              </table:table-cell>
              <table:table-cell office:value-type="float" office:value="0.110087909528238">
                <text:p>0.110087909528238</text:p>
              </table:table-cell>
              <table:table-cell office:value-type="float" office:value="0.101388362570733">
                <text:p>0.1013883625707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5">
                <text:p>0.425</text:p>
              </table:table-cell>
              <table:table-cell office:value-type="float" office:value="1.52861991300733">
                <text:p>1.52861991300733</text:p>
              </table:table-cell>
              <table:table-cell office:value-type="float" office:value="0.425">
                <text:p>0.425</text:p>
              </table:table-cell>
              <table:table-cell office:value-type="float" office:value="0.139549390886981">
                <text:p>0.139549390886981</text:p>
              </table:table-cell>
              <table:table-cell office:value-type="float" office:value="0.100251554649875">
                <text:p>0.100251554649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1.4832142917605">
                <text:p>1.4832142917605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0.13027296379791">
                <text:p>0.13027296379791</text:p>
              </table:table-cell>
              <table:table-cell office:value-type="float" office:value="0.0993641449566307">
                <text:p>0.0993641449566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1.40946499919848">
                <text:p>1.40946499919848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122182897704205">
                <text:p>0.122182897704205</text:p>
              </table:table-cell>
              <table:table-cell office:value-type="float" office:value="0.107564534644557">
                <text:p>0.107564534644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1.41271520166331">
                <text:p>1.41271520166331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12866270908027">
                <text:p>0.12866270908027</text:p>
              </table:table-cell>
              <table:table-cell office:value-type="float" office:value="0.115504486431308">
                <text:p>0.115504486431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1.40599878933544">
                <text:p>1.40599878933544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131760174449288">
                <text:p>0.131760174449288</text:p>
              </table:table-cell>
              <table:table-cell office:value-type="float" office:value="0.0875419393334442">
                <text:p>0.0875419393334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75">
                <text:p>0.4375</text:p>
              </table:table-cell>
              <table:table-cell office:value-type="float" office:value="1.42188350297007">
                <text:p>1.42188350297007</text:p>
              </table:table-cell>
              <table:table-cell office:value-type="float" office:value="0.4375">
                <text:p>0.4375</text:p>
              </table:table-cell>
              <table:table-cell office:value-type="float" office:value="0.142015529012925">
                <text:p>0.142015529012925</text:p>
              </table:table-cell>
              <table:table-cell office:value-type="float" office:value="0.105205776779374">
                <text:p>0.105205776779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1.51871489663668">
                <text:p>1.51871489663668</text:p>
              </table:table-cell>
              <table:table-cell office:value-type="float" office:value="0.442361111111111">
                <text:p>0.442361111111111</text:p>
              </table:table-cell>
              <table:table-cell office:value-type="float" office:value="0.128930171459669">
                <text:p>0.128930171459669</text:p>
              </table:table-cell>
              <table:table-cell office:value-type="float" office:value="0.12168885374497">
                <text:p>0.121688853744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1.40924156103472">
                <text:p>1.40924156103472</text:p>
              </table:table-cell>
              <table:table-cell office:value-type="float" office:value="0.445138888888889">
                <text:p>0.445138888888889</text:p>
              </table:table-cell>
              <table:table-cell office:value-type="float" office:value="0.163742061763449">
                <text:p>0.163742061763449</text:p>
              </table:table-cell>
              <table:table-cell office:value-type="float" office:value="0.12716206727609">
                <text:p>0.12716206727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1.21581507902271">
                <text:p>1.21581507902271</text:p>
              </table:table-cell>
              <table:table-cell office:value-type="float" office:value="0.447222222222222">
                <text:p>0.447222222222222</text:p>
              </table:table-cell>
              <table:table-cell office:value-type="float" office:value="0.124544559152192">
                <text:p>0.124544559152192</text:p>
              </table:table-cell>
              <table:table-cell office:value-type="float" office:value="0.112154519022107">
                <text:p>0.112154519022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">
                <text:p>0.45</text:p>
              </table:table-cell>
              <table:table-cell office:value-type="float" office:value="1.45338253267795">
                <text:p>1.45338253267795</text:p>
              </table:table-cell>
              <table:table-cell office:value-type="float" office:value="0.45">
                <text:p>0.45</text:p>
              </table:table-cell>
              <table:table-cell office:value-type="float" office:value="0.145094333545338">
                <text:p>0.145094333545338</text:p>
              </table:table-cell>
              <table:table-cell office:value-type="float" office:value="0.131872748709638">
                <text:p>0.1318727487096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1.44320817016214">
                <text:p>1.44320817016214</text:p>
              </table:table-cell>
              <table:table-cell office:value-type="float" office:value="0.452083333333333">
                <text:p>0.452083333333333</text:p>
              </table:table-cell>
              <table:table-cell office:value-type="float" office:value="0.0971058023277252">
                <text:p>0.0971058023277252</text:p>
              </table:table-cell>
              <table:table-cell office:value-type="float" office:value="0.102822736005356">
                <text:p>0.102822736005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1.44147432338809">
                <text:p>1.44147432338809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145201838721292">
                <text:p>0.145201838721292</text:p>
              </table:table-cell>
              <table:table-cell office:value-type="float" office:value="0.130239064275356">
                <text:p>0.130239064275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1.34314159850189">
                <text:p>1.34314159850189</text:p>
              </table:table-cell>
              <table:table-cell office:value-type="float" office:value="0.456944444444444">
                <text:p>0.456944444444444</text:p>
              </table:table-cell>
              <table:table-cell office:value-type="float" office:value="0.127763924654063">
                <text:p>0.127763924654063</text:p>
              </table:table-cell>
              <table:table-cell office:value-type="float" office:value="0.0834600490666471">
                <text:p>0.0834600490666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1.38035668904867">
                <text:p>1.38035668904867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116233248441888">
                <text:p>0.116233248441888</text:p>
              </table:table-cell>
              <table:table-cell office:value-type="float" office:value="0.0938661362320913">
                <text:p>0.09386613623209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1.48395050211882">
                <text:p>1.48395050211882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134742468611584">
                <text:p>0.134742468611584</text:p>
              </table:table-cell>
              <table:table-cell office:value-type="float" office:value="0.11463540951339">
                <text:p>0.11463540951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1.44299370784676">
                <text:p>1.44299370784676</text:p>
              </table:table-cell>
              <table:table-cell office:value-type="float" office:value="0.464583333333333">
                <text:p>0.464583333333333</text:p>
              </table:table-cell>
              <table:table-cell office:value-type="float" office:value="0.1271009708889">
                <text:p>0.1271009708889</text:p>
              </table:table-cell>
              <table:table-cell office:value-type="float" office:value="0.13131485944356">
                <text:p>0.13131485944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.45988994377448">
                <text:p>1.4598899437744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149210932457978">
                <text:p>0.149210932457978</text:p>
              </table:table-cell>
              <table:table-cell office:value-type="float" office:value="0.122385101168994">
                <text:p>0.1223851011689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1.46839998855544">
                <text:p>1.46839998855544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0.124965872998009">
                <text:p>0.124965872998009</text:p>
              </table:table-cell>
              <table:table-cell office:value-type="float" office:value="0.0895729772338297">
                <text:p>0.0895729772338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136750122543138">
                <text:p>0.13675012254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1.3677955283229">
                <text:p>1.3677955283229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132873281379973">
                <text:p>0.132873281379973</text:p>
              </table:table-cell>
              <table:table-cell office:value-type="float" office:value="0.111930309346329">
                <text:p>0.1119303093463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1.47707881046926">
                <text:p>1.47707881046926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120051950906327">
                <text:p>0.120051950906327</text:p>
              </table:table-cell>
              <table:table-cell office:value-type="float" office:value="0.137027429532091">
                <text:p>0.137027429532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1.54912659303198">
                <text:p>1.54912659303198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132715606206538">
                <text:p>0.132715606206538</text:p>
              </table:table-cell>
              <table:table-cell office:value-type="float" office:value="0.0828643697233108">
                <text:p>0.0828643697233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1.52779753840238">
                <text:p>1.52779753840238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123647407384015">
                <text:p>0.123647407384015</text:p>
              </table:table-cell>
              <table:table-cell office:value-type="float" office:value="0.108307690109006">
                <text:p>0.108307690109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1.47937637089121">
                <text:p>1.47937637089121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133749518920512">
                <text:p>0.133749518920512</text:p>
              </table:table-cell>
              <table:table-cell office:value-type="float" office:value="0.0699090419587309">
                <text:p>0.0699090419587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1.39234105991587">
                <text:p>1.39234105991587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117240883298295">
                <text:p>0.117240883298295</text:p>
              </table:table-cell>
              <table:table-cell office:value-type="float" office:value="0.12305526194437">
                <text:p>0.12305526194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.50152702559027">
                <text:p>1.50152702559027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12050904165125">
                <text:p>0.12050904165125</text:p>
              </table:table-cell>
              <table:table-cell office:value-type="float" office:value="0.111816198876351">
                <text:p>0.111816198876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.45884411777497">
                <text:p>1.45884411777497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147589367889759">
                <text:p>0.147589367889759</text:p>
              </table:table-cell>
              <table:table-cell office:value-type="float" office:value="0.146268475165823">
                <text:p>0.146268475165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375">
                <text:p>0.49375</text:p>
              </table:table-cell>
              <table:table-cell office:value-type="float" office:value="1.48577372918848">
                <text:p>1.48577372918848</text:p>
              </table:table-cell>
              <table:table-cell office:value-type="float" office:value="0.49375">
                <text:p>0.49375</text:p>
              </table:table-cell>
              <table:table-cell office:value-type="float" office:value="0.140082055057555">
                <text:p>0.140082055057555</text:p>
              </table:table-cell>
              <table:table-cell office:value-type="float" office:value="0.101994539407629">
                <text:p>0.1019945394076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8349704167213">
                <text:p>0.12834970416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1152476352">
                <text:p>0.117751152476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15cm" chart:symbol-height="0.15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8cm" svg:height="10.736cm" xlink:href=".." xlink:type="simple" chart:class="chart:scatter" chart:style-name="ch1">
        <chart:legend chart:legend-position="end" svg:x="17.679cm" svg:y="4.82cm" style:legend-expansion="high" chart:style-name="ch2"/>
        <chart:plot-area chart:style-name="ch3" table:cell-range-address="Sheet2.M4:Sheet2.O69 Sheet2.N3:Sheet2.O3" chart:data-source-has-labels="row" svg:x="0.4cm" svg:y="0.214cm" svg:width="16.879cm" svg:height="10.308cm">
          <chartooo:coordinate-region svg:x="1.207cm" svg:y="0.413cm" svg:width="15.792cm" svg:height="9.4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69" chart:label-cell-address="Sheet2.N3:Sheet2.N3" chart:class="chart:scatter">
            <chart:domain table:cell-range-address="Sheet2.M4:Sheet2.M69"/>
            <chart:data-point chart:repeated="66"/>
          </chart:series>
          <chart:series chart:style-name="ch7" chart:values-cell-range-address="Sheet2.O4:Sheet2.O69" chart:label-cell-address="Sheet2.O3:Sheet2.O3" chart:class="chart:scatter">
            <chart:data-point chart:repeated="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1 </text:p>
                <draw:g>
                  <svg:desc>Sheet2.N3:Sheet2.N3</svg:desc>
                </draw:g>
              </table:table-cell>
              <table:table-cell office:value-type="string">
                <text:p>Run 2 </text:p>
                <draw:g>
                  <svg:desc>Sheet2.O3:Sheet2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69</svg:desc>
                </draw:g>
              </table:table-cell>
              <table:table-cell office:value-type="float" office:value="9.3435600025757">
                <text:p>9.3435600025757</text:p>
                <draw:g>
                  <svg:desc>Sheet2.N4:Sheet2.N69</svg:desc>
                </draw:g>
              </table:table-cell>
              <table:table-cell office:value-type="float" office:value="8.87057381071366">
                <text:p>8.87057381071366</text:p>
                <draw:g>
                  <svg:desc>Sheet2.O4:Sheet2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2528379568015">
                <text:p>9.22528379568015</text:p>
              </table:table-cell>
              <table:table-cell office:value-type="float" office:value="10.5023793170088">
                <text:p>10.502379317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5971610856003">
                <text:p>9.65971610856003</text:p>
              </table:table-cell>
              <table:table-cell office:value-type="float" office:value="10.3527136253465">
                <text:p>10.3527136253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.4910230995973">
                <text:p>13.4910230995973</text:p>
              </table:table-cell>
              <table:table-cell office:value-type="float" office:value="9.90132542511884">
                <text:p>9.9013254251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9054432653998">
                <text:p>12.9054432653998</text:p>
              </table:table-cell>
              <table:table-cell office:value-type="float" office:value="11.1048478885828">
                <text:p>11.1048478885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3.7013785542027">
                <text:p>33.7013785542027</text:p>
              </table:table-cell>
              <table:table-cell office:value-type="float" office:value="10.5596709186138">
                <text:p>10.5596709186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392033912796">
                <text:p>13.5392033912796</text:p>
              </table:table-cell>
              <table:table-cell office:value-type="float" office:value="11.3124666117524">
                <text:p>11.3124666117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2.9037934582335">
                <text:p>12.9037934582335</text:p>
              </table:table-cell>
              <table:table-cell office:value-type="float" office:value="11.7208472649888">
                <text:p>11.7208472649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2.2188679049614">
                <text:p>12.2188679049614</text:p>
              </table:table-cell>
              <table:table-cell office:value-type="float" office:value="9.95384569549842">
                <text:p>9.9538456954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2.5809154373973">
                <text:p>12.5809154373973</text:p>
              </table:table-cell>
              <table:table-cell office:value-type="float" office:value="10.4507530562036">
                <text:p>10.45075305620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6.6049166870092">
                <text:p>16.6049166870092</text:p>
              </table:table-cell>
              <table:table-cell office:value-type="float" office:value="192.440802798709">
                <text:p>192.440802798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29.1471704465381">
                <text:p>29.1471704465381</text:p>
              </table:table-cell>
              <table:table-cell office:value-type="float" office:value="10.0015166167865">
                <text:p>10.00151661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0.1539792026281">
                <text:p>10.1539792026281</text:p>
              </table:table-cell>
              <table:table-cell office:value-type="float" office:value="9.03086455275062">
                <text:p>9.03086455275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0.5155269603013">
                <text:p>40.5155269603013</text:p>
              </table:table-cell>
              <table:table-cell office:value-type="float" office:value="8.32104605420172">
                <text:p>8.32104605420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10.7219584041517">
                <text:p>10.7219584041517</text:p>
              </table:table-cell>
              <table:table-cell office:value-type="float" office:value="10.6947091649415">
                <text:p>10.6947091649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89.7886892036306">
                <text:p>89.7886892036306</text:p>
              </table:table-cell>
              <table:table-cell office:value-type="float" office:value="11.2132628147682">
                <text:p>11.21326281476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0.0571701814693">
                <text:p>10.0571701814693</text:p>
              </table:table-cell>
              <table:table-cell office:value-type="float" office:value="11.6922177717249">
                <text:p>11.692217771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13.0479204982061">
                <text:p>13.0479204982061</text:p>
              </table:table-cell>
              <table:table-cell office:value-type="float" office:value="10.7383066683275">
                <text:p>10.73830666832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12.6960344461134">
                <text:p>12.6960344461134</text:p>
              </table:table-cell>
              <table:table-cell office:value-type="float" office:value="10.0042772879952">
                <text:p>10.0042772879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15.3913809242293">
                <text:p>15.3913809242293</text:p>
              </table:table-cell>
              <table:table-cell office:value-type="float" office:value="13.2079855551818">
                <text:p>13.207985555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14.5589937205563">
                <text:p>14.5589937205563</text:p>
              </table:table-cell>
              <table:table-cell office:value-type="float" office:value="10.8284485470941">
                <text:p>10.82844854709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23.6935039921641">
                <text:p>23.6935039921641</text:p>
              </table:table-cell>
              <table:table-cell office:value-type="float" office:value="10.4563616052465">
                <text:p>10.45636160524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8.7617972478183">
                <text:p>18.7617972478183</text:p>
              </table:table-cell>
              <table:table-cell office:value-type="float" office:value="10.237282952534">
                <text:p>10.237282952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34.5735499156268">
                <text:p>34.5735499156268</text:p>
              </table:table-cell>
              <table:table-cell office:value-type="float" office:value="12.7428588394789">
                <text:p>12.74285883947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18.198550941936">
                <text:p>18.198550941936</text:p>
              </table:table-cell>
              <table:table-cell office:value-type="float" office:value="10.8758537179786">
                <text:p>10.8758537179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23.7331298569007">
                <text:p>23.7331298569007</text:p>
              </table:table-cell>
              <table:table-cell office:value-type="float" office:value="11.8396194009215">
                <text:p>11.8396194009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11.5769091514068">
                <text:p>11.5769091514068</text:p>
              </table:table-cell>
              <table:table-cell office:value-type="float" office:value="9.62675279653554">
                <text:p>9.626752796535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13.735004126682">
                <text:p>13.735004126682</text:p>
              </table:table-cell>
              <table:table-cell office:value-type="float" office:value="10.6728388455051">
                <text:p>10.6728388455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12.3561179792917">
                <text:p>12.3561179792917</text:p>
              </table:table-cell>
              <table:table-cell office:value-type="float" office:value="11.3345934094601">
                <text:p>11.3345934094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11.6634903550548">
                <text:p>11.6634903550548</text:p>
              </table:table-cell>
              <table:table-cell office:value-type="float" office:value="9.71132036908036">
                <text:p>9.71132036908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13.7130263497519">
                <text:p>13.7130263497519</text:p>
              </table:table-cell>
              <table:table-cell office:value-type="float" office:value="9.59322514407815">
                <text:p>9.59322514407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12.2832224122314">
                <text:p>12.2832224122314</text:p>
              </table:table-cell>
              <table:table-cell office:value-type="float" office:value="12.0020220986096">
                <text:p>12.002022098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13.3477994546487">
                <text:p>13.3477994546487</text:p>
              </table:table-cell>
              <table:table-cell office:value-type="float" office:value="11.443523178065">
                <text:p>11.4435231780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12.8553110291154">
                <text:p>12.8553110291154</text:p>
              </table:table-cell>
              <table:table-cell office:value-type="float" office:value="10.515036752745">
                <text:p>10.515036752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16.8960690065612">
                <text:p>16.8960690065612</text:p>
              </table:table-cell>
              <table:table-cell office:value-type="float" office:value="11.6501425145146">
                <text:p>11.6501425145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0.181861255369">
                <text:p>10.181861255369</text:p>
              </table:table-cell>
              <table:table-cell office:value-type="float" office:value="10.5953646286279">
                <text:p>10.59536462862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12.2752499051868">
                <text:p>12.2752499051868</text:p>
              </table:table-cell>
              <table:table-cell office:value-type="float" office:value="10.1040287207153">
                <text:p>10.104028720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4.7285470025457">
                <text:p>14.7285470025457</text:p>
              </table:table-cell>
              <table:table-cell office:value-type="float" office:value="13.0215113265839">
                <text:p>13.0215113265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15.2478424733261">
                <text:p>15.2478424733261</text:p>
              </table:table-cell>
              <table:table-cell office:value-type="float" office:value="10.9232372762544">
                <text:p>10.923237276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4.927057364685">
                <text:p>14.927057364685</text:p>
              </table:table-cell>
              <table:table-cell office:value-type="float" office:value="11.9172740810481">
                <text:p>11.9172740810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13.1034360335961">
                <text:p>13.1034360335961</text:p>
              </table:table-cell>
              <table:table-cell office:value-type="float" office:value="12.5810530518913">
                <text:p>12.58105305189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12.2308253584892">
                <text:p>12.2308253584892</text:p>
              </table:table-cell>
              <table:table-cell office:value-type="float" office:value="12.0735124031265">
                <text:p>12.0735124031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16.0608595153466">
                <text:p>16.0608595153466</text:p>
              </table:table-cell>
              <table:table-cell office:value-type="float" office:value="10.8445795591704">
                <text:p>10.84457955917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13.5152607251965">
                <text:p>13.5152607251965</text:p>
              </table:table-cell>
              <table:table-cell office:value-type="float" office:value="9.6616654613737">
                <text:p>9.6616654613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12.4803122874305">
                <text:p>12.4803122874305</text:p>
              </table:table-cell>
              <table:table-cell office:value-type="float" office:value="10.8908179519701">
                <text:p>10.890817951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11.0822479629481">
                <text:p>11.0822479629481</text:p>
              </table:table-cell>
              <table:table-cell office:value-type="float" office:value="9.63236903133084">
                <text:p>9.6323690313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10.8405358038498">
                <text:p>10.8405358038498</text:p>
              </table:table-cell>
              <table:table-cell office:value-type="float" office:value="11.6830448904159">
                <text:p>11.683044890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11.0210983459369">
                <text:p>11.0210983459369</text:p>
              </table:table-cell>
              <table:table-cell office:value-type="float" office:value="9.80042148753822">
                <text:p>9.800421487538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14.0358857022338">
                <text:p>14.0358857022338</text:p>
              </table:table-cell>
              <table:table-cell office:value-type="float" office:value="14.51545933787">
                <text:p>14.515459337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11.0679106258048">
                <text:p>11.0679106258048</text:p>
              </table:table-cell>
              <table:table-cell office:value-type="float" office:value="9.39037749202167">
                <text:p>9.39037749202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16.0932279997742">
                <text:p>16.0932279997742</text:p>
              </table:table-cell>
              <table:table-cell office:value-type="float" office:value="11.0839068505056">
                <text:p>11.08390685050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14.7055876001504">
                <text:p>14.7055876001504</text:p>
              </table:table-cell>
              <table:table-cell office:value-type="float" office:value="12.5042438265941">
                <text:p>12.5042438265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12.9449574823169">
                <text:p>12.9449574823169</text:p>
              </table:table-cell>
              <table:table-cell office:value-type="float" office:value="10.6101914806861">
                <text:p>10.61019148068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10.9888074659743">
                <text:p>10.9888074659743</text:p>
              </table:table-cell>
              <table:table-cell office:value-type="float" office:value="11.1719407155581">
                <text:p>11.1719407155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11.9286574087038">
                <text:p>11.9286574087038</text:p>
              </table:table-cell>
              <table:table-cell office:value-type="float" office:value="9.50339440169494">
                <text:p>9.50339440169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16.3933368511598">
                <text:p>16.3933368511598</text:p>
              </table:table-cell>
              <table:table-cell office:value-type="float" office:value="11.4673854916727">
                <text:p>11.46738549167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0.3638933826503">
                <text:p>10.36389338265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12.220063862155">
                <text:p>12.220063862155</text:p>
              </table:table-cell>
              <table:table-cell office:value-type="float" office:value="10.5689220560162">
                <text:p>10.5689220560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10.7794389452758">
                <text:p>10.7794389452758</text:p>
              </table:table-cell>
              <table:table-cell office:value-type="float" office:value="11.5474538368941">
                <text:p>11.54745383689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.6947248643127">
                <text:p>18.6947248643127</text:p>
              </table:table-cell>
              <table:table-cell office:value-type="float" office:value="11.0916666987894">
                <text:p>11.0916666987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14.1060855130853">
                <text:p>14.1060855130853</text:p>
              </table:table-cell>
              <table:table-cell office:value-type="float" office:value="11.9009789863423">
                <text:p>11.9009789863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21.1614453501527">
                <text:p>21.1614453501527</text:p>
              </table:table-cell>
              <table:table-cell office:value-type="float" office:value="11.1067027723352">
                <text:p>11.1067027723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11.3147624726954">
                <text:p>11.3147624726954</text:p>
              </table:table-cell>
              <table:table-cell office:value-type="float" office:value="12.3004832585833">
                <text:p>12.30048325858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13.4285286092643">
                <text:p>13.4285286092643</text:p>
              </table:table-cell>
              <table:table-cell office:value-type="float" office:value="13.0883737946996">
                <text:p>13.08837379469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9.9737425724928">
                <text:p>9.9737425724928</text:p>
              </table:table-cell>
              <table:table-cell office:value-type="float" office:value="10.5719140782013">
                <text:p>10.5719140782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14.5671889673473">
                <text:p>14.5671889673473</text:p>
              </table:table-cell>
              <table:table-cell office:value-type="float" office:value="11.2573702964766">
                <text:p>11.2573702964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73cm" svg:height="10.712cm" xlink:href=".." xlink:type="simple" chart:class="chart:scatter" chart:style-name="ch1">
        <chart:legend chart:legend-position="end" svg:x="17.639cm" svg:y="5.057cm" style:legend-expansion="high" chart:style-name="ch2"/>
        <chart:plot-area chart:style-name="ch3" table:cell-range-address="Sheet2.M4:Sheet2.M71 Sheet2.P3:Sheet2.P71" chart:data-source-has-labels="row" svg:x="0.421cm" svg:y="0.214cm" svg:width="16.797cm" svg:height="10.284cm">
          <chartooo:coordinate-region svg:x="1.333cm" svg:y="0.413cm" svg:width="15.605cm" svg:height="9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P4:Sheet2.P71" chart:label-cell-address="Sheet2.P3:Sheet2.P3" chart:class="chart:scatter">
            <chart:domain table:cell-range-address="Sheet2.M4:Sheet2.M71"/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Run 2 – Run1</text:p>
                <draw:g>
                  <svg:desc>Sheet2.P3:Sheet2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M4:Sheet2.M71</svg:desc>
                </draw:g>
              </table:table-cell>
              <table:table-cell office:value-type="float" office:value="-0.47298619186204">
                <text:p>-0.47298619186204</text:p>
                <draw:g>
                  <svg:desc>Sheet2.P4:Sheet2.P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27709552132866">
                <text:p>1.27709552132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92997516786505">
                <text:p>0.69299751678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-3.58969767447849">
                <text:p>-3.58969767447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-1.80059537681697">
                <text:p>-1.8005953768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23.1417076355889">
                <text:p>-23.1417076355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-2.22673677952722">
                <text:p>-2.226736779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-1.18294619324472">
                <text:p>-1.1829461932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2.26502220946302">
                <text:p>-2.26502220946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-2.13016238119379">
                <text:p>-2.13016238119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75.8358861117">
                <text:p>175.8358861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-19.1456538297516">
                <text:p>-19.1456538297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-1.12311464987746">
                <text:p>-1.12311464987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2.1944809060996">
                <text:p>-32.1944809060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-0.0272492392102244">
                <text:p>-0.0272492392102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-78.5754263888624">
                <text:p>-78.5754263888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1.63504759025559">
                <text:p>1.6350475902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-2.30961382987859">
                <text:p>-2.30961382987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-2.69175715811824">
                <text:p>-2.69175715811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-2.18339536904754">
                <text:p>-2.183395369047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3.73054517346221">
                <text:p>-3.73054517346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-13.2371423869176">
                <text:p>-13.237142386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-8.52451429528436">
                <text:p>-8.52451429528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-21.8306910761479">
                <text:p>-21.8306910761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-7.32269722395736">
                <text:p>-7.322697223957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-11.8935104559792">
                <text:p>-11.8935104559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-1.95015635487125">
                <text:p>-1.95015635487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-3.06216528117685">
                <text:p>-3.06216528117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-1.02152456983158">
                <text:p>-1.021524569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  <table:table-cell office:value-type="float" office:value="-1.95216998597443">
                <text:p>-1.95216998597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-4.1198012056737">
                <text:p>-4.1198012056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">
                <text:p>93</text:p>
              </table:table-cell>
              <table:table-cell office:value-type="float" office:value="-0.281200313621813">
                <text:p>-0.28120031362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6">
                <text:p>96</text:p>
              </table:table-cell>
              <table:table-cell office:value-type="float" office:value="-1.90427627658371">
                <text:p>-1.9042762765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-2.34027427637037">
                <text:p>-2.34027427637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  <table:table-cell office:value-type="float" office:value="-5.24592649204662">
                <text:p>-5.24592649204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0.413503373258942">
                <text:p>0.4135033732589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-2.17122118447153">
                <text:p>-2.17122118447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-1.70703567596185">
                <text:p>-1.707035675961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-4.32460519707172">
                <text:p>-4.32460519707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-3.00978328363686">
                <text:p>-3.009783283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">
                <text:p>120</text:p>
              </table:table-cell>
              <table:table-cell office:value-type="float" office:value="-0.522382981704753">
                <text:p>-0.522382981704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">
                <text:p>123</text:p>
              </table:table-cell>
              <table:table-cell office:value-type="float" office:value="-0.157312955362732">
                <text:p>-0.157312955362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6">
                <text:p>126</text:p>
              </table:table-cell>
              <table:table-cell office:value-type="float" office:value="-5.21627995617621">
                <text:p>-5.21627995617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9">
                <text:p>129</text:p>
              </table:table-cell>
              <table:table-cell office:value-type="float" office:value="-3.85359526382278">
                <text:p>-3.85359526382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">
                <text:p>132</text:p>
              </table:table-cell>
              <table:table-cell office:value-type="float" office:value="-1.58949433546036">
                <text:p>-1.589494335460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-1.44987893161729">
                <text:p>-1.449878931617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8">
                <text:p>138</text:p>
              </table:table-cell>
              <table:table-cell office:value-type="float" office:value="0.842509086566142">
                <text:p>0.842509086566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-1.22067685839868">
                <text:p>-1.22067685839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">
                <text:p>144</text:p>
              </table:table-cell>
              <table:table-cell office:value-type="float" office:value="0.479573635636244">
                <text:p>0.479573635636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-1.67753313378314">
                <text:p>-1.67753313378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-5.00932114926862">
                <text:p>-5.009321149268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-2.20134377355634">
                <text:p>-2.20134377355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">
                <text:p>156</text:p>
              </table:table-cell>
              <table:table-cell office:value-type="float" office:value="-2.33476600163077">
                <text:p>-2.3347660016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0.183133249583779">
                <text:p>0.183133249583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-2.42526300700882">
                <text:p>-2.42526300700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">
                <text:p>165</text:p>
              </table:table-cell>
              <table:table-cell office:value-type="float" office:value="-4.92595135948717">
                <text:p>-4.92595135948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1">
                <text:p>171</text:p>
              </table:table-cell>
              <table:table-cell office:value-type="float" office:value="-1.65114180613887">
                <text:p>-1.65114180613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4">
                <text:p>174</text:p>
              </table:table-cell>
              <table:table-cell office:value-type="float" office:value="0.7680148916183">
                <text:p>0.7680148916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-7.60305816552322">
                <text:p>-7.603058165523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0">
                <text:p>180</text:p>
              </table:table-cell>
              <table:table-cell office:value-type="float" office:value="-2.20510652674294">
                <text:p>-2.20510652674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3">
                <text:p>183</text:p>
              </table:table-cell>
              <table:table-cell office:value-type="float" office:value="-10.0547425778175">
                <text:p>-10.05474257781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6">
                <text:p>186</text:p>
              </table:table-cell>
              <table:table-cell office:value-type="float" office:value="0.98572078588785">
                <text:p>0.985720785887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9">
                <text:p>189</text:p>
              </table:table-cell>
              <table:table-cell office:value-type="float" office:value="-0.340154814564716">
                <text:p>-0.3401548145647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2">
                <text:p>192</text:p>
              </table:table-cell>
              <table:table-cell office:value-type="float" office:value="0.598171505708509">
                <text:p>0.5981715057085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5">
                <text:p>195</text:p>
              </table:table-cell>
              <table:table-cell office:value-type="float" office:value="-3.30981867087065">
                <text:p>-3.309818670870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65cm" svg:height="9.358cm" xlink:href=".." xlink:type="simple" chart:class="chart:scatter" chart:style-name="ch1">
        <chart:legend chart:legend-position="end" svg:x="19.319cm" svg:y="3.734cm" style:legend-expansion="high" chart:style-name="ch2"/>
        <chart:plot-area chart:style-name="ch3" table:cell-range-address="Sheet3.C4:Sheet3.C40 Sheet3.D1:Sheet3.D1 Sheet3.J4:Sheet3.J40 Sheet3.K1:Sheet3.K1 Sheet3.T4:Sheet3.T40" chart:data-source-has-labels="row" svg:x="0.577cm" svg:y="0.187cm" svg:width="18.165cm" svg:height="8.984cm">
          <chartooo:coordinate-region svg:x="1.489cm" svg:y="0.386cm" svg:width="16.973cm" svg:height="8.1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4:Sheet3.J40" chart:label-cell-address="Sheet3.D1:Sheet3.D1" chart:class="chart:scatter">
            <chart:domain table:cell-range-address="Sheet3.C4:Sheet3.C40"/>
            <chart:data-point chart:repeated="37"/>
          </chart:series>
          <chart:series chart:style-name="ch7" chart:values-cell-range-address="Sheet3.T4:Sheet3.T40" chart:label-cell-address="Sheet3.K1:Sheet3.K1" chart:class="chart:scatter">
            <chart:domain table:cell-range-address="Sheet3.M4:Sheet3.M40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UN 4, beam splitter off, no cooling, start lamp and detector when taking data, no N2 gaz</text:p>
                <draw:g>
                  <svg:desc>Sheet3.D1:Sheet3.D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UN 5, beam splitter off, no colling, leave the detecor on, start lamp while taking data, no N2 gaz</text:p>
                <draw:g>
                  <svg:desc>Sheet3.K1:Sheet3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40</svg:desc>
                </draw:g>
              </table:table-cell>
              <table:table-cell office:value-type="float" office:value="1">
                <text:p>1</text:p>
                <draw:g>
                  <svg:desc>Sheet3.J4:Sheet3.J40</svg:desc>
                </draw:g>
              </table:table-cell>
              <table:table-cell office:value-type="float" office:value="0">
                <text:p>0</text:p>
                <draw:g>
                  <svg:desc>Sheet3.M4:Sheet3.M40</svg:desc>
                </draw:g>
              </table:table-cell>
              <table:table-cell office:value-type="float" office:value="1">
                <text:p>1</text:p>
                <draw:g>
                  <svg:desc>Sheet3.T4:Sheet3.T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03387800616252">
                <text:p>1.03387800616252</text:p>
              </table:table-cell>
              <table:table-cell office:value-type="float" office:value="3">
                <text:p>3</text:p>
              </table:table-cell>
              <table:table-cell office:value-type="float" office:value="1.01123000850471">
                <text:p>1.01123000850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.00466808018394">
                <text:p>1.00466808018394</text:p>
              </table:table-cell>
              <table:table-cell office:value-type="float" office:value="6">
                <text:p>6</text:p>
              </table:table-cell>
              <table:table-cell office:value-type="float" office:value="1.01617939544053">
                <text:p>1.01617939544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3552123385188">
                <text:p>1.03552123385188</text:p>
              </table:table-cell>
              <table:table-cell office:value-type="float" office:value="10">
                <text:p>10</text:p>
              </table:table-cell>
              <table:table-cell office:value-type="float" office:value="1.02798308610594">
                <text:p>1.02798308610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256288101434">
                <text:p>1.04256288101434</text:p>
              </table:table-cell>
              <table:table-cell office:value-type="float" office:value="13">
                <text:p>13</text:p>
              </table:table-cell>
              <table:table-cell office:value-type="float" office:value="1.06000806098776">
                <text:p>1.06000806098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.01906056256609">
                <text:p>1.01906056256609</text:p>
              </table:table-cell>
              <table:table-cell office:value-type="float" office:value="16">
                <text:p>16</text:p>
              </table:table-cell>
              <table:table-cell office:value-type="float" office:value="1.01304119420156">
                <text:p>1.01304119420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06005205231233">
                <text:p>1.06005205231233</text:p>
              </table:table-cell>
              <table:table-cell office:value-type="float" office:value="19">
                <text:p>19</text:p>
              </table:table-cell>
              <table:table-cell office:value-type="float" office:value="1.02645566059135">
                <text:p>1.02645566059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04707752342267">
                <text:p>1.04707752342267</text:p>
              </table:table-cell>
              <table:table-cell office:value-type="float" office:value="22">
                <text:p>22</text:p>
              </table:table-cell>
              <table:table-cell office:value-type="float" office:value="1.0666826025498">
                <text:p>1.0666826025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1.02365476536587">
                <text:p>1.02365476536587</text:p>
              </table:table-cell>
              <table:table-cell office:value-type="float" office:value="26">
                <text:p>26</text:p>
              </table:table-cell>
              <table:table-cell office:value-type="float" office:value="1.05489685744741">
                <text:p>1.05489685744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.03832534645601">
                <text:p>1.03832534645601</text:p>
              </table:table-cell>
              <table:table-cell office:value-type="float" office:value="29">
                <text:p>29</text:p>
              </table:table-cell>
              <table:table-cell office:value-type="float" office:value="1.03909715280233">
                <text:p>1.03909715280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.02042334859969">
                <text:p>1.02042334859969</text:p>
              </table:table-cell>
              <table:table-cell office:value-type="float" office:value="32">
                <text:p>32</text:p>
              </table:table-cell>
              <table:table-cell office:value-type="float" office:value="1.03862741330312">
                <text:p>1.0386274133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.07112575986602">
                <text:p>1.07112575986602</text:p>
              </table:table-cell>
              <table:table-cell office:value-type="float" office:value="36">
                <text:p>36</text:p>
              </table:table-cell>
              <table:table-cell office:value-type="float" office:value="1.07592013664737">
                <text:p>1.07592013664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990898713096895">
                <text:p>0.990898713096895</text:p>
              </table:table-cell>
              <table:table-cell office:value-type="float" office:value="39">
                <text:p>39</text:p>
              </table:table-cell>
              <table:table-cell office:value-type="float" office:value="1.05780624672124">
                <text:p>1.05780624672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0.99488009818321">
                <text:p>0.99488009818321</text:p>
              </table:table-cell>
              <table:table-cell office:value-type="float" office:value="42">
                <text:p>42</text:p>
              </table:table-cell>
              <table:table-cell office:value-type="float" office:value="1.06554205321141">
                <text:p>1.06554205321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">
                <text:p>47</text:p>
              </table:table-cell>
              <table:table-cell office:value-type="float" office:value="1.02851388406378">
                <text:p>1.02851388406378</text:p>
              </table:table-cell>
              <table:table-cell office:value-type="float" office:value="45">
                <text:p>45</text:p>
              </table:table-cell>
              <table:table-cell office:value-type="float" office:value="1.05766554461076">
                <text:p>1.057665544610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49">
                <text:p>49</text:p>
              </table:table-cell>
              <table:table-cell office:value-type="float" office:value="1.00347672191605">
                <text:p>1.00347672191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1.02631344335275">
                <text:p>1.02631344335275</text:p>
              </table:table-cell>
              <table:table-cell office:value-type="float" office:value="53">
                <text:p>53</text:p>
              </table:table-cell>
              <table:table-cell office:value-type="float" office:value="1.03308041701593">
                <text:p>1.03308041701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1.04660249857809">
                <text:p>1.04660249857809</text:p>
              </table:table-cell>
              <table:table-cell office:value-type="float" office:value="56">
                <text:p>56</text:p>
              </table:table-cell>
              <table:table-cell office:value-type="float" office:value="0.999931613864676">
                <text:p>0.9999316138646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1.01133129497425">
                <text:p>1.01133129497425</text:p>
              </table:table-cell>
              <table:table-cell office:value-type="float" office:value="59">
                <text:p>59</text:p>
              </table:table-cell>
              <table:table-cell office:value-type="float" office:value="1.03768553505355">
                <text:p>1.037685535053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.99241754855063">
                <text:p>0.99241754855063</text:p>
              </table:table-cell>
              <table:table-cell office:value-type="float" office:value="62">
                <text:p>62</text:p>
              </table:table-cell>
              <table:table-cell office:value-type="float" office:value="1.06619272808092">
                <text:p>1.06619272808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.01560775732071">
                <text:p>1.01560775732071</text:p>
              </table:table-cell>
              <table:table-cell office:value-type="float" office:value="65">
                <text:p>65</text:p>
              </table:table-cell>
              <table:table-cell office:value-type="float" office:value="1.02940195609315">
                <text:p>1.029401956093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1.04313728679726">
                <text:p>1.04313728679726</text:p>
              </table:table-cell>
              <table:table-cell office:value-type="float" office:value="68">
                <text:p>68</text:p>
              </table:table-cell>
              <table:table-cell office:value-type="float" office:value="1.05099215644626">
                <text:p>1.05099215644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1.03643228042405">
                <text:p>1.03643228042405</text:p>
              </table:table-cell>
              <table:table-cell office:value-type="float" office:value="72">
                <text:p>72</text:p>
              </table:table-cell>
              <table:table-cell office:value-type="float" office:value="1.01015276464651">
                <text:p>1.01015276464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1.03439711452154">
                <text:p>1.03439711452154</text:p>
              </table:table-cell>
              <table:table-cell office:value-type="float" office:value="75">
                <text:p>75</text:p>
              </table:table-cell>
              <table:table-cell office:value-type="float" office:value="0.99499944286884">
                <text:p>0.99499944286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1.03850208577401">
                <text:p>1.03850208577401</text:p>
              </table:table-cell>
              <table:table-cell office:value-type="float" office:value="78">
                <text:p>78</text:p>
              </table:table-cell>
              <table:table-cell office:value-type="float" office:value="1.03431299556748">
                <text:p>1.03431299556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1.04543883114297">
                <text:p>1.04543883114297</text:p>
              </table:table-cell>
              <table:table-cell office:value-type="float" office:value="81">
                <text:p>81</text:p>
              </table:table-cell>
              <table:table-cell office:value-type="float" office:value="1.05047102475204">
                <text:p>1.05047102475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">
                <text:p>87</text:p>
              </table:table-cell>
              <table:table-cell office:value-type="float" office:value="1.00339657521164">
                <text:p>1.00339657521164</text:p>
              </table:table-cell>
              <table:table-cell office:value-type="float" office:value="84">
                <text:p>84</text:p>
              </table:table-cell>
              <table:table-cell office:value-type="float" office:value="1.04545061276113">
                <text:p>1.045450612761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">
                <text:p>91</text:p>
              </table:table-cell>
              <table:table-cell office:value-type="float" office:value="1.06023661161759">
                <text:p>1.06023661161759</text:p>
              </table:table-cell>
              <table:table-cell office:value-type="float" office:value="88">
                <text:p>88</text:p>
              </table:table-cell>
              <table:table-cell office:value-type="float" office:value="1.01717861708561">
                <text:p>1.017178617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0.998609369344661">
                <text:p>0.998609369344661</text:p>
              </table:table-cell>
              <table:table-cell office:value-type="float" office:value="91">
                <text:p>91</text:p>
              </table:table-cell>
              <table:table-cell office:value-type="float" office:value="1.0328669852853">
                <text:p>1.0328669852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">
                <text:p>97</text:p>
              </table:table-cell>
              <table:table-cell office:value-type="float" office:value="1.05099765947897">
                <text:p>1.05099765947897</text:p>
              </table:table-cell>
              <table:table-cell office:value-type="float" office:value="94">
                <text:p>94</text:p>
              </table:table-cell>
              <table:table-cell office:value-type="float" office:value="1.03764476626859">
                <text:p>1.03764476626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  <table:table-cell office:value-type="float" office:value="1.01778088183389">
                <text:p>1.01778088183389</text:p>
              </table:table-cell>
              <table:table-cell office:value-type="float" office:value="97">
                <text:p>97</text:p>
              </table:table-cell>
              <table:table-cell office:value-type="float" office:value="1.00140168678736">
                <text:p>1.00140168678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">
                <text:p>104</text:p>
              </table:table-cell>
              <table:table-cell office:value-type="float" office:value="1.06092468782825">
                <text:p>1.06092468782825</text:p>
              </table:table-cell>
              <table:table-cell office:value-type="float" office:value="100">
                <text:p>100</text:p>
              </table:table-cell>
              <table:table-cell office:value-type="float" office:value="1.07009424904736">
                <text:p>1.07009424904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0.991745546463175">
                <text:p>0.991745546463175</text:p>
              </table:table-cell>
              <table:table-cell office:value-type="float" office:value="104">
                <text:p>104</text:p>
              </table:table-cell>
              <table:table-cell office:value-type="float" office:value="1.0510025982445">
                <text:p>1.0510025982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1.0392018078217">
                <text:p>1.0392018078217</text:p>
              </table:table-cell>
              <table:table-cell office:value-type="float" office:value="107">
                <text:p>107</text:p>
              </table:table-cell>
              <table:table-cell office:value-type="float" office:value="1.0455201014239">
                <text:p>1.0455201014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0.997388180373097">
                <text:p>0.997388180373097</text:p>
              </table:table-cell>
              <table:table-cell office:value-type="float" office:value="110">
                <text:p>110</text:p>
              </table:table-cell>
              <table:table-cell office:value-type="float" office:value="1.05866514943647">
                <text:p>1.05866514943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0.986648080009604">
                <text:p>0.986648080009604</text:p>
              </table:table-cell>
              <table:table-cell office:value-type="float" office:value="113">
                <text:p>113</text:p>
              </table:table-cell>
              <table:table-cell office:value-type="float" office:value="1.00760332463621">
                <text:p>1.0076033246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">
                <text:p>120</text:p>
              </table:table-cell>
              <table:table-cell office:value-type="float" office:value="1.00285056826639">
                <text:p>1.00285056826639</text:p>
              </table:table-cell>
              <table:table-cell office:value-type="float" office:value="117">
                <text:p>117</text:p>
              </table:table-cell>
              <table:table-cell office:value-type="float" office:value="1.06973880223645">
                <text:p>1.069738802236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15cm" svg:height="12.492cm" xlink:href=".." xlink:type="simple" chart:class="chart:scatter" chart:style-name="ch1">
        <chart:legend chart:legend-position="end" svg:x="20.458cm" svg:y="5.2cm" style:legend-expansion="high" chart:style-name="ch2"/>
        <chart:plot-area chart:style-name="ch3" table:cell-range-address="Sheet4.D4:Sheet4.D60 Sheet4.G2:Sheet4.G2 Sheet4.I4:Sheet4.I71 Sheet6.G2:Sheet6.G2 Sheet6.I4:Sheet6.I60 Sheet6.K2:Sheet6.K2 Sheet6.M4:Sheet6.M60 Sheet4.K2:Sheet4.K2 Sheet4.M4:Sheet4.M72" chart:data-source-has-labels="row" svg:x="0.966cm" svg:y="0.287cm" svg:width="18.765cm" svg:height="11.662cm">
          <chartooo:coordinate-region svg:x="1.693cm" svg:y="0.486cm" svg:width="17.758cm" svg:height="10.8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4:Sheet4.I71" chart:label-cell-address="Sheet4.G2:Sheet4.G2" chart:class="chart:scatter">
            <chart:domain table:cell-range-address="Sheet4.D4:Sheet4.D60"/>
            <chart:data-point chart:repeated="68"/>
          </chart:series>
          <chart:series chart:style-name="ch7" chart:values-cell-range-address="Sheet6.I4:Sheet6.I60" chart:label-cell-address="Sheet6.G2:Sheet6.G2" chart:class="chart:scatter">
            <chart:domain table:cell-range-address="Sheet6.D4:Sheet6.D60"/>
            <chart:data-point chart:repeated="57"/>
          </chart:series>
          <chart:series chart:style-name="ch8" chart:values-cell-range-address="Sheet6.M4:Sheet6.M60" chart:label-cell-address="Sheet6.K2:Sheet6.K2" chart:class="chart:scatter">
            <chart:domain table:cell-range-address="Sheet6.D4:Sheet6.D60"/>
            <chart:data-point chart:repeated="57"/>
          </chart:series>
          <chart:series chart:style-name="ch9" chart:values-cell-range-address="Sheet4.M4:Sheet4.M72" chart:label-cell-address="Sheet4.K2:Sheet4.K2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6.G2:Sheet6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8 </text:p>
                <draw:g>
                  <svg:desc>Sheet6.K2:Sheet6.K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0.916127007694457">
                <text:p>0.916127007694457</text:p>
                <draw:g>
                  <svg:desc>Sheet4.I4:Sheet4.I71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1.92147994791949">
                <text:p>1.92147994791949</text:p>
                <draw:g>
                  <svg:desc>Sheet6.I4:Sheet6.I60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0.00193520463451058">
                <text:p>0.00193520463451058</text:p>
                <draw:g>
                  <svg:desc>Sheet6.M4:Sheet6.M60</svg:desc>
                </draw:g>
              </table:table-cell>
              <table:table-cell office:value-type="float" office:value="1.16384456867226">
                <text:p>1.16384456867226</text:p>
                <draw:g>
                  <svg:desc>Sheet4.M4:Sheet4.M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9308791205936">
                <text:p>0.949308791205936</text:p>
              </table:table-cell>
              <table:table-cell office:value-type="float" office:value="4">
                <text:p>4</text:p>
              </table:table-cell>
              <table:table-cell office:value-type="float" office:value="1.94250036738723">
                <text:p>1.94250036738723</text:p>
              </table:table-cell>
              <table:table-cell office:value-type="float" office:value="4">
                <text:p>4</text:p>
              </table:table-cell>
              <table:table-cell office:value-type="float" office:value="0.00186853574552273">
                <text:p>0.00186853574552273</text:p>
              </table:table-cell>
              <table:table-cell office:value-type="float" office:value="1.14439889759613">
                <text:p>1.14439889759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969580294771716">
                <text:p>0.969580294771716</text:p>
              </table:table-cell>
              <table:table-cell office:value-type="float" office:value="7">
                <text:p>7</text:p>
              </table:table-cell>
              <table:table-cell office:value-type="float" office:value="2.05253215780879">
                <text:p>2.05253215780879</text:p>
              </table:table-cell>
              <table:table-cell office:value-type="float" office:value="7">
                <text:p>7</text:p>
              </table:table-cell>
              <table:table-cell office:value-type="float" office:value="0.00206894324143398">
                <text:p>0.00206894324143398</text:p>
              </table:table-cell>
              <table:table-cell office:value-type="float" office:value="1.09521669966697">
                <text:p>1.09521669966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863673565177">
                <text:p>1.01863673565177</text:p>
              </table:table-cell>
              <table:table-cell office:value-type="float" office:value="11">
                <text:p>11</text:p>
              </table:table-cell>
              <table:table-cell office:value-type="float" office:value="2.12347592123607">
                <text:p>2.12347592123607</text:p>
              </table:table-cell>
              <table:table-cell office:value-type="float" office:value="11">
                <text:p>11</text:p>
              </table:table-cell>
              <table:table-cell office:value-type="float" office:value="0.00253688633286637">
                <text:p>0.00253688633286637</text:p>
              </table:table-cell>
              <table:table-cell office:value-type="float" office:value="1.08767017213354">
                <text:p>1.08767017213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04508958143252">
                <text:p>1.04508958143252</text:p>
              </table:table-cell>
              <table:table-cell office:value-type="float" office:value="15">
                <text:p>15</text:p>
              </table:table-cell>
              <table:table-cell office:value-type="float" office:value="2.17357773174131">
                <text:p>2.17357773174131</text:p>
              </table:table-cell>
              <table:table-cell office:value-type="float" office:value="15">
                <text:p>15</text:p>
              </table:table-cell>
              <table:table-cell office:value-type="float" office:value="0.00367365072673567">
                <text:p>0.00367365072673567</text:p>
              </table:table-cell>
              <table:table-cell office:value-type="float" office:value="1.04341199832603">
                <text:p>1.04341199832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08236401599738">
                <text:p>1.08236401599738</text:p>
              </table:table-cell>
              <table:table-cell office:value-type="float" office:value="19">
                <text:p>19</text:p>
              </table:table-cell>
              <table:table-cell office:value-type="float" office:value="2.24127286211992">
                <text:p>2.24127286211992</text:p>
              </table:table-cell>
              <table:table-cell office:value-type="float" office:value="19">
                <text:p>19</text:p>
              </table:table-cell>
              <table:table-cell office:value-type="float" office:value="0.00441000313809076">
                <text:p>0.00441000313809076</text:p>
              </table:table-cell>
              <table:table-cell office:value-type="float" office:value="0.989737252039786">
                <text:p>0.989737252039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12870942463476">
                <text:p>1.12870942463476</text:p>
              </table:table-cell>
              <table:table-cell office:value-type="float" office:value="22">
                <text:p>22</text:p>
              </table:table-cell>
              <table:table-cell office:value-type="float" office:value="2.31638441013254">
                <text:p>2.31638441013254</text:p>
              </table:table-cell>
              <table:table-cell office:value-type="float" office:value="22">
                <text:p>22</text:p>
              </table:table-cell>
              <table:table-cell office:value-type="float" office:value="0.00548203004142908">
                <text:p>0.00548203004142908</text:p>
              </table:table-cell>
              <table:table-cell office:value-type="float" office:value="0.974116257146449">
                <text:p>0.974116257146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17488911287654">
                <text:p>1.17488911287654</text:p>
              </table:table-cell>
              <table:table-cell office:value-type="float" office:value="26">
                <text:p>26</text:p>
              </table:table-cell>
              <table:table-cell office:value-type="float" office:value="2.38052367208761">
                <text:p>2.38052367208761</text:p>
              </table:table-cell>
              <table:table-cell office:value-type="float" office:value="26">
                <text:p>26</text:p>
              </table:table-cell>
              <table:table-cell office:value-type="float" office:value="0.00467790214176925">
                <text:p>0.00467790214176925</text:p>
              </table:table-cell>
              <table:table-cell office:value-type="float" office:value="0.932322802615113">
                <text:p>0.932322802615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22459942465423">
                <text:p>1.22459942465423</text:p>
              </table:table-cell>
              <table:table-cell office:value-type="float" office:value="29">
                <text:p>29</text:p>
              </table:table-cell>
              <table:table-cell office:value-type="float" office:value="2.39768407955577">
                <text:p>2.39768407955577</text:p>
              </table:table-cell>
              <table:table-cell office:value-type="float" office:value="29">
                <text:p>29</text:p>
              </table:table-cell>
              <table:table-cell office:value-type="float" office:value="0.00507988526389145">
                <text:p>0.00507988526389145</text:p>
              </table:table-cell>
              <table:table-cell office:value-type="float" office:value="0.849278786282871">
                <text:p>0.849278786282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24618241349108">
                <text:p>1.24618241349108</text:p>
              </table:table-cell>
              <table:table-cell office:value-type="float" office:value="33">
                <text:p>33</text:p>
              </table:table-cell>
              <table:table-cell office:value-type="float" office:value="2.45743925508739">
                <text:p>2.45743925508739</text:p>
              </table:table-cell>
              <table:table-cell office:value-type="float" office:value="33">
                <text:p>33</text:p>
              </table:table-cell>
              <table:table-cell office:value-type="float" office:value="0.00528058444392542">
                <text:p>0.00528058444392542</text:p>
              </table:table-cell>
              <table:table-cell office:value-type="float" office:value="0.807666701381359">
                <text:p>0.807666701381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30789868386475">
                <text:p>1.30789868386475</text:p>
              </table:table-cell>
              <table:table-cell office:value-type="float" office:value="36">
                <text:p>36</text:p>
              </table:table-cell>
              <table:table-cell office:value-type="float" office:value="2.47593419290904">
                <text:p>2.47593419290904</text:p>
              </table:table-cell>
              <table:table-cell office:value-type="float" office:value="36">
                <text:p>36</text:p>
              </table:table-cell>
              <table:table-cell office:value-type="float" office:value="0.00541463270149894">
                <text:p>0.00541463270149894</text:p>
              </table:table-cell>
              <table:table-cell office:value-type="float" office:value="0.791824141991808">
                <text:p>0.791824141991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34673419642006">
                <text:p>1.34673419642006</text:p>
              </table:table-cell>
              <table:table-cell office:value-type="float" office:value="40">
                <text:p>40</text:p>
              </table:table-cell>
              <table:table-cell office:value-type="float" office:value="2.42631504510586">
                <text:p>2.42631504510586</text:p>
              </table:table-cell>
              <table:table-cell office:value-type="float" office:value="40">
                <text:p>40</text:p>
              </table:table-cell>
              <table:table-cell office:value-type="float" office:value="0.00481284351475416">
                <text:p>0.00481284351475416</text:p>
              </table:table-cell>
              <table:table-cell office:value-type="float" office:value="0.754255349285683">
                <text:p>0.754255349285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38895832987527">
                <text:p>1.38895832987527</text:p>
              </table:table-cell>
              <table:table-cell office:value-type="float" office:value="43">
                <text:p>43</text:p>
              </table:table-cell>
              <table:table-cell office:value-type="float" office:value="2.52830089171723">
                <text:p>2.52830089171723</text:p>
              </table:table-cell>
              <table:table-cell office:value-type="float" office:value="43">
                <text:p>43</text:p>
              </table:table-cell>
              <table:table-cell office:value-type="float" office:value="0.0046788401644698">
                <text:p>0.0046788401644698</text:p>
              </table:table-cell>
              <table:table-cell office:value-type="float" office:value="0.743752808705157">
                <text:p>0.743752808705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4518046011227">
                <text:p>1.4518046011227</text:p>
              </table:table-cell>
              <table:table-cell office:value-type="float" office:value="47">
                <text:p>47</text:p>
              </table:table-cell>
              <table:table-cell office:value-type="float" office:value="2.45937778228414">
                <text:p>2.45937778228414</text:p>
              </table:table-cell>
              <table:table-cell office:value-type="float" office:value="47">
                <text:p>47</text:p>
              </table:table-cell>
              <table:table-cell office:value-type="float" office:value="0.00481155699722212">
                <text:p>0.00481155699722212</text:p>
              </table:table-cell>
              <table:table-cell office:value-type="float" office:value="0.725830271253796">
                <text:p>0.725830271253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46661944499099">
                <text:p>1.46661944499099</text:p>
              </table:table-cell>
              <table:table-cell office:value-type="float" office:value="50">
                <text:p>50</text:p>
              </table:table-cell>
              <table:table-cell office:value-type="float" office:value="2.48762148908727">
                <text:p>2.48762148908727</text:p>
              </table:table-cell>
              <table:table-cell office:value-type="float" office:value="50">
                <text:p>50</text:p>
              </table:table-cell>
              <table:table-cell office:value-type="float" office:value="0.0048791996005319">
                <text:p>0.0048791996005319</text:p>
              </table:table-cell>
              <table:table-cell office:value-type="float" office:value="0.696687480173001">
                <text:p>0.69668748017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48022300720229">
                <text:p>1.48022300720229</text:p>
              </table:table-cell>
              <table:table-cell office:value-type="float" office:value="54">
                <text:p>54</text:p>
              </table:table-cell>
              <table:table-cell office:value-type="float" office:value="2.46246865110868">
                <text:p>2.46246865110868</text:p>
              </table:table-cell>
              <table:table-cell office:value-type="float" office:value="54">
                <text:p>54</text:p>
              </table:table-cell>
              <table:table-cell office:value-type="float" office:value="0.00474520522809497">
                <text:p>0.00474520522809497</text:p>
              </table:table-cell>
              <table:table-cell office:value-type="float" office:value="0.674909593010164">
                <text:p>0.67490959301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52924418397902">
                <text:p>1.52924418397902</text:p>
              </table:table-cell>
              <table:table-cell office:value-type="float" office:value="57">
                <text:p>57</text:p>
              </table:table-cell>
              <table:table-cell office:value-type="float" office:value="2.49786306424517">
                <text:p>2.49786306424517</text:p>
              </table:table-cell>
              <table:table-cell office:value-type="float" office:value="57">
                <text:p>57</text:p>
              </table:table-cell>
              <table:table-cell office:value-type="float" office:value="0.0068912727139521">
                <text:p>0.0068912727139521</text:p>
              </table:table-cell>
              <table:table-cell office:value-type="float" office:value="0.658792156478291">
                <text:p>0.658792156478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58478067061787">
                <text:p>1.58478067061787</text:p>
              </table:table-cell>
              <table:table-cell office:value-type="float" office:value="60">
                <text:p>60</text:p>
              </table:table-cell>
              <table:table-cell office:value-type="float" office:value="2.4800110616551">
                <text:p>2.4800110616551</text:p>
              </table:table-cell>
              <table:table-cell office:value-type="float" office:value="60">
                <text:p>60</text:p>
              </table:table-cell>
              <table:table-cell office:value-type="float" office:value="0.00481187856211988">
                <text:p>0.00481187856211988</text:p>
              </table:table-cell>
              <table:table-cell office:value-type="float" office:value="0.647973794914547">
                <text:p>0.647973794914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60954148034885">
                <text:p>1.60954148034885</text:p>
              </table:table-cell>
              <table:table-cell office:value-type="float" office:value="64">
                <text:p>64</text:p>
              </table:table-cell>
              <table:table-cell office:value-type="float" office:value="2.54351153969746">
                <text:p>2.54351153969746</text:p>
              </table:table-cell>
              <table:table-cell office:value-type="float" office:value="64">
                <text:p>64</text:p>
              </table:table-cell>
              <table:table-cell office:value-type="float" office:value="0.00467790214176925">
                <text:p>0.00467790214176925</text:p>
              </table:table-cell>
              <table:table-cell office:value-type="float" office:value="0.629701505560815">
                <text:p>0.62970150556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66018876037494">
                <text:p>1.66018876037494</text:p>
              </table:table-cell>
              <table:table-cell office:value-type="float" office:value="67">
                <text:p>67</text:p>
              </table:table-cell>
              <table:table-cell office:value-type="float" office:value="2.47788617907844">
                <text:p>2.47788617907844</text:p>
              </table:table-cell>
              <table:table-cell office:value-type="float" office:value="67">
                <text:p>67</text:p>
              </table:table-cell>
              <table:table-cell office:value-type="float" office:value="0.00507988526389145">
                <text:p>0.00507988526389145</text:p>
              </table:table-cell>
              <table:table-cell office:value-type="float" office:value="0.631354457950205">
                <text:p>0.63135445795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64591199053621">
                <text:p>1.64591199053621</text:p>
              </table:table-cell>
              <table:table-cell office:value-type="float" office:value="71">
                <text:p>71</text:p>
              </table:table-cell>
              <table:table-cell office:value-type="float" office:value="2.55753326211194">
                <text:p>2.55753326211194</text:p>
              </table:table-cell>
              <table:table-cell office:value-type="float" office:value="71">
                <text:p>71</text:p>
              </table:table-cell>
              <table:table-cell office:value-type="float" office:value="0.00501287685431091">
                <text:p>0.00501287685431091</text:p>
              </table:table-cell>
              <table:table-cell office:value-type="float" office:value="0.611909916434872">
                <text:p>0.61190991643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66974867412069">
                <text:p>1.66974867412069</text:p>
              </table:table-cell>
              <table:table-cell office:value-type="float" office:value="74">
                <text:p>74</text:p>
              </table:table-cell>
              <table:table-cell office:value-type="float" office:value="2.58827067584941">
                <text:p>2.58827067584941</text:p>
              </table:table-cell>
              <table:table-cell office:value-type="float" office:value="74">
                <text:p>74</text:p>
              </table:table-cell>
              <table:table-cell office:value-type="float" office:value="0.00501388221538105">
                <text:p>0.00501388221538105</text:p>
              </table:table-cell>
              <table:table-cell office:value-type="float" office:value="0.586973553774349">
                <text:p>0.586973553774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6588985426025">
                <text:p>1.6588985426025</text:p>
              </table:table-cell>
              <table:table-cell office:value-type="float" office:value="78">
                <text:p>78</text:p>
              </table:table-cell>
              <table:table-cell office:value-type="float" office:value="2.53322318772204">
                <text:p>2.53322318772204</text:p>
              </table:table-cell>
              <table:table-cell office:value-type="float" office:value="78">
                <text:p>78</text:p>
              </table:table-cell>
              <table:table-cell office:value-type="float" office:value="0.00615304241969567">
                <text:p>0.00615304241969567</text:p>
              </table:table-cell>
              <table:table-cell office:value-type="float" office:value="0.598771143747417">
                <text:p>0.598771143747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66614173187209">
                <text:p>1.66614173187209</text:p>
              </table:table-cell>
              <table:table-cell office:value-type="float" office:value="81">
                <text:p>81</text:p>
              </table:table-cell>
              <table:table-cell office:value-type="float" office:value="2.55999425286649">
                <text:p>2.55999425286649</text:p>
              </table:table-cell>
              <table:table-cell office:value-type="float" office:value="81">
                <text:p>81</text:p>
              </table:table-cell>
              <table:table-cell office:value-type="float" office:value="0.00628722557991034">
                <text:p>0.00628722557991034</text:p>
              </table:table-cell>
              <table:table-cell office:value-type="float" office:value="0.591435499119502">
                <text:p>0.591435499119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71265528813678">
                <text:p>1.71265528813678</text:p>
              </table:table-cell>
              <table:table-cell office:value-type="float" office:value="84">
                <text:p>84</text:p>
              </table:table-cell>
              <table:table-cell office:value-type="float" office:value="2.58820143383195">
                <text:p>2.58820143383195</text:p>
              </table:table-cell>
              <table:table-cell office:value-type="float" office:value="84">
                <text:p>84</text:p>
              </table:table-cell>
              <table:table-cell office:value-type="float" office:value="0.00668898815079671">
                <text:p>0.00668898815079671</text:p>
              </table:table-cell>
              <table:table-cell office:value-type="float" office:value="0.572737442049246">
                <text:p>0.5727374420492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78923255627483">
                <text:p>1.78923255627483</text:p>
              </table:table-cell>
              <table:table-cell office:value-type="float" office:value="88">
                <text:p>88</text:p>
              </table:table-cell>
              <table:table-cell office:value-type="float" office:value="2.6137038589288">
                <text:p>2.6137038589288</text:p>
              </table:table-cell>
              <table:table-cell office:value-type="float" office:value="88">
                <text:p>88</text:p>
              </table:table-cell>
              <table:table-cell office:value-type="float" office:value="0.0052812904784864">
                <text:p>0.0052812904784864</text:p>
              </table:table-cell>
              <table:table-cell office:value-type="float" office:value="0.577544588530819">
                <text:p>0.577544588530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77259970309896">
                <text:p>1.77259970309896</text:p>
              </table:table-cell>
              <table:table-cell office:value-type="float" office:value="92">
                <text:p>92</text:p>
              </table:table-cell>
              <table:table-cell office:value-type="float" office:value="2.55718683045437">
                <text:p>2.55718683045437</text:p>
              </table:table-cell>
              <table:table-cell office:value-type="float" office:value="92">
                <text:p>92</text:p>
              </table:table-cell>
              <table:table-cell office:value-type="float" office:value="0.00635432391254195">
                <text:p>0.00635432391254195</text:p>
              </table:table-cell>
              <table:table-cell office:value-type="float" office:value="0.567768302684483">
                <text:p>0.567768302684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8283073585328">
                <text:p>1.8283073585328</text:p>
              </table:table-cell>
              <table:table-cell office:value-type="float" office:value="96">
                <text:p>96</text:p>
              </table:table-cell>
              <table:table-cell office:value-type="float" office:value="2.61249068273638">
                <text:p>2.61249068273638</text:p>
              </table:table-cell>
              <table:table-cell office:value-type="float" office:value="96">
                <text:p>96</text:p>
              </table:table-cell>
              <table:table-cell office:value-type="float" office:value="0.00709175381375632">
                <text:p>0.00709175381375632</text:p>
              </table:table-cell>
              <table:table-cell office:value-type="float" office:value="0.568556826988118">
                <text:p>0.568556826988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1.84205543100169">
                <text:p>1.84205543100169</text:p>
              </table:table-cell>
              <table:table-cell office:value-type="float" office:value="99">
                <text:p>99</text:p>
              </table:table-cell>
              <table:table-cell office:value-type="float" office:value="2.56433867041966">
                <text:p>2.56433867041966</text:p>
              </table:table-cell>
              <table:table-cell office:value-type="float" office:value="99">
                <text:p>99</text:p>
              </table:table-cell>
              <table:table-cell office:value-type="float" office:value="0.00763004839482162">
                <text:p>0.00763004839482162</text:p>
              </table:table-cell>
              <table:table-cell office:value-type="float" office:value="0.553399735876029">
                <text:p>0.553399735876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88039112476569">
                <text:p>1.88039112476569</text:p>
              </table:table-cell>
              <table:table-cell office:value-type="float" office:value="102">
                <text:p>102</text:p>
              </table:table-cell>
              <table:table-cell office:value-type="float" office:value="2.63804508132557">
                <text:p>2.63804508132557</text:p>
              </table:table-cell>
              <table:table-cell office:value-type="float" office:value="102">
                <text:p>102</text:p>
              </table:table-cell>
              <table:table-cell office:value-type="float" office:value="0.00581688532156483">
                <text:p>0.00581688532156483</text:p>
              </table:table-cell>
              <table:table-cell office:value-type="float" office:value="0.555704949943424">
                <text:p>0.555704949943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1.83438073185577">
                <text:p>1.83438073185577</text:p>
              </table:table-cell>
              <table:table-cell office:value-type="float" office:value="106">
                <text:p>106</text:p>
              </table:table-cell>
              <table:table-cell office:value-type="float" office:value="2.60330337064315">
                <text:p>2.60330337064315</text:p>
              </table:table-cell>
              <table:table-cell office:value-type="float" office:value="106">
                <text:p>106</text:p>
              </table:table-cell>
              <table:table-cell office:value-type="float" office:value="0.0046785274484404">
                <text:p>0.0046785274484404</text:p>
              </table:table-cell>
              <table:table-cell office:value-type="float" office:value="0.558282898701101">
                <text:p>0.55828289870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.84943607881626">
                <text:p>1.84943607881626</text:p>
              </table:table-cell>
              <table:table-cell office:value-type="float" office:value="109">
                <text:p>109</text:p>
              </table:table-cell>
              <table:table-cell office:value-type="float" office:value="2.61795715757517">
                <text:p>2.61795715757517</text:p>
              </table:table-cell>
              <table:table-cell office:value-type="float" office:value="109">
                <text:p>109</text:p>
              </table:table-cell>
              <table:table-cell office:value-type="float" office:value="0.00621971575372032">
                <text:p>0.00621971575372032</text:p>
              </table:table-cell>
              <table:table-cell office:value-type="float" office:value="0.549379536867894">
                <text:p>0.5493795368678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1.90232876756075">
                <text:p>1.90232876756075</text:p>
              </table:table-cell>
              <table:table-cell office:value-type="float" office:value="113">
                <text:p>113</text:p>
              </table:table-cell>
              <table:table-cell office:value-type="float" office:value="2.60364147011235">
                <text:p>2.60364147011235</text:p>
              </table:table-cell>
              <table:table-cell office:value-type="float" office:value="113">
                <text:p>113</text:p>
              </table:table-cell>
              <table:table-cell office:value-type="float" office:value="0.00648853408587453">
                <text:p>0.00648853408587453</text:p>
              </table:table-cell>
              <table:table-cell office:value-type="float" office:value="0.555821222253304">
                <text:p>0.555821222253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1.94389320605611">
                <text:p>1.9438932060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828311080843">
                <text:p>0.5308283110808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1.91368267414658">
                <text:p>1.9136826741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71152691971">
                <text:p>0.5326711526919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1.99770165818372">
                <text:p>1.9977016581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43106398125">
                <text:p>0.54154310639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.96809935460055">
                <text:p>1.9680993546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387520564466">
                <text:p>0.5373875205644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01470249918607">
                <text:p>2.01470249918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10712956743">
                <text:p>0.5387107129567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04173808182339">
                <text:p>2.0417380818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28484257797">
                <text:p>0.529628484257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02445174693125">
                <text:p>2.024451746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18682196044">
                <text:p>0.525718682196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06833912787553">
                <text:p>2.0683391278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35623840005">
                <text:p>0.523035623840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0404188287252">
                <text:p>2.0404188287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18074121091">
                <text:p>0.532718074121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07038814388512">
                <text:p>2.07038814388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654810462466">
                <text:p>0.520654810462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05438050606825">
                <text:p>2.0543805060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12636631138">
                <text:p>0.5208126366311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04129927415059">
                <text:p>2.0412992741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320846443364">
                <text:p>0.51432084644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05618240657908">
                <text:p>2.05618240657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5464138861">
                <text:p>0.5167554641388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12131302630987">
                <text:p>2.1213130263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29848846514">
                <text:p>0.5282298488465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14036072876915">
                <text:p>2.1403607287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29015309211">
                <text:p>0.528929015309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12922897809923">
                <text:p>2.12922897809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987435311011">
                <text:p>0.5139874353110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12815312347525">
                <text:p>2.1281531234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300126890309">
                <text:p>0.5063001268903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14826576488238">
                <text:p>2.1482657648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382909953903">
                <text:p>0.5123829099539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12732086880632">
                <text:p>2.1273208688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60354857264">
                <text:p>0.503960354857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15286532598244">
                <text:p>2.1528653259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226978638143">
                <text:p>0.512226978638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18705450566068">
                <text:p>2.1870545056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049001553004">
                <text:p>0.512049001553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1814322414264">
                <text:p>2.1814322414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83275288382">
                <text:p>0.498783275288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22056734203552">
                <text:p>2.22056734203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625703616686">
                <text:p>0.509625703616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17081944538392">
                <text:p>2.17081944538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756282990591">
                <text:p>0.496756282990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>
        <chart:symbol-image/>
      </style:chart-properties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66cm" svg:height="10.785cm" xlink:href=".." xlink:type="simple" chart:class="chart:scatter" chart:style-name="ch1">
        <chart:legend chart:legend-position="end" svg:x="19.309cm" svg:y="4.346cm" style:legend-expansion="high" chart:style-name="ch2"/>
        <chart:plot-area chart:style-name="ch3" table:cell-range-address="Sheet4.D4:Sheet4.D60 Sheet4.G2:Sheet4.G2 Sheet4.J4:Sheet4.J60 Sheet6.G2:Sheet6.G2 Sheet6.J4:Sheet6.J60 Sheet1.L2:Sheet1.L2 Sheet4.O4:Sheet4.O60 Sheet4.K2:Sheet4.K2" chart:data-source-has-labels="row" svg:x="0.481cm" svg:y="0.215cm" svg:width="18.347cm" svg:height="10.355cm">
          <chartooo:coordinate-region svg:x="1.208cm" svg:y="0.414cm" svg:width="17.34cm" svg:height="9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J4:Sheet4.J60" chart:label-cell-address="Sheet4.G2:Sheet4.G2" chart:class="chart:scatter">
            <chart:domain table:cell-range-address="Sheet4.D4:Sheet4.D60"/>
            <chart:data-point chart:repeated="57"/>
          </chart:series>
          <chart:series chart:style-name="ch7" chart:values-cell-range-address="Sheet6.J4:Sheet6.J60" chart:label-cell-address="Sheet6.G2:Sheet6.G2" chart:class="chart:scatter">
            <chart:domain table:cell-range-address="Sheet6.D4:Sheet6.D60"/>
            <chart:data-point chart:repeated="57"/>
          </chart:series>
          <chart:series chart:style-name="ch8" chart:values-cell-range-address="Sheet4.O4:Sheet4.O60" chart:label-cell-address="Sheet1.L2:Sheet1.L2" chart:class="chart:scatter">
            <chart:domain table:cell-range-address="Sheet1.D4:Sheet1.D69"/>
            <chart:data-point chart:repeated="66"/>
          </chart:series>
          <chart:series chart:style-name="ch9" chart:values-cell-range-address="Sheet4.O4:Sheet4.O60" chart:label-cell-address="Sheet4.K2:Sheet4.K2" chart:class="chart:scatte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p (65.5V), run 6</text:p>
                <draw:g>
                  <svg:desc>Sheet4.G2:Sheet4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Top (65.5V), run 8</text:p>
                <draw:g>
                  <svg:desc>Sheet6.G2:Sheet6.G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Bottom (51.8V), run  1</text:p>
                <draw:g>
                  <svg:desc>Sheet1.L2:Sheet1.L2</svg:desc>
                </draw:g>
              </table:table-cell>
              <table:table-cell office:value-type="string">
                <text:p>Bottom (51.8V), run 6 </text:p>
                <draw:g>
                  <svg:desc>Sheet4.K2:Sheet4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D4:Sheet4.D60</svg:desc>
                </draw:g>
              </table:table-cell>
              <table:table-cell office:value-type="float" office:value="1">
                <text:p>1</text:p>
                <draw:g>
                  <svg:desc>Sheet4.J4:Sheet4.J60</svg:desc>
                </draw:g>
              </table:table-cell>
              <table:table-cell office:value-type="float" office:value="0">
                <text:p>0</text:p>
                <draw:g>
                  <svg:desc>Sheet6.D4:Sheet6.D60</svg:desc>
                </draw:g>
              </table:table-cell>
              <table:table-cell office:value-type="float" office:value="1">
                <text:p>1</text:p>
                <draw:g>
                  <svg:desc>Sheet6.J4:Sheet6.J60</svg:desc>
                </draw:g>
              </table:table-cell>
              <table:table-cell office:value-type="float" office:value="0">
                <text:p>0</text:p>
                <draw:g>
                  <svg:desc>Sheet1.D4:Sheet1.D69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  <table:table-cell office:value-type="float" office:value="1">
                <text:p>1</text:p>
                <draw:g>
                  <svg:desc>Sheet4.O4:Sheet4.O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621963246666">
                <text:p>1.03621963246666</text:p>
              </table:table-cell>
              <table:table-cell office:value-type="float" office:value="4">
                <text:p>4</text:p>
              </table:table-cell>
              <table:table-cell office:value-type="float" office:value="1.01093970274865">
                <text:p>1.01093970274865</text:p>
              </table:table-cell>
              <table:table-cell office:value-type="float" office:value="4">
                <text:p>4</text:p>
              </table:table-cell>
              <table:table-cell office:value-type="float" office:value="1.0169920393291">
                <text:p>1.0169920393291</text:p>
              </table:table-cell>
              <table:table-cell office:value-type="float" office:value="1.0169920393291">
                <text:p>1.0169920393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05834702680776">
                <text:p>1.05834702680776</text:p>
              </table:table-cell>
              <table:table-cell office:value-type="float" office:value="7">
                <text:p>7</text:p>
              </table:table-cell>
              <table:table-cell office:value-type="float" office:value="1.06820378741459">
                <text:p>1.06820378741459</text:p>
              </table:table-cell>
              <table:table-cell office:value-type="float" office:value="19">
                <text:p>19</text:p>
              </table:table-cell>
              <table:table-cell office:value-type="float" office:value="1.06266145231912">
                <text:p>1.06266145231912</text:p>
              </table:table-cell>
              <table:table-cell office:value-type="float" office:value="1.06266145231912">
                <text:p>1.06266145231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11189466863912">
                <text:p>1.11189466863912</text:p>
              </table:table-cell>
              <table:table-cell office:value-type="float" office:value="11">
                <text:p>11</text:p>
              </table:table-cell>
              <table:table-cell office:value-type="float" office:value="1.10512520494179">
                <text:p>1.10512520494179</text:p>
              </table:table-cell>
              <table:table-cell office:value-type="float" office:value="23">
                <text:p>23</text:p>
              </table:table-cell>
              <table:table-cell office:value-type="float" office:value="1.07003446310318">
                <text:p>1.07003446310318</text:p>
              </table:table-cell>
              <table:table-cell office:value-type="float" office:value="1.07003446310318">
                <text:p>1.07003446310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.14076931763273">
                <text:p>1.14076931763273</text:p>
              </table:table-cell>
              <table:table-cell office:value-type="float" office:value="15">
                <text:p>15</text:p>
              </table:table-cell>
              <table:table-cell office:value-type="float" office:value="1.13119979945395">
                <text:p>1.13119979945395</text:p>
              </table:table-cell>
              <table:table-cell office:value-type="float" office:value="27">
                <text:p>27</text:p>
              </table:table-cell>
              <table:table-cell office:value-type="float" office:value="1.11542187605609">
                <text:p>1.11542187605609</text:p>
              </table:table-cell>
              <table:table-cell office:value-type="float" office:value="1.11542187605609">
                <text:p>1.11542187605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45629034698">
                <text:p>1.18145629034698</text:p>
              </table:table-cell>
              <table:table-cell office:value-type="float" office:value="19">
                <text:p>19</text:p>
              </table:table-cell>
              <table:table-cell office:value-type="float" office:value="1.16643052379844">
                <text:p>1.16643052379844</text:p>
              </table:table-cell>
              <table:table-cell office:value-type="float" office:value="30">
                <text:p>30</text:p>
              </table:table-cell>
              <table:table-cell office:value-type="float" office:value="1.17591266396576">
                <text:p>1.17591266396576</text:p>
              </table:table-cell>
              <table:table-cell office:value-type="float" office:value="1.17591266396576">
                <text:p>1.17591266396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.23204470030339">
                <text:p>1.23204470030339</text:p>
              </table:table-cell>
              <table:table-cell office:value-type="float" office:value="22">
                <text:p>22</text:p>
              </table:table-cell>
              <table:table-cell office:value-type="float" office:value="1.20552099054723">
                <text:p>1.20552099054723</text:p>
              </table:table-cell>
              <table:table-cell office:value-type="float" office:value="33">
                <text:p>33</text:p>
              </table:table-cell>
              <table:table-cell office:value-type="float" office:value="1.19476967983431">
                <text:p>1.19476967983431</text:p>
              </table:table-cell>
              <table:table-cell office:value-type="float" office:value="1.19476967983431">
                <text:p>1.19476967983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.28245221787892">
                <text:p>1.28245221787892</text:p>
              </table:table-cell>
              <table:table-cell office:value-type="float" office:value="26">
                <text:p>26</text:p>
              </table:table-cell>
              <table:table-cell office:value-type="float" office:value="1.23890112653278">
                <text:p>1.23890112653278</text:p>
              </table:table-cell>
              <table:table-cell office:value-type="float" office:value="37">
                <text:p>37</text:p>
              </table:table-cell>
              <table:table-cell office:value-type="float" office:value="1.24832790253305">
                <text:p>1.24832790253305</text:p>
              </table:table-cell>
              <table:table-cell office:value-type="float" office:value="1.24832790253305">
                <text:p>1.24832790253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.33671359360542">
                <text:p>1.33671359360542</text:p>
              </table:table-cell>
              <table:table-cell office:value-type="float" office:value="29">
                <text:p>29</text:p>
              </table:table-cell>
              <table:table-cell office:value-type="float" office:value="1.2478319548179">
                <text:p>1.2478319548179</text:p>
              </table:table-cell>
              <table:table-cell office:value-type="float" office:value="40">
                <text:p>40</text:p>
              </table:table-cell>
              <table:table-cell office:value-type="float" office:value="1.37039166345622">
                <text:p>1.37039166345622</text:p>
              </table:table-cell>
              <table:table-cell office:value-type="float" office:value="1.37039166345622">
                <text:p>1.37039166345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.36027254193417">
                <text:p>1.36027254193417</text:p>
              </table:table-cell>
              <table:table-cell office:value-type="float" office:value="33">
                <text:p>33</text:p>
              </table:table-cell>
              <table:table-cell office:value-type="float" office:value="1.2789304711445">
                <text:p>1.2789304711445</text:p>
              </table:table-cell>
              <table:table-cell office:value-type="float" office:value="44">
                <text:p>44</text:p>
              </table:table-cell>
              <table:table-cell office:value-type="float" office:value="1.44099610232999">
                <text:p>1.44099610232999</text:p>
              </table:table-cell>
              <table:table-cell office:value-type="float" office:value="1.44099610232999">
                <text:p>1.4409961023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.42763904227235">
                <text:p>1.42763904227235</text:p>
              </table:table-cell>
              <table:table-cell office:value-type="float" office:value="36">
                <text:p>36</text:p>
              </table:table-cell>
              <table:table-cell office:value-type="float" office:value="1.28855583197206">
                <text:p>1.28855583197206</text:p>
              </table:table-cell>
              <table:table-cell office:value-type="float" office:value="47">
                <text:p>47</text:p>
              </table:table-cell>
              <table:table-cell office:value-type="float" office:value="1.46982708274674">
                <text:p>1.46982708274674</text:p>
              </table:table-cell>
              <table:table-cell office:value-type="float" office:value="1.46982708274674">
                <text:p>1.469827082746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.47003001233342">
                <text:p>1.47003001233342</text:p>
              </table:table-cell>
              <table:table-cell office:value-type="float" office:value="40">
                <text:p>40</text:p>
              </table:table-cell>
              <table:table-cell office:value-type="float" office:value="1.26273243066262">
                <text:p>1.26273243066262</text:p>
              </table:table-cell>
              <table:table-cell office:value-type="float" office:value="51">
                <text:p>51</text:p>
              </table:table-cell>
              <table:table-cell office:value-type="float" office:value="1.54303787142442">
                <text:p>1.54303787142442</text:p>
              </table:table-cell>
              <table:table-cell office:value-type="float" office:value="1.54303787142442">
                <text:p>1.543037871424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1.51611983732556">
                <text:p>1.51611983732556</text:p>
              </table:table-cell>
              <table:table-cell office:value-type="float" office:value="43">
                <text:p>43</text:p>
              </table:table-cell>
              <table:table-cell office:value-type="float" office:value="1.31580914724339">
                <text:p>1.31580914724339</text:p>
              </table:table-cell>
              <table:table-cell office:value-type="float" office:value="55">
                <text:p>55</text:p>
              </table:table-cell>
              <table:table-cell office:value-type="float" office:value="1.56482712407966">
                <text:p>1.56482712407966</text:p>
              </table:table-cell>
              <table:table-cell office:value-type="float" office:value="1.56482712407966">
                <text:p>1.564827124079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">
                <text:p>47</text:p>
              </table:table-cell>
              <table:table-cell office:value-type="float" office:value="1.58471979204755">
                <text:p>1.58471979204755</text:p>
              </table:table-cell>
              <table:table-cell office:value-type="float" office:value="47">
                <text:p>47</text:p>
              </table:table-cell>
              <table:table-cell office:value-type="float" office:value="1.27993934308139">
                <text:p>1.27993934308139</text:p>
              </table:table-cell>
              <table:table-cell office:value-type="float" office:value="62">
                <text:p>62</text:p>
              </table:table-cell>
              <table:table-cell office:value-type="float" office:value="1.60346656066279">
                <text:p>1.60346656066279</text:p>
              </table:table-cell>
              <table:table-cell office:value-type="float" office:value="1.60346656066279">
                <text:p>1.60346656066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.60089096017583">
                <text:p>1.60089096017583</text:p>
              </table:table-cell>
              <table:table-cell office:value-type="float" office:value="50">
                <text:p>50</text:p>
              </table:table-cell>
              <table:table-cell office:value-type="float" office:value="1.29463827701183">
                <text:p>1.29463827701183</text:p>
              </table:table-cell>
              <table:table-cell office:value-type="float" office:value="66">
                <text:p>66</text:p>
              </table:table-cell>
              <table:table-cell office:value-type="float" office:value="1.67054038115233">
                <text:p>1.67054038115233</text:p>
              </table:table-cell>
              <table:table-cell office:value-type="float" office:value="1.67054038115233">
                <text:p>1.670540381152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">
                <text:p>54</text:p>
              </table:table-cell>
              <table:table-cell office:value-type="float" office:value="1.61573995174255">
                <text:p>1.61573995174255</text:p>
              </table:table-cell>
              <table:table-cell office:value-type="float" office:value="54">
                <text:p>54</text:p>
              </table:table-cell>
              <table:table-cell office:value-type="float" office:value="1.28154793068486">
                <text:p>1.28154793068486</text:p>
              </table:table-cell>
              <table:table-cell office:value-type="float" office:value="69">
                <text:p>69</text:p>
              </table:table-cell>
              <table:table-cell office:value-type="float" office:value="1.72444514158022">
                <text:p>1.72444514158022</text:p>
              </table:table-cell>
              <table:table-cell office:value-type="float" office:value="1.72444514158022">
                <text:p>1.72444514158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6692491009817">
                <text:p>1.6692491009817</text:p>
              </table:table-cell>
              <table:table-cell office:value-type="float" office:value="57">
                <text:p>57</text:p>
              </table:table-cell>
              <table:table-cell office:value-type="float" office:value="1.2999683223079">
                <text:p>1.2999683223079</text:p>
              </table:table-cell>
              <table:table-cell office:value-type="float" office:value="73">
                <text:p>73</text:p>
              </table:table-cell>
              <table:table-cell office:value-type="float" office:value="1.76663391819027">
                <text:p>1.76663391819027</text:p>
              </table:table-cell>
              <table:table-cell office:value-type="float" office:value="1.76663391819027">
                <text:p>1.76663391819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1.72987004782903">
                <text:p>1.72987004782903</text:p>
              </table:table-cell>
              <table:table-cell office:value-type="float" office:value="60">
                <text:p>60</text:p>
              </table:table-cell>
              <table:table-cell office:value-type="float" office:value="1.29067756566514">
                <text:p>1.29067756566514</text:p>
              </table:table-cell>
              <table:table-cell office:value-type="float" office:value="76">
                <text:p>76</text:p>
              </table:table-cell>
              <table:table-cell office:value-type="float" office:value="1.79612906849998">
                <text:p>1.79612906849998</text:p>
              </table:table-cell>
              <table:table-cell office:value-type="float" office:value="1.79612906849998">
                <text:p>1.7961290684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.75689775198251">
                <text:p>1.75689775198251</text:p>
              </table:table-cell>
              <table:table-cell office:value-type="float" office:value="64">
                <text:p>64</text:p>
              </table:table-cell>
              <table:table-cell office:value-type="float" office:value="1.32372525794583">
                <text:p>1.32372525794583</text:p>
              </table:table-cell>
              <table:table-cell office:value-type="float" office:value="79">
                <text:p>79</text:p>
              </table:table-cell>
              <table:table-cell office:value-type="float" office:value="1.84824803243203">
                <text:p>1.84824803243203</text:p>
              </table:table-cell>
              <table:table-cell office:value-type="float" office:value="1.84824803243203">
                <text:p>1.84824803243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.81218187700087">
                <text:p>1.81218187700087</text:p>
              </table:table-cell>
              <table:table-cell office:value-type="float" office:value="67">
                <text:p>67</text:p>
              </table:table-cell>
              <table:table-cell office:value-type="float" office:value="1.28957170839144">
                <text:p>1.28957170839144</text:p>
              </table:table-cell>
              <table:table-cell office:value-type="float" office:value="83">
                <text:p>83</text:p>
              </table:table-cell>
              <table:table-cell office:value-type="float" office:value="1.84340912464746">
                <text:p>1.84340912464746</text:p>
              </table:table-cell>
              <table:table-cell office:value-type="float" office:value="1.84340912464746">
                <text:p>1.84340912464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1.7965980444986">
                <text:p>1.7965980444986</text:p>
              </table:table-cell>
              <table:table-cell office:value-type="float" office:value="71">
                <text:p>71</text:p>
              </table:table-cell>
              <table:table-cell office:value-type="float" office:value="1.33102261352306">
                <text:p>1.33102261352306</text:p>
              </table:table-cell>
              <table:table-cell office:value-type="float" office:value="87">
                <text:p>87</text:p>
              </table:table-cell>
              <table:table-cell office:value-type="float" office:value="1.90198677519901">
                <text:p>1.90198677519901</text:p>
              </table:table-cell>
              <table:table-cell office:value-type="float" office:value="1.90198677519901">
                <text:p>1.90198677519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">
                <text:p>75</text:p>
              </table:table-cell>
              <table:table-cell office:value-type="float" office:value="1.82261701717845">
                <text:p>1.82261701717845</text:p>
              </table:table-cell>
              <table:table-cell office:value-type="float" office:value="74">
                <text:p>74</text:p>
              </table:table-cell>
              <table:table-cell office:value-type="float" office:value="1.34701935279205">
                <text:p>1.34701935279205</text:p>
              </table:table-cell>
              <table:table-cell office:value-type="float" office:value="90">
                <text:p>90</text:p>
              </table:table-cell>
              <table:table-cell office:value-type="float" office:value="1.98278876652708">
                <text:p>1.98278876652708</text:p>
              </table:table-cell>
              <table:table-cell office:value-type="float" office:value="1.98278876652708">
                <text:p>1.982788766527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.81077353758767">
                <text:p>1.81077353758767</text:p>
              </table:table-cell>
              <table:table-cell office:value-type="float" office:value="78">
                <text:p>78</text:p>
              </table:table-cell>
              <table:table-cell office:value-type="float" office:value="1.3183708684886">
                <text:p>1.3183708684886</text:p>
              </table:table-cell>
              <table:table-cell office:value-type="float" office:value="94">
                <text:p>94</text:p>
              </table:table-cell>
              <table:table-cell office:value-type="float" office:value="1.9437218724141">
                <text:p>1.9437218724141</text:p>
              </table:table-cell>
              <table:table-cell office:value-type="float" office:value="1.9437218724141">
                <text:p>1.9437218724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1.81867985320631">
                <text:p>1.81867985320631</text:p>
              </table:table-cell>
              <table:table-cell office:value-type="float" office:value="81">
                <text:p>81</text:p>
              </table:table-cell>
              <table:table-cell office:value-type="float" office:value="1.33230339230881">
                <text:p>1.33230339230881</text:p>
              </table:table-cell>
              <table:table-cell office:value-type="float" office:value="97">
                <text:p>97</text:p>
              </table:table-cell>
              <table:table-cell office:value-type="float" office:value="1.96783008528391">
                <text:p>1.96783008528391</text:p>
              </table:table-cell>
              <table:table-cell office:value-type="float" office:value="1.96783008528391">
                <text:p>1.96783008528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.8694518049925">
                <text:p>1.8694518049925</text:p>
              </table:table-cell>
              <table:table-cell office:value-type="float" office:value="84">
                <text:p>84</text:p>
              </table:table-cell>
              <table:table-cell office:value-type="float" office:value="1.34698331701789">
                <text:p>1.34698331701789</text:p>
              </table:table-cell>
              <table:table-cell office:value-type="float" office:value="101">
                <text:p>101</text:p>
              </table:table-cell>
              <table:table-cell office:value-type="float" office:value="2.03207348293494">
                <text:p>2.03207348293494</text:p>
              </table:table-cell>
              <table:table-cell office:value-type="float" office:value="2.03207348293494">
                <text:p>2.03207348293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1.95303985282308">
                <text:p>1.95303985282308</text:p>
              </table:table-cell>
              <table:table-cell office:value-type="float" office:value="88">
                <text:p>88</text:p>
              </table:table-cell>
              <table:table-cell office:value-type="float" office:value="1.36025559973125">
                <text:p>1.36025559973125</text:p>
              </table:table-cell>
              <table:table-cell office:value-type="float" office:value="104">
                <text:p>104</text:p>
              </table:table-cell>
              <table:table-cell office:value-type="float" office:value="2.01515968080126">
                <text:p>2.01515968080126</text:p>
              </table:table-cell>
              <table:table-cell office:value-type="float" office:value="2.01515968080126">
                <text:p>2.01515968080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">
                <text:p>93</text:p>
              </table:table-cell>
              <table:table-cell office:value-type="float" office:value="1.93488423352993">
                <text:p>1.93488423352993</text:p>
              </table:table-cell>
              <table:table-cell office:value-type="float" office:value="92">
                <text:p>92</text:p>
              </table:table-cell>
              <table:table-cell office:value-type="float" office:value="1.33084231933995">
                <text:p>1.33084231933995</text:p>
              </table:table-cell>
              <table:table-cell office:value-type="float" office:value="108">
                <text:p>108</text:p>
              </table:table-cell>
              <table:table-cell office:value-type="float" office:value="2.04985830165131">
                <text:p>2.04985830165131</text:p>
              </table:table-cell>
              <table:table-cell office:value-type="float" office:value="2.04985830165131">
                <text:p>2.04985830165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6">
                <text:p>96</text:p>
              </table:table-cell>
              <table:table-cell office:value-type="float" office:value="1.99569201996779">
                <text:p>1.99569201996779</text:p>
              </table:table-cell>
              <table:table-cell office:value-type="float" office:value="96">
                <text:p>96</text:p>
              </table:table-cell>
              <table:table-cell office:value-type="float" office:value="1.35962422379952">
                <text:p>1.35962422379952</text:p>
              </table:table-cell>
              <table:table-cell office:value-type="float" office:value="111">
                <text:p>111</text:p>
              </table:table-cell>
              <table:table-cell office:value-type="float" office:value="2.04701537898618">
                <text:p>2.04701537898618</text:p>
              </table:table-cell>
              <table:table-cell office:value-type="float" office:value="2.04701537898618">
                <text:p>2.04701537898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.01069875195301">
                <text:p>2.01069875195301</text:p>
              </table:table-cell>
              <table:table-cell office:value-type="float" office:value="99">
                <text:p>99</text:p>
              </table:table-cell>
              <table:table-cell office:value-type="float" office:value="1.33456436701108">
                <text:p>1.33456436701108</text:p>
              </table:table-cell>
              <table:table-cell office:value-type="float" office:value="115">
                <text:p>115</text:p>
              </table:table-cell>
              <table:table-cell office:value-type="float" office:value="2.10308117843587">
                <text:p>2.10308117843587</text:p>
              </table:table-cell>
              <table:table-cell office:value-type="float" office:value="2.10308117843587">
                <text:p>2.10308117843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.05254414395873">
                <text:p>2.05254414395873</text:p>
              </table:table-cell>
              <table:table-cell office:value-type="float" office:value="102">
                <text:p>102</text:p>
              </table:table-cell>
              <table:table-cell office:value-type="float" office:value="1.37292355519086">
                <text:p>1.37292355519086</text:p>
              </table:table-cell>
              <table:table-cell office:value-type="float" office:value="118">
                <text:p>118</text:p>
              </table:table-cell>
              <table:table-cell office:value-type="float" office:value="2.09435703027434">
                <text:p>2.09435703027434</text:p>
              </table:table-cell>
              <table:table-cell office:value-type="float" office:value="2.09435703027434">
                <text:p>2.09435703027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2.00232142099184">
                <text:p>2.00232142099184</text:p>
              </table:table-cell>
              <table:table-cell office:value-type="float" office:value="106">
                <text:p>106</text:p>
              </table:table-cell>
              <table:table-cell office:value-type="float" office:value="1.35484285092952">
                <text:p>1.35484285092952</text:p>
              </table:table-cell>
              <table:table-cell office:value-type="float" office:value="126">
                <text:p>126</text:p>
              </table:table-cell>
              <table:table-cell office:value-type="float" office:value="2.0846860460531">
                <text:p>2.0846860460531</text:p>
              </table:table-cell>
              <table:table-cell office:value-type="float" office:value="2.0846860460531">
                <text:p>2.0846860460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.0187551106812">
                <text:p>2.0187551106812</text:p>
              </table:table-cell>
              <table:table-cell office:value-type="float" office:value="109">
                <text:p>109</text:p>
              </table:table-cell>
              <table:table-cell office:value-type="float" office:value="1.36246915322213">
                <text:p>1.36246915322213</text:p>
              </table:table-cell>
              <table:table-cell office:value-type="float" office:value="129">
                <text:p>129</text:p>
              </table:table-cell>
              <table:table-cell office:value-type="float" office:value="2.11847091230871">
                <text:p>2.11847091230871</text:p>
              </table:table-cell>
              <table:table-cell office:value-type="float" office:value="2.11847091230871">
                <text:p>2.118470912308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">
                <text:p>114</text:p>
              </table:table-cell>
              <table:table-cell office:value-type="float" office:value="2.07649021542131">
                <text:p>2.07649021542131</text:p>
              </table:table-cell>
              <table:table-cell office:value-type="float" office:value="113">
                <text:p>113</text:p>
              </table:table-cell>
              <table:table-cell office:value-type="float" office:value="1.35501880877367">
                <text:p>1.35501880877367</text:p>
              </table:table-cell>
              <table:table-cell office:value-type="float" office:value="130">
                <text:p>130</text:p>
              </table:table-cell>
              <table:table-cell office:value-type="float" office:value="2.09391891146946">
                <text:p>2.09391891146946</text:p>
              </table:table-cell>
              <table:table-cell office:value-type="float" office:value="2.09391891146946">
                <text:p>2.09391891146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">
                <text:p>117</text:p>
              </table:table-cell>
              <table:table-cell office:value-type="float" office:value="2.12185994925327">
                <text:p>2.1218599492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2.19250658711572">
                <text:p>2.19250658711572</text:p>
              </table:table-cell>
              <table:table-cell office:value-type="float" office:value="2.19250658711572">
                <text:p>2.19250658711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2">
                <text:p>122</text:p>
              </table:table-cell>
              <table:table-cell office:value-type="float" office:value="2.08888359154763">
                <text:p>2.08888359154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2.18492133991209">
                <text:p>2.18492133991209</text:p>
              </table:table-cell>
              <table:table-cell office:value-type="float" office:value="2.18492133991209">
                <text:p>2.18492133991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2.18059465707836">
                <text:p>2.18059465707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2.14912636671371">
                <text:p>2.14912636671371</text:p>
              </table:table-cell>
              <table:table-cell office:value-type="float" office:value="2.14912636671371">
                <text:p>2.1491263667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2.14828221204121">
                <text:p>2.1482822120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.16574543348117">
                <text:p>2.16574543348117</text:p>
              </table:table-cell>
              <table:table-cell office:value-type="float" office:value="2.16574543348117">
                <text:p>2.16574543348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2.19915195411203">
                <text:p>2.1991519541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.16042588476557">
                <text:p>2.16042588476557</text:p>
              </table:table-cell>
              <table:table-cell office:value-type="float" office:value="2.16042588476557">
                <text:p>2.160425884765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6">
                <text:p>136</text:p>
              </table:table-cell>
              <table:table-cell office:value-type="float" office:value="2.22866269051675">
                <text:p>2.22866269051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2.19747351825919">
                <text:p>2.19747351825919</text:p>
              </table:table-cell>
              <table:table-cell office:value-type="float" office:value="2.19747351825919">
                <text:p>2.19747351825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.20979376214006">
                <text:p>2.2097937621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2.21381626350165">
                <text:p>2.21381626350165</text:p>
              </table:table-cell>
              <table:table-cell office:value-type="float" office:value="2.21381626350165">
                <text:p>2.21381626350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2.25769910776973">
                <text:p>2.2576991077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2.22517265674484">
                <text:p>2.22517265674484</text:p>
              </table:table-cell>
              <table:table-cell office:value-type="float" office:value="2.22517265674484">
                <text:p>2.22517265674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6">
                <text:p>146</text:p>
              </table:table-cell>
              <table:table-cell office:value-type="float" office:value="2.22722265754413">
                <text:p>2.227222657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2.1847288935943">
                <text:p>2.1847288935943</text:p>
              </table:table-cell>
              <table:table-cell office:value-type="float" office:value="2.1847288935943">
                <text:p>2.18472889359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2.25993571469473">
                <text:p>2.25993571469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2.23534776839666">
                <text:p>2.23534776839666</text:p>
              </table:table-cell>
              <table:table-cell office:value-type="float" office:value="2.23534776839666">
                <text:p>2.2353477683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">
                <text:p>153</text:p>
              </table:table-cell>
              <table:table-cell office:value-type="float" office:value="2.24246255029457">
                <text:p>2.2424625502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2.23467037244057">
                <text:p>2.23467037244057</text:p>
              </table:table-cell>
              <table:table-cell office:value-type="float" office:value="2.23467037244057">
                <text:p>2.23467037244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7">
                <text:p>157</text:p>
              </table:table-cell>
              <table:table-cell office:value-type="float" office:value="2.22818370925202">
                <text:p>2.22818370925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2.26287652293406">
                <text:p>2.26287652293406</text:p>
              </table:table-cell>
              <table:table-cell office:value-type="float" office:value="2.26287652293406">
                <text:p>2.26287652293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0">
                <text:p>160</text:p>
              </table:table-cell>
              <table:table-cell office:value-type="float" office:value="2.24442941787483">
                <text:p>2.2444294178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2.25221531157243">
                <text:p>2.25221531157243</text:p>
              </table:table-cell>
              <table:table-cell office:value-type="float" office:value="2.25221531157243">
                <text:p>2.252215311572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">
                <text:p>163</text:p>
              </table:table-cell>
              <table:table-cell office:value-type="float" office:value="2.31552285708551">
                <text:p>2.31552285708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2.20329194045684">
                <text:p>2.20329194045684</text:p>
              </table:table-cell>
              <table:table-cell office:value-type="float" office:value="2.20329194045684">
                <text:p>2.20329194045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7">
                <text:p>167</text:p>
              </table:table-cell>
              <table:table-cell office:value-type="float" office:value="2.33631440923855">
                <text:p>2.3363144092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2.20037951215794">
                <text:p>2.20037951215794</text:p>
              </table:table-cell>
              <table:table-cell office:value-type="float" office:value="2.20037951215794">
                <text:p>2.20037951215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2.32416352778169">
                <text:p>2.3241635277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2.26434439582754">
                <text:p>2.26434439582754</text:p>
              </table:table-cell>
              <table:table-cell office:value-type="float" office:value="2.26434439582754">
                <text:p>2.26434439582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">
                <text:p>173</text:p>
              </table:table-cell>
              <table:table-cell office:value-type="float" office:value="2.32298917682932">
                <text:p>2.3229891768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2.29872462371397">
                <text:p>2.29872462371397</text:p>
              </table:table-cell>
              <table:table-cell office:value-type="float" office:value="2.29872462371397">
                <text:p>2.29872462371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7">
                <text:p>177</text:p>
              </table:table-cell>
              <table:table-cell office:value-type="float" office:value="2.3449431649098">
                <text:p>2.344943164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2.27143518267806">
                <text:p>2.27143518267806</text:p>
              </table:table-cell>
              <table:table-cell office:value-type="float" office:value="2.27143518267806">
                <text:p>2.27143518267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2.32208072782394">
                <text:p>2.3220807278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2.30939707350967">
                <text:p>2.30939707350967</text:p>
              </table:table-cell>
              <table:table-cell office:value-type="float" office:value="2.30939707350967">
                <text:p>2.30939707350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.34996382368464">
                <text:p>2.3499638236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2.27212664933536">
                <text:p>2.27212664933536</text:p>
              </table:table-cell>
              <table:table-cell office:value-type="float" office:value="2.27212664933536">
                <text:p>2.272126649335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7">
                <text:p>187</text:p>
              </table:table-cell>
              <table:table-cell office:value-type="float" office:value="2.38728308115778">
                <text:p>2.3872830811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2.27291639109228">
                <text:p>2.27291639109228</text:p>
              </table:table-cell>
              <table:table-cell office:value-type="float" office:value="2.27291639109228">
                <text:p>2.27291639109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0">
                <text:p>190</text:p>
              </table:table-cell>
              <table:table-cell office:value-type="float" office:value="2.38114608902999">
                <text:p>2.38114608902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2.33336726857844">
                <text:p>2.33336726857844</text:p>
              </table:table-cell>
              <table:table-cell office:value-type="float" office:value="2.33336726857844">
                <text:p>2.33336726857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4">
                <text:p>194</text:p>
              </table:table-cell>
              <table:table-cell office:value-type="float" office:value="2.42386407494289">
                <text:p>2.4238640749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2.28372423214282">
                <text:p>2.28372423214282</text:p>
              </table:table-cell>
              <table:table-cell office:value-type="float" office:value="2.28372423214282">
                <text:p>2.283724232142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8">
                <text:p>198</text:p>
              </table:table-cell>
              <table:table-cell office:value-type="float" office:value="2.36956167338309">
                <text:p>2.369561673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2.34288847171825">
                <text:p>2.34288847171825</text:p>
              </table:table-cell>
              <table:table-cell office:value-type="float" office:value="2.34288847171825">
                <text:p>2.34288847171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12960A1C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952cm" style:legend-expansion="high" chart:style-name="ch2"/>
        <chart:plot-area chart:style-name="ch3" table:cell-range-address="Sheet5.C4:Sheet5.C38 Sheet5.F2:Sheet5.F2 Sheet5.H4:Sheet5.H60 Sheet5.I2:Sheet5.I2 Sheet5.K4:Sheet5.K60" chart:data-source-has-labels="row" svg:x="0.702cm" svg:y="0.31cm" svg:width="12.367cm" svg:height="8.637cm">
          <chartooo:coordinate-region svg:x="1.429cm" svg:y="0.509cm" svg:width="11.36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H4:Sheet5.H60" chart:label-cell-address="Sheet5.F2:Sheet5.F2" chart:class="chart:scatter">
            <chart:domain table:cell-range-address="Sheet5.C4:Sheet5.C38"/>
            <chart:data-point chart:repeated="57"/>
          </chart:series>
          <chart:series chart:style-name="ch7" chart:values-cell-range-address="Sheet5.K4:Sheet5.K60" chart:label-cell-address="Sheet5.I2:Sheet5.I2" chart:class="chart:scatter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op (65.5V)</text:p>
                <draw:g>
                  <svg:desc>Sheet5.F2:Sheet5.F2</svg:desc>
                </draw:g>
              </table:table-cell>
              <table:table-cell office:value-type="string">
                <text:p>Bottom (51.8V)</text:p>
                <draw:g>
                  <svg:desc>Sheet5.I2:Sheet5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9">
                <text:p>839</text:p>
                <draw:g>
                  <svg:desc>Sheet5.C4:Sheet5.C38</svg:desc>
                </draw:g>
              </table:table-cell>
              <table:table-cell office:value-type="float" office:value="2.49207590632572">
                <text:p>2.49207590632572</text:p>
                <draw:g>
                  <svg:desc>Sheet5.H4:Sheet5.H60</svg:desc>
                </draw:g>
              </table:table-cell>
              <table:table-cell office:value-type="float" office:value="0.242592467588603">
                <text:p>0.242592467588603</text:p>
                <draw:g>
                  <svg:desc>Sheet5.K4:Sheet5.K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2.5650563379377">
                <text:p>2.5650563379377</text:p>
              </table:table-cell>
              <table:table-cell office:value-type="float" office:value="0.254219377561236">
                <text:p>0.254219377561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5">
                <text:p>845</text:p>
              </table:table-cell>
              <table:table-cell office:value-type="float" office:value="2.56484161625581">
                <text:p>2.56484161625581</text:p>
              </table:table-cell>
              <table:table-cell office:value-type="float" office:value="0.23166000108534">
                <text:p>0.23166000108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9">
                <text:p>849</text:p>
              </table:table-cell>
              <table:table-cell office:value-type="float" office:value="2.57047513131388">
                <text:p>2.57047513131388</text:p>
              </table:table-cell>
              <table:table-cell office:value-type="float" office:value="0.222830780302689">
                <text:p>0.222830780302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2">
                <text:p>852</text:p>
              </table:table-cell>
              <table:table-cell office:value-type="float" office:value="2.57336455438682">
                <text:p>2.57336455438682</text:p>
              </table:table-cell>
              <table:table-cell office:value-type="float" office:value="0.221116751836462">
                <text:p>0.22111675183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6">
                <text:p>856</text:p>
              </table:table-cell>
              <table:table-cell office:value-type="float" office:value="2.56451771830516">
                <text:p>2.56451771830516</text:p>
              </table:table-cell>
              <table:table-cell office:value-type="float" office:value="0.221125329790315">
                <text:p>0.221125329790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0">
                <text:p>860</text:p>
              </table:table-cell>
              <table:table-cell office:value-type="float" office:value="2.58470012224523">
                <text:p>2.58470012224523</text:p>
              </table:table-cell>
              <table:table-cell office:value-type="float" office:value="0.216759580704286">
                <text:p>0.21675958070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3">
                <text:p>863</text:p>
              </table:table-cell>
              <table:table-cell office:value-type="float" office:value="2.55098264997983">
                <text:p>2.55098264997983</text:p>
              </table:table-cell>
              <table:table-cell office:value-type="float" office:value="0.235728038011359">
                <text:p>0.235728038011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2.51125017649583">
                <text:p>2.51125017649583</text:p>
              </table:table-cell>
              <table:table-cell office:value-type="float" office:value="0.217092138612037">
                <text:p>0.21709213861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">
                <text:p>871</text:p>
              </table:table-cell>
              <table:table-cell office:value-type="float" office:value="2.62484478033258">
                <text:p>2.62484478033258</text:p>
              </table:table-cell>
              <table:table-cell office:value-type="float" office:value="0.198450938723838">
                <text:p>0.198450938723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4">
                <text:p>874</text:p>
              </table:table-cell>
              <table:table-cell office:value-type="float" office:value="2.56365931213105">
                <text:p>2.56365931213105</text:p>
              </table:table-cell>
              <table:table-cell office:value-type="float" office:value="0.206157098757779">
                <text:p>0.206157098757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8">
                <text:p>878</text:p>
              </table:table-cell>
              <table:table-cell office:value-type="float" office:value="2.60867033480347">
                <text:p>2.60867033480347</text:p>
              </table:table-cell>
              <table:table-cell office:value-type="float" office:value="0.230641483893908">
                <text:p>0.230641483893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2.6039471690031">
                <text:p>2.6039471690031</text:p>
              </table:table-cell>
              <table:table-cell office:value-type="float" office:value="0.222124356389906">
                <text:p>0.222124356389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5">
                <text:p>885</text:p>
              </table:table-cell>
              <table:table-cell office:value-type="float" office:value="2.54202664272697">
                <text:p>2.54202664272697</text:p>
              </table:table-cell>
              <table:table-cell office:value-type="float" office:value="0.20064493089873">
                <text:p>0.200644930898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8">
                <text:p>888</text:p>
              </table:table-cell>
              <table:table-cell office:value-type="float" office:value="2.49228675708562">
                <text:p>2.49228675708562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1">
                <text:p>891</text:p>
              </table:table-cell>
              <table:table-cell office:value-type="float" office:value="2.48115181379169">
                <text:p>2.48115181379169</text:p>
              </table:table-cell>
              <table:table-cell office:value-type="float" office:value="0.18054867212692">
                <text:p>0.1805486721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5">
                <text:p>895</text:p>
              </table:table-cell>
              <table:table-cell office:value-type="float" office:value="2.53063462307711">
                <text:p>2.53063462307711</text:p>
              </table:table-cell>
              <table:table-cell office:value-type="float" office:value="0.199037104389912">
                <text:p>0.199037104389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2.49959574266294">
                <text:p>2.49959574266294</text:p>
              </table:table-cell>
              <table:table-cell office:value-type="float" office:value="0.200222767123195">
                <text:p>0.200222767123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2">
                <text:p>902</text:p>
              </table:table-cell>
              <table:table-cell office:value-type="float" office:value="2.55146697667314">
                <text:p>2.55146697667314</text:p>
              </table:table-cell>
              <table:table-cell office:value-type="float" office:value="0.206287922512278">
                <text:p>0.206287922512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5">
                <text:p>905</text:p>
              </table:table-cell>
              <table:table-cell office:value-type="float" office:value="2.44607306707726">
                <text:p>2.44607306707726</text:p>
              </table:table-cell>
              <table:table-cell office:value-type="float" office:value="0.189843375060399">
                <text:p>0.189843375060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9">
                <text:p>909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181220299609424">
                <text:p>0.181220299609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3">
                <text:p>913</text:p>
              </table:table-cell>
              <table:table-cell office:value-type="float" office:value="2.42903096871084">
                <text:p>2.42903096871084</text:p>
              </table:table-cell>
              <table:table-cell office:value-type="float" office:value="0.208489704965537">
                <text:p>0.208489704965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6">
                <text:p>916</text:p>
              </table:table-cell>
              <table:table-cell office:value-type="float" office:value="2.43330705658168">
                <text:p>2.43330705658168</text:p>
              </table:table-cell>
              <table:table-cell office:value-type="float" office:value="0.167505775284285">
                <text:p>0.167505775284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0">
                <text:p>920</text:p>
              </table:table-cell>
              <table:table-cell office:value-type="float" office:value="2.45622150178914">
                <text:p>2.45622150178914</text:p>
              </table:table-cell>
              <table:table-cell office:value-type="float" office:value="0.173332573168551">
                <text:p>0.173332573168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3">
                <text:p>923</text:p>
              </table:table-cell>
              <table:table-cell office:value-type="float" office:value="2.44767803642577">
                <text:p>2.44767803642577</text:p>
              </table:table-cell>
              <table:table-cell office:value-type="float" office:value="0.183971527704519">
                <text:p>0.183971527704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7">
                <text:p>927</text:p>
              </table:table-cell>
              <table:table-cell office:value-type="float" office:value="2.35583475749316">
                <text:p>2.35583475749316</text:p>
              </table:table-cell>
              <table:table-cell office:value-type="float" office:value="0.192747123188544">
                <text:p>0.192747123188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1">
                <text:p>931</text:p>
              </table:table-cell>
              <table:table-cell office:value-type="float" office:value="2.39866726070547">
                <text:p>2.39866726070547</text:p>
              </table:table-cell>
              <table:table-cell office:value-type="float" office:value="0.163001771376443">
                <text:p>0.163001771376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4">
                <text:p>934</text:p>
              </table:table-cell>
              <table:table-cell office:value-type="float" office:value="2.32440575164038">
                <text:p>2.32440575164038</text:p>
              </table:table-cell>
              <table:table-cell office:value-type="float" office:value="0.172071311653341">
                <text:p>0.172071311653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  <table:table-cell office:value-type="float" office:value="2.28581458124855">
                <text:p>2.28581458124855</text:p>
              </table:table-cell>
              <table:table-cell office:value-type="float" office:value="0.188715027083591">
                <text:p>0.18871502708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">
                <text:p>941</text:p>
              </table:table-cell>
              <table:table-cell office:value-type="float" office:value="2.29981883950116">
                <text:p>2.29981883950116</text:p>
              </table:table-cell>
              <table:table-cell office:value-type="float" office:value="0.181090087875005">
                <text:p>0.181090087875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5">
                <text:p>945</text:p>
              </table:table-cell>
              <table:table-cell office:value-type="float" office:value="2.32001226257011">
                <text:p>2.32001226257011</text:p>
              </table:table-cell>
              <table:table-cell office:value-type="float" office:value="0.169519105973579">
                <text:p>0.169519105973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8">
                <text:p>948</text:p>
              </table:table-cell>
              <table:table-cell office:value-type="float" office:value="2.22226940367683">
                <text:p>2.22226940367683</text:p>
              </table:table-cell>
              <table:table-cell office:value-type="float" office:value="0.183381814889391">
                <text:p>0.1833818148893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">
                <text:p>951</text:p>
              </table:table-cell>
              <table:table-cell office:value-type="float" office:value="2.28577797467766">
                <text:p>2.28577797467766</text:p>
              </table:table-cell>
              <table:table-cell office:value-type="float" office:value="0.170369082380901">
                <text:p>0.1703690823809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5">
                <text:p>955</text:p>
              </table:table-cell>
              <table:table-cell office:value-type="float" office:value="2.2149478300793">
                <text:p>2.2149478300793</text:p>
              </table:table-cell>
              <table:table-cell office:value-type="float" office:value="0.186546480597677">
                <text:p>0.186546480597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9">
                <text:p>959</text:p>
              </table:table-cell>
              <table:table-cell office:value-type="float" office:value="2.19966117174141">
                <text:p>2.19966117174141</text:p>
              </table:table-cell>
              <table:table-cell office:value-type="float" office:value="0.188380538233542">
                <text:p>0.188380538233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16564588125983">
                <text:p>2.16564588125983</text:p>
              </table:table-cell>
              <table:table-cell office:value-type="float" office:value="0.183551336534602">
                <text:p>0.183551336534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.18929589358071">
                <text:p>2.18929589358071</text:p>
              </table:table-cell>
              <table:table-cell office:value-type="float" office:value="0.18840349134489">
                <text:p>0.188403491344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